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oto Sans" svg:font-family="'Noto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color="#00a65d" style:font-name="Ubuntu" fo:font-size="10.5pt" fo:language="fr" fo:country="FR" fo:font-weight="bold" officeooo:rsid="05a14cf9" officeooo:paragraph-rsid="069939a0" style:font-size-asian="10.5pt" style:font-weight-asian="bold" style:font-size-complex="10.5pt" style:font-weight-complex="bold"/>
    </style:style>
    <style:style style:name="P2" style:family="paragraph" style:parent-style-name="Standard" style:list-style-name="L1">
      <style:paragraph-properties fo:text-align="start" style:justify-single-word="false"/>
      <style:text-properties fo:color="#00a65d" style:font-name="Ubuntu" fo:font-size="10.5pt" fo:language="fr" fo:country="FR" fo:font-weight="bold" officeooo:rsid="09df83d0" officeooo:paragraph-rsid="09df83d0" style:font-size-asian="10.5pt" style:font-weight-asian="bold" style:font-size-complex="10.5pt" style:font-weight-complex="bold"/>
    </style:style>
    <style:style style:name="P3" style:family="paragraph" style:parent-style-name="Standard" style:list-style-name="L1">
      <style:paragraph-properties fo:text-align="start" style:justify-single-word="false"/>
      <style:text-properties fo:color="#00a65d" style:font-name="Ubuntu" fo:font-size="10.5pt" fo:language="fr" fo:country="FR" fo:font-weight="bold" officeooo:rsid="09e1ab30" officeooo:paragraph-rsid="09e1ab30" style:font-size-asian="10.5pt" style:font-weight-asian="bold" style:font-size-complex="10.5pt" style:font-weight-complex="bold"/>
    </style:style>
    <style:style style:name="P4" style:family="paragraph" style:parent-style-name="Standard">
      <style:paragraph-properties fo:text-align="center" style:justify-single-word="false"/>
      <style:text-properties fo:color="#00a65d" style:font-name="Ubuntu" fo:font-size="13pt" fo:language="fr" fo:country="FR" fo:font-style="normal" style:text-underline-style="none" fo:font-weight="bold" officeooo:rsid="01913f8b" officeooo:paragraph-rsid="069939a0"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color="#00a65d" style:font-name="Ubuntu" fo:font-size="13pt" fo:language="fr" fo:country="FR" fo:font-style="normal" style:text-underline-style="none" fo:font-weight="bold" officeooo:paragraph-rsid="069939a0" style:font-size-asian="13pt" style:font-style-asian="normal" style:font-weight-asian="bold" style:font-size-complex="13pt" style:font-style-complex="normal" style:font-weight-complex="bold"/>
    </style:style>
    <style:style style:name="P6"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0bcfcd" officeooo:paragraph-rsid="069939a0" style:font-size-asian="14pt" style:font-style-asian="normal" style:font-weight-asian="bold" style:font-size-complex="14pt" style:font-style-complex="normal" style:font-weight-complex="bold"/>
    </style:style>
    <style:style style:name="P7" style:family="paragraph" style:parent-style-name="Standard" style:list-style-name="L1">
      <style:paragraph-properties fo:text-align="start" style:justify-single-word="false"/>
      <style:text-properties fo:color="#0066b3" style:font-name="Ubuntu" fo:font-size="10.5pt" fo:language="fr" fo:country="FR" officeooo:rsid="09e9fc20" officeooo:paragraph-rsid="09e9fc20" style:font-size-asian="10.5pt" style:font-size-complex="10.5pt"/>
    </style:style>
    <style:style style:name="P8" style:family="paragraph" style:parent-style-name="Standard" style:list-style-name="L1">
      <style:paragraph-properties fo:text-align="start" style:justify-single-word="false"/>
      <style:text-properties fo:color="#0066b3" style:font-name="Ubuntu" fo:font-size="10.5pt" fo:language="fr" fo:country="FR" officeooo:rsid="09e91602" officeooo:paragraph-rsid="09e91602" style:font-size-asian="10.5pt" style:font-size-complex="10.5pt"/>
    </style:style>
    <style:style style:name="P9" style:family="paragraph" style:parent-style-name="Standard" style:list-style-name="L1">
      <style:paragraph-properties fo:text-align="start" style:justify-single-word="false"/>
      <style:text-properties fo:color="#0066b3" style:font-name="Ubuntu" fo:font-size="10.5pt" fo:language="fr" fo:country="FR" officeooo:rsid="09e91602" officeooo:paragraph-rsid="12cd66c6" style:font-size-asian="10.5pt" style:font-size-complex="10.5pt"/>
    </style:style>
    <style:style style:name="P10" style:family="paragraph" style:parent-style-name="Standard" style:list-style-name="L1">
      <style:paragraph-properties fo:text-align="start" style:justify-single-word="false"/>
      <style:text-properties fo:color="#0066b3" style:font-name="Ubuntu" fo:font-size="10.5pt" fo:language="fr" fo:country="FR" officeooo:rsid="09e91602" officeooo:paragraph-rsid="12d179ed" style:font-size-asian="10.5pt" style:font-size-complex="10.5pt"/>
    </style:style>
    <style:style style:name="P11" style:family="paragraph" style:parent-style-name="Standard" style:list-style-name="L10">
      <style:paragraph-properties fo:text-align="start" style:justify-single-word="false"/>
      <style:text-properties fo:color="#0066b3" style:font-name="Ubuntu" fo:font-size="10pt" officeooo:paragraph-rsid="11f7a405" style:font-size-asian="12pt" style:font-size-complex="12pt"/>
    </style:style>
    <style:style style:name="P12" style:family="paragraph" style:parent-style-name="Standard" style:list-style-name="L12">
      <style:paragraph-properties fo:text-align="start" style:justify-single-word="false"/>
      <style:text-properties fo:color="#0066b3" style:font-name="Ubuntu" fo:font-size="10pt" fo:language="fr" fo:country="FR" style:text-underline-style="solid" style:text-underline-width="auto" style:text-underline-color="font-color" fo:font-weight="bold" officeooo:rsid="11f7a405" officeooo:paragraph-rsid="11fea33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66b3" style:font-name="Ubuntu" fo:font-size="10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66b3" style:font-name="Ubuntu" fo:font-size="10pt" fo:language="fr" fo:country="FR" officeooo:rsid="0235c48f" officeooo:paragraph-rsid="069939a0" fo:background-color="transparent" style:font-size-asian="10pt" style:font-size-complex="10pt"/>
    </style:style>
    <style:style style:name="P15" style:family="paragraph" style:parent-style-name="Standard">
      <style:text-properties fo:color="#0066b3" style:font-name="Ubuntu" fo:font-size="10pt" fo:language="fr" fo:country="FR" fo:font-style="italic" style:text-underline-style="solid" style:text-underline-width="auto" style:text-underline-color="font-color" fo:font-weight="bold" officeooo:rsid="02313125" officeooo:paragraph-rsid="069939a0" style:font-size-asian="10pt" style:font-style-asian="italic" style:font-weight-asian="bold" style:font-size-complex="10pt" style:font-style-complex="italic" style:font-weight-complex="bold"/>
    </style:style>
    <style:style style:name="P16" style:family="paragraph" style:parent-style-name="Standard">
      <style:text-properties fo:color="#0066b3" style:font-name="Ubuntu" fo:font-size="11pt" fo:language="fr" fo:country="FR" fo:font-style="italic" style:text-underline-style="solid" style:text-underline-width="auto" style:text-underline-color="font-color" fo:font-weight="bold" officeooo:rsid="02313125" officeooo:paragraph-rsid="069939a0" style:font-size-asian="11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0066b3" style:font-name="Ubuntu" fo:font-size="11pt" fo:language="fr" fo:country="FR" fo:font-weight="bold" officeooo:rsid="026609ee" officeooo:paragraph-rsid="069939a0" style:font-size-asian="11pt" style:font-weight-asian="bold" style:font-size-complex="11pt" style:font-weight-complex="bold"/>
    </style:style>
    <style:style style:name="P18" style:family="paragraph" style:parent-style-name="Standard" style:list-style-name="L1">
      <style:paragraph-properties fo:text-align="start" style:justify-single-word="false"/>
      <style:text-properties style:font-name="Ubuntu" fo:font-size="10.5pt" fo:language="fr" fo:country="FR" officeooo:rsid="0e1d7c88" officeooo:paragraph-rsid="0e1d7c88" style:font-size-asian="10.5pt" style:font-size-complex="10.5pt"/>
    </style:style>
    <style:style style:name="P19" style:family="paragraph" style:parent-style-name="Standard" style:list-style-name="L1">
      <style:paragraph-properties fo:text-align="start" style:justify-single-word="false"/>
      <style:text-properties style:font-name="Ubuntu" fo:font-size="10.5pt" fo:language="fr" fo:country="FR" officeooo:rsid="09ed68d0" officeooo:paragraph-rsid="09ed68d0" style:font-size-asian="10.5pt" style:font-size-complex="10.5pt"/>
    </style:style>
    <style:style style:name="P20" style:family="paragraph" style:parent-style-name="Standard" style:list-style-name="L1">
      <style:paragraph-properties fo:text-align="start" style:justify-single-word="false"/>
      <style:text-properties style:font-name="Ubuntu" fo:font-size="10.5pt" fo:language="fr" fo:country="FR" officeooo:rsid="18c114e6" officeooo:paragraph-rsid="18c114e6" style:font-size-asian="10.5pt" style:font-size-complex="10.5pt"/>
    </style:style>
    <style:style style:name="P21" style:family="paragraph" style:parent-style-name="Standard" style:list-style-name="L1">
      <style:paragraph-properties fo:text-align="start" style:justify-single-word="false"/>
      <style:text-properties style:font-name="Ubuntu" fo:font-size="10.5pt" fo:language="fr" fo:country="FR" officeooo:rsid="0d2da365" officeooo:paragraph-rsid="0d2da365" style:font-size-asian="10.5pt" style:font-size-complex="10.5pt"/>
    </style:style>
    <style:style style:name="P22" style:family="paragraph" style:parent-style-name="Standard" style:list-style-name="L1">
      <style:paragraph-properties fo:text-align="start" style:justify-single-word="false"/>
      <style:text-properties style:font-name="Ubuntu" fo:font-size="10.5pt" fo:language="fr" fo:country="FR" officeooo:rsid="0a2a8e3e" officeooo:paragraph-rsid="0a2a8e3e" style:font-size-asian="10.5pt" style:font-size-complex="10.5pt"/>
    </style:style>
    <style:style style:name="P23" style:family="paragraph" style:parent-style-name="Standard" style:list-style-name="L1">
      <style:paragraph-properties fo:text-align="start" style:justify-single-word="false"/>
      <style:text-properties style:font-name="Ubuntu" fo:font-size="10.5pt" fo:language="fr" fo:country="FR" officeooo:rsid="09eebb20" officeooo:paragraph-rsid="09eebb20" style:font-size-asian="10.5pt" style:font-size-complex="10.5pt"/>
    </style:style>
    <style:style style:name="P24" style:family="paragraph" style:parent-style-name="Standard" style:list-style-name="L1">
      <style:paragraph-properties fo:text-align="start" style:justify-single-word="false"/>
      <style:text-properties style:font-name="Ubuntu" fo:font-size="10.5pt" fo:language="fr" fo:country="FR" officeooo:rsid="12f222b1" officeooo:paragraph-rsid="12f222b1" style:font-size-asian="10.5pt" style:font-size-complex="10.5pt"/>
    </style:style>
    <style:style style:name="P25" style:family="paragraph" style:parent-style-name="Standard" style:list-style-name="L1">
      <style:paragraph-properties fo:text-align="start" style:justify-single-word="false"/>
      <style:text-properties style:font-name="Ubuntu" fo:font-size="10.5pt" fo:language="fr" fo:country="FR" officeooo:rsid="12e2f332" officeooo:paragraph-rsid="12e2f332" style:font-size-asian="10.5pt" style:font-size-complex="10.5pt"/>
    </style:style>
    <style:style style:name="P26" style:family="paragraph" style:parent-style-name="Standard" style:list-style-name="L1">
      <style:paragraph-properties fo:text-align="start" style:justify-single-word="false"/>
      <style:text-properties style:font-name="Ubuntu" fo:font-size="10.5pt" fo:language="fr" fo:country="FR" officeooo:rsid="0a07ddd4" officeooo:paragraph-rsid="0a07ddd4" style:font-size-asian="10.5pt" style:font-size-complex="10.5pt"/>
    </style:style>
    <style:style style:name="P27" style:family="paragraph" style:parent-style-name="Standard" style:list-style-name="L1">
      <style:paragraph-properties fo:text-align="start" style:justify-single-word="false"/>
      <style:text-properties style:font-name="Ubuntu" fo:font-size="10.5pt" fo:language="fr" fo:country="FR" officeooo:rsid="0a0b8f61" officeooo:paragraph-rsid="0a0b8f61" style:font-size-asian="10.5pt" style:font-size-complex="10.5pt"/>
    </style:style>
    <style:style style:name="P28" style:family="paragraph" style:parent-style-name="Standard" style:list-style-name="L1">
      <style:paragraph-properties fo:text-align="start" style:justify-single-word="false"/>
      <style:text-properties style:font-name="Ubuntu" fo:font-size="10.5pt" fo:language="fr" fo:country="FR" officeooo:rsid="0a10533c" officeooo:paragraph-rsid="0a10533c" style:font-size-asian="10.5pt" style:font-size-complex="10.5pt"/>
    </style:style>
    <style:style style:name="P29" style:family="paragraph" style:parent-style-name="Standard" style:list-style-name="L1">
      <style:paragraph-properties fo:text-align="start" style:justify-single-word="false"/>
      <style:text-properties style:font-name="Ubuntu" fo:font-size="10.5pt" fo:language="fr" fo:country="FR" officeooo:rsid="1170ba2b" officeooo:paragraph-rsid="1170ba2b" style:font-size-asian="10.5pt" style:font-size-complex="10.5pt"/>
    </style:style>
    <style:style style:name="P30" style:family="paragraph" style:parent-style-name="Standard" style:list-style-name="L4">
      <style:text-properties style:font-name="Ubuntu" fo:font-size="10.5pt" fo:language="fr" fo:country="FR" officeooo:rsid="021bd834" officeooo:paragraph-rsid="069939a0" style:font-size-asian="10.5pt" style:font-size-complex="10.5pt"/>
    </style:style>
    <style:style style:name="P31" style:family="paragraph" style:parent-style-name="Standard">
      <style:text-properties style:font-name="Ubuntu" fo:font-size="10.5pt" fo:language="fr" fo:country="FR" officeooo:rsid="021bd834" officeooo:paragraph-rsid="069939a0" style:font-size-asian="10.5pt" style:font-size-complex="10.5pt"/>
    </style:style>
    <style:style style:name="P32" style:family="paragraph" style:parent-style-name="Standard" style:list-style-name="L5">
      <style:paragraph-properties fo:text-align="start" style:justify-single-word="false"/>
      <style:text-properties style:font-name="Ubuntu" fo:font-size="10.5pt" fo:language="fr" fo:country="FR" officeooo:rsid="025a7b10" officeooo:paragraph-rsid="069939a0" style:font-size-asian="10.5pt" style:font-size-complex="10.5pt"/>
    </style:style>
    <style:style style:name="P33" style:family="paragraph" style:parent-style-name="Standard">
      <style:paragraph-properties fo:text-align="start" style:justify-single-word="false"/>
      <style:text-properties style:font-name="Ubuntu" fo:font-size="10.5pt" fo:language="fr" fo:country="FR" officeooo:rsid="025a7b10" officeooo:paragraph-rsid="069939a0" style:font-size-asian="10.5pt" style:font-size-complex="10.5pt"/>
    </style:style>
    <style:style style:name="P34" style:family="paragraph" style:parent-style-name="Standard">
      <style:text-properties style:font-name="Ubuntu" fo:font-size="10.5pt" fo:language="fr" fo:country="FR" officeooo:rsid="025a7b10" officeooo:paragraph-rsid="069939a0" style:font-size-asian="10.5pt" style:font-size-complex="10.5pt"/>
    </style:style>
    <style:style style:name="P35" style:family="paragraph" style:parent-style-name="Standard">
      <style:paragraph-properties fo:text-align="start" style:justify-single-word="false"/>
      <style:text-properties style:font-name="Ubuntu" fo:font-size="10.5pt" fo:language="fr" fo:country="FR" officeooo:rsid="0743ecda" officeooo:paragraph-rsid="0750b95b" style:font-size-asian="10.5pt" style:font-size-complex="10.5pt"/>
    </style:style>
    <style:style style:name="P36" style:family="paragraph" style:parent-style-name="Standard">
      <style:paragraph-properties fo:text-align="start" style:justify-single-word="false"/>
      <style:text-properties style:font-name="Ubuntu" fo:font-size="10.5pt" fo:language="fr" fo:country="FR" officeooo:rsid="07113aa9" officeooo:paragraph-rsid="07113aa9" style:font-size-asian="10.5pt" style:font-size-complex="10.5pt"/>
    </style:style>
    <style:style style:name="P37" style:family="paragraph" style:parent-style-name="Standard">
      <style:paragraph-properties fo:text-align="start" style:justify-single-word="false"/>
      <style:text-properties style:font-name="Ubuntu" fo:font-size="10.5pt" fo:language="fr" fo:country="FR" officeooo:rsid="07113aa9" officeooo:paragraph-rsid="0cb3aef0" style:font-size-asian="10.5pt" style:font-size-complex="10.5pt"/>
    </style:style>
    <style:style style:name="P38" style:family="paragraph" style:parent-style-name="Standard">
      <style:paragraph-properties fo:text-align="start" style:justify-single-word="false"/>
      <style:text-properties style:font-name="Ubuntu" fo:font-size="10.5pt" fo:language="fr" fo:country="FR" officeooo:rsid="071172a9" officeooo:paragraph-rsid="0cb3aef0" style:font-size-asian="10.5pt" style:font-size-complex="10.5pt"/>
    </style:style>
    <style:style style:name="P39" style:family="paragraph" style:parent-style-name="Standard">
      <style:text-properties style:font-name="Ubuntu" fo:font-size="10.5pt" fo:language="fr" fo:country="FR" officeooo:rsid="022078af" officeooo:paragraph-rsid="069939a0" style:font-size-asian="10.5pt" style:font-size-complex="10.5pt"/>
    </style:style>
    <style:style style:name="P40" style:family="paragraph" style:parent-style-name="Standard">
      <style:text-properties style:font-name="Ubuntu" fo:font-size="10.5pt" fo:language="fr" fo:country="FR" officeooo:rsid="07346593" officeooo:paragraph-rsid="07346593" style:font-size-asian="10.5pt" style:font-size-complex="10.5pt"/>
    </style:style>
    <style:style style:name="P41" style:family="paragraph" style:parent-style-name="Standard">
      <style:text-properties style:font-name="Ubuntu" fo:font-size="10.5pt" fo:language="fr" fo:country="FR" officeooo:rsid="025206e7" officeooo:paragraph-rsid="0c536dbc" style:font-size-asian="10.5pt" style:font-size-complex="10.5pt"/>
    </style:style>
    <style:style style:name="P42" style:family="paragraph" style:parent-style-name="Standard">
      <style:text-properties style:font-name="Ubuntu" fo:font-size="10.5pt" fo:language="fr" fo:country="FR" officeooo:rsid="01f502dc" officeooo:paragraph-rsid="069939a0" style:font-size-asian="10.5pt" style:font-size-complex="10.5pt"/>
    </style:style>
    <style:style style:name="P43" style:family="paragraph" style:parent-style-name="Standard">
      <style:text-properties style:font-name="Ubuntu" fo:font-size="10.5pt" fo:language="fr" fo:country="FR" officeooo:rsid="0cde0c4b" officeooo:paragraph-rsid="0cde0c4b" style:font-size-asian="10.5pt" style:font-size-complex="10.5pt"/>
    </style:style>
    <style:style style:name="P44" style:family="paragraph" style:parent-style-name="Standard">
      <style:text-properties style:font-name="Ubuntu" fo:font-size="10.5pt" fo:language="fr" fo:country="FR" officeooo:rsid="01f55db6" officeooo:paragraph-rsid="069939a0" style:font-size-asian="10.5pt" style:font-size-complex="10.5pt"/>
    </style:style>
    <style:style style:name="P45" style:family="paragraph" style:parent-style-name="Standard">
      <style:text-properties style:font-name="Ubuntu" fo:font-size="10.5pt" fo:language="fr" fo:country="FR" officeooo:rsid="0c76726d" officeooo:paragraph-rsid="069939a0" style:font-size-asian="10.5pt" style:font-size-complex="10.5pt"/>
    </style:style>
    <style:style style:name="P46" style:family="paragraph" style:parent-style-name="Standard">
      <style:text-properties style:font-name="Ubuntu" fo:font-size="10.5pt" fo:language="fr" fo:country="FR" officeooo:rsid="0234ab8b" officeooo:paragraph-rsid="1877f5d3" style:font-size-asian="10.5pt" style:font-size-complex="10.5pt"/>
    </style:style>
    <style:style style:name="P47" style:family="paragraph" style:parent-style-name="Standard">
      <style:text-properties style:font-name="Ubuntu" fo:font-size="10.5pt" fo:language="fr" fo:country="FR" officeooo:rsid="0cbaff1a" officeooo:paragraph-rsid="0cc37430" style:font-size-asian="10.5pt" style:font-size-complex="10.5pt"/>
    </style:style>
    <style:style style:name="P48" style:family="paragraph" style:parent-style-name="Standard">
      <style:text-properties style:font-name="Ubuntu" fo:font-size="10.5pt" fo:language="fr" fo:country="FR" officeooo:rsid="0059a9c3" officeooo:paragraph-rsid="069939a0" style:font-size-asian="10.5pt" style:font-size-complex="10.5pt"/>
    </style:style>
    <style:style style:name="P49" style:family="paragraph" style:parent-style-name="Standard">
      <style:paragraph-properties fo:text-align="start" style:justify-single-word="false"/>
      <style:text-properties style:font-name="Ubuntu" fo:font-size="10.5pt" fo:language="fr" fo:country="FR" officeooo:rsid="05a31d2d" officeooo:paragraph-rsid="18700f5c" style:font-size-asian="10.5pt" style:font-size-complex="10.5pt"/>
    </style:style>
    <style:style style:name="P50" style:family="paragraph" style:parent-style-name="Standard">
      <style:paragraph-properties fo:text-align="start" style:justify-single-word="false"/>
      <style:text-properties style:font-name="Ubuntu" fo:font-size="10.5pt" fo:language="fr" fo:country="FR" officeooo:rsid="000267cc" officeooo:paragraph-rsid="069939a0" style:font-size-asian="10.5pt" style:font-size-complex="10.5pt"/>
    </style:style>
    <style:style style:name="P51" style:family="paragraph" style:parent-style-name="Standard">
      <style:text-properties style:font-name="Ubuntu" fo:font-size="10.5pt" fo:language="fr" fo:country="FR" fo:font-weight="bold" officeooo:rsid="1877f5d3" officeooo:paragraph-rsid="1877f5d3" style:font-size-asian="10.5pt" style:font-weight-asian="bold" style:font-size-complex="10.5pt" style:font-weight-complex="bold"/>
    </style:style>
    <style:style style:name="P52" style:family="paragraph" style:parent-style-name="Standard">
      <style:paragraph-properties fo:text-align="start" style:justify-single-word="false"/>
      <style:text-properties style:font-name="Ubuntu" fo:font-size="10.5pt" fo:language="fr" fo:country="FR" style:text-underline-style="none" fo:font-weight="bold" officeooo:rsid="09dcbb30" officeooo:paragraph-rsid="09dcbb30" style:font-size-asian="10.5pt" style:font-weight-asian="bold" style:font-size-complex="10.5pt" style:font-weight-complex="bold"/>
    </style:style>
    <style:style style:name="P53" style:family="paragraph" style:parent-style-name="Standard" style:list-style-name="L2">
      <style:text-properties style:font-name="Ubuntu" fo:font-size="10.5pt" officeooo:paragraph-rsid="1877f5d3" style:font-size-asian="10.5pt" style:font-size-complex="10.5pt"/>
    </style:style>
    <style:style style:name="P54" style:family="paragraph" style:parent-style-name="Standard" style:list-style-name="L2">
      <style:text-properties style:font-name="Ubuntu" fo:font-size="10.5pt" officeooo:rsid="187b91e2" officeooo:paragraph-rsid="187b91e2" style:font-size-asian="10.5pt" style:font-size-complex="10.5pt"/>
    </style:style>
    <style:style style:name="P55" style:family="paragraph" style:parent-style-name="Standard" style:list-style-name="L3">
      <style:text-properties style:font-name="Ubuntu" fo:font-size="10.5pt" officeooo:paragraph-rsid="0c5441bb" style:font-size-asian="10.5pt" style:font-size-complex="10.5pt"/>
    </style:style>
    <style:style style:name="P56" style:family="paragraph" style:parent-style-name="Standard" style:list-style-name="L3">
      <style:text-properties style:font-name="Ubuntu" fo:font-size="10.5pt" officeooo:paragraph-rsid="0c54d022" style:font-size-asian="10.5pt" style:font-size-complex="10.5pt"/>
    </style:style>
    <style:style style:name="P57" style:family="paragraph" style:parent-style-name="Standard">
      <style:paragraph-properties fo:text-align="start" style:justify-single-word="false"/>
      <style:text-properties style:font-name="Ubuntu" fo:font-size="10.5pt" officeooo:paragraph-rsid="0cb51d0a" style:font-size-asian="10.5pt" style:font-size-complex="10.5pt"/>
    </style:style>
    <style:style style:name="P58" style:family="paragraph" style:parent-style-name="Standard" style:list-style-name="L6">
      <style:text-properties style:font-name="Ubuntu" fo:font-size="9pt" fo:font-weight="bold" officeooo:paragraph-rsid="069939a0" style:font-size-asian="9pt" style:font-weight-asian="bold" style:font-size-complex="9pt" style:font-weight-complex="bold"/>
    </style:style>
    <style:style style:name="P59" style:family="paragraph" style:parent-style-name="Standard" style:list-style-name="L7">
      <style:text-properties style:font-name="Ubuntu" fo:font-size="9pt" fo:font-weight="bold" officeooo:paragraph-rsid="069939a0" style:font-size-asian="9pt" style:font-weight-asian="bold" style:font-size-complex="9pt" style:font-weight-complex="bold"/>
    </style:style>
    <style:style style:name="P60" style:family="paragraph" style:parent-style-name="Standard" style:list-style-name="L9">
      <style:text-properties style:font-name="Ubuntu" fo:font-size="9pt" fo:font-weight="bold" officeooo:rsid="194fce1f" officeooo:paragraph-rsid="194fce1f" style:font-size-asian="9pt" style:font-weight-asian="bold" style:font-size-complex="9pt" style:font-weight-complex="bold"/>
    </style:style>
    <style:style style:name="P61" style:family="paragraph" style:parent-style-name="Standard" style:list-style-name="L6">
      <style:text-properties style:font-name="Ubuntu" fo:font-size="9pt" officeooo:rsid="003253a9" officeooo:paragraph-rsid="069939a0" style:font-size-asian="9pt" style:font-size-complex="9pt"/>
    </style:style>
    <style:style style:name="P62" style:family="paragraph" style:parent-style-name="Standard" style:list-style-name="L6">
      <style:text-properties style:font-name="Ubuntu" fo:font-size="9pt" officeooo:rsid="00355792" officeooo:paragraph-rsid="069939a0" style:font-size-asian="9pt" style:font-size-complex="9pt"/>
    </style:style>
    <style:style style:name="P63" style:family="paragraph" style:parent-style-name="Standard" style:list-style-name="L6">
      <style:text-properties style:font-name="Ubuntu" fo:font-size="9pt" officeooo:rsid="00366e0e" officeooo:paragraph-rsid="069939a0" style:font-size-asian="9pt" style:font-size-complex="9pt"/>
    </style:style>
    <style:style style:name="P64" style:family="paragraph" style:parent-style-name="Standard" style:list-style-name="L6">
      <style:text-properties style:font-name="Ubuntu" fo:font-size="9pt" officeooo:rsid="00383090" officeooo:paragraph-rsid="069939a0" style:font-size-asian="9pt" style:font-size-complex="9pt"/>
    </style:style>
    <style:style style:name="P65" style:family="paragraph" style:parent-style-name="Standard" style:list-style-name="L6">
      <style:text-properties style:font-name="Ubuntu" fo:font-size="9pt" officeooo:rsid="003b848b" officeooo:paragraph-rsid="069939a0" style:font-size-asian="9pt" style:font-size-complex="9pt"/>
    </style:style>
    <style:style style:name="P66" style:family="paragraph" style:parent-style-name="Standard" style:list-style-name="L9">
      <style:text-properties style:font-name="Ubuntu" fo:font-size="9pt" officeooo:paragraph-rsid="111aef10" style:font-size-asian="9pt" style:font-size-complex="9pt"/>
    </style:style>
    <style:style style:name="P67" style:family="paragraph" style:parent-style-name="Standard" style:list-style-name="L9">
      <style:text-properties style:font-name="Ubuntu" fo:font-size="9pt" officeooo:paragraph-rsid="08b5d66a" style:font-size-asian="9pt" style:font-size-complex="9pt"/>
    </style:style>
    <style:style style:name="P68" style:family="paragraph" style:parent-style-name="Standard" style:list-style-name="L9">
      <style:text-properties style:font-name="Ubuntu" fo:font-size="9pt" officeooo:paragraph-rsid="06a0f42e" style:font-size-asian="9pt" style:font-size-complex="9pt"/>
    </style:style>
    <style:style style:name="P69" style:family="paragraph" style:parent-style-name="Standard" style:list-style-name="L21">
      <style:paragraph-properties fo:text-align="start" style:justify-single-word="false"/>
      <style:text-properties style:font-name="Ubuntu" fo:font-size="9pt" officeooo:paragraph-rsid="069939a0" style:font-size-asian="9pt" style:font-size-complex="9pt"/>
    </style:style>
    <style:style style:name="P70" style:family="paragraph" style:parent-style-name="Standard">
      <style:text-properties style:font-name="Ubuntu" fo:font-size="9pt" officeooo:paragraph-rsid="069939a0" style:font-size-asian="9pt" style:font-size-complex="9pt"/>
    </style:style>
    <style:style style:name="P71" style:family="paragraph" style:parent-style-name="Standard" style:list-style-name="L7">
      <style:text-properties style:font-name="Ubuntu" fo:font-size="9pt" fo:language="fr" fo:country="FR" fo:font-weight="bold" officeooo:rsid="027b713b" officeooo:paragraph-rsid="069939a0" style:font-size-asian="9pt" style:font-weight-asian="bold" style:font-size-complex="9pt" style:font-weight-complex="bold"/>
    </style:style>
    <style:style style:name="P72" style:family="paragraph" style:parent-style-name="Standard" style:list-style-name="L7">
      <style:text-properties style:font-name="Ubuntu" fo:font-size="9pt" fo:language="fr" fo:country="FR" fo:font-weight="bold" officeooo:rsid="0498f940" officeooo:paragraph-rsid="069939a0" style:font-size-asian="9pt" style:font-weight-asian="bold" style:font-size-complex="9pt" style:font-weight-complex="bold"/>
    </style:style>
    <style:style style:name="P73" style:family="paragraph" style:parent-style-name="Standard" style:list-style-name="L7">
      <style:text-properties style:font-name="Ubuntu" fo:font-size="9pt" fo:language="fr" fo:country="FR" officeooo:rsid="049bbef1" officeooo:paragraph-rsid="069939a0" style:font-size-asian="9pt" style:font-size-complex="9pt"/>
    </style:style>
    <style:style style:name="P74" style:family="paragraph" style:parent-style-name="Standard">
      <style:paragraph-properties fo:text-align="start" style:justify-single-word="false"/>
      <style:text-properties style:font-name="Ubuntu" fo:font-size="9pt" fo:language="fr" fo:country="FR" officeooo:rsid="027e5231" officeooo:paragraph-rsid="069939a0" style:font-size-asian="9pt" style:font-size-complex="9pt"/>
    </style:style>
    <style:style style:name="P75" style:family="paragraph" style:parent-style-name="Standard">
      <style:text-properties style:font-name="Ubuntu" fo:font-size="9pt" fo:language="fr" fo:country="FR" officeooo:paragraph-rsid="069939a0" style:font-size-asian="9pt" style:font-size-complex="9pt"/>
    </style:style>
    <style:style style:name="P76" style:family="paragraph" style:parent-style-name="Standard">
      <style:paragraph-properties fo:text-align="start" style:justify-single-word="false"/>
      <style:text-properties style:font-name="Ubuntu" fo:font-size="9pt" fo:language="fr" fo:country="FR" officeooo:rsid="000267cc" officeooo:paragraph-rsid="069939a0" style:font-size-asian="9pt" style:font-size-complex="9pt"/>
    </style:style>
    <style:style style:name="P77" style:family="paragraph" style:parent-style-name="Standard">
      <style:paragraph-properties fo:text-align="start" style:justify-single-word="false"/>
      <style:text-properties style:font-name="Ubuntu" fo:font-size="9pt" fo:language="fr" fo:country="FR" style:text-underline-style="none" fo:font-weight="normal" officeooo:rsid="0a37034b" officeooo:paragraph-rsid="0a37034b" style:font-size-asian="7.84999990463257pt" style:font-weight-asian="normal" style:font-size-complex="9pt" style:font-weight-complex="normal"/>
    </style:style>
    <style:style style:name="P78" style:family="paragraph" style:parent-style-name="Standard">
      <style:paragraph-properties fo:text-align="center" style:justify-single-word="false"/>
      <style:text-properties style:font-name="Ubuntu" fo:font-size="9pt" fo:language="fr" fo:country="FR" officeooo:rsid="05a14cf9" officeooo:paragraph-rsid="069939a0" style:font-size-asian="7.84999990463257pt" style:font-size-complex="9pt"/>
    </style:style>
    <style:style style:name="P79" style:family="paragraph" style:parent-style-name="Standard" style:list-style-name="L12">
      <style:paragraph-properties fo:text-align="start" style:justify-single-word="false"/>
      <style:text-properties style:font-name="Ubuntu" fo:font-size="10pt" officeooo:paragraph-rsid="136878fd" style:font-size-asian="8.75pt" style:font-size-complex="10pt"/>
    </style:style>
    <style:style style:name="P80" style:family="paragraph" style:parent-style-name="Standard" style:list-style-name="L12">
      <style:paragraph-properties fo:text-align="start" style:justify-single-word="false"/>
      <style:text-properties style:font-name="Ubuntu" fo:font-size="10pt" officeooo:paragraph-rsid="18c395d2" style:font-size-asian="8.75pt" style:font-size-complex="10pt"/>
    </style:style>
    <style:style style:name="P81" style:family="paragraph" style:parent-style-name="Standard" style:list-style-name="L12">
      <style:paragraph-properties fo:text-align="start" style:justify-single-word="false"/>
      <style:text-properties style:font-name="Ubuntu" fo:font-size="10pt" officeooo:paragraph-rsid="18c395d2" style:font-size-asian="10pt" style:font-size-complex="10pt"/>
    </style:style>
    <style:style style:name="P82" style:family="paragraph" style:parent-style-name="Standard" style:list-style-name="L12">
      <style:paragraph-properties fo:text-align="start" style:justify-single-word="false"/>
      <style:text-properties style:font-name="Ubuntu" fo:font-size="10pt" officeooo:paragraph-rsid="136a75dd" style:font-size-asian="10pt" style:font-size-complex="10pt"/>
    </style:style>
    <style:style style:name="P83" style:family="paragraph" style:parent-style-name="Standard" style:list-style-name="L12">
      <style:paragraph-properties fo:text-align="start" style:justify-single-word="false"/>
      <style:text-properties style:font-name="Ubuntu" fo:font-size="10pt" officeooo:paragraph-rsid="13d692a0" style:font-size-asian="10pt" style:font-size-complex="10pt"/>
    </style:style>
    <style:style style:name="P84" style:family="paragraph" style:parent-style-name="Standard" style:list-style-name="L12">
      <style:paragraph-properties fo:text-align="start" style:justify-single-word="false"/>
      <style:text-properties style:font-name="Ubuntu" fo:font-size="10pt" officeooo:paragraph-rsid="138733fc" style:font-size-asian="10pt" style:font-size-complex="10pt"/>
    </style:style>
    <style:style style:name="P85" style:family="paragraph" style:parent-style-name="Standard" style:list-style-name="L12">
      <style:paragraph-properties fo:text-align="start" style:justify-single-word="false"/>
      <style:text-properties style:font-name="Ubuntu" fo:font-size="10pt" officeooo:paragraph-rsid="139cfc35" style:font-size-asian="10pt" style:font-size-complex="10pt"/>
    </style:style>
    <style:style style:name="P86" style:family="paragraph" style:parent-style-name="Standard" style:list-style-name="L12">
      <style:paragraph-properties fo:text-align="start" style:justify-single-word="false"/>
      <style:text-properties style:font-name="Ubuntu" fo:font-size="10pt" officeooo:paragraph-rsid="139f4faf" style:font-size-asian="10pt" style:font-size-complex="10pt"/>
    </style:style>
    <style:style style:name="P87" style:family="paragraph" style:parent-style-name="Standard" style:list-style-name="L12">
      <style:paragraph-properties fo:text-align="start" style:justify-single-word="false"/>
      <style:text-properties style:font-name="Ubuntu" fo:font-size="10pt" officeooo:paragraph-rsid="13d52a88" style:font-size-asian="10pt" style:font-size-complex="10pt"/>
    </style:style>
    <style:style style:name="P88" style:family="paragraph" style:parent-style-name="Standard" style:list-style-name="L12">
      <style:paragraph-properties fo:text-align="start" style:justify-single-word="false"/>
      <style:text-properties style:font-name="Ubuntu" fo:font-size="10pt" officeooo:paragraph-rsid="15c53d16" style:font-size-asian="10pt" style:font-size-complex="10pt"/>
    </style:style>
    <style:style style:name="P89" style:family="paragraph" style:parent-style-name="Standard" style:list-style-name="L12">
      <style:paragraph-properties fo:text-align="start" style:justify-single-word="false"/>
      <style:text-properties style:font-name="Ubuntu" fo:font-size="10pt" officeooo:paragraph-rsid="13a7525c" style:font-size-asian="10pt" style:font-size-complex="10pt"/>
    </style:style>
    <style:style style:name="P90" style:family="paragraph" style:parent-style-name="Standard" style:list-style-name="L12">
      <style:paragraph-properties fo:text-align="start" style:justify-single-word="false"/>
      <style:text-properties style:font-name="Ubuntu" fo:font-size="10pt" officeooo:paragraph-rsid="182e1bdb" style:font-size-asian="10pt" style:font-size-complex="10pt"/>
    </style:style>
    <style:style style:name="P91" style:family="paragraph" style:parent-style-name="Standard" style:list-style-name="L12">
      <style:paragraph-properties fo:text-align="start" style:justify-single-word="false"/>
      <style:text-properties style:font-name="Ubuntu" fo:font-size="10pt" officeooo:paragraph-rsid="13f26846" style:font-size-asian="10pt" style:font-size-complex="10pt"/>
    </style:style>
    <style:style style:name="P92" style:family="paragraph" style:parent-style-name="Standard" style:list-style-name="L12">
      <style:paragraph-properties fo:text-align="start" style:justify-single-word="false"/>
      <style:text-properties style:font-name="Ubuntu" fo:font-size="10pt" officeooo:paragraph-rsid="15cf1dee" style:font-size-asian="10pt" style:font-size-complex="10pt"/>
    </style:style>
    <style:style style:name="P93" style:family="paragraph" style:parent-style-name="Standard" style:list-style-name="L12">
      <style:paragraph-properties fo:text-align="start" style:justify-single-word="false"/>
      <style:text-properties style:font-name="Ubuntu" fo:font-size="10pt" officeooo:paragraph-rsid="140552e7" style:font-size-asian="10pt" style:font-size-complex="10pt"/>
    </style:style>
    <style:style style:name="P94" style:family="paragraph" style:parent-style-name="Standard" style:list-style-name="L12">
      <style:paragraph-properties fo:text-align="start" style:justify-single-word="false"/>
      <style:text-properties style:font-name="Ubuntu" fo:font-size="10pt" officeooo:paragraph-rsid="182e4e1c" style:font-size-asian="10pt" style:font-size-complex="10pt"/>
    </style:style>
    <style:style style:name="P95" style:family="paragraph" style:parent-style-name="Standard" style:list-style-name="L12">
      <style:paragraph-properties fo:text-align="start" style:justify-single-word="false"/>
      <style:text-properties style:font-name="Ubuntu" fo:font-size="10pt" officeooo:paragraph-rsid="15d2032b" style:font-size-asian="10pt" style:font-size-complex="10pt"/>
    </style:style>
    <style:style style:name="P96" style:family="paragraph" style:parent-style-name="Standard" style:list-style-name="L12">
      <style:paragraph-properties fo:text-align="start" style:justify-single-word="false"/>
      <style:text-properties style:font-name="Ubuntu" fo:font-size="10pt" officeooo:paragraph-rsid="140ebe82" style:font-size-asian="10pt" style:font-size-complex="10pt"/>
    </style:style>
    <style:style style:name="P97" style:family="paragraph" style:parent-style-name="Standard" style:list-style-name="L12">
      <style:paragraph-properties fo:text-align="start" style:justify-single-word="false"/>
      <style:text-properties style:font-name="Ubuntu" fo:font-size="10pt" officeooo:paragraph-rsid="182e9254" style:font-size-asian="10pt" style:font-size-complex="10pt"/>
    </style:style>
    <style:style style:name="P98" style:family="paragraph" style:parent-style-name="Standard" style:list-style-name="L12">
      <style:paragraph-properties fo:text-align="start" style:justify-single-word="false"/>
      <style:text-properties style:font-name="Ubuntu" fo:font-size="10pt" officeooo:paragraph-rsid="15d28f28" style:font-size-asian="10pt" style:font-size-complex="10pt"/>
    </style:style>
    <style:style style:name="P99" style:family="paragraph" style:parent-style-name="Standard" style:list-style-name="L12">
      <style:paragraph-properties fo:text-align="start" style:justify-single-word="false"/>
      <style:text-properties style:font-name="Ubuntu" fo:font-size="10pt" officeooo:paragraph-rsid="1436359e" style:font-size-asian="10pt" style:font-size-complex="10pt"/>
    </style:style>
    <style:style style:name="P100" style:family="paragraph" style:parent-style-name="Standard" style:list-style-name="L12">
      <style:paragraph-properties fo:text-align="start" style:justify-single-word="false"/>
      <style:text-properties style:font-name="Ubuntu" fo:font-size="10pt" officeooo:paragraph-rsid="1427e399" style:font-size-asian="10pt" style:font-size-complex="10pt"/>
    </style:style>
    <style:style style:name="P101" style:family="paragraph" style:parent-style-name="Standard" style:list-style-name="L12">
      <style:paragraph-properties fo:text-align="start" style:justify-single-word="false"/>
      <style:text-properties style:font-name="Ubuntu" fo:font-size="10pt" officeooo:paragraph-rsid="1429eaa6" style:font-size-asian="10pt" style:font-size-complex="10pt"/>
    </style:style>
    <style:style style:name="P102" style:family="paragraph" style:parent-style-name="Standard" style:list-style-name="L12">
      <style:paragraph-properties fo:text-align="start" style:justify-single-word="false"/>
      <style:text-properties style:font-name="Ubuntu" fo:font-size="10pt" officeooo:paragraph-rsid="0eca433a" style:font-size-asian="10pt" style:font-size-complex="10pt"/>
    </style:style>
    <style:style style:name="P103" style:family="paragraph" style:parent-style-name="Standard" style:list-style-name="L12">
      <style:paragraph-properties fo:text-align="start" style:justify-single-word="false"/>
      <style:text-properties style:font-name="Ubuntu" fo:font-size="10pt" officeooo:paragraph-rsid="0ed820d2" style:font-size-asian="10pt" style:font-size-complex="10pt"/>
    </style:style>
    <style:style style:name="P104" style:family="paragraph" style:parent-style-name="Standard" style:list-style-name="L12">
      <style:paragraph-properties fo:text-align="start" style:justify-single-word="false"/>
      <style:text-properties style:font-name="Ubuntu" fo:font-size="10pt" officeooo:paragraph-rsid="15dd9651" style:font-size-asian="10pt" style:font-size-complex="10pt"/>
    </style:style>
    <style:style style:name="P105" style:family="paragraph" style:parent-style-name="Standard" style:list-style-name="L12">
      <style:paragraph-properties fo:text-align="start" style:justify-single-word="false"/>
      <style:text-properties style:font-name="Ubuntu" fo:font-size="10pt" officeooo:paragraph-rsid="1294aa53" style:font-size-asian="10pt" style:font-size-complex="10pt"/>
    </style:style>
    <style:style style:name="P106" style:family="paragraph" style:parent-style-name="Standard" style:list-style-name="L12">
      <style:paragraph-properties fo:text-align="start" style:justify-single-word="false"/>
      <style:text-properties style:font-name="Ubuntu" fo:font-size="10pt" officeooo:paragraph-rsid="14459cc9" style:font-size-asian="10pt" style:font-size-complex="10pt"/>
    </style:style>
    <style:style style:name="P107" style:family="paragraph" style:parent-style-name="Standard" style:list-style-name="L12">
      <style:paragraph-properties fo:text-align="start" style:justify-single-word="false"/>
      <style:text-properties style:font-name="Ubuntu" fo:font-size="10pt" officeooo:paragraph-rsid="144a91e5" style:font-size-asian="10pt" style:font-size-complex="10pt"/>
    </style:style>
    <style:style style:name="P108" style:family="paragraph" style:parent-style-name="Standard" style:list-style-name="L12">
      <style:paragraph-properties fo:text-align="start" style:justify-single-word="false"/>
      <style:text-properties style:font-name="Ubuntu" fo:font-size="10pt" officeooo:paragraph-rsid="1447e67f" style:font-size-asian="10pt" style:font-size-complex="10pt"/>
    </style:style>
    <style:style style:name="P109" style:family="paragraph" style:parent-style-name="Standard" style:list-style-name="L12">
      <style:paragraph-properties fo:text-align="start" style:justify-single-word="false"/>
      <style:text-properties style:font-name="Ubuntu" fo:font-size="10pt" officeooo:paragraph-rsid="144c9a68" style:font-size-asian="10pt" style:font-size-complex="10pt"/>
    </style:style>
    <style:style style:name="P110" style:family="paragraph" style:parent-style-name="Standard" style:list-style-name="L12">
      <style:paragraph-properties fo:text-align="start" style:justify-single-word="false"/>
      <style:text-properties style:font-name="Ubuntu" fo:font-size="10pt" officeooo:paragraph-rsid="1450a6f8" style:font-size-asian="10pt" style:font-size-complex="10pt"/>
    </style:style>
    <style:style style:name="P111" style:family="paragraph" style:parent-style-name="Standard" style:list-style-name="L12">
      <style:paragraph-properties fo:text-align="start" style:justify-single-word="false"/>
      <style:text-properties style:font-name="Ubuntu" fo:font-size="10pt" officeooo:paragraph-rsid="1456b6db" style:font-size-asian="10pt" style:font-size-complex="10pt"/>
    </style:style>
    <style:style style:name="P112" style:family="paragraph" style:parent-style-name="Standard" style:list-style-name="L12">
      <style:paragraph-properties fo:text-align="start" style:justify-single-word="false"/>
      <style:text-properties style:font-name="Ubuntu" fo:font-size="10pt" officeooo:paragraph-rsid="1489d738" style:font-size-asian="10pt" style:font-size-complex="10pt"/>
    </style:style>
    <style:style style:name="P113" style:family="paragraph" style:parent-style-name="Standard" style:list-style-name="L12">
      <style:paragraph-properties fo:text-align="start" style:justify-single-word="false"/>
      <style:text-properties style:font-name="Ubuntu" fo:font-size="10pt" officeooo:paragraph-rsid="14a7b159" style:font-size-asian="10pt" style:font-size-complex="10pt"/>
    </style:style>
    <style:style style:name="P114" style:family="paragraph" style:parent-style-name="Standard" style:list-style-name="L12">
      <style:paragraph-properties fo:text-align="start" style:justify-single-word="false"/>
      <style:text-properties style:font-name="Ubuntu" fo:font-size="10pt" officeooo:paragraph-rsid="15e4b732" style:font-size-asian="10pt" style:font-size-complex="10pt"/>
    </style:style>
    <style:style style:name="P115" style:family="paragraph" style:parent-style-name="Standard" style:list-style-name="L12">
      <style:paragraph-properties fo:text-align="start" style:justify-single-word="false"/>
      <style:text-properties style:font-name="Ubuntu" fo:font-size="10pt" officeooo:paragraph-rsid="14aeb180" style:font-size-asian="10pt" style:font-size-complex="10pt"/>
    </style:style>
    <style:style style:name="P116" style:family="paragraph" style:parent-style-name="Standard" style:list-style-name="L12">
      <style:paragraph-properties fo:text-align="start" style:justify-single-word="false"/>
      <style:text-properties style:font-name="Ubuntu" fo:font-size="10pt" officeooo:paragraph-rsid="14beec50" style:font-size-asian="10pt" style:font-size-complex="10pt"/>
    </style:style>
    <style:style style:name="P117" style:family="paragraph" style:parent-style-name="Standard" style:list-style-name="L12">
      <style:paragraph-properties fo:text-align="start" style:justify-single-word="false"/>
      <style:text-properties style:font-name="Ubuntu" fo:font-size="10pt" officeooo:paragraph-rsid="14e6fca0" style:font-size-asian="10pt" style:font-size-complex="10pt"/>
    </style:style>
    <style:style style:name="P118" style:family="paragraph" style:parent-style-name="Standard" style:list-style-name="L12">
      <style:paragraph-properties fo:text-align="start" style:justify-single-word="false"/>
      <style:text-properties style:font-name="Ubuntu" fo:font-size="10pt" officeooo:paragraph-rsid="15e8dfae" style:font-size-asian="10pt" style:font-size-complex="10pt"/>
    </style:style>
    <style:style style:name="P119" style:family="paragraph" style:parent-style-name="Standard" style:list-style-name="L12">
      <style:paragraph-properties fo:text-align="start" style:justify-single-word="false"/>
      <style:text-properties style:font-name="Ubuntu" fo:font-size="10pt" officeooo:paragraph-rsid="150a2e20" style:font-size-asian="10pt" style:font-size-complex="10pt"/>
    </style:style>
    <style:style style:name="P120" style:family="paragraph" style:parent-style-name="Standard" style:list-style-name="L12">
      <style:paragraph-properties fo:text-align="start" style:justify-single-word="false"/>
      <style:text-properties style:font-name="Ubuntu" fo:font-size="10pt" officeooo:paragraph-rsid="15f0e6e7" style:font-size-asian="10pt" style:font-size-complex="10pt"/>
    </style:style>
    <style:style style:name="P121" style:family="paragraph" style:parent-style-name="Standard" style:list-style-name="L12">
      <style:paragraph-properties fo:text-align="start" style:justify-single-word="false"/>
      <style:text-properties style:font-name="Ubuntu" fo:font-size="10pt" officeooo:paragraph-rsid="1516e97e" style:font-size-asian="10pt" style:font-size-complex="10pt"/>
    </style:style>
    <style:style style:name="P122" style:family="paragraph" style:parent-style-name="Standard" style:list-style-name="L12">
      <style:paragraph-properties fo:text-align="start" style:justify-single-word="false"/>
      <style:text-properties style:font-name="Ubuntu" fo:font-size="10pt" officeooo:paragraph-rsid="14f42180" style:font-size-asian="10pt" style:font-size-complex="10pt"/>
    </style:style>
    <style:style style:name="P123" style:family="paragraph" style:parent-style-name="Standard" style:list-style-name="L12">
      <style:paragraph-properties fo:text-align="start" style:justify-single-word="false"/>
      <style:text-properties style:font-name="Ubuntu" fo:font-size="10pt" officeooo:paragraph-rsid="14ef8cb4" style:font-size-asian="10pt" style:font-size-complex="10pt"/>
    </style:style>
    <style:style style:name="P124" style:family="paragraph" style:parent-style-name="Standard" style:list-style-name="L12">
      <style:paragraph-properties fo:text-align="start" style:justify-single-word="false"/>
      <style:text-properties style:font-name="Ubuntu" fo:font-size="10pt" officeooo:paragraph-rsid="151ceb4a" style:font-size-asian="10pt" style:font-size-complex="10pt"/>
    </style:style>
    <style:style style:name="P125" style:family="paragraph" style:parent-style-name="Standard" style:list-style-name="L12">
      <style:paragraph-properties fo:text-align="start" style:justify-single-word="false"/>
      <style:text-properties style:font-name="Ubuntu" fo:font-size="10pt" officeooo:paragraph-rsid="151bdf34" style:font-size-asian="10pt" style:font-size-complex="10pt"/>
    </style:style>
    <style:style style:name="P126" style:family="paragraph" style:parent-style-name="Standard" style:list-style-name="L12">
      <style:paragraph-properties fo:text-align="start" style:justify-single-word="false"/>
      <style:text-properties style:font-name="Ubuntu" fo:font-size="10pt" officeooo:paragraph-rsid="15f7dc7f" style:font-size-asian="10pt" style:font-size-complex="10pt"/>
    </style:style>
    <style:style style:name="P127" style:family="paragraph" style:parent-style-name="Standard" style:list-style-name="L12">
      <style:paragraph-properties fo:text-align="start" style:justify-single-word="false"/>
      <style:text-properties style:font-name="Ubuntu" fo:font-size="10pt" officeooo:paragraph-rsid="1291982d" style:font-size-asian="10pt" style:font-size-complex="10pt"/>
    </style:style>
    <style:style style:name="P128" style:family="paragraph" style:parent-style-name="Standard" style:list-style-name="L12">
      <style:paragraph-properties fo:text-align="start" style:justify-single-word="false"/>
      <style:text-properties style:font-name="Ubuntu" fo:font-size="10pt" officeooo:paragraph-rsid="153b61f3" style:font-size-asian="10pt" style:font-size-complex="10pt"/>
    </style:style>
    <style:style style:name="P129" style:family="paragraph" style:parent-style-name="Standard" style:list-style-name="L12">
      <style:paragraph-properties fo:text-align="start" style:justify-single-word="false"/>
      <style:text-properties style:font-name="Ubuntu" fo:font-size="10pt" officeooo:paragraph-rsid="15443808" style:font-size-asian="10pt" style:font-size-complex="10pt"/>
    </style:style>
    <style:style style:name="P130" style:family="paragraph" style:parent-style-name="Standard" style:list-style-name="L12">
      <style:paragraph-properties fo:text-align="start" style:justify-single-word="false"/>
      <style:text-properties style:font-name="Ubuntu" fo:font-size="10pt" officeooo:paragraph-rsid="155124a9" style:font-size-asian="10pt" style:font-size-complex="10pt"/>
    </style:style>
    <style:style style:name="P131" style:family="paragraph" style:parent-style-name="Standard" style:list-style-name="L12">
      <style:paragraph-properties fo:text-align="start" style:justify-single-word="false"/>
      <style:text-properties style:font-name="Ubuntu" fo:font-size="10pt" officeooo:paragraph-rsid="16086225" style:font-size-asian="10pt" style:font-size-complex="10pt"/>
    </style:style>
    <style:style style:name="P132" style:family="paragraph" style:parent-style-name="Standard" style:list-style-name="L12">
      <style:paragraph-properties fo:text-align="start" style:justify-single-word="false"/>
      <style:text-properties style:font-name="Ubuntu" fo:font-size="10pt" officeooo:paragraph-rsid="159074df" style:font-size-asian="10pt" style:font-size-complex="10pt"/>
    </style:style>
    <style:style style:name="P133" style:family="paragraph" style:parent-style-name="Standard" style:list-style-name="L12">
      <style:paragraph-properties fo:text-align="start" style:justify-single-word="false"/>
      <style:text-properties style:font-name="Ubuntu" fo:font-size="10pt" officeooo:paragraph-rsid="17da6199" style:font-size-asian="10pt" style:font-size-complex="10pt"/>
    </style:style>
    <style:style style:name="P134" style:family="paragraph" style:parent-style-name="Standard" style:list-style-name="L12">
      <style:paragraph-properties fo:text-align="start" style:justify-single-word="false"/>
      <style:text-properties style:font-name="Ubuntu" fo:font-size="10pt" officeooo:paragraph-rsid="17e29195" style:font-size-asian="10pt" style:font-size-complex="10pt"/>
    </style:style>
    <style:style style:name="P135" style:family="paragraph" style:parent-style-name="Standard" style:list-style-name="L12">
      <style:paragraph-properties fo:text-align="start" style:justify-single-word="false"/>
      <style:text-properties style:font-name="Ubuntu" fo:font-size="10pt" officeooo:paragraph-rsid="17ebf7ca" style:font-size-asian="10pt" style:font-size-complex="10pt"/>
    </style:style>
    <style:style style:name="P136" style:family="paragraph" style:parent-style-name="Standard" style:list-style-name="L12">
      <style:paragraph-properties fo:text-align="start" style:justify-single-word="false"/>
      <style:text-properties style:font-name="Ubuntu" fo:font-size="10pt" officeooo:paragraph-rsid="17f69bd0" style:font-size-asian="10pt" style:font-size-complex="10pt"/>
    </style:style>
    <style:style style:name="P137" style:family="paragraph" style:parent-style-name="Standard" style:list-style-name="L12">
      <style:paragraph-properties fo:text-align="start" style:justify-single-word="false"/>
      <style:text-properties style:font-name="Ubuntu" fo:font-size="10pt" officeooo:paragraph-rsid="17f28b10" style:font-size-asian="10pt" style:font-size-complex="10pt"/>
    </style:style>
    <style:style style:name="P138" style:family="paragraph" style:parent-style-name="Standard" style:list-style-name="L12">
      <style:paragraph-properties fo:text-align="start" style:justify-single-word="false"/>
      <style:text-properties style:font-name="Ubuntu" fo:font-size="10pt" officeooo:paragraph-rsid="17f8e512" style:font-size-asian="10pt" style:font-size-complex="10pt"/>
    </style:style>
    <style:style style:name="P139" style:family="paragraph" style:parent-style-name="Standard" style:list-style-name="L12">
      <style:paragraph-properties fo:text-align="start" style:justify-single-word="false"/>
      <style:text-properties style:font-name="Ubuntu" fo:font-size="10pt" officeooo:paragraph-rsid="12034c93" style:font-size-asian="10pt" style:font-size-complex="10pt"/>
    </style:style>
    <style:style style:name="P140" style:family="paragraph" style:parent-style-name="Standard" style:list-style-name="L12">
      <style:paragraph-properties fo:text-align="start" style:justify-single-word="false"/>
      <style:text-properties style:font-name="Ubuntu" fo:font-size="10pt" officeooo:paragraph-rsid="120da230" style:font-size-asian="10pt" style:font-size-complex="10pt"/>
    </style:style>
    <style:style style:name="P141" style:family="paragraph" style:parent-style-name="Standard" style:list-style-name="L12">
      <style:paragraph-properties fo:text-align="start" style:justify-single-word="false"/>
      <style:text-properties style:font-name="Ubuntu" fo:font-size="10pt" officeooo:paragraph-rsid="161e098e" style:font-size-asian="10pt" style:font-size-complex="10pt"/>
    </style:style>
    <style:style style:name="P142" style:family="paragraph" style:parent-style-name="Standard" style:list-style-name="L12">
      <style:paragraph-properties fo:text-align="start" style:justify-single-word="false"/>
      <style:text-properties style:font-name="Ubuntu" fo:font-size="10pt" officeooo:paragraph-rsid="1627dfa2" style:font-size-asian="10pt" style:font-size-complex="10pt"/>
    </style:style>
    <style:style style:name="P143" style:family="paragraph" style:parent-style-name="Standard" style:list-style-name="L12">
      <style:paragraph-properties fo:text-align="start" style:justify-single-word="false"/>
      <style:text-properties style:font-name="Ubuntu" fo:font-size="10pt" officeooo:paragraph-rsid="16236656" style:font-size-asian="10pt" style:font-size-complex="10pt"/>
    </style:style>
    <style:style style:name="P144" style:family="paragraph" style:parent-style-name="Standard" style:list-style-name="L12">
      <style:paragraph-properties fo:text-align="start" style:justify-single-word="false"/>
      <style:text-properties style:font-name="Ubuntu" fo:font-size="10pt" officeooo:paragraph-rsid="16302443" style:font-size-asian="10pt" style:font-size-complex="10pt"/>
    </style:style>
    <style:style style:name="P145" style:family="paragraph" style:parent-style-name="Standard" style:list-style-name="L12">
      <style:paragraph-properties fo:text-align="start" style:justify-single-word="false"/>
      <style:text-properties style:font-name="Ubuntu" fo:font-size="10pt" officeooo:paragraph-rsid="16320724" style:font-size-asian="10pt" style:font-size-complex="10pt"/>
    </style:style>
    <style:style style:name="P146" style:family="paragraph" style:parent-style-name="Standard" style:list-style-name="L12">
      <style:paragraph-properties fo:text-align="start" style:justify-single-word="false"/>
      <style:text-properties style:font-name="Ubuntu" fo:font-size="10pt" officeooo:paragraph-rsid="1636fa05" style:font-size-asian="10pt" style:font-size-complex="10pt"/>
    </style:style>
    <style:style style:name="P147" style:family="paragraph" style:parent-style-name="Standard" style:list-style-name="L12">
      <style:paragraph-properties fo:text-align="start" style:justify-single-word="false"/>
      <style:text-properties style:font-name="Ubuntu" fo:font-size="10pt" officeooo:paragraph-rsid="163d6b42" style:font-size-asian="10pt" style:font-size-complex="10pt"/>
    </style:style>
    <style:style style:name="P148" style:family="paragraph" style:parent-style-name="Standard" style:list-style-name="L12">
      <style:paragraph-properties fo:text-align="start" style:justify-single-word="false"/>
      <style:text-properties style:font-name="Ubuntu" fo:font-size="10pt" officeooo:paragraph-rsid="1669afb9" style:font-size-asian="10pt" style:font-size-complex="10pt"/>
    </style:style>
    <style:style style:name="P149" style:family="paragraph" style:parent-style-name="Standard" style:list-style-name="L12">
      <style:paragraph-properties fo:text-align="start" style:justify-single-word="false"/>
      <style:text-properties style:font-name="Ubuntu" fo:font-size="10pt" officeooo:paragraph-rsid="1644a2ef" style:font-size-asian="10pt" style:font-size-complex="10pt"/>
    </style:style>
    <style:style style:name="P150" style:family="paragraph" style:parent-style-name="Standard" style:list-style-name="L12">
      <style:paragraph-properties fo:text-align="start" style:justify-single-word="false"/>
      <style:text-properties style:font-name="Ubuntu" fo:font-size="10pt" officeooo:paragraph-rsid="167b2a53" style:font-size-asian="10pt" style:font-size-complex="10pt"/>
    </style:style>
    <style:style style:name="P151" style:family="paragraph" style:parent-style-name="Standard" style:list-style-name="L12">
      <style:paragraph-properties fo:text-align="start" style:justify-single-word="false"/>
      <style:text-properties style:font-name="Ubuntu" fo:font-size="10pt" officeooo:paragraph-rsid="16302103" style:font-size-asian="10pt" style:font-size-complex="10pt"/>
    </style:style>
    <style:style style:name="P152" style:family="paragraph" style:parent-style-name="Standard" style:list-style-name="L12">
      <style:paragraph-properties fo:text-align="start" style:justify-single-word="false"/>
      <style:text-properties style:font-name="Ubuntu" fo:font-size="10pt" officeooo:paragraph-rsid="1654305b" style:font-size-asian="10pt" style:font-size-complex="10pt"/>
    </style:style>
    <style:style style:name="P153" style:family="paragraph" style:parent-style-name="Standard" style:list-style-name="L12">
      <style:paragraph-properties fo:text-align="start" style:justify-single-word="false"/>
      <style:text-properties style:font-name="Ubuntu" fo:font-size="10pt" officeooo:paragraph-rsid="16626a1b" style:font-size-asian="10pt" style:font-size-complex="10pt"/>
    </style:style>
    <style:style style:name="P154" style:family="paragraph" style:parent-style-name="Standard" style:list-style-name="L12">
      <style:paragraph-properties fo:text-align="start" style:justify-single-word="false"/>
      <style:text-properties style:font-name="Ubuntu" fo:font-size="10pt" officeooo:paragraph-rsid="172b5166" style:font-size-asian="10pt" style:font-size-complex="10pt"/>
    </style:style>
    <style:style style:name="P155" style:family="paragraph" style:parent-style-name="Standard" style:list-style-name="L12">
      <style:paragraph-properties fo:text-align="start" style:justify-single-word="false"/>
      <style:text-properties style:font-name="Ubuntu" fo:font-size="10pt" officeooo:paragraph-rsid="16b52a91" style:font-size-asian="10pt" style:font-size-complex="10pt"/>
    </style:style>
    <style:style style:name="P156" style:family="paragraph" style:parent-style-name="Standard" style:list-style-name="L12">
      <style:paragraph-properties fo:text-align="start" style:justify-single-word="false"/>
      <style:text-properties style:font-name="Ubuntu" fo:font-size="10pt" officeooo:paragraph-rsid="16dda46e" style:font-size-asian="10pt" style:font-size-complex="10pt"/>
    </style:style>
    <style:style style:name="P157" style:family="paragraph" style:parent-style-name="Standard" style:list-style-name="L12">
      <style:paragraph-properties fo:text-align="start" style:justify-single-word="false"/>
      <style:text-properties style:font-name="Ubuntu" fo:font-size="10pt" officeooo:paragraph-rsid="16e712f2" style:font-size-asian="10pt" style:font-size-complex="10pt"/>
    </style:style>
    <style:style style:name="P158" style:family="paragraph" style:parent-style-name="Standard" style:list-style-name="L12">
      <style:paragraph-properties fo:text-align="start" style:justify-single-word="false"/>
      <style:text-properties style:font-name="Ubuntu" fo:font-size="10pt" officeooo:paragraph-rsid="16f472c9" style:font-size-asian="10pt" style:font-size-complex="10pt"/>
    </style:style>
    <style:style style:name="P159" style:family="paragraph" style:parent-style-name="Standard" style:list-style-name="L12">
      <style:paragraph-properties fo:text-align="start" style:justify-single-word="false"/>
      <style:text-properties style:font-name="Ubuntu" fo:font-size="10pt" officeooo:paragraph-rsid="170b4c68" style:font-size-asian="10pt" style:font-size-complex="10pt"/>
    </style:style>
    <style:style style:name="P160" style:family="paragraph" style:parent-style-name="Standard" style:list-style-name="L12">
      <style:paragraph-properties fo:text-align="start" style:justify-single-word="false"/>
      <style:text-properties style:font-name="Ubuntu" fo:font-size="10pt" officeooo:paragraph-rsid="1726ef60" style:font-size-asian="10pt" style:font-size-complex="10pt"/>
    </style:style>
    <style:style style:name="P161" style:family="paragraph" style:parent-style-name="Standard" style:list-style-name="L12">
      <style:paragraph-properties fo:text-align="start" style:justify-single-word="false"/>
      <style:text-properties style:font-name="Ubuntu" fo:font-size="10pt" officeooo:paragraph-rsid="1717160a" style:font-size-asian="10pt" style:font-size-complex="10pt"/>
    </style:style>
    <style:style style:name="P162" style:family="paragraph" style:parent-style-name="Standard" style:list-style-name="L12">
      <style:paragraph-properties fo:text-align="start" style:justify-single-word="false"/>
      <style:text-properties style:font-name="Ubuntu" fo:font-size="10pt" officeooo:paragraph-rsid="117898c6" style:font-size-asian="10pt" style:font-size-complex="10pt"/>
    </style:style>
    <style:style style:name="P163" style:family="paragraph" style:parent-style-name="Standard" style:list-style-name="L12">
      <style:paragraph-properties fo:text-align="start" style:justify-single-word="false"/>
      <style:text-properties style:font-name="Ubuntu" fo:font-size="10pt" officeooo:paragraph-rsid="1180793e" style:font-size-asian="10pt" style:font-size-complex="10pt"/>
    </style:style>
    <style:style style:name="P164" style:family="paragraph" style:parent-style-name="Standard" style:list-style-name="L12">
      <style:paragraph-properties fo:text-align="start" style:justify-single-word="false"/>
      <style:text-properties style:font-name="Ubuntu" fo:font-size="10pt" officeooo:paragraph-rsid="11810bfc" style:font-size-asian="10pt" style:font-size-complex="10pt"/>
    </style:style>
    <style:style style:name="P165" style:family="paragraph" style:parent-style-name="Standard" style:list-style-name="L12">
      <style:paragraph-properties fo:text-align="start" style:justify-single-word="false"/>
      <style:text-properties style:font-name="Ubuntu" fo:font-size="10pt" officeooo:paragraph-rsid="1741cabb" style:font-size-asian="10pt" style:font-size-complex="10pt"/>
    </style:style>
    <style:style style:name="P166" style:family="paragraph" style:parent-style-name="Standard" style:list-style-name="L12">
      <style:paragraph-properties fo:text-align="start" style:justify-single-word="false"/>
      <style:text-properties style:font-name="Ubuntu" fo:font-size="10pt" officeooo:paragraph-rsid="0e56c31a" style:font-size-asian="10pt" style:font-size-complex="10pt"/>
    </style:style>
    <style:style style:name="P167" style:family="paragraph" style:parent-style-name="Standard" style:list-style-name="L12">
      <style:paragraph-properties fo:text-align="start" style:justify-single-word="false"/>
      <style:text-properties style:font-name="Ubuntu" fo:font-size="10pt" officeooo:paragraph-rsid="17269031" style:font-size-asian="10pt" style:font-size-complex="10pt"/>
    </style:style>
    <style:style style:name="P168" style:family="paragraph" style:parent-style-name="Standard" style:list-style-name="L12">
      <style:paragraph-properties fo:text-align="start" style:justify-single-word="false"/>
      <style:text-properties style:font-name="Ubuntu" fo:font-size="10pt" officeooo:paragraph-rsid="0e6500b3" style:font-size-asian="10pt" style:font-size-complex="10pt"/>
    </style:style>
    <style:style style:name="P169" style:family="paragraph" style:parent-style-name="Standard" style:list-style-name="L12">
      <style:paragraph-properties fo:text-align="start" style:justify-single-word="false"/>
      <style:text-properties style:font-name="Ubuntu" fo:font-size="10pt" officeooo:paragraph-rsid="0ea7185d" style:font-size-asian="10pt" style:font-size-complex="10pt"/>
    </style:style>
    <style:style style:name="P170" style:family="paragraph" style:parent-style-name="Standard" style:list-style-name="L12">
      <style:paragraph-properties fo:text-align="start" style:justify-single-word="false"/>
      <style:text-properties style:font-name="Ubuntu" fo:font-size="10pt" officeooo:paragraph-rsid="19111660" style:font-size-asian="10pt" style:font-size-complex="10pt"/>
    </style:style>
    <style:style style:name="P171" style:family="paragraph" style:parent-style-name="Standard" style:list-style-name="L12">
      <style:paragraph-properties fo:text-align="start" style:justify-single-word="false"/>
      <style:text-properties style:font-name="Ubuntu" fo:font-size="10pt" officeooo:paragraph-rsid="176dd628" style:font-size-asian="10pt" style:font-size-complex="10pt"/>
    </style:style>
    <style:style style:name="P172" style:family="paragraph" style:parent-style-name="Standard" style:list-style-name="L12">
      <style:paragraph-properties fo:text-align="start" style:justify-single-word="false"/>
      <style:text-properties style:font-name="Ubuntu" fo:font-size="10pt" officeooo:paragraph-rsid="1770c871" style:font-size-asian="10pt" style:font-size-complex="10pt"/>
    </style:style>
    <style:style style:name="P173" style:family="paragraph" style:parent-style-name="Standard" style:list-style-name="L12">
      <style:paragraph-properties fo:text-align="start" style:justify-single-word="false"/>
      <style:text-properties style:font-name="Ubuntu" fo:font-size="10pt" officeooo:paragraph-rsid="069939a0" style:font-size-asian="10pt" style:font-size-complex="10pt"/>
    </style:style>
    <style:style style:name="P174" style:family="paragraph" style:parent-style-name="Standard" style:list-style-name="L12">
      <style:paragraph-properties fo:text-align="start" style:justify-single-word="false"/>
      <style:text-properties style:font-name="Ubuntu" fo:font-size="10pt" officeooo:paragraph-rsid="17855111" style:font-size-asian="10pt" style:font-size-complex="10pt"/>
    </style:style>
    <style:style style:name="P175" style:family="paragraph" style:parent-style-name="Standard" style:list-style-name="L12">
      <style:paragraph-properties fo:text-align="start" style:justify-single-word="false"/>
      <style:text-properties style:font-name="Ubuntu" fo:font-size="10pt" officeooo:paragraph-rsid="17c304b6" style:font-size-asian="10pt" style:font-size-complex="10pt"/>
    </style:style>
    <style:style style:name="P176" style:family="paragraph" style:parent-style-name="Standard" style:list-style-name="L12">
      <style:paragraph-properties fo:text-align="start" style:justify-single-word="false"/>
      <style:text-properties style:font-name="Ubuntu" fo:font-size="10pt" officeooo:paragraph-rsid="17a1fb42" style:font-size-asian="10pt" style:font-size-complex="10pt"/>
    </style:style>
    <style:style style:name="P177" style:family="paragraph" style:parent-style-name="Standard" style:list-style-name="L12">
      <style:paragraph-properties fo:text-align="start" style:justify-single-word="false"/>
      <style:text-properties style:font-name="Ubuntu" fo:font-size="10pt" officeooo:paragraph-rsid="10092721" style:font-size-asian="10pt" style:font-size-complex="10pt"/>
    </style:style>
    <style:style style:name="P178" style:family="paragraph" style:parent-style-name="Standard" style:list-style-name="L12">
      <style:paragraph-properties fo:text-align="start" style:justify-single-word="false"/>
      <style:text-properties style:font-name="Ubuntu" fo:font-size="10pt" officeooo:paragraph-rsid="1010a2f9" style:font-size-asian="10pt" style:font-size-complex="10pt"/>
    </style:style>
    <style:style style:name="P179" style:family="paragraph" style:parent-style-name="Standard" style:list-style-name="L12">
      <style:paragraph-properties fo:text-align="start" style:justify-single-word="false"/>
      <style:text-properties style:font-name="Ubuntu" fo:font-size="10pt" officeooo:paragraph-rsid="10292c89" style:font-size-asian="10pt" style:font-size-complex="10pt"/>
    </style:style>
    <style:style style:name="P180" style:family="paragraph" style:parent-style-name="Standard" style:list-style-name="L12">
      <style:paragraph-properties fo:text-align="start" style:justify-single-word="false"/>
      <style:text-properties style:font-name="Ubuntu" fo:font-size="10pt" officeooo:paragraph-rsid="184a3d8f" style:font-size-asian="10pt" style:font-size-complex="10pt"/>
    </style:style>
    <style:style style:name="P181" style:family="paragraph" style:parent-style-name="Standard" style:list-style-name="L12">
      <style:paragraph-properties fo:text-align="start" style:justify-single-word="false"/>
      <style:text-properties style:font-name="Ubuntu" fo:font-size="10pt" officeooo:paragraph-rsid="0ba68755" style:font-size-asian="10pt" style:font-size-complex="10pt"/>
    </style:style>
    <style:style style:name="P182" style:family="paragraph" style:parent-style-name="Standard" style:list-style-name="L12">
      <style:paragraph-properties fo:text-align="start" style:justify-single-word="false"/>
      <style:text-properties style:font-name="Ubuntu" fo:font-size="10pt" officeooo:paragraph-rsid="0bacb041" style:font-size-asian="10pt" style:font-size-complex="10pt"/>
    </style:style>
    <style:style style:name="P183" style:family="paragraph" style:parent-style-name="Standard" style:list-style-name="L12">
      <style:paragraph-properties fo:text-align="start" style:justify-single-word="false"/>
      <style:text-properties style:font-name="Ubuntu" fo:font-size="10pt" officeooo:paragraph-rsid="0dfdd84d" style:font-size-asian="10pt" style:font-size-complex="10pt"/>
    </style:style>
    <style:style style:name="P184" style:family="paragraph" style:parent-style-name="Standard" style:list-style-name="L13">
      <style:paragraph-properties fo:text-align="start" style:justify-single-word="false"/>
      <style:text-properties style:font-name="Ubuntu" fo:font-size="10pt" officeooo:paragraph-rsid="18e2b759" style:font-size-asian="10pt" style:font-size-complex="10pt"/>
    </style:style>
    <style:style style:name="P185" style:family="paragraph" style:parent-style-name="Standard" style:list-style-name="L14">
      <style:paragraph-properties fo:text-align="start" style:justify-single-word="false"/>
      <style:text-properties style:font-name="Ubuntu" fo:font-size="10pt" officeooo:paragraph-rsid="15aabe2a" style:font-size-asian="10pt" style:font-size-complex="10pt"/>
    </style:style>
    <style:style style:name="P186" style:family="paragraph" style:parent-style-name="Standard" style:list-style-name="L14">
      <style:paragraph-properties fo:text-align="start" style:justify-single-word="false"/>
      <style:text-properties style:font-name="Ubuntu" fo:font-size="10pt" officeooo:paragraph-rsid="15aa34d4" style:font-size-asian="10pt" style:font-size-complex="10pt"/>
    </style:style>
    <style:style style:name="P187" style:family="paragraph" style:parent-style-name="Standard" style:list-style-name="L14">
      <style:paragraph-properties fo:text-align="start" style:justify-single-word="false"/>
      <style:text-properties style:font-name="Ubuntu" fo:font-size="10pt" officeooo:paragraph-rsid="156a9bee" style:font-size-asian="10pt" style:font-size-complex="10pt"/>
    </style:style>
    <style:style style:name="P188" style:family="paragraph" style:parent-style-name="Standard" style:list-style-name="L14">
      <style:paragraph-properties fo:text-align="start" style:justify-single-word="false"/>
      <style:text-properties style:font-name="Ubuntu" fo:font-size="10pt" officeooo:paragraph-rsid="1291982d" style:font-size-asian="10pt" style:font-size-complex="10pt"/>
    </style:style>
    <style:style style:name="P189" style:family="paragraph" style:parent-style-name="Standard" style:list-style-name="L14">
      <style:paragraph-properties fo:text-align="start" style:justify-single-word="false"/>
      <style:text-properties style:font-name="Ubuntu" fo:font-size="10pt" officeooo:paragraph-rsid="160fdf85" style:font-size-asian="10pt" style:font-size-complex="10pt"/>
    </style:style>
    <style:style style:name="P190" style:family="paragraph" style:parent-style-name="Standard" style:list-style-name="L15">
      <style:paragraph-properties fo:text-align="start" style:justify-single-word="false"/>
      <style:text-properties style:font-name="Ubuntu" fo:font-size="10pt" officeooo:paragraph-rsid="12034c93" style:font-size-asian="10pt" style:font-size-complex="10pt"/>
    </style:style>
    <style:style style:name="P191" style:family="paragraph" style:parent-style-name="Standard" style:list-style-name="L15">
      <style:paragraph-properties fo:text-align="start" style:justify-single-word="false"/>
      <style:text-properties style:font-name="Ubuntu" fo:font-size="10pt" officeooo:paragraph-rsid="168192aa" style:font-size-asian="10pt" style:font-size-complex="10pt"/>
    </style:style>
    <style:style style:name="P192" style:family="paragraph" style:parent-style-name="Standard" style:list-style-name="L15">
      <style:paragraph-properties fo:text-align="start" style:justify-single-word="false"/>
      <style:text-properties style:font-name="Ubuntu" fo:font-size="10pt" officeooo:paragraph-rsid="16b14a3e" style:font-size-asian="10pt" style:font-size-complex="10pt"/>
    </style:style>
    <style:style style:name="P193" style:family="paragraph" style:parent-style-name="Standard" style:list-style-name="L16">
      <style:paragraph-properties fo:text-align="start" style:justify-single-word="false"/>
      <style:text-properties style:font-name="Ubuntu" fo:font-size="10pt" officeooo:paragraph-rsid="19138e3a" style:font-size-asian="10pt" style:font-size-complex="10pt"/>
    </style:style>
    <style:style style:name="P194" style:family="paragraph" style:parent-style-name="Standard" style:list-style-name="L17">
      <style:paragraph-properties fo:text-align="start" style:justify-single-word="false"/>
      <style:text-properties style:font-name="Ubuntu" fo:font-size="10pt" officeooo:paragraph-rsid="0dace5a1" style:font-size-asian="10pt" style:font-size-complex="10pt"/>
    </style:style>
    <style:style style:name="P195" style:family="paragraph" style:parent-style-name="Standard" style:list-style-name="L17">
      <style:paragraph-properties fo:text-align="start" style:justify-single-word="false"/>
      <style:text-properties style:font-name="Ubuntu" fo:font-size="10pt" officeooo:paragraph-rsid="176c99f7" style:font-size-asian="10pt" style:font-size-complex="10pt"/>
    </style:style>
    <style:style style:name="P196" style:family="paragraph" style:parent-style-name="Standard" style:list-style-name="L17">
      <style:paragraph-properties fo:text-align="start" style:justify-single-word="false"/>
      <style:text-properties style:font-name="Ubuntu" fo:font-size="10pt" officeooo:paragraph-rsid="078da77f" style:font-size-asian="10pt" style:font-size-complex="10pt"/>
    </style:style>
    <style:style style:name="P197" style:family="paragraph" style:parent-style-name="Standard" style:list-style-name="L18">
      <style:paragraph-properties fo:text-align="start" style:justify-single-word="false"/>
      <style:text-properties style:font-name="Ubuntu" fo:font-size="10pt" officeooo:paragraph-rsid="1033f2a5" style:font-size-asian="10pt" style:font-size-complex="10pt"/>
    </style:style>
    <style:style style:name="P198" style:family="paragraph" style:parent-style-name="Standard" style:list-style-name="L18">
      <style:paragraph-properties fo:text-align="start" style:justify-single-word="false"/>
      <style:text-properties style:font-name="Ubuntu" fo:font-size="10pt" officeooo:paragraph-rsid="10419de8" style:font-size-asian="10pt" style:font-size-complex="10pt"/>
    </style:style>
    <style:style style:name="P199" style:family="paragraph" style:parent-style-name="Standard" style:list-style-name="L18">
      <style:paragraph-properties fo:text-align="start" style:justify-single-word="false"/>
      <style:text-properties style:font-name="Ubuntu" fo:font-size="10pt" officeooo:paragraph-rsid="1052a198" style:font-size-asian="10pt" style:font-size-complex="10pt"/>
    </style:style>
    <style:style style:name="P200" style:family="paragraph" style:parent-style-name="Standard" style:list-style-name="L19">
      <style:paragraph-properties fo:text-align="start" style:justify-single-word="false"/>
      <style:text-properties style:font-name="Ubuntu" fo:font-size="10pt" officeooo:paragraph-rsid="10543db1" style:font-size-asian="10pt" style:font-size-complex="10pt"/>
    </style:style>
    <style:style style:name="P201" style:family="paragraph" style:parent-style-name="Standard" style:list-style-name="L20">
      <style:paragraph-properties fo:text-align="start" style:justify-single-word="false"/>
      <style:text-properties style:font-name="Ubuntu" fo:font-size="10pt" officeooo:paragraph-rsid="116de534" style:font-size-asian="10pt" style:font-size-complex="10pt"/>
    </style:style>
    <style:style style:name="P202" style:family="paragraph" style:parent-style-name="Standard" style:list-style-name="L21">
      <style:paragraph-properties fo:text-align="start" style:justify-single-word="false"/>
      <style:text-properties style:font-name="Ubuntu" fo:font-size="10pt" officeooo:paragraph-rsid="0fdd9907" style:font-size-asian="10pt" style:font-size-complex="10pt"/>
    </style:style>
    <style:style style:name="P203" style:family="paragraph" style:parent-style-name="Standard" style:list-style-name="L21">
      <style:paragraph-properties fo:text-align="start" style:justify-single-word="false"/>
      <style:text-properties style:font-name="Ubuntu" fo:font-size="10pt" officeooo:paragraph-rsid="069939a0" style:font-size-asian="10pt" style:font-size-complex="10pt"/>
    </style:style>
    <style:style style:name="P204" style:family="paragraph" style:parent-style-name="Standard" style:list-style-name="L20">
      <style:paragraph-properties fo:text-align="start" style:justify-single-word="false"/>
      <style:text-properties style:font-name="Ubuntu" fo:font-size="10pt" officeooo:rsid="1057a8dc" officeooo:paragraph-rsid="1057a8dc" style:font-size-asian="10pt" style:font-size-complex="10pt"/>
    </style:style>
    <style:style style:name="P205" style:family="paragraph" style:parent-style-name="Standard" style:list-style-name="L20">
      <style:paragraph-properties fo:text-align="start" style:justify-single-word="false"/>
      <style:text-properties style:font-name="Ubuntu" fo:font-size="10pt" officeooo:rsid="105c3e37" officeooo:paragraph-rsid="105c3e37" style:font-size-asian="10pt" style:font-size-complex="10pt"/>
    </style:style>
    <style:style style:name="P206" style:family="paragraph" style:parent-style-name="Standard" style:list-style-name="L12">
      <style:paragraph-properties fo:text-align="start" style:justify-single-word="false"/>
      <style:text-properties style:font-name="Ubuntu" fo:font-size="10pt" officeooo:rsid="105c3e37" officeooo:paragraph-rsid="192ef1c0" style:font-size-asian="10pt" style:font-size-complex="10pt"/>
    </style:style>
    <style:style style:name="P207" style:family="paragraph" style:parent-style-name="Standard" style:list-style-name="L12">
      <style:paragraph-properties fo:text-align="start" style:justify-single-word="false"/>
      <style:text-properties style:font-name="Ubuntu" fo:font-size="10pt" officeooo:rsid="0dd05e1f" officeooo:paragraph-rsid="0dfdd84d" style:font-size-asian="10pt" style:font-size-complex="10pt"/>
    </style:style>
    <style:style style:name="P208" style:family="paragraph" style:parent-style-name="Standard" style:list-style-name="L12">
      <style:paragraph-properties fo:text-align="start" style:justify-single-word="false"/>
      <style:text-properties style:font-name="Ubuntu" fo:font-size="10pt" officeooo:paragraph-rsid="11810bfc"/>
    </style:style>
    <style:style style:name="P209" style:family="paragraph" style:parent-style-name="Standard" style:list-style-name="L12">
      <style:paragraph-properties fo:text-align="start" style:justify-single-word="false"/>
      <style:text-properties style:font-name="Ubuntu" fo:font-size="10pt" fo:font-weight="bold" officeooo:rsid="1936c30d" officeooo:paragraph-rsid="1936c30d" style:font-size-asian="10pt" style:font-weight-asian="bold" style:font-size-complex="10pt" style:font-weight-complex="bold"/>
    </style:style>
    <style:style style:name="P210" style:family="paragraph" style:parent-style-name="Standard">
      <style:paragraph-properties fo:text-align="center" style:justify-single-word="false"/>
      <style:text-properties style:font-name="Ubuntu" fo:font-size="10pt" officeooo:paragraph-rsid="11f7a405" style:font-size-asian="12pt" style:font-size-complex="12pt"/>
    </style:style>
    <style:style style:name="P211"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08cfd7c0" officeooo:paragraph-rsid="136a75dd" style:font-size-asian="10pt" style:font-weight-asian="bold" style:font-size-complex="10pt" style:font-weight-complex="bold"/>
    </style:style>
    <style:style style:name="P212"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08cfd7c0" officeooo:paragraph-rsid="13f05434" style:font-size-asian="10pt" style:font-weight-asian="bold" style:font-size-complex="10pt" style:font-weight-complex="bold"/>
    </style:style>
    <style:style style:name="P213"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08cfd7c0" officeooo:paragraph-rsid="140ebe82" style:font-size-asian="10pt" style:font-weight-asian="bold" style:font-size-complex="10pt" style:font-weight-complex="bold"/>
    </style:style>
    <style:style style:name="P214"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2b2986a" officeooo:paragraph-rsid="136b2754" style:font-size-asian="10pt" style:font-weight-asian="bold" style:font-size-complex="10pt" style:font-weight-complex="bold"/>
    </style:style>
    <style:style style:name="P215"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c095ec" officeooo:paragraph-rsid="15c095ec" style:font-size-asian="10pt" style:font-weight-asian="bold" style:font-size-complex="10pt" style:font-weight-complex="bold"/>
    </style:style>
    <style:style style:name="P216"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374cde2" officeooo:paragraph-rsid="1374cde2" style:font-size-asian="10pt" style:font-weight-asian="bold" style:font-size-complex="10pt" style:font-weight-complex="bold"/>
    </style:style>
    <style:style style:name="P217"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374cde2" officeooo:paragraph-rsid="13a94bb7" style:font-size-asian="10pt" style:font-weight-asian="bold" style:font-size-complex="10pt" style:font-weight-complex="bold"/>
    </style:style>
    <style:style style:name="P218"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374cde2" officeooo:paragraph-rsid="140552e7" style:font-size-asian="10pt" style:font-weight-asian="bold" style:font-size-complex="10pt" style:font-weight-complex="bold"/>
    </style:style>
    <style:style style:name="P219"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374cde2" officeooo:paragraph-rsid="140ebe82" style:font-size-asian="10pt" style:font-weight-asian="bold" style:font-size-complex="10pt" style:font-weight-complex="bold"/>
    </style:style>
    <style:style style:name="P220"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c19bdf" officeooo:paragraph-rsid="15c19bdf" style:font-size-asian="10pt" style:font-weight-asian="bold" style:font-size-complex="10pt" style:font-weight-complex="bold"/>
    </style:style>
    <style:style style:name="P221"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c19bdf" officeooo:paragraph-rsid="15cf1dee" style:font-size-asian="10pt" style:font-weight-asian="bold" style:font-size-complex="10pt" style:font-weight-complex="bold"/>
    </style:style>
    <style:style style:name="P222"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c19bdf" officeooo:paragraph-rsid="15d2032b" style:font-size-asian="10pt" style:font-weight-asian="bold" style:font-size-complex="10pt" style:font-weight-complex="bold"/>
    </style:style>
    <style:style style:name="P223"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c19bdf" officeooo:paragraph-rsid="15d28f28" style:font-size-asian="10pt" style:font-weight-asian="bold" style:font-size-complex="10pt" style:font-weight-complex="bold"/>
    </style:style>
    <style:style style:name="P224"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3ec434a" officeooo:paragraph-rsid="13ec434a" style:font-size-asian="10pt" style:font-weight-asian="bold" style:font-size-complex="10pt" style:font-weight-complex="bold"/>
    </style:style>
    <style:style style:name="P225"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3ec434a" officeooo:paragraph-rsid="140ebe82" style:font-size-asian="10pt" style:font-weight-asian="bold" style:font-size-complex="10pt" style:font-weight-complex="bold"/>
    </style:style>
    <style:style style:name="P226"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166982" officeooo:paragraph-rsid="14166982" style:font-size-asian="10pt" style:font-weight-asian="bold" style:font-size-complex="10pt" style:font-weight-complex="bold"/>
    </style:style>
    <style:style style:name="P227"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3f3795" officeooo:paragraph-rsid="143f3795" style:font-size-asian="10pt" style:font-weight-asian="bold" style:font-size-complex="10pt" style:font-weight-complex="bold"/>
    </style:style>
    <style:style style:name="P228"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d952ec" officeooo:paragraph-rsid="15d952ec" style:font-size-asian="10pt" style:font-weight-asian="bold" style:font-size-complex="10pt" style:font-weight-complex="bold"/>
    </style:style>
    <style:style style:name="P229"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4222bb" officeooo:paragraph-rsid="144222bb" style:font-size-asian="10pt" style:font-weight-asian="bold" style:font-size-complex="10pt" style:font-weight-complex="bold"/>
    </style:style>
    <style:style style:name="P230"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7e5f5c" officeooo:paragraph-rsid="147e5f5c" style:font-size-asian="10pt" style:font-weight-asian="bold" style:font-size-complex="10pt" style:font-weight-complex="bold"/>
    </style:style>
    <style:style style:name="P231"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e3a94e" officeooo:paragraph-rsid="15e3a94e" style:font-size-asian="10pt" style:font-weight-asian="bold" style:font-size-complex="10pt" style:font-weight-complex="bold"/>
    </style:style>
    <style:style style:name="P232"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aaf65f" officeooo:paragraph-rsid="14aaf65f" style:font-size-asian="10pt" style:font-weight-asian="bold" style:font-size-complex="10pt" style:font-weight-complex="bold"/>
    </style:style>
    <style:style style:name="P233"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aaf65f" officeooo:paragraph-rsid="150a2e20" style:font-size-asian="10pt" style:font-weight-asian="bold" style:font-size-complex="10pt" style:font-weight-complex="bold"/>
    </style:style>
    <style:style style:name="P234"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aaf65f" officeooo:paragraph-rsid="14ef8cb4" style:font-size-asian="10pt" style:font-weight-asian="bold" style:font-size-complex="10pt" style:font-weight-complex="bold"/>
    </style:style>
    <style:style style:name="P235"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bcf7ef" officeooo:paragraph-rsid="14bcf7ef" style:font-size-asian="10pt" style:font-weight-asian="bold" style:font-size-complex="10pt" style:font-weight-complex="bold"/>
    </style:style>
    <style:style style:name="P236"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bcf7ef" officeooo:paragraph-rsid="150a2e20" style:font-size-asian="10pt" style:font-weight-asian="bold" style:font-size-complex="10pt" style:font-weight-complex="bold"/>
    </style:style>
    <style:style style:name="P237"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bcf7ef" officeooo:paragraph-rsid="14ef8cb4" style:font-size-asian="10pt" style:font-weight-asian="bold" style:font-size-complex="10pt" style:font-weight-complex="bold"/>
    </style:style>
    <style:style style:name="P238"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c789e2" officeooo:paragraph-rsid="14c789e2" style:font-size-asian="10pt" style:font-weight-asian="bold" style:font-size-complex="10pt" style:font-weight-complex="bold"/>
    </style:style>
    <style:style style:name="P239"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c789e2" officeooo:paragraph-rsid="150a2e20" style:font-size-asian="10pt" style:font-weight-asian="bold" style:font-size-complex="10pt" style:font-weight-complex="bold"/>
    </style:style>
    <style:style style:name="P240"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4c789e2" officeooo:paragraph-rsid="14ef8cb4" style:font-size-asian="10pt" style:font-weight-asian="bold" style:font-size-complex="10pt" style:font-weight-complex="bold"/>
    </style:style>
    <style:style style:name="P241"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e63e8e" officeooo:paragraph-rsid="15e63e8e" style:font-size-asian="10pt" style:font-weight-asian="bold" style:font-size-complex="10pt" style:font-weight-complex="bold"/>
    </style:style>
    <style:style style:name="P242"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ed8a65" officeooo:paragraph-rsid="15ed8a65" style:font-size-asian="10pt" style:font-weight-asian="bold" style:font-size-complex="10pt" style:font-weight-complex="bold"/>
    </style:style>
    <style:style style:name="P243"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f59eba" officeooo:paragraph-rsid="15f59eba" style:font-size-asian="10pt" style:font-weight-asian="bold" style:font-size-complex="10pt" style:font-weight-complex="bold"/>
    </style:style>
    <style:style style:name="P244"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29ed74" officeooo:paragraph-rsid="1291982d" style:font-size-asian="10pt" style:font-weight-asian="bold" style:font-size-complex="10pt" style:font-weight-complex="bold"/>
    </style:style>
    <style:style style:name="P245"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29ed74" officeooo:paragraph-rsid="1588fcf8" style:font-size-asian="10pt" style:font-weight-asian="bold" style:font-size-complex="10pt" style:font-weight-complex="bold"/>
    </style:style>
    <style:style style:name="P246"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5400fb3" officeooo:paragraph-rsid="15400fb3" style:font-size-asian="10pt" style:font-weight-asian="bold" style:font-size-complex="10pt" style:font-weight-complex="bold"/>
    </style:style>
    <style:style style:name="P247"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6032334" officeooo:paragraph-rsid="16032334" style:font-size-asian="10pt" style:font-weight-asian="bold" style:font-size-complex="10pt" style:font-weight-complex="bold"/>
    </style:style>
    <style:style style:name="P248" style:family="paragraph" style:parent-style-name="Standard" style:list-style-name="L14">
      <style:paragraph-properties fo:text-align="start" style:justify-single-word="false"/>
      <style:text-properties style:font-name="Ubuntu" fo:font-size="8pt" fo:language="fr" fo:country="FR" style:text-underline-style="none" fo:font-weight="bold" officeooo:rsid="15a148d1" officeooo:paragraph-rsid="15a148d1" style:font-size-asian="10pt" style:font-weight-asian="bold" style:font-size-complex="10pt" style:font-weight-complex="bold"/>
    </style:style>
    <style:style style:name="P249"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d5d759" officeooo:paragraph-rsid="17d5d759" style:font-size-asian="10pt" style:font-weight-asian="bold" style:font-size-complex="10pt" style:font-weight-complex="bold"/>
    </style:style>
    <style:style style:name="P250"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6c0ce01" officeooo:paragraph-rsid="16c0ce01" style:font-size-asian="10pt" style:font-weight-asian="bold" style:font-size-complex="10pt" style:font-weight-complex="bold"/>
    </style:style>
    <style:style style:name="P251"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49eb68" officeooo:paragraph-rsid="1749eb68" style:font-size-asian="10pt" style:font-weight-asian="bold" style:font-size-complex="10pt" style:font-weight-complex="bold"/>
    </style:style>
    <style:style style:name="P252" style:family="paragraph" style:parent-style-name="Standard" style:list-style-name="L17">
      <style:paragraph-properties fo:text-align="start" style:justify-single-word="false"/>
      <style:text-properties style:font-name="Ubuntu" fo:font-size="8pt" fo:language="fr" fo:country="FR" style:text-underline-style="none" fo:font-weight="bold" officeooo:rsid="174d97a5" officeooo:paragraph-rsid="174d97a5" style:font-size-asian="10pt" style:font-weight-asian="bold" style:font-size-complex="10pt" style:font-weight-complex="bold"/>
    </style:style>
    <style:style style:name="P253" style:family="paragraph" style:parent-style-name="Standard">
      <style:paragraph-properties fo:text-align="start" style:justify-single-word="false"/>
      <style:text-properties style:font-name="Ubuntu" fo:font-size="8pt" fo:language="fr" fo:country="FR" style:text-underline-style="none" fo:font-weight="bold" officeooo:rsid="174d97a5" officeooo:paragraph-rsid="1749eb68" style:font-size-asian="10pt" style:font-weight-asian="bold" style:font-size-complex="10pt" style:font-weight-complex="bold"/>
    </style:style>
    <style:style style:name="P254"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76f93c" officeooo:paragraph-rsid="1776f93c" style:font-size-asian="10pt" style:font-weight-asian="bold" style:font-size-complex="10pt" style:font-weight-complex="bold"/>
    </style:style>
    <style:style style:name="P255"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83f3b7" officeooo:paragraph-rsid="1783f3b7" style:font-size-asian="10pt" style:font-weight-asian="bold" style:font-size-complex="10pt" style:font-weight-complex="bold"/>
    </style:style>
    <style:style style:name="P256"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80d429" officeooo:paragraph-rsid="1780d429" style:font-size-asian="10pt" style:font-weight-asian="bold" style:font-size-complex="10pt" style:font-weight-complex="bold"/>
    </style:style>
    <style:style style:name="P257"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b2c81f" officeooo:paragraph-rsid="17b2c81f" style:font-size-asian="10pt" style:font-weight-asian="bold" style:font-size-complex="10pt" style:font-weight-complex="bold"/>
    </style:style>
    <style:style style:name="P258"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98c609" officeooo:paragraph-rsid="1798c609" style:font-size-asian="10pt" style:font-weight-asian="bold" style:font-size-complex="10pt" style:font-weight-complex="bold"/>
    </style:style>
    <style:style style:name="P259"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098c118a" officeooo:paragraph-rsid="153b61f3" fo:background-color="transparent" style:font-size-asian="10pt" style:font-weight-asian="bold" style:font-size-complex="10pt" style:font-weight-complex="bold"/>
    </style:style>
    <style:style style:name="P260" style:family="paragraph" style:parent-style-name="Standard" style:list-style-name="L14">
      <style:paragraph-properties fo:text-align="start" style:justify-single-word="false"/>
      <style:text-properties style:font-name="Ubuntu" fo:font-size="8pt" fo:language="fr" fo:country="FR" style:text-underline-style="none" fo:font-weight="bold" officeooo:rsid="160c747e" officeooo:paragraph-rsid="160c747e" fo:background-color="transparent" style:font-size-asian="10pt" style:font-weight-asian="bold" style:font-size-complex="10pt" style:font-weight-complex="bold"/>
    </style:style>
    <style:style style:name="P261"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cb56f2" officeooo:paragraph-rsid="17cb56f2" fo:background-color="transparent" style:font-size-asian="10pt" style:font-weight-asian="bold" style:font-size-complex="10pt" style:font-weight-complex="bold"/>
    </style:style>
    <style:style style:name="P262"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d0b079" officeooo:paragraph-rsid="17d0b079" fo:background-color="transparent" style:font-size-asian="10pt" style:font-weight-asian="bold" style:font-size-complex="10pt" style:font-weight-complex="bold"/>
    </style:style>
    <style:style style:name="P263" style:family="paragraph" style:parent-style-name="Standard" style:list-style-name="L12">
      <style:paragraph-properties fo:text-align="start" style:justify-single-word="false"/>
      <style:text-properties style:font-name="Ubuntu" fo:font-size="8pt" fo:language="fr" fo:country="FR" style:text-underline-style="none" fo:font-weight="bold" officeooo:rsid="17d19341" officeooo:paragraph-rsid="17d19341" fo:background-color="transparent" style:font-size-asian="10pt" style:font-weight-asian="bold" style:font-size-complex="10pt" style:font-weight-complex="bold"/>
    </style:style>
    <style:style style:name="P264" style:family="paragraph" style:parent-style-name="Standard">
      <style:paragraph-properties fo:text-align="start" style:justify-single-word="false"/>
      <style:text-properties style:font-name="Ubuntu" fo:font-size="8pt" fo:language="fr" fo:country="FR" style:text-underline-style="none" fo:font-weight="normal" officeooo:rsid="00e80f3a" officeooo:paragraph-rsid="1726ef60" style:font-size-asian="10pt" style:font-weight-asian="normal" style:font-size-complex="10pt" style:font-weight-complex="normal"/>
    </style:style>
    <style:style style:name="P265" style:family="paragraph" style:parent-style-name="Standard">
      <style:paragraph-properties fo:text-align="start" style:justify-single-word="false"/>
      <style:text-properties style:font-name="Ubuntu" fo:font-size="8pt" fo:language="fr" fo:country="FR" style:text-underline-style="none" fo:font-weight="normal" officeooo:rsid="138fa1b2" officeooo:paragraph-rsid="140552e7" style:font-size-asian="10pt" style:font-weight-asian="normal" style:font-size-complex="10pt" style:font-weight-complex="normal"/>
    </style:style>
    <style:style style:name="P266" style:family="paragraph" style:parent-style-name="Standard">
      <style:paragraph-properties fo:text-align="start" style:justify-single-word="false"/>
      <style:text-properties style:font-name="Ubuntu" fo:font-size="8pt" fo:language="fr" fo:country="FR" style:text-underline-style="none" fo:font-weight="normal" officeooo:rsid="138fa1b2" officeooo:paragraph-rsid="139f4faf" style:font-size-asian="10pt" style:font-weight-asian="normal" style:font-size-complex="10pt" style:font-weight-complex="normal"/>
    </style:style>
    <style:style style:name="P267" style:family="paragraph" style:parent-style-name="Standard">
      <style:paragraph-properties fo:text-align="start" style:justify-single-word="false"/>
      <style:text-properties style:font-name="Ubuntu" fo:font-size="8pt" fo:language="fr" fo:country="FR" style:text-underline-style="none" fo:font-weight="normal" officeooo:rsid="1358a206" officeooo:paragraph-rsid="18c395d2" style:font-size-asian="10pt" style:font-weight-asian="normal" style:font-size-complex="10pt" style:font-weight-complex="normal"/>
    </style:style>
    <style:style style:name="P268" style:family="paragraph" style:parent-style-name="Standard">
      <style:paragraph-properties fo:text-align="start" style:justify-single-word="false"/>
      <style:text-properties style:font-name="Ubuntu" fo:font-size="8pt" fo:language="fr" fo:country="FR" style:text-underline-style="none" officeooo:rsid="07e0e288" officeooo:paragraph-rsid="140552e7" style:font-size-asian="10pt" style:font-size-complex="10pt"/>
    </style:style>
    <style:style style:name="P269" style:family="paragraph" style:parent-style-name="Standard">
      <style:paragraph-properties fo:text-align="start" style:justify-single-word="false"/>
      <style:text-properties style:font-name="Ubuntu" fo:font-size="8pt" fo:language="fr" fo:country="FR" style:text-underline-style="none" officeooo:rsid="07e0e288" officeooo:paragraph-rsid="13a10dc6" style:font-size-asian="10pt" style:font-size-complex="10pt"/>
    </style:style>
    <style:style style:name="P270" style:family="paragraph" style:parent-style-name="Standard">
      <style:paragraph-properties fo:text-align="start" style:justify-single-word="false"/>
      <style:text-properties style:font-name="Ubuntu" fo:font-size="8pt" fo:language="fr" fo:country="FR" style:text-underline-style="none" officeooo:rsid="07e0e288" officeooo:paragraph-rsid="0ad3a8e9" style:font-size-asian="10pt" style:font-size-complex="10pt"/>
    </style:style>
    <style:style style:name="P271" style:family="paragraph" style:parent-style-name="Standard">
      <style:paragraph-properties fo:text-align="start" style:justify-single-word="false"/>
      <style:text-properties style:font-name="Ubuntu" fo:font-size="8pt" fo:language="fr" fo:country="FR" style:text-underline-style="none" officeooo:rsid="07e1914a" officeooo:paragraph-rsid="136b2754" style:font-size-asian="10pt" style:font-size-complex="10pt"/>
    </style:style>
    <style:style style:name="P272" style:family="paragraph" style:parent-style-name="Standard" style:list-style-name="L12">
      <style:paragraph-properties fo:text-align="start" style:justify-single-word="false"/>
      <style:text-properties style:font-name="Ubuntu" fo:font-size="8pt" fo:language="fr" fo:country="FR" officeooo:rsid="15c17163" officeooo:paragraph-rsid="15c17163" style:font-size-asian="10pt" style:font-size-complex="10pt"/>
    </style:style>
    <style:style style:name="P273" style:family="paragraph" style:parent-style-name="Standard" style:list-style-name="L12">
      <style:paragraph-properties fo:text-align="start" style:justify-single-word="false"/>
      <style:text-properties style:font-name="Ubuntu" fo:font-size="8pt" fo:language="fr" fo:country="FR" officeooo:rsid="13a10dc6" officeooo:paragraph-rsid="13a10dc6" style:font-size-asian="10pt" style:font-size-complex="10pt"/>
    </style:style>
    <style:style style:name="P274" style:family="paragraph" style:parent-style-name="Standard" style:list-style-name="L12">
      <style:paragraph-properties fo:text-align="start" style:justify-single-word="false"/>
      <style:text-properties style:font-name="Ubuntu" fo:font-size="8pt" fo:language="fr" fo:country="FR" officeooo:rsid="14585155" officeooo:paragraph-rsid="14589fb9" style:font-size-asian="10pt" style:font-size-complex="10pt"/>
    </style:style>
    <style:style style:name="P275" style:family="paragraph" style:parent-style-name="Standard" style:list-style-name="L14">
      <style:paragraph-properties fo:text-align="start" style:justify-single-word="false"/>
      <style:text-properties style:font-name="Ubuntu" fo:font-size="8pt" fo:language="fr" fo:country="FR" officeooo:rsid="099578f1" officeooo:paragraph-rsid="1291982d" style:font-size-asian="10pt" style:font-size-complex="10pt"/>
    </style:style>
    <style:style style:name="P276" style:family="paragraph" style:parent-style-name="Standard" style:list-style-name="L12">
      <style:paragraph-properties fo:text-align="start" style:justify-single-word="false"/>
      <style:text-properties style:font-name="Ubuntu" fo:font-size="8pt" fo:language="fr" fo:country="FR" officeooo:rsid="0e633bfc" officeooo:paragraph-rsid="0e633bfc" style:font-size-asian="10pt" style:font-size-complex="10pt"/>
    </style:style>
    <style:style style:name="P277" style:family="paragraph" style:parent-style-name="Standard">
      <style:paragraph-properties fo:text-align="start" style:justify-single-word="false"/>
      <style:text-properties style:font-name="Ubuntu" fo:font-size="8pt" fo:language="fr" fo:country="FR" officeooo:rsid="0e633bfc" officeooo:paragraph-rsid="0e633bfc" style:font-size-asian="10pt" style:font-size-complex="10pt"/>
    </style:style>
    <style:style style:name="P278" style:family="paragraph" style:parent-style-name="Standard" style:list-style-name="L12">
      <style:paragraph-properties fo:text-align="start" style:justify-single-word="false"/>
      <style:text-properties style:font-name="Ubuntu" fo:font-size="8pt" fo:language="fr" fo:country="FR" officeooo:rsid="102e5afc" officeooo:paragraph-rsid="1033f2a5" style:font-size-asian="10pt" style:font-size-complex="10pt"/>
    </style:style>
    <style:style style:name="P279" style:family="paragraph" style:parent-style-name="Standard" style:list-style-name="L12">
      <style:paragraph-properties fo:text-align="start" style:justify-single-word="false"/>
      <style:text-properties style:font-name="Ubuntu" fo:font-size="8pt" fo:language="fr" fo:country="FR" officeooo:rsid="02181c44" officeooo:paragraph-rsid="069939a0" style:font-size-asian="10pt" style:font-size-complex="10pt"/>
    </style:style>
    <style:style style:name="P280" style:family="paragraph" style:parent-style-name="Standard">
      <style:paragraph-properties fo:text-align="start" style:justify-single-word="false"/>
      <style:text-properties style:font-name="Ubuntu" fo:font-size="8pt" fo:language="fr" fo:country="FR" officeooo:rsid="02181c44" officeooo:paragraph-rsid="069939a0" style:font-size-asian="10pt" style:font-size-complex="10pt"/>
    </style:style>
    <style:style style:name="P281" style:family="paragraph" style:parent-style-name="Standard" style:list-style-name="L12">
      <style:paragraph-properties fo:text-align="start" style:justify-single-word="false"/>
      <style:text-properties style:font-name="Ubuntu" fo:font-size="8pt" fo:language="fr" fo:country="FR" officeooo:rsid="04d20f11" officeooo:paragraph-rsid="069939a0" style:font-size-asian="10pt" style:font-size-complex="10pt"/>
    </style:style>
    <style:style style:name="P282" style:family="paragraph" style:parent-style-name="Standard" style:list-style-name="L12">
      <style:paragraph-properties fo:text-align="start" style:justify-single-word="false"/>
      <style:text-properties style:font-name="Ubuntu" fo:font-size="8pt" fo:language="fr" fo:country="FR" officeooo:rsid="04d21d0e" officeooo:paragraph-rsid="069939a0" style:font-size-asian="10pt" style:font-size-complex="10pt"/>
    </style:style>
    <style:style style:name="P283" style:family="paragraph" style:parent-style-name="Standard">
      <style:paragraph-properties fo:text-align="start" style:justify-single-word="false"/>
      <style:text-properties style:font-name="Ubuntu" fo:font-size="8pt" fo:language="fr" fo:country="FR" officeooo:rsid="04d21d0e" officeooo:paragraph-rsid="069939a0" style:font-size-asian="10pt" style:font-size-complex="10pt"/>
    </style:style>
    <style:style style:name="P284" style:family="paragraph" style:parent-style-name="Standard">
      <style:paragraph-properties fo:text-align="start" style:justify-single-word="false"/>
      <style:text-properties style:font-name="Ubuntu" fo:font-size="8pt" fo:language="fr" fo:country="FR" officeooo:rsid="0c347076" officeooo:paragraph-rsid="069939a0" style:font-size-asian="10pt" style:font-size-complex="10pt"/>
    </style:style>
    <style:style style:name="P285" style:family="paragraph" style:parent-style-name="Standard">
      <style:paragraph-properties fo:text-align="start" style:justify-single-word="false"/>
      <style:text-properties style:font-name="Ubuntu" fo:font-size="8pt" fo:language="fr" fo:country="FR" officeooo:rsid="0c347076" officeooo:paragraph-rsid="0be8669c" style:font-size-asian="10pt" style:font-size-complex="10pt"/>
    </style:style>
    <style:style style:name="P286" style:family="paragraph" style:parent-style-name="Standard">
      <style:paragraph-properties fo:text-align="start" style:justify-single-word="false"/>
      <style:text-properties style:font-name="Ubuntu" fo:font-size="8pt" fo:language="fr" fo:country="FR" officeooo:rsid="04ec6885" officeooo:paragraph-rsid="069939a0" style:font-size-asian="10pt" style:font-size-complex="10pt"/>
    </style:style>
    <style:style style:name="P287" style:family="paragraph" style:parent-style-name="Standard">
      <style:paragraph-properties fo:text-align="start" style:justify-single-word="false"/>
      <style:text-properties style:font-name="Ubuntu" fo:font-size="8pt" fo:language="fr" fo:country="FR" officeooo:rsid="015d8b8c" officeooo:paragraph-rsid="184a3d8f" style:font-size-asian="10pt" style:font-size-complex="10pt"/>
    </style:style>
    <style:style style:name="P288" style:family="paragraph" style:parent-style-name="Standard">
      <style:paragraph-properties fo:text-align="start" style:justify-single-word="false"/>
      <style:text-properties style:font-name="Ubuntu" fo:font-size="8pt" fo:language="fr" fo:country="FR" officeooo:rsid="012e04d1" officeooo:paragraph-rsid="069939a0" style:font-size-asian="10pt" style:font-size-complex="10pt"/>
    </style:style>
    <style:style style:name="P289" style:family="paragraph" style:parent-style-name="Standard">
      <style:paragraph-properties fo:text-align="start" style:justify-single-word="false"/>
      <style:text-properties style:font-name="Ubuntu" fo:font-size="8pt" fo:language="fr" fo:country="FR" officeooo:rsid="0129aebb" officeooo:paragraph-rsid="069939a0" style:font-size-asian="10pt" style:font-size-complex="10pt"/>
    </style:style>
    <style:style style:name="P290" style:family="paragraph" style:parent-style-name="Standard">
      <style:paragraph-properties fo:text-align="start" style:justify-single-word="false"/>
      <style:text-properties style:font-name="Ubuntu" fo:font-size="8pt" fo:language="fr" fo:country="FR" officeooo:rsid="177fcd98" officeooo:paragraph-rsid="177fcd98" style:font-size-asian="10pt" style:font-size-complex="10pt"/>
    </style:style>
    <style:style style:name="P291" style:family="paragraph" style:parent-style-name="Standard">
      <style:paragraph-properties fo:text-align="start" style:justify-single-word="false"/>
      <style:text-properties style:font-name="Ubuntu" fo:font-size="8pt" fo:language="fr" fo:country="FR" officeooo:rsid="0d680fd5" officeooo:paragraph-rsid="0d680fd5" style:font-size-asian="10pt" style:font-size-complex="10pt"/>
    </style:style>
    <style:style style:name="P292" style:family="paragraph" style:parent-style-name="Standard">
      <style:paragraph-properties fo:text-align="start" style:justify-single-word="false"/>
      <style:text-properties style:font-name="Ubuntu" fo:font-size="8pt" fo:language="fr" fo:country="FR" officeooo:rsid="1770c871" officeooo:paragraph-rsid="1770c871" style:font-size-asian="10pt" style:font-size-complex="10pt"/>
    </style:style>
    <style:style style:name="P293" style:family="paragraph" style:parent-style-name="Standard">
      <style:paragraph-properties fo:text-align="start" style:justify-single-word="false"/>
      <style:text-properties style:font-name="Ubuntu" fo:font-size="8pt" fo:language="fr" fo:country="FR" officeooo:rsid="0109e0ae" officeooo:paragraph-rsid="069939a0" style:font-size-asian="10pt" style:font-size-complex="10pt"/>
    </style:style>
    <style:style style:name="P294" style:family="paragraph" style:parent-style-name="Standard">
      <style:paragraph-properties fo:text-align="start" style:justify-single-word="false"/>
      <style:text-properties style:font-name="Ubuntu" fo:font-size="8pt" fo:language="fr" fo:country="FR" officeooo:rsid="078da77f" officeooo:paragraph-rsid="078da77f" style:font-size-asian="10pt" style:font-size-complex="10pt"/>
    </style:style>
    <style:style style:name="P295" style:family="paragraph" style:parent-style-name="Standard">
      <style:paragraph-properties fo:text-align="start" style:justify-single-word="false"/>
      <style:text-properties style:font-name="Ubuntu" fo:font-size="8pt" fo:language="fr" fo:country="FR" officeooo:rsid="00fddb05" officeooo:paragraph-rsid="0e5b069e" style:font-size-asian="10pt" style:font-size-complex="10pt"/>
    </style:style>
    <style:style style:name="P296" style:family="paragraph" style:parent-style-name="Standard">
      <style:paragraph-properties fo:text-align="start" style:justify-single-word="false"/>
      <style:text-properties style:font-name="Ubuntu" fo:font-size="8pt" fo:language="fr" fo:country="FR" officeooo:rsid="00fddb05" officeooo:paragraph-rsid="069939a0" style:font-size-asian="10pt" style:font-size-complex="10pt"/>
    </style:style>
    <style:style style:name="P297" style:family="paragraph" style:parent-style-name="Standard">
      <style:paragraph-properties fo:text-align="start" style:justify-single-word="false"/>
      <style:text-properties style:font-name="Ubuntu" fo:font-size="8pt" fo:language="fr" fo:country="FR" officeooo:rsid="171e48fc" officeooo:paragraph-rsid="117898c6" style:font-size-asian="10pt" style:font-size-complex="10pt"/>
    </style:style>
    <style:style style:name="P298" style:family="paragraph" style:parent-style-name="Standard">
      <style:paragraph-properties fo:text-align="start" style:justify-single-word="false"/>
      <style:text-properties style:font-name="Ubuntu" fo:font-size="8pt" fo:language="fr" fo:country="FR" officeooo:rsid="1021d753" officeooo:paragraph-rsid="16b52a91" style:font-size-asian="10pt" style:font-size-complex="10pt"/>
    </style:style>
    <style:style style:name="P299" style:family="paragraph" style:parent-style-name="Standard">
      <style:paragraph-properties fo:text-align="start" style:justify-single-word="false"/>
      <style:text-properties style:font-name="Ubuntu" fo:font-size="8pt" fo:language="fr" fo:country="FR" officeooo:rsid="012f32a2" officeooo:paragraph-rsid="0830af57" style:font-size-asian="10pt" style:font-size-complex="10pt"/>
    </style:style>
    <style:style style:name="P300" style:family="paragraph" style:parent-style-name="Standard">
      <style:paragraph-properties fo:text-align="start" style:justify-single-word="false"/>
      <style:text-properties style:font-name="Ubuntu" fo:font-size="8pt" fo:language="fr" fo:country="FR" officeooo:rsid="09c713ed" officeooo:paragraph-rsid="1291982d" style:font-size-asian="10pt" style:font-size-complex="10pt"/>
    </style:style>
    <style:style style:name="P301" style:family="paragraph" style:parent-style-name="Standard">
      <style:paragraph-properties fo:text-align="start" style:justify-single-word="false"/>
      <style:text-properties style:font-name="Ubuntu" fo:font-size="8pt" fo:language="fr" fo:country="FR" officeooo:rsid="1552c956" officeooo:paragraph-rsid="15aa34d4" style:font-size-asian="10pt" style:font-size-complex="10pt"/>
    </style:style>
    <style:style style:name="P302" style:family="paragraph" style:parent-style-name="Standard">
      <style:paragraph-properties fo:text-align="start" style:justify-single-word="false"/>
      <style:text-properties style:font-name="Ubuntu" fo:font-size="8pt" fo:language="fr" fo:country="FR" officeooo:rsid="1552c956" officeooo:paragraph-rsid="1557ce9e" style:font-size-asian="10pt" style:font-size-complex="10pt"/>
    </style:style>
    <style:style style:name="P303" style:family="paragraph" style:parent-style-name="Standard">
      <style:paragraph-properties fo:text-align="start" style:justify-single-word="false"/>
      <style:text-properties style:font-name="Ubuntu" fo:font-size="8pt" fo:language="fr" fo:country="FR" officeooo:rsid="1529ed74" officeooo:paragraph-rsid="18e2b759" style:font-size-asian="10pt" style:font-size-complex="10pt"/>
    </style:style>
    <style:style style:name="P304" style:family="paragraph" style:parent-style-name="Standard">
      <style:paragraph-properties fo:text-align="start" style:justify-single-word="false"/>
      <style:text-properties style:font-name="Ubuntu" fo:font-size="8pt" fo:language="fr" fo:country="FR" officeooo:rsid="0994a1ab" officeooo:paragraph-rsid="155124a9" style:font-size-asian="10pt" style:font-size-complex="10pt"/>
    </style:style>
    <style:style style:name="P305" style:family="paragraph" style:parent-style-name="Standard">
      <style:paragraph-properties fo:text-align="start" style:justify-single-word="false"/>
      <style:text-properties style:font-name="Ubuntu" fo:font-size="8pt" fo:language="fr" fo:country="FR" officeooo:rsid="0994a1ab" officeooo:paragraph-rsid="1291982d" style:font-size-asian="10pt" style:font-size-complex="10pt"/>
    </style:style>
    <style:style style:name="P306" style:family="paragraph" style:parent-style-name="Standard">
      <style:paragraph-properties fo:text-align="start" style:justify-single-word="false"/>
      <style:text-properties style:font-name="Ubuntu" fo:font-size="8pt" fo:language="fr" fo:country="FR" officeooo:rsid="15443808" officeooo:paragraph-rsid="15443808" style:font-size-asian="10pt" style:font-size-complex="10pt"/>
    </style:style>
    <style:style style:name="P307" style:family="paragraph" style:parent-style-name="Standard">
      <style:paragraph-properties fo:text-align="start" style:justify-single-word="false"/>
      <style:text-properties style:font-name="Ubuntu" fo:font-size="8pt" fo:language="fr" fo:country="FR" officeooo:rsid="013b71ad" officeooo:paragraph-rsid="1291982d" style:font-size-asian="10pt" style:font-size-complex="10pt"/>
    </style:style>
    <style:style style:name="P308" style:family="paragraph" style:parent-style-name="Standard">
      <style:paragraph-properties fo:text-align="start" style:justify-single-word="false"/>
      <style:text-properties style:font-name="Ubuntu" fo:font-size="8pt" fo:language="fr" fo:country="FR" officeooo:rsid="14f42180" officeooo:paragraph-rsid="151bdf34" style:font-size-asian="10pt" style:font-size-complex="10pt"/>
    </style:style>
    <style:style style:name="P309" style:family="paragraph" style:parent-style-name="Standard">
      <style:paragraph-properties fo:text-align="start" style:justify-single-word="false"/>
      <style:text-properties style:font-name="Ubuntu" fo:font-size="8pt" fo:language="fr" fo:country="FR" officeooo:rsid="14aeb180" officeooo:paragraph-rsid="151bdf34" style:font-size-asian="10pt" style:font-size-complex="10pt"/>
    </style:style>
    <style:style style:name="P310" style:family="paragraph" style:parent-style-name="Standard">
      <style:paragraph-properties fo:text-align="start" style:justify-single-word="false"/>
      <style:text-properties style:font-name="Ubuntu" fo:font-size="8pt" fo:language="fr" fo:country="FR" officeooo:rsid="14aeb180" officeooo:paragraph-rsid="14ef8cb4" style:font-size-asian="10pt" style:font-size-complex="10pt"/>
    </style:style>
    <style:style style:name="P311" style:family="paragraph" style:parent-style-name="Standard">
      <style:paragraph-properties fo:text-align="start" style:justify-single-word="false"/>
      <style:text-properties style:font-name="Ubuntu" fo:font-size="8pt" fo:language="fr" fo:country="FR" officeooo:rsid="00c96c20" officeooo:paragraph-rsid="069939a0" style:font-size-asian="10pt" style:font-size-complex="10pt"/>
    </style:style>
    <style:style style:name="P312" style:family="paragraph" style:parent-style-name="Standard">
      <style:paragraph-properties fo:text-align="start" style:justify-single-word="false"/>
      <style:text-properties style:font-name="Ubuntu" fo:font-size="8pt" fo:language="fr" fo:country="FR" officeooo:rsid="00c96c20" officeooo:paragraph-rsid="1489d738" style:font-size-asian="10pt" style:font-size-complex="10pt"/>
    </style:style>
    <style:style style:name="P313" style:family="paragraph" style:parent-style-name="Standard">
      <style:paragraph-properties fo:text-align="start" style:justify-single-word="false"/>
      <style:text-properties style:font-name="Ubuntu" fo:font-size="8pt" fo:language="fr" fo:country="FR" officeooo:rsid="00c96c20" officeooo:paragraph-rsid="1294aa53" style:font-size-asian="10pt" style:font-size-complex="10pt"/>
    </style:style>
    <style:style style:name="P314" style:family="paragraph" style:parent-style-name="Standard">
      <style:paragraph-properties fo:text-align="start" style:justify-single-word="false"/>
      <style:text-properties style:font-name="Ubuntu" fo:font-size="8pt" fo:language="fr" fo:country="FR" officeooo:rsid="00a64c20" officeooo:paragraph-rsid="069939a0" style:font-size-asian="10pt" style:font-size-complex="10pt"/>
    </style:style>
    <style:style style:name="P315" style:family="paragraph" style:parent-style-name="Standard">
      <style:paragraph-properties fo:text-align="start" style:justify-single-word="false"/>
      <style:text-properties style:font-name="Ubuntu" fo:font-size="8pt" fo:language="fr" fo:country="FR" officeooo:rsid="00a64c20" officeooo:paragraph-rsid="14166982" style:font-size-asian="10pt" style:font-size-complex="10pt"/>
    </style:style>
    <style:style style:name="P316" style:family="paragraph" style:parent-style-name="Standard">
      <style:paragraph-properties fo:text-align="start" style:justify-single-word="false"/>
      <style:text-properties style:font-name="Ubuntu" fo:font-size="8pt" fo:language="fr" fo:country="FR" officeooo:rsid="14459cc9" officeooo:paragraph-rsid="1447e67f" style:font-size-asian="10pt" style:font-size-complex="10pt"/>
    </style:style>
    <style:style style:name="P317" style:family="paragraph" style:parent-style-name="Standard">
      <style:paragraph-properties fo:text-align="start" style:justify-single-word="false"/>
      <style:text-properties style:font-name="Ubuntu" fo:font-size="8pt" fo:language="fr" fo:country="FR" officeooo:rsid="08d99287" officeooo:paragraph-rsid="0d0937c4" style:font-size-asian="10pt" style:font-size-complex="10pt"/>
    </style:style>
    <style:style style:name="P318" style:family="paragraph" style:parent-style-name="Standard">
      <style:paragraph-properties fo:text-align="start" style:justify-single-word="false"/>
      <style:text-properties style:font-name="Ubuntu" fo:font-size="8pt" fo:language="fr" fo:country="FR" officeooo:rsid="0ec40917" officeooo:paragraph-rsid="0ec40917" style:font-size-asian="10pt" style:font-size-complex="10pt"/>
    </style:style>
    <style:style style:name="P319" style:family="paragraph" style:parent-style-name="Standard">
      <style:paragraph-properties fo:text-align="start" style:justify-single-word="false"/>
      <style:text-properties style:font-name="Ubuntu" fo:font-size="8pt" fo:language="fr" fo:country="FR" officeooo:rsid="020ac9d1" officeooo:paragraph-rsid="069939a0" style:font-size-asian="10pt" style:font-size-complex="10pt"/>
    </style:style>
    <style:style style:name="P320" style:family="paragraph" style:parent-style-name="Standard">
      <style:paragraph-properties fo:text-align="start" style:justify-single-word="false"/>
      <style:text-properties style:font-name="Ubuntu" fo:font-size="8pt" fo:language="fr" fo:country="FR" officeooo:rsid="07e0e288" officeooo:paragraph-rsid="140ebe82" style:font-size-asian="10pt" style:font-size-complex="10pt"/>
    </style:style>
    <style:style style:name="P321" style:family="paragraph" style:parent-style-name="Standard">
      <style:paragraph-properties fo:text-align="start" style:justify-single-word="false"/>
      <style:text-properties style:font-name="Ubuntu" fo:font-size="8pt" fo:language="fr" fo:country="FR" officeooo:rsid="07e0e288" officeooo:paragraph-rsid="09178bf4" style:font-size-asian="10pt" style:font-size-complex="10pt"/>
    </style:style>
    <style:style style:name="P322" style:family="paragraph" style:parent-style-name="Standard">
      <style:paragraph-properties fo:text-align="start" style:justify-single-word="false"/>
      <style:text-properties style:font-name="Ubuntu" fo:font-size="8pt" fo:language="fr" fo:country="FR" officeooo:rsid="07e0e288" officeooo:paragraph-rsid="12b4a7d7" style:font-size-asian="10pt" style:font-size-complex="10pt"/>
    </style:style>
    <style:style style:name="P323" style:family="paragraph" style:parent-style-name="Standard">
      <style:paragraph-properties fo:text-align="start" style:justify-single-word="false"/>
      <style:text-properties style:font-name="Ubuntu" fo:font-size="8pt" fo:language="fr" fo:country="FR" officeooo:rsid="07e0e288" officeooo:paragraph-rsid="10ddab60" style:font-size-asian="10pt" style:font-size-complex="10pt"/>
    </style:style>
    <style:style style:name="P324" style:family="paragraph" style:parent-style-name="Standard">
      <style:paragraph-properties fo:text-align="start" style:justify-single-word="false"/>
      <style:text-properties style:font-name="Ubuntu" fo:font-size="8pt" fo:language="fr" fo:country="FR" officeooo:rsid="081b7c45" officeooo:paragraph-rsid="140ebe82" style:font-size-asian="10pt" style:font-size-complex="10pt"/>
    </style:style>
    <style:style style:name="P325" style:family="paragraph" style:parent-style-name="Standard">
      <style:paragraph-properties fo:text-align="start" style:justify-single-word="false"/>
      <style:text-properties style:font-name="Ubuntu" fo:font-size="8pt" fo:language="fr" fo:country="FR" officeooo:rsid="081b7c45" officeooo:paragraph-rsid="09178bf4" style:font-size-asian="10pt" style:font-size-complex="10pt"/>
    </style:style>
    <style:style style:name="P326" style:family="paragraph" style:parent-style-name="Standard">
      <style:paragraph-properties fo:text-align="start" style:justify-single-word="false"/>
      <style:text-properties style:font-name="Ubuntu" fo:font-size="8pt" fo:language="fr" fo:country="FR" officeooo:rsid="15c53d16" officeooo:paragraph-rsid="15cf1dee" style:font-size-asian="10pt" style:font-size-complex="10pt"/>
    </style:style>
    <style:style style:name="P327" style:family="paragraph" style:parent-style-name="Standard">
      <style:paragraph-properties fo:text-align="start" style:justify-single-word="false"/>
      <style:text-properties style:font-name="Ubuntu" fo:font-size="8pt" fo:language="fr" fo:country="FR" officeooo:rsid="13f26846" officeooo:paragraph-rsid="13f26846" style:font-size-asian="10pt" style:font-size-complex="10pt"/>
    </style:style>
    <style:style style:name="P328" style:family="paragraph" style:parent-style-name="Standard">
      <style:paragraph-properties fo:text-align="start" style:justify-single-word="false"/>
      <style:text-properties style:font-name="Ubuntu" fo:font-size="8pt" fo:language="fr" fo:country="FR" officeooo:rsid="15c095ec" officeooo:paragraph-rsid="15c095ec" style:font-size-asian="10pt" style:font-size-complex="10pt"/>
    </style:style>
    <style:style style:name="P329" style:family="paragraph" style:parent-style-name="Standard">
      <style:paragraph-properties fo:text-align="start" style:justify-single-word="false"/>
      <style:text-properties style:font-name="Ubuntu" fo:font-size="8pt" fo:language="fr" fo:country="FR" officeooo:rsid="0193ee38" officeooo:paragraph-rsid="069939a0" style:font-size-asian="10pt" style:font-size-complex="10pt"/>
    </style:style>
    <style:style style:name="P330" style:family="paragraph" style:parent-style-name="Standard">
      <style:paragraph-properties fo:text-align="start" style:justify-single-word="false"/>
      <style:text-properties style:font-name="Ubuntu" fo:font-size="8pt" fo:language="fr" fo:country="FR" officeooo:rsid="0193ee38" officeooo:paragraph-rsid="0c347076" style:font-size-asian="10pt" style:font-size-complex="10pt"/>
    </style:style>
    <style:style style:name="P331" style:family="paragraph" style:parent-style-name="Standard">
      <style:paragraph-properties fo:text-align="start" style:justify-single-word="false"/>
      <style:text-properties style:font-name="Ubuntu" fo:font-size="8pt" fo:language="fr" fo:country="FR" officeooo:rsid="0193ee38" officeooo:paragraph-rsid="0be8669c" style:font-size-asian="10pt" style:font-size-complex="10pt"/>
    </style:style>
    <style:style style:name="P332" style:family="paragraph" style:parent-style-name="Standard">
      <style:paragraph-properties fo:text-align="start" style:justify-single-word="false"/>
      <style:text-properties style:font-name="Ubuntu" fo:font-size="8pt" fo:language="fr" fo:country="FR" officeooo:rsid="0ada99a7" officeooo:paragraph-rsid="0c347076" style:font-size-asian="10pt" style:font-size-complex="10pt"/>
    </style:style>
    <style:style style:name="P333" style:family="paragraph" style:parent-style-name="Standard">
      <style:paragraph-properties fo:text-align="start" style:justify-single-word="false"/>
      <style:text-properties style:font-name="Ubuntu" fo:font-size="8pt" fo:language="fr" fo:country="FR" officeooo:rsid="0193b2c4" officeooo:paragraph-rsid="069939a0" style:font-size-asian="10pt" style:font-size-complex="10pt"/>
    </style:style>
    <style:style style:name="P334" style:family="paragraph" style:parent-style-name="Standard" style:list-style-name="L12">
      <style:paragraph-properties fo:text-align="start" style:justify-single-word="false"/>
      <style:text-properties style:font-name="Ubuntu" fo:font-size="8pt" fo:language="fr" fo:country="FR" fo:font-weight="normal" officeooo:rsid="0efbe0b0" officeooo:paragraph-rsid="0efbe0b0" style:font-size-asian="10pt" style:font-weight-asian="normal" style:font-size-complex="10pt" style:font-weight-complex="normal"/>
    </style:style>
    <style:style style:name="P335" style:family="paragraph" style:parent-style-name="Standard" style:list-style-name="L12">
      <style:paragraph-properties fo:text-align="start" style:justify-single-word="false"/>
      <style:text-properties style:font-name="Ubuntu" fo:font-size="8pt" fo:language="fr" fo:country="FR" fo:font-weight="normal" officeooo:rsid="17d7f565" officeooo:paragraph-rsid="17d7f565" style:font-size-asian="10pt" style:font-weight-asian="normal" style:font-size-complex="10pt" style:font-weight-complex="normal"/>
    </style:style>
    <style:style style:name="P336" style:family="paragraph" style:parent-style-name="Standard">
      <style:paragraph-properties fo:text-align="start" style:justify-single-word="false"/>
      <style:text-properties style:font-name="Ubuntu" fo:font-size="8pt" fo:language="fr" fo:country="FR" fo:font-weight="normal" officeooo:rsid="0db59a18" officeooo:paragraph-rsid="0dfdd84d" style:font-size-asian="10pt" style:font-weight-asian="normal" style:font-size-complex="10pt" style:font-weight-complex="normal"/>
    </style:style>
    <style:style style:name="P337" style:family="paragraph" style:parent-style-name="Standard">
      <style:paragraph-properties fo:text-align="start" style:justify-single-word="false"/>
      <style:text-properties style:font-name="Ubuntu" fo:font-size="8pt" fo:language="fr" fo:country="FR" fo:font-weight="normal" officeooo:rsid="100dbdd2" officeooo:paragraph-rsid="10092721" style:font-size-asian="10pt" style:font-weight-asian="normal" style:font-size-complex="10pt" style:font-weight-complex="normal"/>
    </style:style>
    <style:style style:name="P338" style:family="paragraph" style:parent-style-name="Standard">
      <style:paragraph-properties fo:text-align="start" style:justify-single-word="false"/>
      <style:text-properties style:font-name="Ubuntu" fo:font-size="8pt" fo:language="fr" fo:country="FR" fo:font-weight="normal" officeooo:rsid="0ea29861" officeooo:paragraph-rsid="0e8f8c42" style:font-size-asian="10pt" style:font-weight-asian="normal" style:font-size-complex="10pt" style:font-weight-complex="normal"/>
    </style:style>
    <style:style style:name="P339" style:family="paragraph" style:parent-style-name="Standard">
      <style:paragraph-properties fo:text-align="start" style:justify-single-word="false"/>
      <style:text-properties style:font-name="Ubuntu" fo:font-size="8pt" fo:language="fr" fo:country="FR" fo:font-weight="normal" officeooo:rsid="17f8e512" officeooo:paragraph-rsid="17f8e512" style:font-size-asian="10pt" style:font-weight-asian="normal" style:font-size-complex="10pt" style:font-weight-complex="normal"/>
    </style:style>
    <style:style style:name="P340" style:family="paragraph" style:parent-style-name="Standard">
      <style:paragraph-properties fo:text-align="start" style:justify-single-word="false"/>
      <style:text-properties style:font-name="Ubuntu" fo:font-size="8pt" fo:language="fr" fo:country="FR" fo:font-weight="normal" officeooo:rsid="07c5c90a" officeooo:paragraph-rsid="1291982d" style:font-size-asian="10pt" style:font-weight-asian="normal" style:font-size-complex="10pt" style:font-weight-complex="normal"/>
    </style:style>
    <style:style style:name="P341" style:family="paragraph" style:parent-style-name="Standard">
      <style:paragraph-properties fo:text-align="start" style:justify-single-word="false"/>
      <style:text-properties style:font-name="Ubuntu" fo:font-size="8pt" fo:language="fr" fo:country="FR" fo:font-weight="normal" officeooo:rsid="0ef4d9d5" officeooo:paragraph-rsid="14ef8cb4" style:font-size-asian="10pt" style:font-weight-asian="normal" style:font-size-complex="10pt" style:font-weight-complex="normal"/>
    </style:style>
    <style:style style:name="P342" style:family="paragraph" style:parent-style-name="Standard">
      <style:paragraph-properties fo:text-align="start" style:justify-single-word="false"/>
      <style:text-properties style:font-name="Ubuntu" fo:font-size="8pt" fo:language="fr" fo:country="FR" fo:font-weight="normal" officeooo:rsid="0ef4d9d5" officeooo:paragraph-rsid="150a2e20" style:font-size-asian="10pt" style:font-weight-asian="normal" style:font-size-complex="10pt" style:font-weight-complex="normal"/>
    </style:style>
    <style:style style:name="P343" style:family="paragraph" style:parent-style-name="Standard">
      <style:paragraph-properties fo:text-align="start" style:justify-single-word="false"/>
      <style:text-properties style:font-name="Ubuntu" fo:font-size="8pt" fo:language="fr" fo:country="FR" fo:font-weight="normal" officeooo:rsid="0ef4d9d5" officeooo:paragraph-rsid="0eeece6a" style:font-size-asian="10pt" style:font-weight-asian="normal" style:font-size-complex="10pt" style:font-weight-complex="normal"/>
    </style:style>
    <style:style style:name="P344" style:family="paragraph" style:parent-style-name="Standard">
      <style:paragraph-properties fo:text-align="start" style:justify-single-word="false"/>
      <style:text-properties style:font-name="Ubuntu" fo:font-size="8pt" fo:language="fr" fo:country="FR" fo:font-weight="normal" officeooo:rsid="14cbe1b4" officeooo:paragraph-rsid="150a2e20" style:font-size-asian="10pt" style:font-weight-asian="normal" style:font-size-complex="10pt" style:font-weight-complex="normal"/>
    </style:style>
    <style:style style:name="P345" style:family="paragraph" style:parent-style-name="Standard">
      <style:paragraph-properties fo:text-align="start" style:justify-single-word="false"/>
      <style:text-properties style:font-name="Ubuntu" fo:font-size="8pt" fo:language="fr" fo:country="FR" fo:font-weight="normal" officeooo:rsid="14cbe1b4" officeooo:paragraph-rsid="14e6fca0" style:font-size-asian="10pt" style:font-weight-asian="normal" style:font-size-complex="10pt" style:font-weight-complex="normal"/>
    </style:style>
    <style:style style:name="P346" style:family="paragraph" style:parent-style-name="Standard">
      <style:paragraph-properties fo:text-align="start" style:justify-single-word="false"/>
      <style:text-properties style:font-name="Ubuntu" fo:font-size="8pt" fo:language="fr" fo:country="FR" fo:font-weight="normal" officeooo:rsid="137fcace" officeooo:paragraph-rsid="140ebe82" style:font-size-asian="10pt" style:font-weight-asian="normal" style:font-size-complex="10pt" style:font-weight-complex="normal"/>
    </style:style>
    <style:style style:name="P347" style:family="paragraph" style:parent-style-name="Standard">
      <style:paragraph-properties fo:text-align="start" style:justify-single-word="false"/>
      <style:text-properties style:font-name="Ubuntu" fo:font-size="8pt" fo:language="fr" fo:country="FR" fo:font-weight="normal" officeooo:rsid="137fcace" officeooo:paragraph-rsid="140552e7" style:font-size-asian="10pt" style:font-weight-asian="normal" style:font-size-complex="10pt" style:font-weight-complex="normal"/>
    </style:style>
    <style:style style:name="P348" style:family="paragraph" style:parent-style-name="Standard">
      <style:paragraph-properties fo:text-align="start" style:justify-single-word="false"/>
      <style:text-properties style:font-name="Ubuntu" fo:font-size="8pt" fo:language="fr" fo:country="FR" fo:font-weight="normal" officeooo:rsid="137fcace" officeooo:paragraph-rsid="13a7525c" style:font-size-asian="10pt" style:font-weight-asian="normal" style:font-size-complex="10pt" style:font-weight-complex="normal"/>
    </style:style>
    <style:style style:name="P349" style:family="paragraph" style:parent-style-name="Standard">
      <style:paragraph-properties fo:text-align="start" style:justify-single-word="false"/>
      <style:text-properties style:font-name="Ubuntu" fo:font-size="8pt" fo:language="fr" fo:country="FR" fo:font-weight="normal" officeooo:rsid="137fcace" officeooo:paragraph-rsid="139cfc35" style:font-size-asian="10pt" style:font-weight-asian="normal" style:font-size-complex="10pt" style:font-weight-complex="normal"/>
    </style:style>
    <style:style style:name="P350" style:family="paragraph" style:parent-style-name="Standard" style:list-style-name="L12">
      <style:paragraph-properties fo:text-align="start" style:justify-single-word="false"/>
      <style:text-properties style:font-name="Ubuntu" fo:font-size="8pt" fo:language="fr" fo:country="FR" fo:font-weight="normal" officeooo:rsid="0df8c70f" officeooo:paragraph-rsid="0dfdd84d" fo:background-color="transparent" style:font-size-asian="10pt" style:font-weight-asian="normal" style:font-size-complex="10pt" style:font-weight-complex="normal"/>
    </style:style>
    <style:style style:name="P351" style:family="paragraph" style:parent-style-name="Standard">
      <style:paragraph-properties fo:text-align="start" style:justify-single-word="false"/>
      <style:text-properties style:font-name="Ubuntu" fo:font-size="8pt" fo:language="fr" fo:country="FR" fo:font-weight="normal" officeooo:rsid="17ee2e3c" officeooo:paragraph-rsid="17ebf7ca" fo:background-color="transparent" style:font-size-asian="10pt" style:font-weight-asian="normal" style:font-size-complex="10pt" style:font-weight-complex="normal"/>
    </style:style>
    <style:style style:name="P352" style:family="paragraph" style:parent-style-name="Standard">
      <style:paragraph-properties fo:text-align="start" style:justify-single-word="false"/>
      <style:text-properties style:font-name="Ubuntu" fo:font-size="8pt" fo:language="fr" fo:country="FR" fo:font-weight="normal" officeooo:rsid="17e338c8" officeooo:paragraph-rsid="17e29195" fo:background-color="transparent" style:font-size-asian="10pt" style:font-weight-asian="normal" style:font-size-complex="10pt" style:font-weight-complex="normal"/>
    </style:style>
    <style:style style:name="P353" style:family="paragraph" style:parent-style-name="Standard" style:list-style-name="L12">
      <style:paragraph-properties fo:text-align="start" style:justify-single-word="false"/>
      <style:text-properties style:font-name="Ubuntu" fo:font-size="8pt" fo:language="fr" fo:country="FR" fo:font-style="normal" style:text-underline-style="none" fo:font-weight="bold" officeooo:rsid="161b5c3c" officeooo:paragraph-rsid="161b5c3c" style:font-size-asian="10pt" style:font-style-asian="normal" style:font-weight-asian="bold" style:font-size-complex="10pt" style:font-style-complex="normal" style:font-weight-complex="bold"/>
    </style:style>
    <style:style style:name="P354" style:family="paragraph" style:parent-style-name="Standard" style:list-style-name="L12">
      <style:paragraph-properties fo:text-align="start" style:justify-single-word="false"/>
      <style:text-properties style:font-name="Ubuntu" fo:font-size="8pt" fo:language="fr" fo:country="FR" fo:font-style="normal" style:text-underline-style="none" fo:font-weight="bold" officeooo:rsid="162ba9c3" officeooo:paragraph-rsid="162ba9c3" style:font-size-asian="10pt" style:font-style-asian="normal" style:font-weight-asian="bold" style:font-size-complex="10pt" style:font-style-complex="normal" style:font-weight-complex="bold"/>
    </style:style>
    <style:style style:name="P355" style:family="paragraph" style:parent-style-name="Standard" style:list-style-name="L12">
      <style:paragraph-properties fo:text-align="start" style:justify-single-word="false"/>
      <style:text-properties style:font-name="Ubuntu" fo:font-size="8pt" fo:language="fr" fo:country="FR" fo:font-style="normal" style:text-underline-style="none" fo:font-weight="bold" officeooo:rsid="164a62b9" officeooo:paragraph-rsid="164a62b9" style:font-size-asian="10pt" style:font-style-asian="normal" style:font-weight-asian="bold" style:font-size-complex="10pt" style:font-style-complex="normal" style:font-weight-complex="bold"/>
    </style:style>
    <style:style style:name="P356" style:family="paragraph" style:parent-style-name="Standard" style:list-style-name="L12">
      <style:paragraph-properties fo:text-align="start" style:justify-single-word="false"/>
      <style:text-properties style:font-name="Ubuntu" fo:font-size="8pt" fo:language="fr" fo:country="FR" fo:font-style="normal" style:text-underline-style="none" fo:font-weight="bold" officeooo:rsid="164c4db6" officeooo:paragraph-rsid="164c4db6" style:font-size-asian="10pt" style:font-style-asian="normal" style:font-weight-asian="bold" style:font-size-complex="10pt" style:font-style-complex="normal" style:font-weight-complex="bold"/>
    </style:style>
    <style:style style:name="P357" style:family="paragraph" style:parent-style-name="Standard" style:list-style-name="L12">
      <style:paragraph-properties fo:text-align="start" style:justify-single-word="false"/>
      <style:text-properties style:font-name="Ubuntu" fo:font-size="8pt" fo:language="fr" fo:country="FR" fo:font-style="normal" style:text-underline-style="none" fo:font-weight="bold" officeooo:rsid="16508489" officeooo:paragraph-rsid="16508489" style:font-size-asian="10pt" style:font-style-asian="normal" style:font-weight-asian="bold" style:font-size-complex="10pt" style:font-style-complex="normal" style:font-weight-complex="bold"/>
    </style:style>
    <style:style style:name="P358" style:family="paragraph" style:parent-style-name="Standard" style:list-style-name="L12">
      <style:paragraph-properties fo:text-align="start" style:justify-single-word="false"/>
      <style:text-properties style:font-name="Ubuntu" fo:font-size="8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359" style:family="paragraph" style:parent-style-name="Standard">
      <style:paragraph-properties fo:text-align="start" style:justify-single-word="false"/>
      <style:text-properties style:font-name="Ubuntu" fo:font-size="8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360" style:family="paragraph" style:parent-style-name="Standard">
      <style:paragraph-properties fo:text-align="start" style:justify-single-word="false"/>
      <style:text-properties style:font-name="Ubuntu" fo:font-size="8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361" style:family="paragraph" style:parent-style-name="Standard">
      <style:paragraph-properties fo:text-align="start" style:justify-single-word="false"/>
      <style:text-properties style:font-name="Ubuntu" fo:font-size="8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start" style:justify-single-word="false"/>
      <style:text-properties style:font-name="Ubuntu" fo:font-size="8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start" style:justify-single-word="false"/>
      <style:text-properties style:font-name="Ubuntu" fo:font-size="8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start" style:justify-single-word="false"/>
      <style:text-properties style:font-name="Ubuntu" fo:font-size="8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start" style:justify-single-word="false"/>
      <style:text-properties style:font-name="Ubuntu" fo:font-size="8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style:font-name="Ubuntu" fo:font-size="8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style:font-name="Ubuntu" fo:font-size="8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368" style:family="paragraph" style:parent-style-name="Standard" style:list-style-name="L21">
      <style:paragraph-properties fo:text-align="start" style:justify-single-word="false"/>
      <style:text-properties style:font-name="Ubuntu" fo:font-size="8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start" style:justify-single-word="false"/>
      <style:text-properties style:font-name="Ubuntu" fo:font-size="8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start" style:justify-single-word="false"/>
      <style:text-properties style:font-name="Ubuntu" fo:font-size="8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start" style:justify-single-word="false"/>
      <style:text-properties style:font-name="Ubuntu" fo:font-size="8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style:font-name="Ubuntu" fo:font-size="8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style:font-name="Ubuntu" fo:font-size="8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start" style:justify-single-word="false"/>
      <style:text-properties style:font-name="Ubuntu" fo:font-size="8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style:font-name="Ubuntu" fo:font-size="8pt" fo:language="fr" fo:country="FR" fo:font-style="normal" fo:font-weight="normal" officeooo:rsid="16977c31" officeooo:paragraph-rsid="16977c31" style:font-size-asian="10pt" style:font-style-asian="normal" style:font-weight-asian="normal" style:font-size-complex="10pt" style:font-style-complex="normal" style:font-weight-complex="normal"/>
    </style:style>
    <style:style style:name="P376" style:family="paragraph" style:parent-style-name="Standard" style:list-style-name="L12">
      <style:paragraph-properties fo:text-align="start" style:justify-single-word="false"/>
      <style:text-properties style:font-name="Ubuntu" fo:font-size="8pt" fo:language="fr" fo:country="FR" fo:font-weight="bold" officeooo:rsid="184bbd4b" officeooo:paragraph-rsid="184bbd4b" style:font-size-asian="10pt" style:font-weight-asian="bold" style:font-size-complex="10pt" style:font-weight-complex="bold"/>
    </style:style>
    <style:style style:name="P377" style:family="paragraph" style:parent-style-name="Standard" style:list-style-name="L12">
      <style:paragraph-properties fo:text-align="start" style:justify-single-word="false"/>
      <style:text-properties style:font-name="Ubuntu" fo:font-size="8pt" fo:language="fr" fo:country="FR" fo:font-weight="bold" officeooo:rsid="184dc613" officeooo:paragraph-rsid="184dc613" style:font-size-asian="10pt" style:font-weight-asian="bold" style:font-size-complex="10pt" style:font-weight-complex="bold"/>
    </style:style>
    <style:style style:name="P378" style:family="paragraph" style:parent-style-name="Standard" style:list-style-name="L12">
      <style:paragraph-properties fo:text-align="start" style:justify-single-word="false"/>
      <style:text-properties style:font-name="Ubuntu" fo:font-size="8pt" fo:language="fr" fo:country="FR" fo:font-weight="bold" officeooo:rsid="1938361a" officeooo:paragraph-rsid="1938361a" fo:background-color="transparent" style:font-size-asian="10pt" style:font-weight-asian="bold" style:font-size-complex="10pt" style:font-weight-complex="bold"/>
    </style:style>
    <style:style style:name="P379" style:family="paragraph" style:parent-style-name="Standard" style:list-style-name="L12">
      <style:paragraph-properties fo:text-align="start" style:justify-single-word="false"/>
      <style:text-properties style:font-name="Ubuntu" fo:font-size="8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380" style:family="paragraph" style:parent-style-name="Standard">
      <style:paragraph-properties fo:text-align="start" style:justify-single-word="false"/>
      <style:text-properties style:font-name="Ubuntu" fo:font-size="8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381" style:family="paragraph" style:parent-style-name="Standard" style:list-style-name="L12">
      <style:paragraph-properties fo:text-align="start" style:justify-single-word="false"/>
      <style:text-properties style:font-name="Ubuntu" fo:font-size="8pt" fo:language="fr" fo:country="FR" officeooo:rsid="19399a7e" officeooo:paragraph-rsid="1946bd16" fo:background-color="transparent" style:font-size-asian="10pt" style:font-size-complex="10pt"/>
    </style:style>
    <style:style style:name="P382" style:family="paragraph" style:parent-style-name="Standard" style:list-style-name="L21">
      <style:paragraph-properties fo:text-align="start" style:justify-single-word="false"/>
      <style:text-properties style:font-name="Ubuntu" fo:font-size="8pt" fo:language="fr" fo:country="FR" officeooo:rsid="026b575e" officeooo:paragraph-rsid="069939a0" fo:background-color="transparent" style:font-size-asian="10pt" style:font-size-complex="10pt"/>
    </style:style>
    <style:style style:name="P383" style:family="paragraph" style:parent-style-name="Standard">
      <style:paragraph-properties fo:text-align="start" style:justify-single-word="false"/>
      <style:text-properties style:font-name="Ubuntu" fo:font-size="8pt" fo:language="fr" fo:country="FR" officeooo:rsid="026b575e" officeooo:paragraph-rsid="069939a0" fo:background-color="transparent" style:font-size-asian="10pt" style:font-size-complex="10pt"/>
    </style:style>
    <style:style style:name="P384" style:family="paragraph" style:parent-style-name="Standard" style:list-style-name="L21">
      <style:paragraph-properties fo:text-align="start" style:justify-single-word="false"/>
      <style:text-properties style:font-name="Ubuntu" fo:font-size="8pt" fo:language="fr" fo:country="FR" officeooo:rsid="0270f3a3" officeooo:paragraph-rsid="069939a0" fo:background-color="transparent" style:font-size-asian="10pt" style:font-size-complex="10pt"/>
    </style:style>
    <style:style style:name="P385" style:family="paragraph" style:parent-style-name="Standard">
      <style:paragraph-properties fo:text-align="start" style:justify-single-word="false"/>
      <style:text-properties style:font-name="Ubuntu" fo:font-size="8pt" fo:language="fr" fo:country="FR" officeooo:rsid="0270f3a3" officeooo:paragraph-rsid="069939a0" fo:background-color="transparent" style:font-size-asian="10pt" style:font-size-complex="10pt"/>
    </style:style>
    <style:style style:name="P386" style:family="paragraph" style:parent-style-name="Standard" style:list-style-name="L21">
      <style:paragraph-properties fo:text-align="start" style:justify-single-word="false"/>
      <style:text-properties style:font-name="Ubuntu" fo:font-size="8pt" fo:language="fr" fo:country="FR" officeooo:rsid="0fd1326b" officeooo:paragraph-rsid="0fd1326b" fo:background-color="transparent" style:font-size-asian="10pt" style:font-size-complex="10pt"/>
    </style:style>
    <style:style style:name="P387" style:family="paragraph" style:parent-style-name="Standard" style:list-style-name="L21">
      <style:paragraph-properties fo:text-align="start" style:justify-single-word="false"/>
      <style:text-properties style:font-name="Ubuntu" fo:font-size="8pt" fo:language="fr" fo:country="FR" officeooo:rsid="0feaeff7" officeooo:paragraph-rsid="0fed5a26" fo:background-color="transparent" style:font-size-asian="10pt" style:font-size-complex="10pt"/>
    </style:style>
    <style:style style:name="P388" style:family="paragraph" style:parent-style-name="Standard" style:list-style-name="L21">
      <style:paragraph-properties fo:text-align="start" style:justify-single-word="false"/>
      <style:text-properties style:font-name="Ubuntu" fo:font-size="8pt" fo:language="fr" fo:country="FR" officeooo:rsid="0280f42e" officeooo:paragraph-rsid="0ffc0842" fo:background-color="transparent" style:font-size-asian="10pt" style:font-size-complex="10pt"/>
    </style:style>
    <style:style style:name="P389" style:family="paragraph" style:parent-style-name="Standard" style:list-style-name="L21">
      <style:paragraph-properties fo:text-align="start" style:justify-single-word="false"/>
      <style:text-properties style:font-name="Ubuntu" fo:font-size="8pt" fo:language="fr" fo:country="FR" officeooo:rsid="0280f42e" officeooo:paragraph-rsid="1002c37c" fo:background-color="transparent" style:font-size-asian="10pt" style:font-size-complex="10pt"/>
    </style:style>
    <style:style style:name="P390" style:family="paragraph" style:parent-style-name="Standard">
      <style:paragraph-properties fo:text-align="start" style:justify-single-word="false"/>
      <style:text-properties style:font-name="Ubuntu" fo:font-size="8pt" fo:language="fr" fo:country="FR" officeooo:rsid="0280f42e" officeooo:paragraph-rsid="0ff6971c" fo:background-color="transparent" style:font-size-asian="10pt" style:font-size-complex="10pt"/>
    </style:style>
    <style:style style:name="P391" style:family="paragraph" style:parent-style-name="Standard">
      <style:paragraph-properties fo:text-align="start" style:justify-single-word="false"/>
      <style:text-properties style:font-name="Ubuntu" fo:font-size="8pt" fo:language="fr" fo:country="FR" officeooo:rsid="0280f42e" officeooo:paragraph-rsid="069939a0" fo:background-color="transparent" style:font-size-asian="10pt" style:font-size-complex="10pt"/>
    </style:style>
    <style:style style:name="P392" style:family="paragraph" style:parent-style-name="Standard">
      <style:paragraph-properties fo:text-align="start" style:justify-single-word="false"/>
      <style:text-properties style:font-name="Ubuntu" fo:font-size="8pt" fo:language="fr" fo:country="FR" officeooo:rsid="0d0b15fc" officeooo:paragraph-rsid="0d0b15fc" fo:background-color="transparent" style:font-size-asian="10pt" style:font-size-complex="10pt"/>
    </style:style>
    <style:style style:name="P393" style:family="paragraph" style:parent-style-name="Standard">
      <style:paragraph-properties fo:text-align="start" style:justify-single-word="false"/>
      <style:text-properties style:font-name="Ubuntu" fo:font-size="8pt" fo:language="fr" fo:country="FR" officeooo:rsid="0dfa6719" officeooo:paragraph-rsid="0dfa6719" fo:background-color="transparent" style:font-size-asian="10pt" style:font-size-complex="10pt"/>
    </style:style>
    <style:style style:name="P394" style:family="paragraph" style:parent-style-name="Standard">
      <style:paragraph-properties fo:text-align="start" style:justify-single-word="false"/>
      <style:text-properties style:font-name="Ubuntu" fo:font-size="8pt" fo:language="fr" fo:country="FR" officeooo:rsid="02e7e5a6" officeooo:paragraph-rsid="054953ce" fo:background-color="transparent" style:font-size-asian="10pt" style:font-size-complex="10pt"/>
    </style:style>
    <style:style style:name="P395" style:family="paragraph" style:parent-style-name="Standard">
      <style:paragraph-properties fo:text-align="center" style:justify-single-word="false"/>
      <style:text-properties style:font-name="Ubuntu" fo:font-size="8pt" fo:language="fr" fo:country="FR" officeooo:rsid="02e7e5a6" officeooo:paragraph-rsid="054953ce" fo:background-color="transparent" style:font-size-asian="10pt" style:font-size-complex="10pt"/>
    </style:style>
    <style:style style:name="P396" style:family="paragraph" style:parent-style-name="Standard">
      <style:paragraph-properties fo:text-align="start" style:justify-single-word="false"/>
      <style:text-properties style:font-name="Ubuntu" fo:font-size="8pt" fo:language="fr" fo:country="FR" officeooo:rsid="018e7bf6" officeooo:paragraph-rsid="069939a0" fo:background-color="transparent" style:font-size-asian="10pt" style:font-size-complex="10pt"/>
    </style:style>
    <style:style style:name="P397" style:family="paragraph" style:parent-style-name="Standard">
      <style:paragraph-properties fo:text-align="start" style:justify-single-word="false"/>
      <style:text-properties style:font-name="Ubuntu" fo:font-size="8pt" fo:language="fr" fo:country="FR" officeooo:rsid="028dbeca" officeooo:paragraph-rsid="069939a0" fo:background-color="transparent" style:font-size-asian="10pt" style:font-size-complex="10pt"/>
    </style:style>
    <style:style style:name="P398" style:family="paragraph" style:parent-style-name="Standard">
      <style:paragraph-properties fo:text-align="start" style:justify-single-word="false"/>
      <style:text-properties style:font-name="Ubuntu" fo:font-size="8pt" fo:language="fr" fo:country="FR" officeooo:rsid="0285ce78" officeooo:paragraph-rsid="069939a0" fo:background-color="transparent" style:font-size-asian="10pt" style:font-size-complex="10pt"/>
    </style:style>
    <style:style style:name="P399" style:family="paragraph" style:parent-style-name="Standard">
      <style:paragraph-properties fo:text-align="start" style:justify-single-word="false"/>
      <style:text-properties style:font-name="Ubuntu" fo:font-size="8pt" fo:language="fr" fo:country="FR" officeooo:rsid="027d681b" officeooo:paragraph-rsid="069939a0" fo:background-color="transparent" style:font-size-asian="10pt" style:font-size-complex="10pt"/>
    </style:style>
    <style:style style:name="P400" style:family="paragraph" style:parent-style-name="Standard">
      <style:paragraph-properties fo:text-align="start" style:justify-single-word="false"/>
      <style:text-properties style:font-name="Ubuntu" fo:font-size="8pt" fo:language="fr" fo:country="FR" officeooo:rsid="0276d58c" officeooo:paragraph-rsid="069939a0" fo:background-color="transparent" style:font-size-asian="10pt" style:font-size-complex="10pt"/>
    </style:style>
    <style:style style:name="P401" style:family="paragraph" style:parent-style-name="Standard">
      <style:paragraph-properties fo:text-align="start" style:justify-single-word="false"/>
      <style:text-properties style:font-name="Ubuntu" fo:font-size="8pt" fo:language="fr" fo:country="FR" officeooo:rsid="023ce556" officeooo:paragraph-rsid="069939a0" fo:background-color="transparent" style:font-size-asian="10pt" style:font-size-complex="10pt"/>
    </style:style>
    <style:style style:name="P402" style:family="paragraph" style:parent-style-name="Standard">
      <style:paragraph-properties fo:text-align="start" style:justify-single-word="false"/>
      <style:text-properties style:font-name="Ubuntu" fo:font-size="8pt" fo:language="fr" fo:country="FR" officeooo:rsid="07d71409" officeooo:paragraph-rsid="1291982d" fo:background-color="transparent" style:font-size-asian="10pt" style:font-size-complex="10pt"/>
    </style:style>
    <style:style style:name="P403" style:family="paragraph" style:parent-style-name="Standard">
      <style:paragraph-properties fo:text-align="start" style:justify-single-word="false"/>
      <style:text-properties style:font-name="Ubuntu" fo:font-size="8pt" fo:language="fr" fo:country="FR" officeooo:rsid="013cd036" officeooo:paragraph-rsid="1291982d" fo:background-color="transparent" style:font-size-asian="10pt" style:font-size-complex="10pt"/>
    </style:style>
    <style:style style:name="P404" style:family="paragraph" style:parent-style-name="Standard">
      <style:paragraph-properties fo:text-align="start" style:justify-single-word="false"/>
      <style:text-properties style:font-name="Ubuntu" fo:font-size="8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405" style:family="paragraph" style:parent-style-name="Standard">
      <style:paragraph-properties fo:text-align="start" style:justify-single-word="false"/>
      <style:text-properties style:font-name="Ubuntu" fo:font-size="8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406" style:family="paragraph" style:parent-style-name="Standard">
      <style:paragraph-properties fo:text-align="start" style:justify-single-word="false"/>
      <style:text-properties style:font-name="Ubuntu" fo:font-size="8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407" style:family="paragraph" style:parent-style-name="Standard">
      <style:paragraph-properties fo:text-align="start" style:justify-single-word="false"/>
      <style:text-properties style:font-name="Ubuntu" fo:font-size="8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408" style:family="paragraph" style:parent-style-name="Standard" style:list-style-name="L12">
      <style:paragraph-properties fo:text-align="start" style:justify-single-word="false"/>
      <style:text-properties style:font-name="Ubuntu" fo:font-size="8pt" style:text-underline-style="none" fo:font-weight="bold" officeooo:rsid="16cbcc4d" officeooo:paragraph-rsid="16cbcc4d" style:font-size-asian="10pt" style:font-weight-asian="bold" style:font-size-complex="10pt" style:font-weight-complex="bold"/>
    </style:style>
    <style:style style:name="P409" style:family="paragraph" style:parent-style-name="Standard" style:list-style-name="L12">
      <style:paragraph-properties fo:text-align="start" style:justify-single-word="false"/>
      <style:text-properties style:font-name="Ubuntu" fo:font-size="8pt" style:text-underline-style="none" fo:font-weight="bold" officeooo:rsid="17b556cf" officeooo:paragraph-rsid="17b556cf" style:font-size-asian="10pt" style:font-weight-asian="bold" style:font-size-complex="10pt" style:font-weight-complex="bold"/>
    </style:style>
    <style:style style:name="P410" style:family="paragraph" style:parent-style-name="Standard" style:list-style-name="L12">
      <style:paragraph-properties fo:text-align="start" style:justify-single-word="false"/>
      <style:text-properties style:font-name="Ubuntu" fo:font-size="8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411" style:family="paragraph" style:parent-style-name="Standard">
      <style:paragraph-properties fo:text-align="start" style:justify-single-word="false"/>
      <style:text-properties style:font-name="Ubuntu" fo:font-size="8pt" officeooo:paragraph-rsid="10092721" style:font-size-asian="10pt" style:font-size-complex="10pt"/>
    </style:style>
    <style:style style:name="P412" style:family="paragraph" style:parent-style-name="Standard">
      <style:paragraph-properties fo:text-align="start" style:justify-single-word="false"/>
      <style:text-properties style:font-name="Ubuntu" fo:font-size="8pt" officeooo:paragraph-rsid="16b52a91" style:font-size-asian="10pt" style:font-size-complex="10pt"/>
    </style:style>
    <style:style style:name="P413" style:family="paragraph" style:parent-style-name="Standard">
      <style:paragraph-properties fo:text-align="start" style:justify-single-word="false"/>
      <style:text-properties style:font-name="Ubuntu" fo:font-size="8pt" officeooo:paragraph-rsid="1291982d" style:font-size-asian="10pt" style:font-size-complex="10pt"/>
    </style:style>
    <style:style style:name="P414" style:family="paragraph" style:parent-style-name="Standard">
      <style:paragraph-properties fo:text-align="start" style:justify-single-word="false"/>
      <style:text-properties style:font-name="Ubuntu" fo:font-size="8pt" officeooo:rsid="16dda46e" officeooo:paragraph-rsid="16dda46e" style:font-size-asian="10pt" style:font-size-complex="10pt"/>
    </style:style>
    <style:style style:name="P415" style:family="paragraph" style:parent-style-name="Standard">
      <style:paragraph-properties fo:text-align="start" style:justify-single-word="false"/>
      <style:text-properties style:font-name="Ubuntu" fo:font-size="8pt" officeooo:rsid="04911cac" officeooo:paragraph-rsid="1291982d" style:font-size-asian="10pt" style:font-size-complex="10pt"/>
    </style:style>
    <style:style style:name="P416" style:family="paragraph" style:parent-style-name="Standard">
      <style:paragraph-properties fo:text-align="start" style:justify-single-word="false"/>
      <style:text-properties style:font-name="Ubuntu" fo:font-size="8pt" fo:font-weight="normal" officeooo:rsid="1701a668" officeooo:paragraph-rsid="16f472c9" style:font-size-asian="10pt" style:font-weight-asian="normal" style:font-size-complex="10pt" style:font-weight-complex="normal"/>
    </style:style>
    <style:style style:name="P417" style:family="paragraph" style:parent-style-name="Standard">
      <style:paragraph-properties fo:text-align="center" style:justify-single-word="false"/>
      <style:text-properties style:font-name="Ubuntu" fo:font-size="12pt" fo:language="fr" fo:country="FR" fo:font-weight="bold" officeooo:rsid="0d0b15fc" officeooo:paragraph-rsid="0d0b15fc" fo:background-color="transparent" style:font-size-asian="10pt" style:font-weight-asian="bold" style:font-size-complex="10pt" style:font-weight-complex="bold"/>
    </style:style>
    <style:style style:name="P418" style:family="paragraph" style:parent-style-name="Standard">
      <style:paragraph-properties fo:text-align="center" style:justify-single-word="false"/>
      <style:text-properties style:font-name="Ubuntu" fo:font-size="11pt" fo:language="fr" fo:country="FR" officeooo:rsid="05a14cf9" officeooo:paragraph-rsid="069939a0" style:font-size-asian="11pt" style:font-size-complex="11pt"/>
    </style:style>
    <style:style style:name="P419" style:family="paragraph" style:parent-style-name="Standard" style:list-style-name="L1">
      <style:paragraph-properties fo:text-align="start" style:justify-single-word="false"/>
      <style:text-properties fo:color="#009353" style:font-name="Ubuntu" fo:font-size="10.5pt" fo:language="fr" fo:country="FR" officeooo:rsid="13084e99" officeooo:paragraph-rsid="13084e99" style:font-size-asian="10.5pt" style:font-size-complex="10.5pt"/>
    </style:style>
    <style:style style:name="P420" style:family="paragraph" style:parent-style-name="Standard" style:list-style-name="L1">
      <style:paragraph-properties fo:text-align="start" style:justify-single-word="false"/>
      <style:text-properties fo:color="#009353" style:font-name="Ubuntu" fo:font-size="10.5pt" fo:language="fr" fo:country="FR" officeooo:rsid="13097f86" officeooo:paragraph-rsid="13097f86" style:font-size-asian="10.5pt" style:font-size-complex="10.5pt"/>
    </style:style>
    <style:style style:name="P421" style:family="paragraph" style:parent-style-name="Standard" style:list-style-name="L1">
      <style:paragraph-properties fo:text-align="start" style:justify-single-word="false"/>
      <style:text-properties fo:color="#009353" style:font-name="Ubuntu" fo:font-size="10.5pt" fo:language="fr" fo:country="FR" officeooo:rsid="130a82fb" officeooo:paragraph-rsid="130a82fb" style:font-size-asian="10.5pt" style:font-size-complex="10.5pt"/>
    </style:style>
    <style:style style:name="P422" style:family="paragraph" style:parent-style-name="Standard" style:list-style-name="L1">
      <style:paragraph-properties fo:text-align="start" style:justify-single-word="false"/>
      <style:text-properties fo:color="#009353" style:font-name="Ubuntu" fo:font-size="10.5pt" fo:language="fr" fo:country="FR" officeooo:rsid="130c0f2e" officeooo:paragraph-rsid="130c0f2e" style:font-size-asian="10.5pt" style:font-size-complex="10.5pt"/>
    </style:style>
    <style:style style:name="P423" style:family="paragraph" style:parent-style-name="Standard" style:list-style-name="L1">
      <style:paragraph-properties fo:text-align="start" style:justify-single-word="false"/>
      <style:text-properties fo:color="#009353" style:font-name="Ubuntu" fo:font-size="10.5pt" fo:language="fr" fo:country="FR" officeooo:rsid="130c5313" officeooo:paragraph-rsid="130c5313" style:font-size-asian="10.5pt" style:font-size-complex="10.5pt"/>
    </style:style>
    <style:style style:name="P424" style:family="paragraph" style:parent-style-name="Standard" style:list-style-name="L1">
      <style:paragraph-properties fo:text-align="start" style:justify-single-word="false"/>
      <style:text-properties fo:color="#009353" style:font-name="Ubuntu" fo:font-size="10.5pt" fo:language="fr" fo:country="FR" officeooo:rsid="132271f5" officeooo:paragraph-rsid="130ed2a3" style:font-size-asian="10.5pt" style:font-size-complex="10.5pt"/>
    </style:style>
    <style:style style:name="P425" style:family="paragraph" style:parent-style-name="Standard" style:list-style-name="L1">
      <style:paragraph-properties fo:text-align="start" style:justify-single-word="false"/>
      <style:text-properties fo:color="#009353" style:font-name="Ubuntu" fo:font-size="10.5pt" fo:language="fr" fo:country="FR" officeooo:rsid="132271f5" officeooo:paragraph-rsid="18c1bc98" style:font-size-asian="10.5pt" style:font-size-complex="10.5pt"/>
    </style:style>
    <style:style style:name="P426" style:family="paragraph" style:parent-style-name="Standard" style:list-style-name="L1">
      <style:paragraph-properties fo:text-align="start" style:justify-single-word="false"/>
      <style:text-properties fo:color="#009353" style:font-name="Ubuntu" fo:font-size="10.5pt" fo:language="fr" fo:country="FR" officeooo:rsid="132271f5" officeooo:paragraph-rsid="131315c3" style:font-size-asian="10.5pt" style:font-size-complex="10.5pt"/>
    </style:style>
    <style:style style:name="P427" style:family="paragraph" style:parent-style-name="Standard" style:list-style-name="L1">
      <style:paragraph-properties fo:text-align="start" style:justify-single-word="false"/>
      <style:text-properties fo:color="#009353" style:font-name="Ubuntu" fo:font-size="10.5pt" fo:language="fr" fo:country="FR" officeooo:rsid="132271f5" officeooo:paragraph-rsid="1315d788" style:font-size-asian="10.5pt" style:font-size-complex="10.5pt"/>
    </style:style>
    <style:style style:name="P428" style:family="paragraph" style:parent-style-name="Standard" style:list-style-name="L1">
      <style:paragraph-properties fo:text-align="start" style:justify-single-word="false"/>
      <style:text-properties fo:color="#009353" style:font-name="Ubuntu" fo:font-size="10.5pt" fo:language="fr" fo:country="FR" officeooo:rsid="132271f5" officeooo:paragraph-rsid="131b189e" style:font-size-asian="10.5pt" style:font-size-complex="10.5pt"/>
    </style:style>
    <style:style style:name="P429" style:family="paragraph" style:parent-style-name="Standard" style:list-style-name="L8">
      <style:text-properties fo:color="#009353" style:font-name="Ubuntu" fo:font-size="9pt" fo:language="fr" fo:country="FR" fo:font-style="normal" style:text-underline-style="none" fo:font-weight="bold" officeooo:rsid="0e28e431" officeooo:paragraph-rsid="0e28e431" fo:background-color="transparent" style:font-size-asian="9pt" style:font-style-asian="normal" style:font-weight-asian="bold" style:font-size-complex="9pt" style:font-style-complex="normal" style:font-weight-complex="bold"/>
    </style:style>
    <style:style style:name="P430" style:family="paragraph" style:parent-style-name="Standard" style:list-style-name="L9">
      <style:text-properties fo:color="#009353" style:font-name="Ubuntu" fo:font-size="9pt" fo:language="fr" fo:country="FR" fo:font-style="normal" style:text-underline-style="none" fo:font-weight="bold" officeooo:rsid="03720790" officeooo:paragraph-rsid="0cf61379" fo:background-color="transparent" style:font-size-asian="9pt" style:font-style-asian="normal" style:font-weight-asian="bold" style:font-size-complex="9pt" style:font-style-complex="normal" style:font-weight-complex="bold"/>
    </style:style>
    <style:style style:name="P431" style:family="paragraph" style:parent-style-name="Standard" style:list-style-name="L9">
      <style:text-properties fo:color="#009353" style:font-name="Ubuntu" fo:font-size="9pt" fo:language="fr" fo:country="FR" fo:font-style="normal" style:text-underline-style="none" fo:font-weight="bold" officeooo:rsid="036f886b" officeooo:paragraph-rsid="0cf80630" fo:background-color="transparent" style:font-size-asian="9pt" style:font-style-asian="normal" style:font-weight-asian="bold" style:font-size-complex="9pt" style:font-style-complex="normal" style:font-weight-complex="bold"/>
    </style:style>
    <style:style style:name="P432" style:family="paragraph" style:parent-style-name="Standard" style:list-style-name="L9">
      <style:text-properties fo:color="#009353" style:font-name="Ubuntu" fo:font-size="9pt" fo:language="fr" fo:country="FR" fo:font-style="normal" style:text-underline-style="none" fo:font-weight="bold" officeooo:rsid="03712fa0" officeooo:paragraph-rsid="0cf97052" fo:background-color="transparent" style:font-size-asian="9pt" style:font-style-asian="normal" style:font-weight-asian="bold" style:font-size-complex="9pt" style:font-style-complex="normal" style:font-weight-complex="bold"/>
    </style:style>
    <style:style style:name="P433" style:family="paragraph" style:parent-style-name="Standard" style:list-style-name="L9">
      <style:text-properties fo:color="#009353" style:font-name="Ubuntu" fo:font-size="9pt" fo:language="fr" fo:country="FR" fo:font-style="normal" style:text-underline-style="none" fo:font-weight="bold" officeooo:rsid="0d21fac2" officeooo:paragraph-rsid="1148c222" fo:background-color="transparent" style:font-size-asian="9pt" style:font-style-asian="normal" style:font-weight-asian="bold" style:font-size-complex="9pt" style:font-style-complex="normal" style:font-weight-complex="bold"/>
    </style:style>
    <style:style style:name="P434" style:family="paragraph" style:parent-style-name="Standard" style:list-style-name="L9">
      <style:text-properties fo:color="#009353" style:font-name="Ubuntu" fo:font-size="9pt" fo:language="fr" fo:country="FR" fo:font-style="normal" style:text-underline-style="none" fo:font-weight="bold" officeooo:rsid="0d21fac2" officeooo:paragraph-rsid="0d21fac2" fo:background-color="transparent" style:font-size-asian="9pt" style:font-style-asian="normal" style:font-weight-asian="bold" style:font-size-complex="9pt" style:font-style-complex="normal" style:font-weight-complex="bold"/>
    </style:style>
    <style:style style:name="P435" style:family="paragraph" style:parent-style-name="Standard" style:list-style-name="L9">
      <style:text-properties fo:color="#009353" style:font-name="Ubuntu" fo:font-size="9pt" fo:language="fr" fo:country="FR" fo:font-style="normal" style:text-underline-style="none" fo:font-weight="bold" officeooo:rsid="0d21fac2" officeooo:paragraph-rsid="11dbbb1c" fo:background-color="transparent" style:font-size-asian="9pt" style:font-style-asian="normal" style:font-weight-asian="bold" style:font-size-complex="9pt" style:font-style-complex="normal" style:font-weight-complex="bold"/>
    </style:style>
    <style:style style:name="P436" style:family="paragraph" style:parent-style-name="Standard" style:list-style-name="L9">
      <style:text-properties fo:color="#009353" style:font-name="Ubuntu" fo:font-size="9pt" fo:language="fr" fo:country="FR" fo:font-style="normal" style:text-underline-style="none" fo:font-weight="bold" officeooo:rsid="0d21fac2" officeooo:paragraph-rsid="11deac2b" fo:background-color="transparent" style:font-size-asian="9pt" style:font-style-asian="normal" style:font-weight-asian="bold" style:font-size-complex="9pt" style:font-style-complex="normal" style:font-weight-complex="bold"/>
    </style:style>
    <style:style style:name="P437" style:family="paragraph" style:parent-style-name="Standard" style:list-style-name="L9">
      <style:text-properties fo:color="#009353" style:font-name="Ubuntu" fo:font-size="9pt" fo:language="fr" fo:country="FR" fo:font-style="normal" style:text-underline-style="none" fo:font-weight="bold" officeooo:rsid="0d218d1c" officeooo:paragraph-rsid="0d218d1c" fo:background-color="transparent" style:font-size-asian="9pt" style:font-style-asian="normal" style:font-weight-asian="bold" style:font-size-complex="9pt" style:font-style-complex="normal" style:font-weight-complex="bold"/>
    </style:style>
    <style:style style:name="P438" style:family="paragraph" style:parent-style-name="Standard" style:list-style-name="L9">
      <style:text-properties fo:color="#009353" style:font-name="Ubuntu" fo:font-size="9pt" fo:language="fr" fo:country="FR" fo:font-style="normal" style:text-underline-style="none" fo:font-weight="bold" officeooo:rsid="0d218d1c" officeooo:paragraph-rsid="19f86813" fo:background-color="transparent" style:font-size-asian="9pt" style:font-style-asian="normal" style:font-weight-asian="bold" style:font-size-complex="9pt" style:font-style-complex="normal" style:font-weight-complex="bold"/>
    </style:style>
    <style:style style:name="P439" style:family="paragraph" style:parent-style-name="Standard" style:list-style-name="L9">
      <style:text-properties fo:color="#009353" style:font-name="Ubuntu" fo:font-size="9pt" fo:language="fr" fo:country="FR" fo:font-style="normal" style:text-underline-style="none" fo:font-weight="bold" officeooo:rsid="0383d4d6" officeooo:paragraph-rsid="0cfbfe3c" fo:background-color="transparent" style:font-size-asian="9pt" style:font-style-asian="normal" style:font-weight-asian="bold" style:font-size-complex="9pt" style:font-style-complex="normal" style:font-weight-complex="bold"/>
    </style:style>
    <style:style style:name="P440" style:family="paragraph" style:parent-style-name="Standard" style:list-style-name="L9">
      <style:text-properties fo:color="#009353" style:font-name="Ubuntu" fo:font-size="9pt" fo:language="fr" fo:country="FR" fo:font-style="normal" style:text-underline-style="none" fo:font-weight="bold" officeooo:rsid="0383d4d6" officeooo:paragraph-rsid="0cfd4e89" fo:background-color="transparent" style:font-size-asian="9pt" style:font-style-asian="normal" style:font-weight-asian="bold" style:font-size-complex="9pt" style:font-style-complex="normal" style:font-weight-complex="bold"/>
    </style:style>
    <style:style style:name="P441" style:family="paragraph" style:parent-style-name="Standard" style:list-style-name="L9">
      <style:text-properties fo:color="#009353" style:font-name="Ubuntu" fo:font-size="9pt" fo:language="fr" fo:country="FR" fo:font-style="normal" style:text-underline-style="none" fo:font-weight="bold" officeooo:rsid="0383d4d6" officeooo:paragraph-rsid="069939a0" fo:background-color="transparent" style:font-size-asian="9pt" style:font-style-asian="normal" style:font-weight-asian="bold" style:font-size-complex="9pt" style:font-style-complex="normal" style:font-weight-complex="bold"/>
    </style:style>
    <style:style style:name="P442" style:family="paragraph" style:parent-style-name="Standard" style:list-style-name="L9">
      <style:text-properties fo:color="#009353" style:font-name="Ubuntu" fo:font-size="9pt" fo:language="fr" fo:country="FR" fo:font-style="normal" style:text-underline-style="none" fo:font-weight="bold" officeooo:rsid="03848065" officeooo:paragraph-rsid="0d00ead0" fo:background-color="transparent" style:font-size-asian="9pt" style:font-style-asian="normal" style:font-weight-asian="bold" style:font-size-complex="9pt" style:font-style-complex="normal" style:font-weight-complex="bold"/>
    </style:style>
    <style:style style:name="P443" style:family="paragraph" style:parent-style-name="Standard" style:list-style-name="L9">
      <style:text-properties fo:color="#009353" style:font-name="Ubuntu" fo:font-size="9pt" fo:language="fr" fo:country="FR" fo:font-style="normal" style:text-underline-style="none" fo:font-weight="bold" officeooo:rsid="03848065" officeooo:paragraph-rsid="0d0184c0" fo:background-color="transparent" style:font-size-asian="9pt" style:font-style-asian="normal" style:font-weight-asian="bold" style:font-size-complex="9pt" style:font-style-complex="normal" style:font-weight-complex="bold"/>
    </style:style>
    <style:style style:name="P444" style:family="paragraph" style:parent-style-name="Standard" style:list-style-name="L9">
      <style:text-properties fo:color="#009353" style:font-name="Ubuntu" fo:font-size="9pt" fo:language="fr" fo:country="FR" fo:font-style="normal" style:text-underline-style="none" fo:font-weight="bold" officeooo:rsid="069c6817" officeooo:paragraph-rsid="0d035846" fo:background-color="transparent" style:font-size-asian="9pt" style:font-style-asian="normal" style:font-weight-asian="bold" style:font-size-complex="9pt" style:font-style-complex="normal" style:font-weight-complex="bold"/>
    </style:style>
    <style:style style:name="P445" style:family="paragraph" style:parent-style-name="Standard" style:list-style-name="L9">
      <style:text-properties fo:color="#009353" style:font-name="Ubuntu" fo:font-size="9pt" fo:language="fr" fo:country="FR" fo:font-style="normal" style:text-underline-style="none" fo:font-weight="bold" officeooo:rsid="18984965" officeooo:paragraph-rsid="18984965" style:font-size-asian="9pt" style:font-style-asian="normal" style:font-weight-asian="bold" style:font-size-complex="9pt" style:font-style-complex="normal" style:font-weight-complex="bold"/>
    </style:style>
    <style:style style:name="P446" style:family="paragraph" style:parent-style-name="Standard" style:list-style-name="L9">
      <style:text-properties fo:color="#009353" style:font-name="Ubuntu" fo:font-size="9pt" fo:language="fr" fo:country="FR" fo:font-style="normal" style:text-underline-style="none" fo:font-weight="normal" officeooo:rsid="034bbce6" officeooo:paragraph-rsid="0cfab039" style:font-size-asian="9pt" style:font-style-asian="normal" style:font-weight-asian="normal" style:font-size-complex="9pt" style:font-style-complex="normal" style:font-weight-complex="normal"/>
    </style:style>
    <style:style style:name="P447" style:family="paragraph" style:parent-style-name="Standard" style:list-style-name="L9">
      <style:text-properties fo:color="#009353" style:font-name="Ubuntu" fo:font-size="9pt" fo:language="fr" fo:country="FR" fo:font-weight="bold" style:font-size-asian="9pt" style:font-weight-asian="bold" style:font-size-complex="9pt" style:font-weight-complex="bold"/>
    </style:style>
    <style:style style:name="P448" style:family="paragraph" style:parent-style-name="Standard" style:list-style-name="L9">
      <style:text-properties fo:color="#009353" style:font-name="Ubuntu" fo:font-size="9pt" fo:font-weight="bold" style:font-size-asian="9pt" style:font-weight-asian="bold" style:font-size-complex="9pt" style:font-weight-complex="bold"/>
    </style:style>
    <style:style style:name="P449" style:family="paragraph" style:parent-style-name="Standard" style:list-style-name="L9">
      <style:text-properties fo:color="#009353" style:font-name="Ubuntu" fo:font-size="9pt" fo:font-weight="bold" officeooo:paragraph-rsid="111aef10" style:font-size-asian="9pt" style:font-weight-asian="bold" style:font-size-complex="9pt" style:font-weight-complex="bold"/>
    </style:style>
    <style:style style:name="P450" style:family="paragraph" style:parent-style-name="Standard" style:list-style-name="L9">
      <style:text-properties fo:color="#009353" style:font-name="Ubuntu" fo:font-size="9pt" fo:font-weight="bold" officeooo:paragraph-rsid="10729afb" style:font-size-asian="9pt" style:font-weight-asian="bold" style:font-size-complex="9pt" style:font-weight-complex="bold"/>
    </style:style>
    <style:style style:name="P451" style:family="paragraph" style:parent-style-name="Standard" style:list-style-name="L9">
      <style:text-properties fo:color="#009353" style:font-name="Ubuntu" fo:font-size="8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452" style:family="paragraph" style:parent-style-name="Standard" style:list-style-name="L21">
      <style:paragraph-properties fo:text-align="start" style:justify-single-word="false"/>
      <style:text-properties fo:color="#009353" style:font-name="Ubuntu" fo:font-size="8pt" fo:language="fr" fo:country="FR" fo:font-style="normal" officeooo:rsid="024d9b25" officeooo:paragraph-rsid="069939a0" fo:background-color="transparent" style:font-size-asian="10pt" style:font-style-asian="normal" style:font-size-complex="10pt" style:font-style-complex="normal"/>
    </style:style>
    <style:style style:name="P453" style:family="paragraph" style:parent-style-name="Standard" style:list-style-name="L1">
      <style:paragraph-properties fo:text-align="start" style:justify-single-word="false"/>
      <style:text-properties fo:color="#ce181e" style:font-name="Ubuntu" fo:font-size="10.5pt" fo:language="fr" fo:country="FR" officeooo:rsid="12b8b30a" officeooo:paragraph-rsid="12b8b30a" style:font-size-asian="10.5pt" style:font-size-complex="10.5pt"/>
    </style:style>
    <style:style style:name="P454" style:family="paragraph" style:parent-style-name="Standard" style:list-style-name="L1">
      <style:paragraph-properties fo:text-align="start" style:justify-single-word="false"/>
      <style:text-properties fo:color="#ce181e" style:font-name="Ubuntu" fo:font-size="10.5pt" fo:language="fr" fo:country="FR" officeooo:rsid="12ba76a3" officeooo:paragraph-rsid="12ba76a3" style:font-size-asian="10.5pt" style:font-size-complex="10.5pt"/>
    </style:style>
    <style:style style:name="P455" style:family="paragraph" style:parent-style-name="Standard" style:list-style-name="L1">
      <style:paragraph-properties fo:text-align="start" style:justify-single-word="false"/>
      <style:text-properties fo:color="#ce181e" style:font-name="Ubuntu" fo:font-size="10.5pt" fo:language="fr" fo:country="FR" officeooo:rsid="12ba868f" officeooo:paragraph-rsid="12ba868f" style:font-size-asian="10.5pt" style:font-size-complex="10.5pt"/>
    </style:style>
    <style:style style:name="P456" style:family="paragraph" style:parent-style-name="Standard" style:list-style-name="L1">
      <style:paragraph-properties fo:text-align="start" style:justify-single-word="false"/>
      <style:text-properties fo:color="#ce181e" style:font-name="Ubuntu" fo:font-size="10.5pt" fo:language="fr" fo:country="FR" officeooo:rsid="12bbe272" officeooo:paragraph-rsid="12bbe272" style:font-size-asian="10.5pt" style:font-size-complex="10.5pt"/>
    </style:style>
    <style:style style:name="P457" style:family="paragraph" style:parent-style-name="Standard" style:list-style-name="L1">
      <style:paragraph-properties fo:text-align="start" style:justify-single-word="false"/>
      <style:text-properties fo:color="#ce181e" style:font-name="Ubuntu" fo:font-size="10.5pt" fo:language="fr" fo:country="FR" officeooo:rsid="12becc31" officeooo:paragraph-rsid="12becc31" style:font-size-asian="10.5pt" style:font-size-complex="10.5pt"/>
    </style:style>
    <style:style style:name="P458" style:family="paragraph" style:parent-style-name="Standard" style:list-style-name="L1">
      <style:paragraph-properties fo:text-align="start" style:justify-single-word="false"/>
      <style:text-properties fo:color="#ce181e" style:font-name="Ubuntu" fo:font-size="10.5pt" fo:language="fr" fo:country="FR" officeooo:rsid="12c4123a" officeooo:paragraph-rsid="12c4123a" style:font-size-asian="10.5pt" style:font-size-complex="10.5pt"/>
    </style:style>
    <style:style style:name="P459" style:family="paragraph" style:parent-style-name="Standard" style:list-style-name="L1">
      <style:paragraph-properties fo:text-align="start" style:justify-single-word="false"/>
      <style:text-properties fo:color="#ce181e" style:font-name="Ubuntu" fo:font-size="10.5pt" fo:language="fr" fo:country="FR" officeooo:rsid="12c5708a" officeooo:paragraph-rsid="12c5708a" style:font-size-asian="10.5pt" style:font-size-complex="10.5pt"/>
    </style:style>
    <style:style style:name="P460" style:family="paragraph" style:parent-style-name="Standard" style:list-style-name="L1">
      <style:paragraph-properties fo:text-align="start" style:justify-single-word="false"/>
      <style:text-properties fo:color="#ce181e" style:font-name="Ubuntu" fo:font-size="10.5pt" fo:language="fr" fo:country="FR" officeooo:rsid="12c9fa76" officeooo:paragraph-rsid="12c9fa76" style:font-size-asian="10.5pt" style:font-size-complex="10.5pt"/>
    </style:style>
    <style:style style:name="P461" style:family="paragraph" style:parent-style-name="Standard" style:list-style-name="L1">
      <style:paragraph-properties fo:text-align="start" style:justify-single-word="false"/>
      <style:text-properties fo:color="#ce181e" style:font-name="Ubuntu" fo:font-size="10.5pt" fo:language="fr" fo:country="FR" officeooo:rsid="12c79b9b" officeooo:paragraph-rsid="12c79b9b" style:font-size-asian="10.5pt" style:font-size-complex="10.5pt"/>
    </style:style>
    <style:style style:name="P462" style:family="paragraph" style:parent-style-name="Standard" style:list-style-name="L1">
      <style:paragraph-properties fo:text-align="start" style:justify-single-word="false"/>
      <style:text-properties fo:color="#ce181e" style:font-name="Ubuntu" fo:font-size="10.5pt" fo:language="fr" fo:country="FR" officeooo:rsid="12f596f9" officeooo:paragraph-rsid="12f596f9" style:font-size-asian="10.5pt" style:font-size-complex="10.5pt"/>
    </style:style>
    <style:style style:name="P463" style:family="paragraph" style:parent-style-name="Standard" style:list-style-name="L1">
      <style:paragraph-properties fo:text-align="start" style:justify-single-word="false"/>
      <style:text-properties fo:color="#ce181e" style:font-name="Ubuntu" fo:font-size="10.5pt" fo:language="fr" fo:country="FR" officeooo:rsid="12f7b0bc" officeooo:paragraph-rsid="12f7b0bc" style:font-size-asian="10.5pt" style:font-size-complex="10.5pt"/>
    </style:style>
    <style:style style:name="P464" style:family="paragraph" style:parent-style-name="Standard" style:list-style-name="L1">
      <style:paragraph-properties fo:text-align="start" style:justify-single-word="false"/>
      <style:text-properties fo:color="#ce181e" style:font-name="Ubuntu" fo:font-size="10.5pt" fo:language="fr" fo:country="FR" officeooo:rsid="13054dac" officeooo:paragraph-rsid="13054dac" style:font-size-asian="10.5pt" style:font-size-complex="10.5pt"/>
    </style:style>
    <style:style style:name="P465" style:family="paragraph" style:parent-style-name="Standard" style:list-style-name="L1">
      <style:paragraph-properties fo:text-align="start" style:justify-single-word="false"/>
      <style:text-properties fo:color="#ce181e" style:font-name="Ubuntu" fo:font-size="10.5pt" fo:language="fr" fo:country="FR" officeooo:rsid="130293fc" officeooo:paragraph-rsid="130293fc" style:font-size-asian="10.5pt" style:font-size-complex="10.5pt"/>
    </style:style>
    <style:style style:name="P466" style:family="paragraph" style:parent-style-name="Standard" style:list-style-name="L1">
      <style:paragraph-properties fo:text-align="start" style:justify-single-word="false"/>
      <style:text-properties fo:color="#ce181e" style:font-name="Ubuntu" fo:font-size="10.5pt" fo:language="fr" fo:country="FR" officeooo:rsid="12db6008" officeooo:paragraph-rsid="12db6008" style:font-size-asian="10.5pt" style:font-size-complex="10.5pt"/>
    </style:style>
    <style:style style:name="P467" style:family="paragraph" style:parent-style-name="Standard" style:list-style-name="L1">
      <style:paragraph-properties fo:text-align="start" style:justify-single-word="false"/>
      <style:text-properties fo:color="#ce181e" style:font-name="Ubuntu" fo:font-size="10.5pt" fo:language="fr" fo:country="FR" officeooo:rsid="12dd915e" officeooo:paragraph-rsid="12dd915e" style:font-size-asian="10.5pt" style:font-size-complex="10.5pt"/>
    </style:style>
    <style:style style:name="P468" style:family="paragraph" style:parent-style-name="Standard" style:list-style-name="L1">
      <style:paragraph-properties fo:text-align="start" style:justify-single-word="false"/>
      <style:text-properties fo:color="#ce181e" style:font-name="Ubuntu" fo:font-size="10.5pt" fo:language="fr" fo:country="FR" officeooo:rsid="12df6720" officeooo:paragraph-rsid="12df6720" style:font-size-asian="10.5pt" style:font-size-complex="10.5pt"/>
    </style:style>
    <style:style style:name="P469" style:family="paragraph" style:parent-style-name="Standard" style:list-style-name="L1">
      <style:paragraph-properties fo:text-align="start" style:justify-single-word="false"/>
      <style:text-properties fo:color="#ce181e" style:font-name="Ubuntu" fo:font-size="10.5pt" fo:language="fr" fo:country="FR" officeooo:rsid="12e0bc2f" officeooo:paragraph-rsid="12e0bc2f" style:font-size-asian="10.5pt" style:font-size-complex="10.5pt"/>
    </style:style>
    <style:style style:name="P470" style:family="paragraph" style:parent-style-name="Standard" style:list-style-name="L1">
      <style:paragraph-properties fo:text-align="start" style:justify-single-word="false"/>
      <style:text-properties fo:color="#ce181e" style:font-name="Ubuntu" fo:font-size="10.5pt" fo:language="fr" fo:country="FR" officeooo:rsid="12e21323" officeooo:paragraph-rsid="12e21323" style:font-size-asian="10.5pt" style:font-size-complex="10.5pt"/>
    </style:style>
    <style:style style:name="P471" style:family="paragraph" style:parent-style-name="Standard" style:list-style-name="L1">
      <style:paragraph-properties fo:text-align="start" style:justify-single-word="false"/>
      <style:text-properties fo:color="#ce181e" style:font-name="Ubuntu" fo:font-size="10.5pt" fo:language="fr" fo:country="FR" officeooo:rsid="132271f5" officeooo:paragraph-rsid="1320283f" style:font-size-asian="10.5pt" style:font-size-complex="10.5pt"/>
    </style:style>
    <style:style style:name="P472" style:family="paragraph" style:parent-style-name="Standard" style:list-style-name="L1">
      <style:paragraph-properties fo:text-align="start" style:justify-single-word="false"/>
      <style:text-properties fo:color="#ce181e" style:font-name="Ubuntu" fo:font-size="10.5pt" fo:language="fr" fo:country="FR" officeooo:rsid="1324619f" officeooo:paragraph-rsid="1324619f" style:font-size-asian="10.5pt" style:font-size-complex="10.5pt"/>
    </style:style>
    <style:style style:name="P473" style:family="paragraph" style:parent-style-name="Standard" style:list-style-name="L1">
      <style:paragraph-properties fo:text-align="start" style:justify-single-word="false"/>
      <style:text-properties fo:color="#ce181e" style:font-name="Ubuntu" fo:font-size="10.5pt" fo:language="fr" fo:country="FR" officeooo:rsid="132575c8" officeooo:paragraph-rsid="132575c8" style:font-size-asian="10.5pt" style:font-size-complex="10.5pt"/>
    </style:style>
    <style:style style:name="P474" style:family="paragraph" style:parent-style-name="Standard" style:list-style-name="L12">
      <style:paragraph-properties fo:text-align="start" style:justify-single-word="false"/>
      <style:text-properties fo:color="#ce181e" style:font-name="Ubuntu" fo:font-size="8pt" fo:language="fr" fo:country="FR" style:text-underline-style="none" fo:font-weight="bold" officeooo:rsid="07e0539d" officeooo:paragraph-rsid="09178bf4" style:font-size-asian="8.75pt" style:font-weight-asian="bold" style:font-size-complex="10pt" style:font-weight-complex="bold"/>
    </style:style>
    <style:style style:name="P475" style:family="paragraph" style:parent-style-name="Standard" style:list-style-name="L12">
      <style:paragraph-properties fo:text-align="start" style:justify-single-word="false"/>
      <style:text-properties fo:color="#ce181e" style:font-name="Ubuntu" fo:font-size="8pt" fo:language="fr" fo:country="FR" fo:font-weight="bold" officeooo:rsid="07e0539d" officeooo:paragraph-rsid="09178bf4" fo:background-color="transparent" style:font-size-asian="10pt" style:font-weight-asian="bold" style:font-size-complex="10pt" style:font-weight-complex="bold"/>
    </style:style>
    <style:style style:name="P476" style:family="paragraph" style:parent-style-name="Standard" style:list-style-name="L12">
      <style:paragraph-properties fo:text-align="start" style:justify-single-word="false"/>
      <style:text-properties fo:color="#ce181e" style:font-name="Ubuntu" fo:font-size="8pt" fo:language="fr" fo:country="FR" fo:font-weight="bold" officeooo:rsid="07e0539d" officeooo:paragraph-rsid="12b4a7d7" fo:background-color="transparent" style:font-size-asian="10pt" style:font-weight-asian="bold" style:font-size-complex="10pt" style:font-weight-complex="bold"/>
    </style:style>
    <style:style style:name="P477" style:family="paragraph" style:parent-style-name="Standard" style:list-style-name="L12">
      <style:paragraph-properties fo:text-align="start" style:justify-single-word="false"/>
      <style:text-properties fo:color="#ce181e" style:font-name="Ubuntu" fo:font-size="8pt" fo:language="fr" fo:country="FR" fo:font-weight="bold" officeooo:rsid="008aeb91" officeooo:paragraph-rsid="069939a0" fo:background-color="transparent" style:font-size-asian="10pt" style:font-weight-asian="bold" style:font-size-complex="10pt" style:font-weight-complex="bold"/>
    </style:style>
    <style:style style:name="P478" style:family="paragraph" style:parent-style-name="Standard" style:list-style-name="L12">
      <style:paragraph-properties fo:text-align="start" style:justify-single-word="false"/>
      <style:text-properties fo:color="#ce181e" style:font-name="Ubuntu" fo:font-size="8pt" fo:language="fr" fo:country="FR" fo:font-weight="bold" officeooo:rsid="008c42d2" officeooo:paragraph-rsid="1294aa53" fo:background-color="transparent" style:font-size-asian="10pt" style:font-weight-asian="bold" style:font-size-complex="10pt" style:font-weight-complex="bold"/>
    </style:style>
    <style:style style:name="P479" style:family="paragraph" style:parent-style-name="Standard" style:list-style-name="L12">
      <style:paragraph-properties fo:text-align="start" style:justify-single-word="false"/>
      <style:text-properties fo:color="#ce181e" style:font-name="Ubuntu" fo:font-size="8pt" fo:language="fr" fo:country="FR" fo:font-weight="bold" officeooo:rsid="008c42d2" officeooo:paragraph-rsid="069939a0" fo:background-color="transparent" style:font-size-asian="10pt" style:font-weight-asian="bold" style:font-size-complex="10pt" style:font-weight-complex="bold"/>
    </style:style>
    <style:style style:name="P480" style:family="paragraph" style:parent-style-name="Standard" style:list-style-name="L12">
      <style:paragraph-properties fo:text-align="start" style:justify-single-word="false"/>
      <style:text-properties fo:color="#ce181e" style:font-name="Ubuntu" fo:font-size="8pt" fo:language="fr" fo:country="FR" fo:font-weight="bold" officeooo:rsid="008c42d2" officeooo:paragraph-rsid="150a2e20" fo:background-color="transparent" style:font-size-asian="10pt" style:font-weight-asian="bold" style:font-size-complex="10pt" style:font-weight-complex="bold"/>
    </style:style>
    <style:style style:name="P481" style:family="paragraph" style:parent-style-name="Standard" style:list-style-name="L12">
      <style:paragraph-properties fo:text-align="start" style:justify-single-word="false"/>
      <style:text-properties fo:color="#ce181e" style:font-name="Ubuntu" fo:font-size="8pt" fo:language="fr" fo:country="FR" fo:font-weight="bold" officeooo:rsid="06bdf6e1" officeooo:paragraph-rsid="06bdf6e1" fo:background-color="transparent" style:font-size-asian="10pt" style:font-weight-asian="bold" style:font-size-complex="10pt" style:font-weight-complex="bold"/>
    </style:style>
    <style:style style:name="P482" style:family="paragraph" style:parent-style-name="Standard" style:list-style-name="L12">
      <style:paragraph-properties fo:text-align="start" style:justify-single-word="false"/>
      <style:text-properties fo:color="#ce181e" style:font-name="Ubuntu" fo:font-size="8pt" fo:language="fr" fo:country="FR" fo:font-weight="bold" officeooo:rsid="008e3aa9" officeooo:paragraph-rsid="1291982d" fo:background-color="transparent" style:font-size-asian="10pt" style:font-weight-asian="bold" style:font-size-complex="10pt" style:font-weight-complex="bold"/>
    </style:style>
    <style:style style:name="P483" style:family="paragraph" style:parent-style-name="Standard" style:list-style-name="L12">
      <style:paragraph-properties fo:text-align="start" style:justify-single-word="false"/>
      <style:text-properties fo:color="#ce181e" style:font-name="Ubuntu" fo:font-size="8pt" fo:language="fr" fo:country="FR" fo:font-weight="bold" officeooo:rsid="008e3aa9" officeooo:paragraph-rsid="1588fcf8" fo:background-color="transparent" style:font-size-asian="10pt" style:font-weight-asian="bold" style:font-size-complex="10pt" style:font-weight-complex="bold"/>
    </style:style>
    <style:style style:name="P484" style:family="paragraph" style:parent-style-name="Standard" style:list-style-name="L12">
      <style:paragraph-properties fo:text-align="start" style:justify-single-word="false"/>
      <style:text-properties fo:color="#ce181e" style:font-name="Ubuntu" fo:font-size="8pt" fo:language="fr" fo:country="FR" fo:font-weight="bold" officeooo:rsid="008e3aa9" officeooo:paragraph-rsid="16b52a91" fo:background-color="transparent" style:font-size-asian="10pt" style:font-weight-asian="bold" style:font-size-complex="10pt" style:font-weight-complex="bold"/>
    </style:style>
    <style:style style:name="P485" style:family="paragraph" style:parent-style-name="Standard" style:list-style-name="L12">
      <style:paragraph-properties fo:text-align="start" style:justify-single-word="false"/>
      <style:text-properties fo:color="#ce181e" style:font-name="Ubuntu" fo:font-size="8pt" fo:language="fr" fo:country="FR" fo:font-weight="bold" officeooo:rsid="008e3aa9" officeooo:paragraph-rsid="069939a0" fo:background-color="transparent" style:font-size-asian="10pt" style:font-weight-asian="bold" style:font-size-complex="10pt" style:font-weight-complex="bold"/>
    </style:style>
    <style:style style:name="P486" style:family="paragraph" style:parent-style-name="Standard" style:list-style-name="L12">
      <style:paragraph-properties fo:text-align="start" style:justify-single-word="false"/>
      <style:text-properties fo:color="#ce181e" style:font-name="Ubuntu" fo:font-size="8pt" fo:language="fr" fo:country="FR" fo:font-weight="bold" officeooo:rsid="008e3aa9" officeooo:paragraph-rsid="0763b356" fo:background-color="transparent" style:font-size-asian="10pt" style:font-weight-asian="bold" style:font-size-complex="10pt" style:font-weight-complex="bold"/>
    </style:style>
    <style:style style:name="P487" style:family="paragraph" style:parent-style-name="Standard" style:list-style-name="L12">
      <style:paragraph-properties fo:text-align="start" style:justify-single-word="false"/>
      <style:text-properties fo:color="#ce181e" style:font-name="Ubuntu" fo:font-size="8pt" fo:language="fr" fo:country="FR" fo:font-weight="bold" officeooo:rsid="008e3aa9" officeooo:paragraph-rsid="10092721" fo:background-color="transparent" style:font-size-asian="10pt" style:font-weight-asian="bold" style:font-size-complex="10pt" style:font-weight-complex="bold"/>
    </style:style>
    <style:style style:name="P488" style:family="paragraph" style:parent-style-name="Standard" style:list-style-name="L12">
      <style:paragraph-properties fo:text-align="start" style:justify-single-word="false"/>
      <style:text-properties fo:color="#ce181e" style:font-name="Ubuntu" fo:font-size="8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489" style:family="paragraph" style:parent-style-name="Standard" style:list-style-name="L12">
      <style:paragraph-properties fo:text-align="start" style:justify-single-word="false"/>
      <style:text-properties fo:color="#ce181e" style:font-name="Ubuntu" fo:font-size="8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490" style:family="paragraph" style:parent-style-name="Standard" style:list-style-name="L12">
      <style:paragraph-properties fo:text-align="start" style:justify-single-word="false"/>
      <style:text-properties fo:color="#ce181e" style:font-name="Ubuntu" fo:font-size="8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491" style:family="paragraph" style:parent-style-name="Standard">
      <style:paragraph-properties fo:text-align="start" style:justify-single-word="false"/>
      <style:text-properties fo:color="#ce181e" style:font-name="Ubuntu" fo:font-size="8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492" style:family="paragraph" style:parent-style-name="Standard" style:list-style-name="L21">
      <style:paragraph-properties fo:text-align="start" style:justify-single-word="false"/>
      <style:text-properties fo:color="#ce181e" style:font-name="Ubuntu" fo:font-size="8pt" fo:language="fr" fo:country="FR" fo:font-style="normal" officeooo:rsid="02459ba5" officeooo:paragraph-rsid="0a41db82" fo:background-color="transparent" style:font-size-asian="10pt" style:font-style-asian="normal" style:font-size-complex="10pt" style:font-style-complex="normal"/>
    </style:style>
    <style:style style:name="P493" style:family="paragraph" style:parent-style-name="Standard" style:list-style-name="L21">
      <style:paragraph-properties fo:text-align="start" style:justify-single-word="false"/>
      <style:text-properties fo:color="#ce181e" style:font-name="Ubuntu" fo:font-size="8pt" fo:language="fr" fo:country="FR" fo:font-style="normal" officeooo:rsid="02459ba5" officeooo:paragraph-rsid="069939a0" fo:background-color="transparent" style:font-size-asian="10pt" style:font-style-asian="normal" style:font-size-complex="10pt" style:font-style-complex="normal"/>
    </style:style>
    <style:style style:name="P494" style:family="paragraph" style:parent-style-name="Standard" style:list-style-name="L21">
      <style:paragraph-properties fo:text-align="start" style:justify-single-word="false"/>
      <style:text-properties fo:color="#ce181e" style:font-name="Ubuntu" fo:font-size="8pt" fo:language="fr" fo:country="FR" fo:font-style="normal" officeooo:rsid="02459ba5" officeooo:paragraph-rsid="0fcec157" fo:background-color="transparent" style:font-size-asian="10pt" style:font-style-asian="normal" style:font-size-complex="10pt" style:font-style-complex="normal"/>
    </style:style>
    <style:style style:name="P495" style:family="paragraph" style:parent-style-name="Standard" style:list-style-name="L21">
      <style:paragraph-properties fo:text-align="start" style:justify-single-word="false"/>
      <style:text-properties fo:color="#ce181e" style:font-name="Ubuntu" fo:font-size="8pt" fo:language="fr" fo:country="FR" fo:font-style="normal" officeooo:rsid="0245e993" officeooo:paragraph-rsid="069939a0" fo:background-color="transparent" style:font-size-asian="10pt" style:font-style-asian="normal" style:font-size-complex="10pt" style:font-style-complex="normal"/>
    </style:style>
    <style:style style:name="P496" style:family="paragraph" style:parent-style-name="Standard" style:list-style-name="L21">
      <style:paragraph-properties fo:text-align="start" style:justify-single-word="false"/>
      <style:text-properties fo:color="#ce181e" style:font-name="Ubuntu" fo:font-size="8pt" fo:language="fr" fo:country="FR" fo:font-style="normal" officeooo:rsid="0249076b" officeooo:paragraph-rsid="069939a0" fo:background-color="transparent" style:font-size-asian="10pt" style:font-style-asian="normal" style:font-size-complex="10pt" style:font-style-complex="normal"/>
    </style:style>
    <style:style style:name="P497" style:family="paragraph" style:parent-style-name="Standard" style:list-style-name="L21">
      <style:paragraph-properties fo:text-align="start" style:justify-single-word="false"/>
      <style:text-properties fo:color="#ce181e" style:font-name="Ubuntu" fo:font-size="8pt" fo:language="fr" fo:country="FR" fo:font-style="normal" officeooo:rsid="0249fa2e" officeooo:paragraph-rsid="0fed5a26" fo:background-color="transparent" style:font-size-asian="10pt" style:font-style-asian="normal" style:font-size-complex="10pt" style:font-style-complex="normal"/>
    </style:style>
    <style:style style:name="P498" style:family="paragraph" style:parent-style-name="Standard" style:list-style-name="L21">
      <style:paragraph-properties fo:text-align="start" style:justify-single-word="false"/>
      <style:text-properties fo:color="#ce181e" style:font-name="Ubuntu" fo:font-size="8pt" fo:language="fr" fo:country="FR" fo:font-style="normal" officeooo:rsid="0249fa2e" officeooo:paragraph-rsid="0ff4a620" fo:background-color="transparent" style:font-size-asian="10pt" style:font-style-asian="normal" style:font-size-complex="10pt" style:font-style-complex="normal"/>
    </style:style>
    <style:style style:name="P499" style:family="paragraph" style:parent-style-name="Standard" style:list-style-name="L21">
      <style:paragraph-properties fo:text-align="start" style:justify-single-word="false"/>
      <style:text-properties fo:color="#ce181e" style:font-name="Ubuntu" fo:font-size="8pt" fo:language="fr" fo:country="FR" fo:font-style="normal" officeooo:rsid="0249fa2e" officeooo:paragraph-rsid="1002c37c" fo:background-color="transparent" style:font-size-asian="10pt" style:font-style-asian="normal" style:font-size-complex="10pt" style:font-style-complex="normal"/>
    </style:style>
    <style:style style:name="P500" style:family="paragraph" style:parent-style-name="Standard" style:list-style-name="L21">
      <style:paragraph-properties fo:text-align="start" style:justify-single-word="false"/>
      <style:text-properties fo:color="#ce181e" style:font-name="Ubuntu" fo:font-size="8pt" fo:language="fr" fo:country="FR" fo:font-style="normal" officeooo:rsid="0249fa2e" officeooo:paragraph-rsid="069939a0" fo:background-color="transparent" style:font-size-asian="10pt" style:font-style-asian="normal" style:font-size-complex="10pt" style:font-style-complex="normal"/>
    </style:style>
    <style:style style:name="P501" style:family="paragraph" style:parent-style-name="Standard" style:list-style-name="L21">
      <style:paragraph-properties fo:text-align="start" style:justify-single-word="false"/>
      <style:text-properties fo:color="#ce181e" style:font-name="Ubuntu" fo:font-size="8pt" fo:language="fr" fo:country="FR" fo:font-style="normal" officeooo:rsid="02947dfc" officeooo:paragraph-rsid="069939a0" fo:background-color="transparent" style:font-size-asian="10pt" style:font-style-asian="normal" style:font-size-complex="10pt" style:font-style-complex="normal"/>
    </style:style>
    <style:style style:name="P502" style:family="paragraph" style:parent-style-name="Standard" style:list-style-name="L21">
      <style:paragraph-properties fo:text-align="start" style:justify-single-word="false"/>
      <style:text-properties fo:color="#ce181e" style:font-name="Ubuntu" fo:font-size="8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503" style:family="paragraph" style:parent-style-name="Standard" style:list-style-name="L21">
      <style:paragraph-properties fo:text-align="start" style:justify-single-word="false"/>
      <style:text-properties fo:color="#ce181e" style:font-name="Ubuntu" fo:font-size="8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504" style:family="paragraph" style:parent-style-name="Standard" style:list-style-name="L12">
      <style:paragraph-properties fo:text-align="start" style:justify-single-word="false"/>
      <style:text-properties fo:color="#ce181e" style:font-name="Ubuntu" fo:font-size="10pt" officeooo:paragraph-rsid="12a6e36e" style:font-size-asian="10pt" style:font-size-complex="10pt"/>
    </style:style>
    <style:style style:name="P505" style:family="paragraph" style:parent-style-name="Standard">
      <style:paragraph-properties fo:text-align="center" style:justify-single-word="false"/>
      <style:text-properties fo:color="#ce181e" style:font-name="Ubuntu" fo:font-size="16pt" fo:language="fr" fo:country="FR" fo:font-style="normal" style:text-underline-style="none" fo:font-weight="bold" officeooo:rsid="000267cc" officeooo:paragraph-rsid="069939a0" fo:background-color="transparent" style:font-size-asian="16pt" style:font-style-asian="normal" style:font-weight-asian="bold" style:font-size-complex="16pt" style:font-style-complex="normal" style:font-weight-complex="bold"/>
    </style:style>
    <style:style style:name="P506" style:family="paragraph" style:parent-style-name="Standard" style:list-style-name="L8">
      <style:text-properties fo:color="#000000" style:font-name="Ubuntu" fo:font-size="10pt" style:text-underline-style="solid" style:text-underline-width="auto" style:text-underline-color="font-color" fo:font-weight="bold" officeooo:rsid="0e22646b" officeooo:paragraph-rsid="0e22646b" style:font-size-asian="10pt" style:font-weight-asian="bold" style:font-size-complex="10pt" style:font-weight-complex="bold"/>
    </style:style>
    <style:style style:name="P507" style:family="paragraph" style:parent-style-name="Standard" style:list-style-name="L8">
      <style:text-properties fo:color="#000000" style:font-name="Ubuntu" fo:font-size="10pt" style:text-underline-style="solid" style:text-underline-width="auto" style:text-underline-color="font-color" fo:font-weight="bold" officeooo:paragraph-rsid="089891bf" style:font-size-asian="10pt" style:font-weight-asian="bold" style:font-size-complex="10pt" style:font-weight-complex="bold"/>
    </style:style>
    <style:style style:name="P508" style:family="paragraph" style:parent-style-name="Standard" style:list-style-name="L9">
      <style:text-properties fo:color="#000000" style:font-name="Ubuntu" fo:font-size="10pt" fo:language="fr" fo:country="FR" fo:font-style="italic" style:text-underline-style="solid" style:text-underline-width="auto" style:text-underline-color="font-color" fo:font-weight="bold" officeooo:rsid="08ae3933" officeooo:paragraph-rsid="08ae3933" style:font-size-asian="10pt" style:font-style-asian="italic" style:font-weight-asian="bold" style:font-size-complex="10pt" style:font-style-complex="italic" style:font-weight-complex="bold"/>
    </style:style>
    <style:style style:name="P509" style:family="paragraph" style:parent-style-name="Standard" style:list-style-name="L9">
      <style:text-properties fo:color="#000000" style:font-name="Ubuntu" fo:font-size="10pt" fo:language="fr" fo:country="FR" fo:font-style="italic" style:text-underline-style="solid" style:text-underline-width="auto" style:text-underline-color="font-color" fo:font-weight="bold" officeooo:rsid="0d1d4bc4" officeooo:paragraph-rsid="0d1d4bc4" style:font-size-asian="10pt" style:font-style-asian="italic" style:font-weight-asian="bold" style:font-size-complex="10pt" style:font-style-complex="italic" style:font-weight-complex="bold"/>
    </style:style>
    <style:style style:name="P510" style:family="paragraph" style:parent-style-name="Standard" style:list-style-name="L9">
      <style:text-properties fo:color="#000000" style:font-name="Ubuntu" fo:font-size="10pt" fo:language="fr" fo:country="FR" fo:font-style="italic" style:text-underline-style="solid" style:text-underline-width="auto" style:text-underline-color="font-color" fo:font-weight="bold" officeooo:rsid="08ba5e04" officeooo:paragraph-rsid="08ba5e04" style:font-size-asian="10pt" style:font-style-asian="italic" style:font-weight-asian="bold" style:font-size-complex="10pt" style:font-style-complex="italic" style:font-weight-complex="bold"/>
    </style:style>
    <style:style style:name="P511" style:family="paragraph" style:parent-style-name="Standard" style:list-style-name="L9">
      <style:text-properties fo:color="#000000" style:font-name="Ubuntu" fo:font-size="10pt" fo:language="fr" fo:country="FR" fo:font-style="normal" style:text-underline-style="solid" style:text-underline-width="auto" style:text-underline-color="font-color" fo:font-weight="bold" officeooo:rsid="188ebd08" officeooo:paragraph-rsid="188ebd08" style:font-size-asian="10pt" style:font-style-asian="normal" style:font-weight-asian="bold" style:font-size-complex="10pt" style:font-style-complex="normal" style:font-weight-complex="bold"/>
    </style:style>
    <style:style style:name="P512" style:family="paragraph" style:parent-style-name="Standard" style:list-style-name="L11">
      <style:paragraph-properties fo:text-align="start" style:justify-single-word="false"/>
      <style:text-properties fo:color="#000000" style:font-name="Ubuntu" fo:font-size="10pt" officeooo:paragraph-rsid="09178bf4" style:font-size-asian="12pt" style:font-size-complex="12pt"/>
    </style:style>
    <style:style style:name="P513" style:family="paragraph" style:parent-style-name="Standard" style:list-style-name="L12">
      <style:paragraph-properties fo:text-align="start" style:justify-single-word="false"/>
      <style:text-properties fo:color="#000000" style:font-name="Ubuntu" fo:font-size="10pt" officeooo:paragraph-rsid="069939a0" style:font-size-asian="10pt" style:font-size-complex="10pt"/>
    </style:style>
    <style:style style:name="P514" style:family="paragraph" style:parent-style-name="Standard" style:list-style-name="L8">
      <style:text-properties fo:color="#000000" style:font-name="Ubuntu" fo:font-size="9pt" fo:language="fr" fo:country="FR" fo:font-style="normal" style:text-underline-style="none" fo:font-weight="bold" officeooo:rsid="18af0c5b" officeooo:paragraph-rsid="18af0c5b" style:font-size-asian="9pt" style:font-style-asian="normal" style:font-weight-asian="bold" style:font-size-complex="9pt" style:font-style-complex="normal" style:font-weight-complex="bold"/>
    </style:style>
    <style:style style:name="P515" style:family="paragraph" style:parent-style-name="Standard" style:list-style-name="L8">
      <style:text-properties fo:color="#000000" style:font-name="Ubuntu" fo:font-size="9pt" fo:language="fr" fo:country="FR" fo:font-style="normal" style:text-underline-style="none" fo:font-weight="bold" officeooo:rsid="18b43baf" officeooo:paragraph-rsid="18b43baf" style:font-size-asian="9pt" style:font-style-asian="normal" style:font-weight-asian="bold" style:font-size-complex="9pt" style:font-style-complex="normal" style:font-weight-complex="bold"/>
    </style:style>
    <style:style style:name="P516" style:family="paragraph" style:parent-style-name="Standard" style:list-style-name="L9">
      <style:text-properties fo:color="#000000" style:font-name="Ubuntu" fo:font-size="9pt" fo:language="fr" fo:country="FR" fo:font-style="normal" style:text-underline-style="none" fo:font-weight="bold" officeooo:rsid="1952bab2" officeooo:paragraph-rsid="1952bab2" style:font-size-asian="9pt" style:font-style-asian="normal" style:font-weight-asian="bold" style:font-size-complex="9pt" style:font-style-complex="normal" style:font-weight-complex="bold"/>
    </style:style>
    <style:style style:name="P517" style:family="paragraph" style:parent-style-name="Standard" style:list-style-name="L9">
      <style:text-properties fo:color="#000000" style:font-name="Ubuntu" fo:font-size="9pt" fo:language="fr" fo:country="FR" fo:font-style="normal" style:text-underline-style="none" fo:font-weight="bold" officeooo:rsid="195a5d4e" officeooo:paragraph-rsid="195a5d4e" style:font-size-asian="9pt" style:font-style-asian="normal" style:font-weight-asian="bold" style:font-size-complex="9pt" style:font-style-complex="normal" style:font-weight-complex="bold"/>
    </style:style>
    <style:style style:name="P518" style:family="paragraph" style:parent-style-name="Standard" style:list-style-name="L9">
      <style:text-properties fo:color="#000000" style:font-name="Ubuntu" fo:font-size="9pt" fo:language="fr" fo:country="FR" fo:font-style="normal" style:text-underline-style="none" fo:font-weight="bold" officeooo:rsid="195cfb65" officeooo:paragraph-rsid="195cfb65" style:font-size-asian="9pt" style:font-style-asian="normal" style:font-weight-asian="bold" style:font-size-complex="9pt" style:font-style-complex="normal" style:font-weight-complex="bold"/>
    </style:style>
    <style:style style:name="P519" style:family="paragraph" style:parent-style-name="Standard" style:list-style-name="L9">
      <style:text-properties fo:color="#000000" style:font-name="Ubuntu" fo:font-size="9pt" fo:language="fr" fo:country="FR" fo:font-style="normal" style:text-underline-style="none" fo:font-weight="bold" officeooo:rsid="1961213e" officeooo:paragraph-rsid="1961213e" style:font-size-asian="9pt" style:font-style-asian="normal" style:font-weight-asian="bold" style:font-size-complex="9pt" style:font-style-complex="normal" style:font-weight-complex="bold"/>
    </style:style>
    <style:style style:name="P520" style:family="paragraph" style:parent-style-name="Standard" style:list-style-name="L9">
      <style:text-properties fo:color="#000000" style:font-name="Ubuntu" fo:font-size="9pt" fo:language="fr" fo:country="FR" fo:font-style="normal" style:text-underline-style="none" fo:font-weight="bold" officeooo:rsid="1963114c" officeooo:paragraph-rsid="1963114c" style:font-size-asian="9pt" style:font-style-asian="normal" style:font-weight-asian="bold" style:font-size-complex="9pt" style:font-style-complex="normal" style:font-weight-complex="bold"/>
    </style:style>
    <style:style style:name="P521" style:family="paragraph" style:parent-style-name="Standard" style:list-style-name="L9">
      <style:text-properties fo:color="#000000" style:font-name="Ubuntu" fo:font-size="9pt" fo:language="fr" fo:country="FR" fo:font-style="normal" style:text-underline-style="none" fo:font-weight="bold" officeooo:rsid="196d297a" officeooo:paragraph-rsid="196d297a" style:font-size-asian="9pt" style:font-style-asian="normal" style:font-weight-asian="bold" style:font-size-complex="9pt" style:font-style-complex="normal" style:font-weight-complex="bold"/>
    </style:style>
    <style:style style:name="P522" style:family="paragraph" style:parent-style-name="Standard" style:list-style-name="L9">
      <style:text-properties fo:color="#000000" style:font-name="Ubuntu" fo:font-size="9pt" fo:language="fr" fo:country="FR" fo:font-style="normal" style:text-underline-style="none" fo:font-weight="bold" officeooo:rsid="196eefc9" officeooo:paragraph-rsid="196eefc9" style:font-size-asian="9pt" style:font-style-asian="normal" style:font-weight-asian="bold" style:font-size-complex="9pt" style:font-style-complex="normal" style:font-weight-complex="bold"/>
    </style:style>
    <style:style style:name="P523" style:family="paragraph" style:parent-style-name="Standard" style:list-style-name="L9">
      <style:text-properties fo:color="#000000" style:font-name="Ubuntu" fo:font-size="9pt" fo:language="fr" fo:country="FR" fo:font-style="normal" style:text-underline-style="none" fo:font-weight="bold" officeooo:rsid="196eefc9" officeooo:paragraph-rsid="1971332b" style:font-size-asian="9pt" style:font-style-asian="normal" style:font-weight-asian="bold" style:font-size-complex="9pt" style:font-style-complex="normal" style:font-weight-complex="bold"/>
    </style:style>
    <style:style style:name="P524" style:family="paragraph" style:parent-style-name="Standard" style:list-style-name="L9">
      <style:text-properties fo:color="#000000" style:font-name="Ubuntu" fo:font-size="9pt" fo:language="fr" fo:country="FR" fo:font-style="normal" style:text-underline-style="none" fo:font-weight="bold" officeooo:rsid="196eefc9" officeooo:paragraph-rsid="19717872" style:font-size-asian="9pt" style:font-style-asian="normal" style:font-weight-asian="bold" style:font-size-complex="9pt" style:font-style-complex="normal" style:font-weight-complex="bold"/>
    </style:style>
    <style:style style:name="P525" style:family="paragraph" style:parent-style-name="Standard" style:list-style-name="L9">
      <style:text-properties fo:color="#000000" style:font-name="Ubuntu" fo:font-size="9pt" fo:language="fr" fo:country="FR" fo:font-style="normal" style:text-underline-style="none" fo:font-weight="bold" officeooo:rsid="19789a49" officeooo:paragraph-rsid="197a7355" style:font-size-asian="9pt" style:font-style-asian="normal" style:font-weight-asian="bold" style:font-size-complex="9pt" style:font-style-complex="normal" style:font-weight-complex="bold"/>
    </style:style>
    <style:style style:name="P526" style:family="paragraph" style:parent-style-name="Standard" style:list-style-name="L9">
      <style:text-properties fo:color="#000000" style:font-name="Ubuntu" fo:font-size="9pt" fo:language="fr" fo:country="FR" fo:font-style="normal" style:text-underline-style="none" fo:font-weight="bold" officeooo:rsid="19789a49" officeooo:paragraph-rsid="19789a49" style:font-size-asian="9pt" style:font-style-asian="normal" style:font-weight-asian="bold" style:font-size-complex="9pt" style:font-style-complex="normal" style:font-weight-complex="bold"/>
    </style:style>
    <style:style style:name="P527" style:family="paragraph" style:parent-style-name="Standard" style:list-style-name="L9">
      <style:text-properties fo:color="#000000" style:font-name="Ubuntu" fo:font-size="9pt" fo:language="fr" fo:country="FR" fo:font-style="normal" style:text-underline-style="none" fo:font-weight="bold" officeooo:rsid="19789a49" officeooo:paragraph-rsid="197ea18a" style:font-size-asian="9pt" style:font-style-asian="normal" style:font-weight-asian="bold" style:font-size-complex="9pt" style:font-style-complex="normal" style:font-weight-complex="bold"/>
    </style:style>
    <style:style style:name="P528" style:family="paragraph" style:parent-style-name="Standard" style:list-style-name="L9">
      <style:text-properties fo:color="#000000" style:font-name="Ubuntu" fo:font-size="9pt" fo:language="fr" fo:country="FR" fo:font-style="normal" style:text-underline-style="none" fo:font-weight="bold" officeooo:rsid="19789a49" officeooo:paragraph-rsid="1989fa87" style:font-size-asian="9pt" style:font-style-asian="normal" style:font-weight-asian="bold" style:font-size-complex="9pt" style:font-style-complex="normal" style:font-weight-complex="bold"/>
    </style:style>
    <style:style style:name="P529" style:family="paragraph" style:parent-style-name="Standard" style:list-style-name="L9">
      <style:text-properties fo:color="#000000" style:font-name="Ubuntu" fo:font-size="9pt" fo:language="fr" fo:country="FR" fo:font-style="normal" style:text-underline-style="none" fo:font-weight="bold" officeooo:rsid="19789a49" officeooo:paragraph-rsid="198035ba" style:font-size-asian="9pt" style:font-style-asian="normal" style:font-weight-asian="bold" style:font-size-complex="9pt" style:font-style-complex="normal" style:font-weight-complex="bold"/>
    </style:style>
    <style:style style:name="P530" style:family="paragraph" style:parent-style-name="Standard" style:list-style-name="L9">
      <style:text-properties fo:color="#000000" style:font-name="Ubuntu" fo:font-size="9pt" fo:language="fr" fo:country="FR" fo:font-style="normal" style:text-underline-style="none" fo:font-weight="bold" officeooo:rsid="19789a49" officeooo:paragraph-rsid="1981690e" style:font-size-asian="9pt" style:font-style-asian="normal" style:font-weight-asian="bold" style:font-size-complex="9pt" style:font-style-complex="normal" style:font-weight-complex="bold"/>
    </style:style>
    <style:style style:name="P531" style:family="paragraph" style:parent-style-name="Standard" style:list-style-name="L9">
      <style:text-properties fo:color="#000000" style:font-name="Ubuntu" fo:font-size="9pt" fo:language="fr" fo:country="FR" fo:font-style="normal" style:text-underline-style="none" fo:font-weight="bold" officeooo:rsid="19789a49" officeooo:paragraph-rsid="19824505" style:font-size-asian="9pt" style:font-style-asian="normal" style:font-weight-asian="bold" style:font-size-complex="9pt" style:font-style-complex="normal" style:font-weight-complex="bold"/>
    </style:style>
    <style:style style:name="P532" style:family="paragraph" style:parent-style-name="Standard" style:list-style-name="L9">
      <style:text-properties fo:color="#000000" style:font-name="Ubuntu" fo:font-size="9pt" fo:language="fr" fo:country="FR" fo:font-style="normal" style:text-underline-style="none" fo:font-weight="bold" officeooo:rsid="19789a49" officeooo:paragraph-rsid="1983f7f9" style:font-size-asian="9pt" style:font-style-asian="normal" style:font-weight-asian="bold" style:font-size-complex="9pt" style:font-style-complex="normal" style:font-weight-complex="bold"/>
    </style:style>
    <style:style style:name="P533" style:family="paragraph" style:parent-style-name="Standard" style:list-style-name="L9">
      <style:text-properties fo:color="#000000" style:font-name="Ubuntu" fo:font-size="9pt" fo:language="fr" fo:country="FR" fo:font-style="normal" style:text-underline-style="none" fo:font-weight="bold" officeooo:rsid="19789a49" officeooo:paragraph-rsid="1985a0b7" style:font-size-asian="9pt" style:font-style-asian="normal" style:font-weight-asian="bold" style:font-size-complex="9pt" style:font-style-complex="normal" style:font-weight-complex="bold"/>
    </style:style>
    <style:style style:name="P534" style:family="paragraph" style:parent-style-name="Standard" style:list-style-name="L9">
      <style:text-properties fo:color="#000000" style:font-name="Ubuntu" fo:font-size="9pt" fo:language="fr" fo:country="FR" fo:font-style="normal" style:text-underline-style="none" fo:font-weight="bold" officeooo:rsid="19789a49" officeooo:paragraph-rsid="1985faf0" style:font-size-asian="9pt" style:font-style-asian="normal" style:font-weight-asian="bold" style:font-size-complex="9pt" style:font-style-complex="normal" style:font-weight-complex="bold"/>
    </style:style>
    <style:style style:name="P535" style:family="paragraph" style:parent-style-name="Standard" style:list-style-name="L9">
      <style:text-properties fo:color="#000000" style:font-name="Ubuntu" fo:font-size="9pt" fo:language="fr" fo:country="FR" fo:font-style="normal" style:text-underline-style="none" fo:font-weight="bold" officeooo:rsid="19789a49" officeooo:paragraph-rsid="198704e8" style:font-size-asian="9pt" style:font-style-asian="normal" style:font-weight-asian="bold" style:font-size-complex="9pt" style:font-style-complex="normal" style:font-weight-complex="bold"/>
    </style:style>
    <style:style style:name="P536" style:family="paragraph" style:parent-style-name="Standard" style:list-style-name="L9">
      <style:text-properties fo:color="#000000" style:font-name="Ubuntu" fo:font-size="9pt" fo:language="fr" fo:country="FR" fo:font-style="normal" style:text-underline-style="none" fo:font-weight="bold" officeooo:rsid="19789a49" officeooo:paragraph-rsid="19872d8f" style:font-size-asian="9pt" style:font-style-asian="normal" style:font-weight-asian="bold" style:font-size-complex="9pt" style:font-style-complex="normal" style:font-weight-complex="bold"/>
    </style:style>
    <style:style style:name="P537" style:family="paragraph" style:parent-style-name="Standard" style:list-style-name="L9">
      <style:paragraph-properties fo:text-align="start" style:justify-single-word="false"/>
      <style:text-properties fo:color="#000000" style:font-name="Ubuntu" fo:font-size="9pt" fo:language="fr" fo:country="FR" fo:font-style="normal" style:text-underline-style="none" fo:font-weight="bold" officeooo:rsid="19789a49" officeooo:paragraph-rsid="1985faf0" style:font-size-asian="9pt" style:font-style-asian="normal" style:font-weight-asian="bold" style:font-size-complex="9pt" style:font-style-complex="normal" style:font-weight-complex="bold"/>
    </style:style>
    <style:style style:name="P538" style:family="paragraph" style:parent-style-name="Standard" style:list-style-name="L9">
      <style:text-properties fo:color="#000000" style:font-name="Ubuntu" fo:font-size="9pt" fo:language="fr" fo:country="FR" fo:font-style="normal" style:text-underline-style="none" fo:font-weight="bold" officeooo:rsid="198a540d" officeooo:paragraph-rsid="198a540d" style:font-size-asian="9pt" style:font-style-asian="normal" style:font-weight-asian="bold" style:font-size-complex="9pt" style:font-style-complex="normal" style:font-weight-complex="bold"/>
    </style:style>
    <style:style style:name="P539" style:family="paragraph" style:parent-style-name="Standard" style:list-style-name="L9">
      <style:text-properties fo:color="#000000" style:font-name="Ubuntu" fo:font-size="9pt" fo:language="fr" fo:country="FR" fo:font-style="normal" style:text-underline-style="none" fo:font-weight="bold" officeooo:rsid="198a540d" officeooo:paragraph-rsid="198be860" style:font-size-asian="9pt" style:font-style-asian="normal" style:font-weight-asian="bold" style:font-size-complex="9pt" style:font-style-complex="normal" style:font-weight-complex="bold"/>
    </style:style>
    <style:style style:name="P540" style:family="paragraph" style:parent-style-name="Standard" style:list-style-name="L9">
      <style:text-properties fo:color="#000000" style:font-name="Ubuntu" fo:font-size="9pt" fo:language="fr" fo:country="FR" fo:font-style="normal" style:text-underline-style="none" fo:font-weight="bold" officeooo:rsid="198a540d" officeooo:paragraph-rsid="198ce9fd" style:font-size-asian="9pt" style:font-style-asian="normal" style:font-weight-asian="bold" style:font-size-complex="9pt" style:font-style-complex="normal" style:font-weight-complex="bold"/>
    </style:style>
    <style:style style:name="P541" style:family="paragraph" style:parent-style-name="Standard" style:list-style-name="L9">
      <style:text-properties fo:color="#000000" style:font-name="Ubuntu" fo:font-size="9pt" fo:language="fr" fo:country="FR" fo:font-style="normal" style:text-underline-style="none" fo:font-weight="bold" officeooo:rsid="198a540d" officeooo:paragraph-rsid="198ecdbc" style:font-size-asian="9pt" style:font-style-asian="normal" style:font-weight-asian="bold" style:font-size-complex="9pt" style:font-style-complex="normal" style:font-weight-complex="bold"/>
    </style:style>
    <style:style style:name="P542" style:family="paragraph" style:parent-style-name="Standard" style:list-style-name="L9">
      <style:text-properties fo:color="#000000" style:font-name="Ubuntu" fo:font-size="9pt" fo:language="fr" fo:country="FR" fo:font-style="normal" style:text-underline-style="none" fo:font-weight="bold" officeooo:rsid="198a540d" officeooo:paragraph-rsid="198fb75a" style:font-size-asian="9pt" style:font-style-asian="normal" style:font-weight-asian="bold" style:font-size-complex="9pt" style:font-style-complex="normal" style:font-weight-complex="bold"/>
    </style:style>
    <style:style style:name="P543" style:family="paragraph" style:parent-style-name="Standard" style:list-style-name="L9">
      <style:text-properties fo:color="#000000" style:font-name="Ubuntu" fo:font-size="9pt" fo:language="fr" fo:country="FR" fo:font-style="normal" style:text-underline-style="none" fo:font-weight="bold" officeooo:rsid="19ff13ce" officeooo:paragraph-rsid="0d2363c6" style:font-size-asian="9pt" style:font-style-asian="normal" style:font-weight-asian="bold" style:font-size-complex="9pt" style:font-style-complex="normal" style:font-weight-complex="bold"/>
    </style:style>
    <style:style style:name="P544" style:family="paragraph" style:parent-style-name="Standard" style:list-style-name="L9">
      <style:text-properties fo:color="#000000" style:font-name="Ubuntu" fo:font-size="9pt" fo:language="fr" fo:country="FR" fo:font-style="normal" style:text-underline-style="none" fo:font-weight="bold" officeooo:rsid="10711ccd" officeooo:paragraph-rsid="197c1cea" fo:background-color="transparent" style:font-size-asian="9pt" style:font-style-asian="normal" style:font-weight-asian="bold" style:font-size-complex="9pt" style:font-style-complex="normal" style:font-weight-complex="bold"/>
    </style:style>
    <style:style style:name="P545" style:family="paragraph" style:parent-style-name="Standard" style:list-style-name="L9">
      <style:text-properties fo:color="#000000" style:font-name="Ubuntu" fo:font-size="9pt" fo:language="fr" fo:country="FR" fo:font-style="normal" style:text-underline-style="none" fo:font-weight="bold" officeooo:rsid="19789a49" officeooo:paragraph-rsid="198035ba" fo:background-color="transparent" style:font-size-asian="9pt" style:font-style-asian="normal" style:font-weight-asian="bold" style:font-size-complex="9pt" style:font-style-complex="normal" style:font-weight-complex="bold"/>
    </style:style>
    <style:style style:name="P546" style:family="paragraph" style:parent-style-name="Standard" style:list-style-name="L8">
      <style:text-properties fo:color="#000000" style:font-name="Ubuntu" fo:font-size="9pt" fo:language="fr" fo:country="FR" fo:font-style="normal" style:text-underline-style="none" fo:font-weight="normal" officeooo:rsid="08a6f9b1" officeooo:paragraph-rsid="0e2558a0" style:font-size-asian="9pt" style:font-style-asian="normal" style:font-weight-asian="normal" style:font-size-complex="9pt" style:font-style-complex="normal" style:font-weight-complex="normal"/>
    </style:style>
    <style:style style:name="P547" style:family="paragraph" style:parent-style-name="Standard" style:list-style-name="L8">
      <style:text-properties fo:color="#000000" style:font-name="Ubuntu" fo:font-size="9pt" fo:language="fr" fo:country="FR" fo:font-style="normal" style:text-underline-style="none" fo:font-weight="normal" officeooo:rsid="18b7cff0" officeooo:paragraph-rsid="18b7cff0" style:font-size-asian="9pt" style:font-style-asian="normal" style:font-weight-asian="normal" style:font-size-complex="9pt" style:font-style-complex="normal" style:font-weight-complex="normal"/>
    </style:style>
    <style:style style:name="P548" style:family="paragraph" style:parent-style-name="Standard" style:list-style-name="L9">
      <style:text-properties fo:color="#000000" style:font-name="Ubuntu" fo:font-size="9pt" fo:language="fr" fo:country="FR" fo:font-style="normal" style:text-underline-style="none" fo:font-weight="normal" officeooo:rsid="19566c0f" officeooo:paragraph-rsid="19566c0f" style:font-size-asian="9pt" style:font-style-asian="normal" style:font-weight-asian="normal" style:font-size-complex="9pt" style:font-style-complex="normal" style:font-weight-complex="normal"/>
    </style:style>
    <style:style style:name="P549" style:family="paragraph" style:parent-style-name="Standard" style:list-style-name="L9">
      <style:text-properties fo:color="#000000" style:font-name="Ubuntu" fo:font-size="9pt" fo:language="fr" fo:country="FR" fo:font-style="normal" style:text-underline-style="none" fo:font-weight="normal" officeooo:rsid="035c2032" officeooo:paragraph-rsid="06f118bf" style:font-size-asian="9pt" style:font-style-asian="normal" style:font-weight-asian="normal" style:font-size-complex="9pt" style:font-style-complex="normal" style:font-weight-complex="normal"/>
    </style:style>
    <style:style style:name="P550" style:family="paragraph" style:parent-style-name="Standard" style:list-style-name="L9">
      <style:text-properties fo:color="#000000" style:font-name="Ubuntu" fo:font-size="9pt" fo:language="fr" fo:country="FR" fo:font-style="normal" style:text-underline-style="none" fo:font-weight="normal" officeooo:rsid="035c2032" officeooo:paragraph-rsid="106d4e43" style:font-size-asian="9pt" style:font-style-asian="normal" style:font-weight-asian="normal" style:font-size-complex="9pt" style:font-style-complex="normal" style:font-weight-complex="normal"/>
    </style:style>
    <style:style style:name="P551" style:family="paragraph" style:parent-style-name="Standard">
      <style:text-properties fo:color="#000000" style:font-name="Ubuntu" fo:font-size="9pt" fo:language="fr" fo:country="FR" fo:font-style="normal" style:text-underline-style="none" fo:font-weight="normal" officeooo:rsid="035c2032" officeooo:paragraph-rsid="069939a0" style:font-size-asian="9pt" style:font-style-asian="normal" style:font-weight-asian="normal" style:font-size-complex="9pt" style:font-style-complex="normal" style:font-weight-complex="normal"/>
    </style:style>
    <style:style style:name="P552" style:family="paragraph" style:parent-style-name="Standard">
      <style:text-properties fo:color="#000000" style:font-name="Ubuntu" fo:font-size="9pt" fo:language="fr" fo:country="FR" fo:font-style="normal" style:text-underline-style="none" fo:font-weight="normal" officeooo:rsid="035c2032" officeooo:paragraph-rsid="111aef10" style:font-size-asian="9pt" style:font-style-asian="normal" style:font-weight-asian="normal" style:font-size-complex="9pt" style:font-style-complex="normal" style:font-weight-complex="normal"/>
    </style:style>
    <style:style style:name="P553" style:family="paragraph" style:parent-style-name="Standard">
      <style:text-properties fo:color="#000000" style:font-name="Ubuntu" fo:font-size="9pt" fo:language="fr" fo:country="FR" fo:font-style="normal" style:text-underline-style="none" fo:font-weight="normal" officeooo:rsid="035c2032" officeooo:paragraph-rsid="0e3025a8" style:font-size-asian="9pt" style:font-style-asian="normal" style:font-weight-asian="normal" style:font-size-complex="9pt" style:font-style-complex="normal" style:font-weight-complex="normal"/>
    </style:style>
    <style:style style:name="P554" style:family="paragraph" style:parent-style-name="Standard" style:list-style-name="L9">
      <style:text-properties fo:color="#000000" style:font-name="Ubuntu" fo:font-size="9pt" fo:language="fr" fo:country="FR" fo:font-style="normal" style:text-underline-style="none" fo:font-weight="normal" officeooo:rsid="195e465d" officeooo:paragraph-rsid="195e465d" style:font-size-asian="9pt" style:font-style-asian="normal" style:font-weight-asian="normal" style:font-size-complex="9pt" style:font-style-complex="normal" style:font-weight-complex="normal"/>
    </style:style>
    <style:style style:name="P555" style:family="paragraph" style:parent-style-name="Standard" style:list-style-name="L9">
      <style:text-properties fo:color="#000000" style:font-name="Ubuntu" fo:font-size="9pt" fo:language="fr" fo:country="FR" fo:font-style="normal" style:text-underline-style="none" fo:font-weight="normal" officeooo:rsid="1966ea4b" officeooo:paragraph-rsid="1966ea4b" style:font-size-asian="9pt" style:font-style-asian="normal" style:font-weight-asian="normal" style:font-size-complex="9pt" style:font-style-complex="normal" style:font-weight-complex="normal"/>
    </style:style>
    <style:style style:name="P556" style:family="paragraph" style:parent-style-name="Standard" style:list-style-name="L9">
      <style:text-properties fo:color="#000000" style:font-name="Ubuntu" fo:font-size="9pt" fo:language="fr" fo:country="FR" fo:font-style="normal" style:text-underline-style="none" fo:font-weight="normal" officeooo:rsid="0387506d" officeooo:paragraph-rsid="08b74755" style:font-size-asian="9pt" style:font-style-asian="normal" style:font-weight-asian="normal" style:font-size-complex="9pt" style:font-style-complex="normal" style:font-weight-complex="normal"/>
    </style:style>
    <style:style style:name="P557" style:family="paragraph" style:parent-style-name="Standard">
      <style:text-properties fo:color="#000000" style:font-name="Ubuntu" fo:font-size="9pt" fo:language="fr" fo:country="FR" fo:font-style="normal" style:text-underline-style="none" fo:font-weight="normal" officeooo:rsid="0387506d" officeooo:paragraph-rsid="069939a0" style:font-size-asian="9pt" style:font-style-asian="normal" style:font-weight-asian="normal" style:font-size-complex="9pt" style:font-style-complex="normal" style:font-weight-complex="normal"/>
    </style:style>
    <style:style style:name="P558" style:family="paragraph" style:parent-style-name="Standard">
      <style:text-properties fo:color="#000000" style:font-name="Ubuntu" fo:font-size="9pt" fo:language="fr" fo:country="FR" fo:font-style="normal" style:text-underline-style="none" fo:font-weight="normal" officeooo:rsid="0387506d" officeooo:paragraph-rsid="0b040f6c" style:font-size-asian="9pt" style:font-style-asian="normal" style:font-weight-asian="normal" style:font-size-complex="9pt" style:font-style-complex="normal" style:font-weight-complex="normal"/>
    </style:style>
    <style:style style:name="P559" style:family="paragraph" style:parent-style-name="Standard">
      <style:text-properties fo:color="#000000" style:font-name="Ubuntu" fo:font-size="9pt" fo:language="fr" fo:country="FR" fo:font-style="normal" style:text-underline-style="none" fo:font-weight="normal" officeooo:rsid="0387506d" officeooo:paragraph-rsid="08b74755" style:font-size-asian="9pt" style:font-style-asian="normal" style:font-weight-asian="normal" style:font-size-complex="9pt" style:font-style-complex="normal" style:font-weight-complex="normal"/>
    </style:style>
    <style:style style:name="P560" style:family="paragraph" style:parent-style-name="Standard" style:list-style-name="L9">
      <style:text-properties fo:color="#000000" style:font-name="Ubuntu" fo:font-size="9pt" fo:language="fr" fo:country="FR" fo:font-style="normal" style:text-underline-style="none" fo:font-weight="normal" officeooo:rsid="196f9512" officeooo:paragraph-rsid="196f9512" style:font-size-asian="9pt" style:font-style-asian="normal" style:font-weight-asian="normal" style:font-size-complex="9pt" style:font-style-complex="normal" style:font-weight-complex="normal"/>
    </style:style>
    <style:style style:name="P561" style:family="paragraph" style:parent-style-name="Standard" style:list-style-name="L9">
      <style:text-properties fo:color="#000000" style:font-name="Ubuntu" fo:font-size="9pt" fo:language="fr" fo:country="FR" fo:font-style="normal" style:text-underline-style="none" fo:font-weight="normal" officeooo:rsid="196f9512" officeooo:paragraph-rsid="1971332b" style:font-size-asian="9pt" style:font-style-asian="normal" style:font-weight-asian="normal" style:font-size-complex="9pt" style:font-style-complex="normal" style:font-weight-complex="normal"/>
    </style:style>
    <style:style style:name="P562" style:family="paragraph" style:parent-style-name="Standard" style:list-style-name="L9">
      <style:text-properties fo:color="#000000" style:font-name="Ubuntu" fo:font-size="9pt" fo:language="fr" fo:country="FR" fo:font-style="normal" style:text-underline-style="none" fo:font-weight="normal" officeooo:rsid="196f9512" officeooo:paragraph-rsid="19717872" style:font-size-asian="9pt" style:font-style-asian="normal" style:font-weight-asian="normal" style:font-size-complex="9pt" style:font-style-complex="normal" style:font-weight-complex="normal"/>
    </style:style>
    <style:style style:name="P563" style:family="paragraph" style:parent-style-name="Standard" style:list-style-name="L9">
      <style:text-properties fo:color="#000000" style:font-name="Ubuntu" fo:font-size="9pt" fo:language="fr" fo:country="FR" fo:font-style="normal" style:text-underline-style="none" fo:font-weight="normal" officeooo:rsid="037d77c0" officeooo:paragraph-rsid="08b9104d" style:font-size-asian="9pt" style:font-style-asian="normal" style:font-weight-asian="normal" style:font-size-complex="9pt" style:font-style-complex="normal" style:font-weight-complex="normal"/>
    </style:style>
    <style:style style:name="P564" style:family="paragraph" style:parent-style-name="Standard">
      <style:text-properties fo:color="#000000" style:font-name="Ubuntu" fo:font-size="9pt" fo:language="fr" fo:country="FR" fo:font-style="normal" style:text-underline-style="none" fo:font-weight="normal" officeooo:rsid="037d77c0" officeooo:paragraph-rsid="08b9104d" style:font-size-asian="9pt" style:font-style-asian="normal" style:font-weight-asian="normal" style:font-size-complex="9pt" style:font-style-complex="normal" style:font-weight-complex="normal"/>
    </style:style>
    <style:style style:name="P565" style:family="paragraph" style:parent-style-name="Standard" style:list-style-name="L9">
      <style:text-properties fo:color="#000000" style:font-name="Ubuntu" fo:font-size="9pt" fo:language="fr" fo:country="FR" fo:font-style="normal" style:text-underline-style="none" fo:font-weight="normal" officeooo:rsid="0379a6f6" officeooo:paragraph-rsid="10788756" style:font-size-asian="9pt" style:font-style-asian="normal" style:font-weight-asian="normal" style:font-size-complex="9pt" style:font-style-complex="normal" style:font-weight-complex="normal"/>
    </style:style>
    <style:style style:name="P566" style:family="paragraph" style:parent-style-name="Standard">
      <style:text-properties fo:color="#000000" style:font-name="Ubuntu" fo:font-size="9pt" fo:language="fr" fo:country="FR" fo:font-style="normal" style:text-underline-style="none" fo:font-weight="normal" officeooo:rsid="0379a6f6" officeooo:paragraph-rsid="11f1c609" style:font-size-asian="9pt" style:font-style-asian="normal" style:font-weight-asian="normal" style:font-size-complex="9pt" style:font-style-complex="normal" style:font-weight-complex="normal"/>
    </style:style>
    <style:style style:name="P567" style:family="paragraph" style:parent-style-name="Standard">
      <style:text-properties fo:color="#000000" style:font-name="Ubuntu" fo:font-size="9pt" fo:language="fr" fo:country="FR" fo:font-style="normal" style:text-underline-style="none" fo:font-weight="normal" officeooo:rsid="0379a6f6" officeooo:paragraph-rsid="069939a0" style:font-size-asian="9pt" style:font-style-asian="normal" style:font-weight-asian="normal" style:font-size-complex="9pt" style:font-style-complex="normal" style:font-weight-complex="normal"/>
    </style:style>
    <style:style style:name="P568" style:family="paragraph" style:parent-style-name="Standard" style:list-style-name="L9">
      <style:text-properties fo:color="#000000" style:font-name="Ubuntu" fo:font-size="9pt" fo:language="fr" fo:country="FR" fo:font-style="normal" style:text-underline-style="none" fo:font-weight="normal" officeooo:rsid="18998623" officeooo:paragraph-rsid="18998623" style:font-size-asian="9pt" style:font-style-asian="normal" style:font-weight-asian="normal" style:font-size-complex="9pt" style:font-style-complex="normal" style:font-weight-complex="normal"/>
    </style:style>
    <style:style style:name="P569" style:family="paragraph" style:parent-style-name="Standard" style:list-style-name="L9">
      <style:text-properties fo:color="#000000" style:font-name="Ubuntu" fo:font-size="9pt" fo:language="fr" fo:country="FR" fo:font-style="normal" style:text-underline-style="none" fo:font-weight="normal" officeooo:rsid="18aab7aa" officeooo:paragraph-rsid="18aab7aa" style:font-size-asian="9pt" style:font-style-asian="normal" style:font-weight-asian="normal" style:font-size-complex="9pt" style:font-style-complex="normal" style:font-weight-complex="normal"/>
    </style:style>
    <style:style style:name="P570" style:family="paragraph" style:parent-style-name="Standard">
      <style:text-properties fo:color="#000000" style:font-name="Ubuntu" fo:font-size="9pt" fo:language="fr" fo:country="FR" fo:font-style="normal" style:text-underline-style="none" fo:font-weight="normal" officeooo:rsid="18aab7aa" officeooo:paragraph-rsid="18aab7aa" style:font-size-asian="9pt" style:font-style-asian="normal" style:font-weight-asian="normal" style:font-size-complex="9pt" style:font-style-complex="normal" style:font-weight-complex="normal"/>
    </style:style>
    <style:style style:name="P571" style:family="paragraph" style:parent-style-name="Standard" style:list-style-name="L9">
      <style:text-properties fo:color="#000000" style:font-name="Ubuntu" fo:font-size="9pt" fo:language="fr" fo:country="FR" fo:font-style="normal" style:text-underline-style="none" fo:font-weight="normal" officeooo:rsid="19c54e3b" officeooo:paragraph-rsid="19c54e3b" style:font-size-asian="9pt" style:font-style-asian="normal" style:font-weight-asian="normal" style:font-size-complex="9pt" style:font-style-complex="normal" style:font-weight-complex="normal"/>
    </style:style>
    <style:style style:name="P572" style:family="paragraph" style:parent-style-name="Standard" style:list-style-name="L9">
      <style:text-properties fo:color="#000000" style:font-name="Ubuntu" fo:font-size="9pt" fo:language="fr" fo:country="FR" fo:font-style="normal" style:text-underline-style="none" fo:font-weight="normal" officeooo:rsid="0d2363c6" officeooo:paragraph-rsid="0d2363c6" style:font-size-asian="9pt" style:font-style-asian="normal" style:font-weight-asian="normal" style:font-size-complex="9pt" style:font-style-complex="normal" style:font-weight-complex="normal"/>
    </style:style>
    <style:style style:name="P573" style:family="paragraph" style:parent-style-name="Standard">
      <style:text-properties fo:color="#000000" style:font-name="Ubuntu" fo:font-size="9pt" fo:language="fr" fo:country="FR" fo:font-style="normal" style:text-underline-style="none" fo:font-weight="normal" officeooo:rsid="0d2363c6" officeooo:paragraph-rsid="11deac2b" style:font-size-asian="9pt" style:font-style-asian="normal" style:font-weight-asian="normal" style:font-size-complex="9pt" style:font-style-complex="normal" style:font-weight-complex="normal"/>
    </style:style>
    <style:style style:name="P574" style:family="paragraph" style:parent-style-name="Standard">
      <style:text-properties fo:color="#000000" style:font-name="Ubuntu" fo:font-size="9pt" fo:language="fr" fo:country="FR" fo:font-style="normal" style:text-underline-style="none" fo:font-weight="normal" officeooo:rsid="0d2363c6" officeooo:paragraph-rsid="11dd1b90" style:font-size-asian="9pt" style:font-style-asian="normal" style:font-weight-asian="normal" style:font-size-complex="9pt" style:font-style-complex="normal" style:font-weight-complex="normal"/>
    </style:style>
    <style:style style:name="P575" style:family="paragraph" style:parent-style-name="Standard">
      <style:text-properties fo:color="#000000" style:font-name="Ubuntu" fo:font-size="9pt" fo:language="fr" fo:country="FR" fo:font-style="normal" style:text-underline-style="none" fo:font-weight="normal" officeooo:rsid="0d2363c6" officeooo:paragraph-rsid="11dbbb1c" style:font-size-asian="9pt" style:font-style-asian="normal" style:font-weight-asian="normal" style:font-size-complex="9pt" style:font-style-complex="normal" style:font-weight-complex="normal"/>
    </style:style>
    <style:style style:name="P576" style:family="paragraph" style:parent-style-name="Standard">
      <style:text-properties fo:color="#000000" style:font-name="Ubuntu" fo:font-size="9pt" fo:language="fr" fo:country="FR" fo:font-style="normal" style:text-underline-style="none" fo:font-weight="normal" officeooo:rsid="0d2363c6" officeooo:paragraph-rsid="0d2363c6" style:font-size-asian="9pt" style:font-style-asian="normal" style:font-weight-asian="normal" style:font-size-complex="9pt" style:font-style-complex="normal" style:font-weight-complex="normal"/>
    </style:style>
    <style:style style:name="P577" style:family="paragraph" style:parent-style-name="Standard" style:list-style-name="L9">
      <style:text-properties fo:color="#000000" style:font-name="Ubuntu" fo:font-size="9pt" fo:language="fr" fo:country="FR" fo:font-style="normal" style:text-underline-style="none" fo:font-weight="normal" officeooo:rsid="19d9034b" officeooo:paragraph-rsid="1a0f3761" style:font-size-asian="9pt" style:font-style-asian="normal" style:font-weight-asian="normal" style:font-size-complex="9pt" style:font-style-complex="normal" style:font-weight-complex="normal"/>
    </style:style>
    <style:style style:name="P578" style:family="paragraph" style:parent-style-name="Standard" style:list-style-name="L9">
      <style:text-properties fo:color="#000000" style:font-name="Ubuntu" fo:font-size="9pt" fo:language="fr" fo:country="FR" fo:font-style="normal" style:text-underline-style="none" fo:font-weight="normal" officeooo:rsid="19d9034b" officeooo:paragraph-rsid="1a1022ff" style:font-size-asian="9pt" style:font-style-asian="normal" style:font-weight-asian="normal" style:font-size-complex="9pt" style:font-style-complex="normal" style:font-weight-complex="normal"/>
    </style:style>
    <style:style style:name="P579" style:family="paragraph" style:parent-style-name="Standard" style:list-style-name="L9">
      <style:text-properties fo:color="#000000" style:font-name="Ubuntu" fo:font-size="9pt" fo:language="fr" fo:country="FR" fo:font-style="normal" style:text-underline-style="none" fo:font-weight="normal" officeooo:rsid="19d9034b" officeooo:paragraph-rsid="19e55058" style:font-size-asian="9pt" style:font-style-asian="normal" style:font-weight-asian="normal" style:font-size-complex="9pt" style:font-style-complex="normal" style:font-weight-complex="normal"/>
    </style:style>
    <style:style style:name="P580" style:family="paragraph" style:parent-style-name="Standard">
      <style:text-properties fo:color="#000000" style:font-name="Ubuntu" fo:font-size="9pt" fo:language="fr" fo:country="FR" fo:font-style="normal" style:text-underline-style="none" fo:font-weight="normal" officeooo:rsid="19d9034b" officeooo:paragraph-rsid="19e55058" style:font-size-asian="9pt" style:font-style-asian="normal" style:font-weight-asian="normal" style:font-size-complex="9pt" style:font-style-complex="normal" style:font-weight-complex="normal"/>
    </style:style>
    <style:style style:name="P581" style:family="paragraph" style:parent-style-name="Standard" style:list-style-name="L9">
      <style:text-properties fo:color="#000000" style:font-name="Ubuntu" fo:font-size="9pt" fo:language="fr" fo:country="FR" fo:font-style="normal" style:text-underline-style="none" fo:font-weight="normal" officeooo:rsid="19ff13ce" officeooo:paragraph-rsid="1a0617db" style:font-size-asian="9pt" style:font-style-asian="normal" style:font-weight-asian="normal" style:font-size-complex="9pt" style:font-style-complex="normal" style:font-weight-complex="normal"/>
    </style:style>
    <style:style style:name="P582" style:family="paragraph" style:parent-style-name="Standard">
      <style:text-properties fo:color="#000000" style:font-name="Ubuntu" fo:font-size="9pt" fo:language="fr" fo:country="FR" fo:font-style="normal" style:text-underline-style="none" fo:font-weight="normal" officeooo:rsid="19ff13ce" officeooo:paragraph-rsid="0d2363c6" style:font-size-asian="9pt" style:font-style-asian="normal" style:font-weight-asian="normal" style:font-size-complex="9pt" style:font-style-complex="normal" style:font-weight-complex="normal"/>
    </style:style>
    <style:style style:name="P583" style:family="paragraph" style:parent-style-name="Standard" style:list-style-name="L9">
      <style:text-properties fo:color="#000000" style:font-name="Ubuntu" fo:font-size="9pt" fo:language="fr" fo:country="FR" fo:font-style="normal" style:text-underline-style="none" fo:font-weight="normal" officeooo:rsid="0d41218e" officeooo:paragraph-rsid="1a2f826a" style:font-size-asian="9pt" style:font-style-asian="normal" style:font-weight-asian="normal" style:font-size-complex="9pt" style:font-style-complex="normal" style:font-weight-complex="normal"/>
    </style:style>
    <style:style style:name="P584" style:family="paragraph" style:parent-style-name="Standard">
      <style:text-properties fo:color="#000000" style:font-name="Ubuntu" fo:font-size="9pt" fo:language="fr" fo:country="FR" fo:font-style="normal" style:text-underline-style="none" fo:font-weight="normal" officeooo:rsid="0d41218e" officeooo:paragraph-rsid="11f1c609" style:font-size-asian="9pt" style:font-style-asian="normal" style:font-weight-asian="normal" style:font-size-complex="9pt" style:font-style-complex="normal" style:font-weight-complex="normal"/>
    </style:style>
    <style:style style:name="P585" style:family="paragraph" style:parent-style-name="Standard" style:list-style-name="L9">
      <style:text-properties fo:color="#000000" style:font-name="Ubuntu" fo:font-size="9pt" fo:language="fr" fo:country="FR" fo:font-style="normal" style:text-underline-style="none" fo:font-weight="normal" officeooo:rsid="1a1062ba" officeooo:paragraph-rsid="1a1062ba" style:font-size-asian="9pt" style:font-style-asian="normal" style:font-weight-asian="normal" style:font-size-complex="9pt" style:font-style-complex="normal" style:font-weight-complex="normal"/>
    </style:style>
    <style:style style:name="P586" style:family="paragraph" style:parent-style-name="Standard" style:list-style-name="L9">
      <style:text-properties fo:color="#000000" style:font-name="Ubuntu" fo:font-size="9pt" fo:language="fr" fo:country="FR" fo:font-style="normal" style:text-underline-style="none" fo:font-weight="normal" officeooo:rsid="10794c20" officeooo:paragraph-rsid="11dbbb1c" style:font-size-asian="9pt" style:font-style-asian="normal" style:font-weight-asian="normal" style:font-size-complex="9pt" style:font-style-complex="normal" style:font-weight-complex="normal"/>
    </style:style>
    <style:style style:name="P587" style:family="paragraph" style:parent-style-name="Standard" style:list-style-name="L9">
      <style:text-properties fo:color="#000000" style:font-name="Ubuntu" fo:font-size="9pt" fo:language="fr" fo:country="FR" fo:font-style="normal" style:text-underline-style="none" fo:font-weight="normal" officeooo:rsid="10794c20" officeooo:paragraph-rsid="11deac2b" style:font-size-asian="9pt" style:font-style-asian="normal" style:font-weight-asian="normal" style:font-size-complex="9pt" style:font-style-complex="normal" style:font-weight-complex="normal"/>
    </style:style>
    <style:style style:name="P588" style:family="paragraph" style:parent-style-name="Standard" style:list-style-name="L9">
      <style:text-properties fo:color="#000000" style:font-name="Ubuntu" fo:font-size="9pt" fo:language="fr" fo:country="FR" fo:font-style="normal" style:text-underline-style="none" fo:font-weight="normal" officeooo:rsid="1a17fdb3" officeooo:paragraph-rsid="1a1e08a2" style:font-size-asian="9pt" style:font-style-asian="normal" style:font-weight-asian="normal" style:font-size-complex="9pt" style:font-style-complex="normal" style:font-weight-complex="normal"/>
    </style:style>
    <style:style style:name="P589" style:family="paragraph" style:parent-style-name="Standard" style:list-style-name="L9">
      <style:text-properties fo:color="#000000" style:font-name="Ubuntu" fo:font-size="9pt" fo:language="fr" fo:country="FR" fo:font-style="normal" style:text-underline-style="none" fo:font-weight="normal" officeooo:rsid="1a3a4530" officeooo:paragraph-rsid="1a3a4530" style:font-size-asian="9pt" style:font-style-asian="normal" style:font-weight-asian="normal" style:font-size-complex="9pt" style:font-style-complex="normal" style:font-weight-complex="normal"/>
    </style:style>
    <style:style style:name="P590" style:family="paragraph" style:parent-style-name="Standard" style:list-style-name="L9">
      <style:text-properties fo:color="#000000" style:font-name="Ubuntu" fo:font-size="9pt" fo:language="fr" fo:country="FR" fo:font-style="normal" style:text-underline-style="none" fo:font-weight="normal" officeooo:rsid="034c786a" officeooo:paragraph-rsid="10b368af" style:font-size-asian="9pt" style:font-style-asian="normal" style:font-weight-asian="normal" style:font-size-complex="9pt" style:font-style-complex="normal" style:font-weight-complex="normal"/>
    </style:style>
    <style:style style:name="P591" style:family="paragraph" style:parent-style-name="Standard" style:list-style-name="L9">
      <style:text-properties fo:color="#000000" style:font-name="Ubuntu" fo:font-size="9pt" fo:language="fr" fo:country="FR" fo:font-style="normal" style:text-underline-style="none" fo:font-weight="normal" officeooo:rsid="034c786a" officeooo:paragraph-rsid="10b3bd03" style:font-size-asian="9pt" style:font-style-asian="normal" style:font-weight-asian="normal" style:font-size-complex="9pt" style:font-style-complex="normal" style:font-weight-complex="normal"/>
    </style:style>
    <style:style style:name="P592" style:family="paragraph" style:parent-style-name="Standard">
      <style:text-properties fo:color="#000000" style:font-name="Ubuntu" fo:font-size="9pt" fo:language="fr" fo:country="FR" fo:font-style="normal" style:text-underline-style="none" fo:font-weight="normal" officeooo:rsid="034c786a" officeooo:paragraph-rsid="10b3bd03" style:font-size-asian="9pt" style:font-style-asian="normal" style:font-weight-asian="normal" style:font-size-complex="9pt" style:font-style-complex="normal" style:font-weight-complex="normal"/>
    </style:style>
    <style:style style:name="P593" style:family="paragraph" style:parent-style-name="Standard">
      <style:text-properties fo:color="#000000" style:font-name="Ubuntu" fo:font-size="9pt" fo:language="fr" fo:country="FR" fo:font-style="normal" style:text-underline-style="none" fo:font-weight="normal" officeooo:rsid="034c786a" officeooo:paragraph-rsid="10b368af" style:font-size-asian="9pt" style:font-style-asian="normal" style:font-weight-asian="normal" style:font-size-complex="9pt" style:font-style-complex="normal" style:font-weight-complex="normal"/>
    </style:style>
    <style:style style:name="P594" style:family="paragraph" style:parent-style-name="Standard" style:list-style-name="L9">
      <style:text-properties fo:color="#000000" style:font-name="Ubuntu" fo:font-size="9pt" fo:language="fr" fo:country="FR" fo:font-style="normal" style:text-underline-style="none" fo:font-weight="normal" officeooo:rsid="107cd8f4" officeooo:paragraph-rsid="10b3bd03" style:font-size-asian="9pt" style:font-style-asian="normal" style:font-weight-asian="normal" style:font-size-complex="9pt" style:font-style-complex="normal" style:font-weight-complex="normal"/>
    </style:style>
    <style:style style:name="P595" style:family="paragraph" style:parent-style-name="Standard" style:list-style-name="L9">
      <style:text-properties fo:color="#000000" style:font-name="Ubuntu" fo:font-size="9pt" fo:language="fr" fo:country="FR" fo:font-style="normal" style:text-underline-style="none" fo:font-weight="normal" officeooo:rsid="19baccb8" officeooo:paragraph-rsid="19baccb8" style:font-size-asian="9pt" style:font-style-asian="normal" style:font-weight-asian="normal" style:font-size-complex="9pt" style:font-style-complex="normal" style:font-weight-complex="normal"/>
    </style:style>
    <style:style style:name="P596" style:family="paragraph" style:parent-style-name="Standard">
      <style:text-properties fo:color="#000000" style:font-name="Ubuntu" fo:font-size="9pt" fo:language="fr" fo:country="FR" fo:font-style="normal" style:text-underline-style="none" fo:font-weight="normal" officeooo:rsid="19baccb8" officeooo:paragraph-rsid="19baccb8" style:font-size-asian="9pt" style:font-style-asian="normal" style:font-weight-asian="normal" style:font-size-complex="9pt" style:font-style-complex="normal" style:font-weight-complex="normal"/>
    </style:style>
    <style:style style:name="P597" style:family="paragraph" style:parent-style-name="Standard" style:list-style-name="L9">
      <style:text-properties fo:color="#000000" style:font-name="Ubuntu" fo:font-size="9pt" fo:language="fr" fo:country="FR" fo:font-style="normal" style:text-underline-style="none" fo:font-weight="normal" officeooo:rsid="1a8f72ad" officeooo:paragraph-rsid="1a8f72ad" style:font-size-asian="9pt" style:font-style-asian="normal" style:font-weight-asian="normal" style:font-size-complex="9pt" style:font-style-complex="normal" style:font-weight-complex="normal"/>
    </style:style>
    <style:style style:name="P598" style:family="paragraph" style:parent-style-name="Standard" style:list-style-name="L9">
      <style:paragraph-properties fo:text-align="start" style:justify-single-word="false"/>
      <style:text-properties fo:color="#000000" style:font-name="Ubuntu" fo:font-size="9pt" fo:language="fr" fo:country="FR" fo:font-style="normal" style:text-underline-style="none" fo:font-weight="normal" officeooo:rsid="0956d958" officeooo:paragraph-rsid="0a744536" style:font-size-asian="9pt" style:font-style-asian="normal" style:font-weight-asian="normal" style:font-size-complex="9pt" style:font-style-complex="normal" style:font-weight-complex="normal"/>
    </style:style>
    <style:style style:name="P599" style:family="paragraph" style:parent-style-name="Standard" style:list-style-name="L9">
      <style:text-properties fo:color="#000000" style:font-name="Ubuntu" fo:font-size="9pt" fo:language="fr" fo:country="FR" fo:font-style="normal" style:text-underline-style="none" fo:font-weight="normal" officeooo:rsid="19b6a70e" officeooo:paragraph-rsid="19b6a70e" style:font-size-asian="9pt" style:font-style-asian="normal" style:font-weight-asian="normal" style:font-size-complex="9pt" style:font-style-complex="normal" style:font-weight-complex="normal"/>
    </style:style>
    <style:style style:name="P600" style:family="paragraph" style:parent-style-name="Standard" style:list-style-name="L9">
      <style:paragraph-properties fo:text-align="start" style:justify-single-word="false"/>
      <style:text-properties fo:color="#000000" style:font-name="Ubuntu" fo:font-size="9pt" fo:language="fr" fo:country="FR" fo:font-style="normal" style:text-underline-style="none" fo:font-weight="normal" officeooo:rsid="038e752e" officeooo:paragraph-rsid="069939a0" style:font-size-asian="9pt" style:font-style-asian="normal" style:font-weight-asian="normal" style:font-size-complex="9pt" style:font-style-complex="normal" style:font-weight-complex="normal"/>
    </style:style>
    <style:style style:name="P601" style:family="paragraph" style:parent-style-name="Standard">
      <style:text-properties fo:color="#000000" style:font-name="Ubuntu" fo:font-size="9pt" fo:language="fr" fo:country="FR" fo:font-style="normal" style:text-underline-style="none" fo:font-weight="normal" officeooo:rsid="038e752e" officeooo:paragraph-rsid="069939a0" style:font-size-asian="9pt" style:font-style-asian="normal" style:font-weight-asian="normal" style:font-size-complex="9pt" style:font-style-complex="normal" style:font-weight-complex="normal"/>
    </style:style>
    <style:style style:name="P602" style:family="paragraph" style:parent-style-name="Standard" style:list-style-name="L9">
      <style:text-properties fo:color="#000000" style:font-name="Ubuntu" fo:font-size="9pt" fo:language="fr" fo:country="FR" fo:font-style="normal" style:text-underline-style="none" fo:font-weight="normal" officeooo:rsid="03a03fe9" officeooo:paragraph-rsid="199bb4bc" style:font-size-asian="9pt" style:font-style-asian="normal" style:font-weight-asian="normal" style:font-size-complex="9pt" style:font-style-complex="normal" style:font-weight-complex="normal"/>
    </style:style>
    <style:style style:name="P603" style:family="paragraph" style:parent-style-name="Standard" style:list-style-name="L9">
      <style:text-properties fo:color="#000000" style:font-name="Ubuntu" fo:font-size="9pt" fo:language="fr" fo:country="FR" fo:font-style="normal" style:text-underline-style="none" fo:font-weight="normal" officeooo:rsid="03a03fe9" officeooo:paragraph-rsid="19afaf3d" style:font-size-asian="9pt" style:font-style-asian="normal" style:font-weight-asian="normal" style:font-size-complex="9pt" style:font-style-complex="normal" style:font-weight-complex="normal"/>
    </style:style>
    <style:style style:name="P604" style:family="paragraph" style:parent-style-name="Standard" style:list-style-name="L9">
      <style:text-properties fo:color="#000000" style:font-name="Ubuntu" fo:font-size="9pt" fo:language="fr" fo:country="FR" fo:font-style="normal" style:text-underline-style="none" fo:font-weight="normal" officeooo:rsid="03a03fe9" officeooo:paragraph-rsid="19aed59f" style:font-size-asian="9pt" style:font-style-asian="normal" style:font-weight-asian="normal" style:font-size-complex="9pt" style:font-style-complex="normal" style:font-weight-complex="normal"/>
    </style:style>
    <style:style style:name="P605" style:family="paragraph" style:parent-style-name="Standard" style:list-style-name="L9">
      <style:text-properties fo:color="#000000" style:font-name="Ubuntu" fo:font-size="9pt" fo:language="fr" fo:country="FR" fo:font-style="normal" style:text-underline-style="none" fo:font-weight="normal" officeooo:rsid="03a03fe9" officeooo:paragraph-rsid="19ad800a" style:font-size-asian="9pt" style:font-style-asian="normal" style:font-weight-asian="normal" style:font-size-complex="9pt" style:font-style-complex="normal" style:font-weight-complex="normal"/>
    </style:style>
    <style:style style:name="P606" style:family="paragraph" style:parent-style-name="Standard">
      <style:text-properties fo:color="#000000" style:font-name="Ubuntu" fo:font-size="9pt" fo:language="fr" fo:country="FR" fo:font-style="normal" style:text-underline-style="none" fo:font-weight="normal" officeooo:rsid="03a03fe9" officeooo:paragraph-rsid="19ad800a" style:font-size-asian="9pt" style:font-style-asian="normal" style:font-weight-asian="normal" style:font-size-complex="9pt" style:font-style-complex="normal" style:font-weight-complex="normal"/>
    </style:style>
    <style:style style:name="P607" style:family="paragraph" style:parent-style-name="Standard">
      <style:text-properties fo:color="#000000" style:font-name="Ubuntu" fo:font-size="9pt" fo:language="fr" fo:country="FR" fo:font-style="normal" style:text-underline-style="none" fo:font-weight="normal" officeooo:rsid="03a03fe9" officeooo:paragraph-rsid="0b4fa8cd" style:font-size-asian="9pt" style:font-style-asian="normal" style:font-weight-asian="normal" style:font-size-complex="9pt" style:font-style-complex="normal" style:font-weight-complex="normal"/>
    </style:style>
    <style:style style:name="P608" style:family="paragraph" style:parent-style-name="Standard">
      <style:text-properties fo:color="#000000" style:font-name="Ubuntu" fo:font-size="9pt" fo:language="fr" fo:country="FR" fo:font-style="normal" style:text-underline-style="none" fo:font-weight="normal" officeooo:rsid="03a03fe9" officeooo:paragraph-rsid="19aed59f" style:font-size-asian="9pt" style:font-style-asian="normal" style:font-weight-asian="normal" style:font-size-complex="9pt" style:font-style-complex="normal" style:font-weight-complex="normal"/>
    </style:style>
    <style:style style:name="P609" style:family="paragraph" style:parent-style-name="Standard">
      <style:text-properties fo:color="#000000" style:font-name="Ubuntu" fo:font-size="9pt" fo:language="fr" fo:country="FR" fo:font-style="normal" style:text-underline-style="none" fo:font-weight="normal" officeooo:rsid="03a03fe9" officeooo:paragraph-rsid="19afaf3d" style:font-size-asian="9pt" style:font-style-asian="normal" style:font-weight-asian="normal" style:font-size-complex="9pt" style:font-style-complex="normal" style:font-weight-complex="normal"/>
    </style:style>
    <style:style style:name="P610" style:family="paragraph" style:parent-style-name="Standard">
      <style:text-properties fo:color="#000000" style:font-name="Ubuntu" fo:font-size="9pt" fo:language="fr" fo:country="FR" fo:font-style="normal" style:text-underline-style="none" fo:font-weight="normal" officeooo:rsid="03a03fe9" officeooo:paragraph-rsid="199bb4bc" style:font-size-asian="9pt" style:font-style-asian="normal" style:font-weight-asian="normal" style:font-size-complex="9pt" style:font-style-complex="normal" style:font-weight-complex="normal"/>
    </style:style>
    <style:style style:name="P611" style:family="paragraph" style:parent-style-name="Standard" style:list-style-name="L9">
      <style:text-properties fo:color="#000000" style:font-name="Ubuntu" fo:font-size="9pt" fo:language="fr" fo:country="FR" fo:font-style="normal" style:text-underline-style="none" fo:font-weight="normal" officeooo:rsid="19b1f864" officeooo:paragraph-rsid="19b1f864" style:font-size-asian="9pt" style:font-style-asian="normal" style:font-weight-asian="normal" style:font-size-complex="9pt" style:font-style-complex="normal" style:font-weight-complex="normal"/>
    </style:style>
    <style:style style:name="P612" style:family="paragraph" style:parent-style-name="Standard" style:list-style-name="L9">
      <style:text-properties fo:color="#000000" style:font-name="Ubuntu" fo:font-size="9pt" fo:language="fr" fo:country="FR" fo:font-style="normal" style:text-underline-style="none" fo:font-weight="normal" officeooo:rsid="038fb2dd" officeooo:paragraph-rsid="10ade669" style:font-size-asian="9pt" style:font-style-asian="normal" style:font-weight-asian="normal" style:font-size-complex="9pt" style:font-style-complex="normal" style:font-weight-complex="normal"/>
    </style:style>
    <style:style style:name="P613" style:family="paragraph" style:parent-style-name="Standard">
      <style:text-properties fo:color="#000000" style:font-name="Ubuntu" fo:font-size="9pt" fo:language="fr" fo:country="FR" fo:font-style="normal" style:text-underline-style="none" fo:font-weight="normal" officeooo:rsid="038fb2dd" officeooo:paragraph-rsid="069939a0" style:font-size-asian="9pt" style:font-style-asian="normal" style:font-weight-asian="normal" style:font-size-complex="9pt" style:font-style-complex="normal" style:font-weight-complex="normal"/>
    </style:style>
    <style:style style:name="P614" style:family="paragraph" style:parent-style-name="Standard" style:list-style-name="L9">
      <style:text-properties fo:color="#000000" style:font-name="Ubuntu" fo:font-size="9pt" fo:language="fr" fo:country="FR" fo:font-style="normal" style:text-underline-style="none" fo:font-weight="normal" officeooo:rsid="039182c7" officeooo:paragraph-rsid="0b4e5444" style:font-size-asian="9pt" style:font-style-asian="normal" style:font-weight-asian="normal" style:font-size-complex="9pt" style:font-style-complex="normal" style:font-weight-complex="normal"/>
    </style:style>
    <style:style style:name="P615" style:family="paragraph" style:parent-style-name="Standard">
      <style:text-properties fo:color="#000000" style:font-name="Ubuntu" fo:font-size="9pt" fo:language="fr" fo:country="FR" fo:font-style="normal" style:text-underline-style="none" fo:font-weight="normal" officeooo:rsid="039182c7" officeooo:paragraph-rsid="0b4e5444" style:font-size-asian="9pt" style:font-style-asian="normal" style:font-weight-asian="normal" style:font-size-complex="9pt" style:font-style-complex="normal" style:font-weight-complex="normal"/>
    </style:style>
    <style:style style:name="P616" style:family="paragraph" style:parent-style-name="Standard" style:list-style-name="L9">
      <style:text-properties fo:color="#000000" style:font-name="Ubuntu" fo:font-size="9pt" fo:language="fr" fo:country="FR" fo:font-style="normal" style:text-underline-style="none" fo:font-weight="normal" officeooo:rsid="0397b7bf" officeooo:paragraph-rsid="10ab124f" style:font-size-asian="9pt" style:font-style-asian="normal" style:font-weight-asian="normal" style:font-size-complex="9pt" style:font-style-complex="normal" style:font-weight-complex="normal"/>
    </style:style>
    <style:style style:name="P617" style:family="paragraph" style:parent-style-name="Standard">
      <style:text-properties fo:color="#000000" style:font-name="Ubuntu" fo:font-size="9pt" fo:language="fr" fo:country="FR" fo:font-style="normal" style:text-underline-style="none" fo:font-weight="normal" officeooo:rsid="0397b7bf" officeooo:paragraph-rsid="069939a0" style:font-size-asian="9pt" style:font-style-asian="normal" style:font-weight-asian="normal" style:font-size-complex="9pt" style:font-style-complex="normal" style:font-weight-complex="normal"/>
    </style:style>
    <style:style style:name="P618" style:family="paragraph" style:parent-style-name="Standard" style:list-style-name="L9">
      <style:text-properties fo:color="#000000" style:font-name="Ubuntu" fo:font-size="9pt" fo:language="fr" fo:country="FR" fo:font-style="normal" style:text-underline-style="none" fo:font-weight="normal" officeooo:rsid="0398611a" officeooo:paragraph-rsid="0b4e9ca1" style:font-size-asian="9pt" style:font-style-asian="normal" style:font-weight-asian="normal" style:font-size-complex="9pt" style:font-style-complex="normal" style:font-weight-complex="normal"/>
    </style:style>
    <style:style style:name="P619" style:family="paragraph" style:parent-style-name="Standard">
      <style:text-properties fo:color="#000000" style:font-name="Ubuntu" fo:font-size="9pt" fo:language="fr" fo:country="FR" fo:font-style="normal" style:text-underline-style="none" fo:font-weight="normal" officeooo:rsid="0398611a" officeooo:paragraph-rsid="0b4e9ca1" style:font-size-asian="9pt" style:font-style-asian="normal" style:font-weight-asian="normal" style:font-size-complex="9pt" style:font-style-complex="normal" style:font-weight-complex="normal"/>
    </style:style>
    <style:style style:name="P620" style:family="paragraph" style:parent-style-name="Standard" style:list-style-name="L9">
      <style:text-properties fo:color="#000000" style:font-name="Ubuntu" fo:font-size="9pt" fo:language="fr" fo:country="FR" fo:font-style="normal" style:text-underline-style="none" fo:font-weight="normal" officeooo:rsid="03a01426" officeooo:paragraph-rsid="10a707d8" style:font-size-asian="9pt" style:font-style-asian="normal" style:font-weight-asian="normal" style:font-size-complex="9pt" style:font-style-complex="normal" style:font-weight-complex="normal"/>
    </style:style>
    <style:style style:name="P621" style:family="paragraph" style:parent-style-name="Standard">
      <style:text-properties fo:color="#000000" style:font-name="Ubuntu" fo:font-size="9pt" fo:language="fr" fo:country="FR" fo:font-style="normal" style:text-underline-style="none" fo:font-weight="normal" officeooo:rsid="03a01426" officeooo:paragraph-rsid="069939a0" style:font-size-asian="9pt" style:font-style-asian="normal" style:font-weight-asian="normal" style:font-size-complex="9pt" style:font-style-complex="normal" style:font-weight-complex="normal"/>
    </style:style>
    <style:style style:name="P622" style:family="paragraph" style:parent-style-name="Standard" style:list-style-name="L9">
      <style:text-properties fo:color="#000000" style:font-name="Ubuntu" fo:font-size="9pt" fo:language="fr" fo:country="FR" fo:font-style="normal" style:text-underline-style="none" fo:font-weight="normal" officeooo:rsid="06a0f42e" officeooo:paragraph-rsid="198771e5" style:font-size-asian="9pt" style:font-style-asian="normal" style:font-weight-asian="normal" style:font-size-complex="9pt" style:font-style-complex="normal" style:font-weight-complex="normal"/>
    </style:style>
    <style:style style:name="P623" style:family="paragraph" style:parent-style-name="Standard">
      <style:text-properties fo:color="#000000" style:font-name="Ubuntu" fo:font-size="9pt" fo:language="fr" fo:country="FR" fo:font-style="normal" style:text-underline-style="none" fo:font-weight="normal" officeooo:rsid="188ebd08" officeooo:paragraph-rsid="069939a0" style:font-size-asian="9pt" style:font-style-asian="normal" style:font-weight-asian="normal" style:font-size-complex="9pt" style:font-style-complex="normal" style:font-weight-complex="normal"/>
    </style:style>
    <style:style style:name="P624" style:family="paragraph" style:parent-style-name="Standard">
      <style:text-properties fo:color="#000000" style:font-name="Ubuntu" fo:font-size="9pt" fo:language="fr" fo:country="FR" fo:font-style="normal" style:text-underline-style="none" fo:font-weight="normal" officeooo:rsid="18b43baf" officeooo:paragraph-rsid="18b43baf" style:font-size-asian="9pt" style:font-style-asian="normal" style:font-weight-asian="normal" style:font-size-complex="9pt" style:font-style-complex="normal" style:font-weight-complex="normal"/>
    </style:style>
    <style:style style:name="P625" style:family="paragraph" style:parent-style-name="Standard">
      <style:text-properties fo:color="#000000" style:font-name="Ubuntu" fo:font-size="9pt" fo:language="fr" fo:country="FR" fo:font-style="normal" style:text-underline-style="none" fo:font-weight="normal" officeooo:rsid="03464855" officeooo:paragraph-rsid="069939a0" style:font-size-asian="9pt" style:font-style-asian="normal" style:font-weight-asian="normal" style:font-size-complex="9pt" style:font-style-complex="normal" style:font-weight-complex="normal"/>
    </style:style>
    <style:style style:name="P626" style:family="paragraph" style:parent-style-name="Standard">
      <style:text-properties fo:color="#000000" style:font-name="Ubuntu" fo:font-size="9pt" fo:language="fr" fo:country="FR" fo:font-style="normal" style:text-underline-style="none" fo:font-weight="normal" officeooo:rsid="0193b2c4" officeooo:paragraph-rsid="069939a0" style:font-size-asian="9pt" style:font-style-asian="normal" style:font-weight-asian="normal" style:font-size-complex="9pt" style:font-style-complex="normal" style:font-weight-complex="normal"/>
    </style:style>
    <style:style style:name="P627" style:family="paragraph" style:parent-style-name="Standard">
      <style:text-properties fo:color="#000000" style:font-name="Ubuntu" fo:font-size="9pt" fo:language="fr" fo:country="FR" fo:font-style="normal" style:text-underline-style="none" fo:font-weight="normal" officeooo:rsid="04bbe61c" officeooo:paragraph-rsid="069939a0" style:font-size-asian="9pt" style:font-style-asian="normal" style:font-weight-asian="normal" style:font-size-complex="9pt" style:font-style-complex="normal" style:font-weight-complex="normal"/>
    </style:style>
    <style:style style:name="P628" style:family="paragraph" style:parent-style-name="Standard">
      <style:text-properties fo:color="#000000" style:font-name="Ubuntu" fo:font-size="9pt" fo:language="fr" fo:country="FR" fo:font-style="normal" style:text-underline-style="none" fo:font-weight="normal" officeooo:rsid="0322e12b" officeooo:paragraph-rsid="069939a0" style:font-size-asian="9pt" style:font-style-asian="normal" style:font-weight-asian="normal" style:font-size-complex="9pt" style:font-style-complex="normal" style:font-weight-complex="normal"/>
    </style:style>
    <style:style style:name="P629" style:family="paragraph" style:parent-style-name="Standard">
      <style:text-properties fo:color="#000000" style:font-name="Ubuntu" fo:font-size="9pt" fo:language="fr" fo:country="FR" fo:font-style="normal" style:text-underline-style="none" fo:font-weight="normal" officeooo:rsid="02ad7670" officeooo:paragraph-rsid="069939a0" style:font-size-asian="9pt" style:font-style-asian="normal" style:font-weight-asian="normal" style:font-size-complex="9pt" style:font-style-complex="normal" style:font-weight-complex="normal"/>
    </style:style>
    <style:style style:name="P630" style:family="paragraph" style:parent-style-name="Standard">
      <style:text-properties fo:color="#000000" style:font-name="Ubuntu" fo:font-size="9pt" fo:language="fr" fo:country="FR" fo:font-style="normal" style:text-underline-style="none" fo:font-weight="normal" officeooo:rsid="02ad7670" officeooo:paragraph-rsid="09254e73" style:font-size-asian="9pt" style:font-style-asian="normal" style:font-weight-asian="normal" style:font-size-complex="9pt" style:font-style-complex="normal" style:font-weight-complex="normal"/>
    </style:style>
    <style:style style:name="P631" style:family="paragraph" style:parent-style-name="Standard">
      <style:text-properties fo:color="#000000" style:font-name="Ubuntu" fo:font-size="9pt" fo:language="fr" fo:country="FR" fo:font-style="normal" style:text-underline-style="none" fo:font-weight="normal" officeooo:rsid="091c45af" officeooo:paragraph-rsid="0927c2a9" style:font-size-asian="9pt" style:font-style-asian="normal" style:font-weight-asian="normal" style:font-size-complex="9pt" style:font-style-complex="normal" style:font-weight-complex="normal"/>
    </style:style>
    <style:style style:name="P632" style:family="paragraph" style:parent-style-name="Standard" style:list-style-name="L9">
      <style:text-properties fo:color="#000000" style:font-name="Ubuntu" fo:font-size="9pt" fo:language="fr" fo:country="FR" fo:font-style="normal" style:text-underline-style="none" fo:font-weight="normal" officeooo:rsid="10794c20" officeooo:paragraph-rsid="1148c222" fo:background-color="transparent" style:font-size-asian="9pt" style:font-style-asian="normal" style:font-weight-asian="normal" style:font-size-complex="9pt" style:font-style-complex="normal" style:font-weight-complex="normal"/>
    </style:style>
    <style:style style:name="P633" style:family="paragraph" style:parent-style-name="Standard">
      <style:text-properties fo:color="#000000" style:font-name="Ubuntu" fo:font-size="9pt" fo:language="fr" fo:country="FR" fo:font-style="normal" style:text-underline-style="none" fo:font-weight="normal" officeooo:rsid="10794c20" officeooo:paragraph-rsid="1148c222" fo:background-color="transparent" style:font-size-asian="9pt" style:font-style-asian="normal" style:font-weight-asian="normal" style:font-size-complex="9pt" style:font-style-complex="normal" style:font-weight-complex="normal"/>
    </style:style>
    <style:style style:name="P634" style:family="paragraph" style:parent-style-name="Standard" style:list-style-name="L9">
      <style:text-properties fo:color="#000000" style:font-name="Ubuntu" fo:font-size="9pt" fo:language="fr" fo:country="FR" fo:font-style="normal" style:text-underline-style="none" fo:font-weight="normal" officeooo:rsid="19c976f8" officeooo:paragraph-rsid="19c976f8" fo:background-color="transparent" style:font-size-asian="9pt" style:font-style-asian="normal" style:font-weight-asian="normal" style:font-size-complex="9pt" style:font-style-complex="normal" style:font-weight-complex="normal"/>
    </style:style>
    <style:style style:name="P635" style:family="paragraph" style:parent-style-name="Standard">
      <style:text-properties fo:color="#000000" style:font-name="Ubuntu" fo:font-size="9pt" fo:language="fr" fo:country="FR" fo:font-style="normal" style:text-underline-style="none" fo:font-weight="normal" officeooo:rsid="19c976f8" officeooo:paragraph-rsid="19c976f8" fo:background-color="transparent" style:font-size-asian="9pt" style:font-style-asian="normal" style:font-weight-asian="normal" style:font-size-complex="9pt" style:font-style-complex="normal" style:font-weight-complex="normal"/>
    </style:style>
    <style:style style:name="P636" style:family="paragraph" style:parent-style-name="Standard">
      <style:text-properties fo:color="#000000" style:font-name="Ubuntu" fo:font-size="9pt" fo:language="fr" fo:country="FR" fo:font-style="normal" style:text-underline-style="none" fo:font-weight="normal" officeooo:rsid="037a0fd8" officeooo:paragraph-rsid="08b5d66a" fo:background-color="transparent" style:font-size-asian="9pt" style:font-style-asian="normal" style:font-weight-asian="normal" style:font-size-complex="9pt" style:font-style-complex="normal" style:font-weight-complex="normal"/>
    </style:style>
    <style:style style:name="P637" style:family="paragraph" style:parent-style-name="Standard" style:list-style-name="L9">
      <style:text-properties fo:color="#000000" style:font-name="Ubuntu" fo:font-size="9pt" fo:language="fr" fo:country="FR" fo:font-style="italic" style:text-underline-style="solid" style:text-underline-width="auto" style:text-underline-color="font-color" fo:font-weight="bold" officeooo:rsid="08ba5e04" officeooo:paragraph-rsid="0a2701d1" style:font-size-asian="10pt" style:font-style-asian="italic" style:font-weight-asian="bold" style:font-size-complex="10pt" style:font-style-complex="italic" style:font-weight-complex="bold"/>
    </style:style>
    <style:style style:name="P638" style:family="paragraph" style:parent-style-name="Standard" style:list-style-name="L12">
      <style:paragraph-properties fo:text-align="start" style:justify-single-word="false"/>
      <style:text-properties fo:color="#000000" style:font-name="Ubuntu" fo:font-size="9pt" fo:language="fr" fo:country="FR" style:text-underline-style="solid" style:text-underline-width="auto" style:text-underline-color="font-color" fo:font-weight="bold" officeooo:rsid="07e0e288" officeooo:paragraph-rsid="07fd8127" style:font-size-asian="10pt" style:font-weight-asian="bold" style:font-size-complex="10pt" style:font-weight-complex="bold"/>
    </style:style>
    <style:style style:name="P639" style:family="paragraph" style:parent-style-name="Standard" style:list-style-name="L9">
      <style:text-properties fo:color="#000000" style:font-name="Ubuntu" fo:font-size="8pt" fo:language="fr" fo:country="FR" fo:font-style="normal" style:text-underline-style="none" fo:font-weight="bold" officeooo:rsid="198a540d" officeooo:paragraph-rsid="1990fca3" style:font-size-asian="10pt" style:font-style-asian="normal" style:font-weight-asian="bold" style:font-size-complex="10pt" style:font-style-complex="normal" style:font-weight-complex="bold"/>
    </style:style>
    <style:style style:name="P640" style:family="paragraph" style:parent-style-name="Standard" style:list-style-name="L9">
      <style:text-properties fo:color="#000000" style:font-name="Ubuntu" fo:font-size="8pt" fo:language="fr" fo:country="FR" fo:font-style="normal" style:text-underline-style="none" fo:font-weight="bold" officeooo:rsid="198a540d" officeooo:paragraph-rsid="19918c30" style:font-size-asian="10pt" style:font-style-asian="normal" style:font-weight-asian="bold" style:font-size-complex="10pt" style:font-style-complex="normal" style:font-weight-complex="bold"/>
    </style:style>
    <style:style style:name="P641" style:family="paragraph" style:parent-style-name="Standard" style:list-style-name="L9">
      <style:text-properties fo:color="#000000" style:font-name="Ubuntu" fo:font-size="8pt" fo:language="fr" fo:country="FR" fo:font-style="normal" style:text-underline-style="none" fo:font-weight="bold" officeooo:rsid="19789a49" officeooo:paragraph-rsid="198906cf" style:font-size-asian="10pt" style:font-style-asian="normal" style:font-weight-asian="bold" style:font-size-complex="10pt" style:font-style-complex="normal" style:font-weight-complex="bold"/>
    </style:style>
    <style:style style:name="P642" style:family="paragraph" style:parent-style-name="Standard" style:list-style-name="L15">
      <style:paragraph-properties fo:text-align="start" style:justify-single-word="false"/>
      <style:text-properties fo:color="#000000" style:font-name="Ubuntu" fo:font-size="8pt" fo:language="fr" fo:country="FR" fo:font-style="normal" style:text-underline-style="none" fo:font-weight="bold" officeooo:rsid="16ac5a55" officeooo:paragraph-rsid="16ac5a55" style:font-size-asian="10pt" style:font-style-asian="normal" style:font-weight-asian="bold" style:font-size-complex="10pt" style:font-style-complex="normal" style:font-weight-complex="bold"/>
    </style:style>
    <style:style style:name="P643" style:family="paragraph" style:parent-style-name="Standard" style:list-style-name="L9">
      <style:text-properties fo:color="#000000" style:font-name="Ubuntu" fo:font-size="8pt" fo:language="fr" fo:country="FR" fo:font-style="normal" style:text-underline-style="none" fo:font-weight="normal" officeooo:rsid="19945f1e" officeooo:paragraph-rsid="19945f1e" style:font-size-asian="10pt" style:font-style-asian="normal" style:font-weight-asian="normal" style:font-size-complex="10pt" style:font-style-complex="normal" style:font-weight-complex="normal"/>
    </style:style>
    <style:style style:name="P644" style:family="paragraph" style:parent-style-name="Standard" style:list-style-name="L9">
      <style:text-properties fo:color="#000000" style:font-name="Ubuntu" fo:font-size="8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645" style:family="paragraph" style:parent-style-name="Standard" style:list-style-name="L9">
      <style:text-properties fo:color="#000000" style:font-name="Ubuntu" fo:font-size="8pt" fo:language="fr" fo:country="FR" fo:font-style="normal" style:text-underline-style="none" fo:font-weight="normal" officeooo:rsid="19aa2884" officeooo:paragraph-rsid="19aa2884" style:font-size-asian="10pt" style:font-style-asian="normal" style:font-weight-asian="normal" style:font-size-complex="10pt" style:font-style-complex="normal" style:font-weight-complex="normal"/>
    </style:style>
    <style:style style:name="P646" style:family="paragraph" style:parent-style-name="Standard">
      <style:text-properties fo:color="#000000" style:font-name="Ubuntu" fo:font-size="8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647" style:family="paragraph" style:parent-style-name="Standard">
      <style:text-properties fo:color="#000000" style:font-name="Ubuntu" fo:font-size="8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648" style:family="paragraph" style:parent-style-name="Standard">
      <style:paragraph-properties fo:text-align="start" style:justify-single-word="false"/>
      <style:text-properties fo:color="#000000" style:font-name="Ubuntu" fo:font-size="8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649" style:family="paragraph" style:parent-style-name="Standard">
      <style:paragraph-properties fo:text-align="start" style:justify-single-word="false"/>
      <style:text-properties fo:color="#000000" style:font-name="Ubuntu" fo:font-size="8pt" fo:language="fr" fo:country="FR" fo:font-style="normal" officeooo:rsid="06d6177b" officeooo:paragraph-rsid="0830af57" style:font-size-asian="10pt" style:font-style-asian="normal" style:font-size-complex="10pt" style:font-style-complex="normal"/>
    </style:style>
    <style:style style:name="P650" style:family="paragraph" style:parent-style-name="Standard" style:list-style-name="L19">
      <style:paragraph-properties fo:text-align="start" style:justify-single-word="false"/>
      <style:text-properties fo:color="#000000" style:font-name="Ubuntu" fo:font-size="8pt" fo:language="fr" fo:country="FR" fo:font-weight="normal" officeooo:rsid="104e4a99" officeooo:paragraph-rsid="10543db1" style:font-size-asian="10pt" style:font-weight-asian="normal" style:font-size-complex="10pt" style:font-weight-complex="normal"/>
    </style:style>
    <style:style style:name="P651" style:family="paragraph" style:parent-style-name="Standard">
      <style:paragraph-properties fo:text-align="start" style:justify-single-word="false"/>
      <style:text-properties fo:color="#000000" style:font-name="Ubuntu" fo:font-size="8pt" fo:language="fr" fo:country="FR" fo:font-weight="normal" officeooo:rsid="1060d6b2" officeooo:paragraph-rsid="105c3e37" style:font-size-asian="10pt" style:font-weight-asian="normal" style:font-size-complex="10pt" style:font-weight-complex="normal"/>
    </style:style>
    <style:style style:name="P652" style:family="paragraph" style:parent-style-name="Standard">
      <style:paragraph-properties fo:text-align="start" style:justify-single-word="false"/>
      <style:text-properties fo:color="#000000" style:font-name="Ubuntu" fo:font-size="8pt" fo:language="fr" fo:country="FR" fo:font-weight="normal" officeooo:rsid="105b153c" officeooo:paragraph-rsid="1057a8dc" style:font-size-asian="10pt" style:font-weight-asian="normal" style:font-size-complex="10pt" style:font-weight-complex="normal"/>
    </style:style>
    <style:style style:name="P653" style:family="paragraph" style:parent-style-name="Standard">
      <style:paragraph-properties fo:text-align="start" style:justify-single-word="false"/>
      <style:text-properties fo:color="#000000" style:font-name="Ubuntu" fo:font-size="8pt" fo:language="fr" fo:country="FR" fo:font-weight="normal" officeooo:rsid="103ca3c0" officeooo:paragraph-rsid="10543db1" style:font-size-asian="10pt" style:font-weight-asian="normal" style:font-size-complex="10pt" style:font-weight-complex="normal"/>
    </style:style>
    <style:style style:name="P654" style:family="paragraph" style:parent-style-name="Standard">
      <style:paragraph-properties fo:text-align="start" style:justify-single-word="false"/>
      <style:text-properties fo:color="#000000" style:font-name="Ubuntu" fo:font-size="8pt" fo:language="fr" fo:country="FR" fo:font-weight="normal" officeooo:rsid="103ca3c0" officeooo:paragraph-rsid="10419de8" style:font-size-asian="10pt" style:font-weight-asian="normal" style:font-size-complex="10pt" style:font-weight-complex="normal"/>
    </style:style>
    <style:style style:name="P655" style:family="paragraph" style:parent-style-name="Standard">
      <style:paragraph-properties fo:text-align="start" style:justify-single-word="false"/>
      <style:text-properties fo:color="#000000" style:font-name="Ubuntu" fo:font-size="8pt" fo:language="fr" fo:country="FR" fo:font-weight="normal" officeooo:rsid="103ca3c0" officeooo:paragraph-rsid="1033f2a5" style:font-size-asian="10pt" style:font-weight-asian="normal" style:font-size-complex="10pt" style:font-weight-complex="normal"/>
    </style:style>
    <style:style style:name="P656" style:family="paragraph" style:parent-style-name="Standard">
      <style:paragraph-properties fo:text-align="start" style:justify-single-word="false"/>
      <style:text-properties fo:color="#000000" style:font-name="Ubuntu" fo:font-size="8pt" fo:language="fr" fo:country="FR" fo:font-weight="normal" officeooo:rsid="1015a071" officeooo:paragraph-rsid="10292c89" style:font-size-asian="10pt" style:font-weight-asian="normal" style:font-size-complex="10pt" style:font-weight-complex="normal"/>
    </style:style>
    <style:style style:name="P657" style:family="paragraph" style:parent-style-name="Standard">
      <style:paragraph-properties fo:text-align="start" style:justify-single-word="false"/>
      <style:text-properties fo:color="#000000" style:font-name="Ubuntu" fo:font-size="8pt" fo:language="fr" fo:country="FR" fo:font-weight="normal" officeooo:rsid="10141285" officeooo:paragraph-rsid="1010a2f9" style:font-size-asian="10pt" style:font-weight-asian="normal" style:font-size-complex="10pt" style:font-weight-complex="normal"/>
    </style:style>
    <style:style style:name="P658" style:family="paragraph" style:parent-style-name="Standard">
      <style:paragraph-properties fo:text-align="start" style:justify-single-word="false"/>
      <style:text-properties fo:color="#000000" style:font-name="Ubuntu" fo:font-size="8pt" fo:language="fr" fo:country="FR" style:text-underline-style="none" fo:font-weight="normal" officeooo:rsid="172b5166" officeooo:paragraph-rsid="172b5166" style:font-size-asian="10pt" style:font-weight-asian="normal" style:font-size-complex="10pt" style:font-weight-complex="normal"/>
    </style:style>
    <style:style style:name="P659" style:family="paragraph" style:parent-style-name="Standard">
      <style:paragraph-properties fo:text-align="start" style:justify-single-word="false"/>
      <style:text-properties fo:color="#000000" style:font-name="Ubuntu" fo:font-size="8pt" fo:language="fr" fo:country="FR" officeooo:rsid="0a343eab" officeooo:paragraph-rsid="0a343eab" style:font-size-asian="10pt" style:font-size-complex="10pt"/>
    </style:style>
    <style:style style:name="P660" style:family="paragraph" style:parent-style-name="Standard" style:list-style-name="L11">
      <style:paragraph-properties fo:text-align="start" style:justify-single-word="false"/>
      <style:text-properties fo:color="#000000" style:font-name="Ubuntu" fo:font-size="8pt" style:text-underline-style="none" fo:font-weight="normal" officeooo:rsid="1730ca4d" officeooo:paragraph-rsid="1730ca4d" style:font-size-asian="12pt" style:font-weight-asian="normal" style:font-size-complex="12pt" style:font-weight-complex="normal"/>
    </style:style>
    <style:style style:name="P66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8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6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8pt" fo:language="fr" fo:country="FR" officeooo:rsid="0d0b15fc" officeooo:paragraph-rsid="069939a0" fo:background-color="transparent" style:font-size-asian="10pt" style:font-size-complex="10pt"/>
    </style:style>
    <style:style style:name="P6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8pt" fo:language="fr" fo:country="FR" officeooo:rsid="0c347076" officeooo:paragraph-rsid="069939a0" style:font-size-asian="10pt" style:font-size-complex="10pt"/>
    </style:style>
    <style:style style:name="P6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8pt" fo:language="fr" fo:country="FR" officeooo:rsid="0c347076" officeooo:paragraph-rsid="0be8669c" style:font-size-asian="10pt" style:font-size-complex="10pt"/>
    </style:style>
    <style:style style:name="P6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9pt" fo:language="fr" fo:country="FR" style:text-underline-style="none" fo:font-weight="normal" officeooo:rsid="0a37034b" officeooo:paragraph-rsid="069939a0" style:font-size-asian="7.84999990463257pt" style:font-weight-asian="normal" style:font-size-complex="9pt" style:font-weight-complex="normal"/>
    </style:style>
    <style:style style:name="P6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a343eab" officeooo:paragraph-rsid="0a307405"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1a828b3d" style:font-weight-asian="bold" style:font-weight-complex="bold"/>
    </style:style>
    <style:style style:name="T3" style:family="text">
      <style:text-properties fo:color="#ce181e" fo:font-weight="bold" style:font-weight-asian="bold" style:font-weight-complex="bold"/>
    </style:style>
    <style:style style:name="T4" style:family="text">
      <style:text-properties fo:color="#ce181e" fo:font-weight="bold" officeooo:rsid="1a59677d" style:font-weight-asian="bold" style:font-weight-complex="bold"/>
    </style:style>
    <style:style style:name="T5" style:family="text">
      <style:text-properties fo:color="#009353" fo:font-weight="bold" style:font-weight-asian="bold" style:font-weight-complex="bold"/>
    </style:style>
    <style:style style:name="T6" style:family="text">
      <style:text-properties officeooo:rsid="1a756fe2"/>
    </style:style>
    <style:style style:name="T7" style:family="text">
      <style:text-properties officeooo:rsid="1a8a78a6"/>
    </style:style>
    <style:style style:name="T8" style:family="text">
      <style:text-properties officeooo:rsid="1a8f998c"/>
    </style:style>
    <style:style style:name="T9" style:family="text">
      <style:text-properties officeooo:rsid="1a913822"/>
    </style:style>
    <style:style style:name="T10" style:family="text">
      <style:text-properties officeooo:rsid="1a941f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5">Documentation du fichier de réinstallation de programmes pour Linux – Version Bêta :</text:p>
      <text:p text:style-name="P78"/>
      <text:p text:style-name="P418">La documentation officielle des deux scripts de réinstallation en version Bêta</text:p>
      <text:p text:style-name="P665"/>
      <text:p text:style-name="P77"/>
      <text:p text:style-name="P52">Sommaire</text:p>
      <text:list xml:id="list1811936941" text:style-name="L1">
        <text:list-item>
          <text:p text:style-name="P1">1) Description du script</text:p>
          <text:list>
            <text:list-item>
              <text:p text:style-name="P7">1.1) Description globale</text:p>
            </text:list-item>
            <text:list-item>
              <text:p text:style-name="P7">1.2) Interpréteur Shell et chemin d’accès</text:p>
            </text:list-item>
          </text:list>
        </text:list-item>
        <text:list-item>
          <text:p text:style-name="P2">2) Fonctionnalités du script</text:p>
        </text:list-item>
        <text:list-item>
          <text:p text:style-name="P3">3) Organisation du script</text:p>
          <text:list>
            <text:list-item>
              <text:p text:style-name="P8">3.1) Description des variables et de leur fonctionnement</text:p>
              <text:list>
                <text:list-item>
                  <text:p text:style-name="P18">3.1.1) Variables d’arguments</text:p>
                  <text:list>
                    <text:list-item>
                      <text:p text:style-name="P419">SCRIPT_USERNAME</text:p>
                    </text:list-item>
                  </text:list>
                </text:list-item>
                <text:list-item>
                  <text:p text:style-name="P19">3.1.2) Variables de paramétrage du chronomètre</text:p>
                  <text:list>
                    <text:list-item>
                      <text:p text:style-name="P420">SCRIPT_SLEEP</text:p>
                    </text:list-item>
                    <text:list-item>
                      <text:p text:style-name="P421">SCRIPT_SLEEP_HEADER</text:p>
                    </text:list-item>
                    <text:list-item>
                      <text:p text:style-name="P422">SCRIPT_SLEEP_INST</text:p>
                    </text:list-item>
                    <text:list-item>
                      <text:p text:style-name="P423">SCRIPT_SLEEP_INST_CAT</text:p>
                    </text:list-item>
                  </text:list>
                </text:list-item>
                <text:list-item>
                  <text:p text:style-name="P19">3.1.3) Variables d’encodage de couleurs</text:p>
                  <text:list>
                    <text:list-item>
                      <text:p text:style-name="P424">SCRIPT_C_CYAN</text:p>
                    </text:list-item>
                    <text:list-item>
                      <text:p text:style-name="P424">SCRIPT_C_JAUNE</text:p>
                    </text:list-item>
                    <text:list-item>
                      <text:p text:style-name="P424">SCRIPT_C_RESET</text:p>
                    </text:list-item>
                    <text:list-item>
                      <text:p text:style-name="P424">SCRIPT_C_ROUGE</text:p>
                    </text:list-item>
                    <text:list-item>
                      <text:p text:style-name="P424">SCRIPT_C_VERT</text:p>
                    </text:list-item>
                  </text:list>
                </text:list-item>
                <text:list-item>
                  <text:p text:style-name="P20">3.1.4) Variables de date</text:p>
                  <text:list>
                    <text:list-item>
                      <text:p text:style-name="P425">SCRIPT_DATE</text:p>
                    </text:list-item>
                  </text:list>
                </text:list-item>
                <text:list-item>
                  <text:p text:style-name="P21">3.1.5) Variables de dossiers et de fichiers</text:p>
                  <text:list>
                    <text:list-item>
                      <text:p text:style-name="P426">SCRIPT_HOMEDIR</text:p>
                    </text:list-item>
                    <text:list-item>
                      <text:p text:style-name="P426">SCRIPT_LOGPATH</text:p>
                    </text:list-item>
                  </text:list>
                </text:list-item>
                <text:list-item>
                  <text:p text:style-name="P19">3.1.6) Variables d’affichage de texte</text:p>
                  <text:list>
                    <text:list-item>
                      <text:p text:style-name="P427">SCRIPT_HEADER_LINE_CHAR</text:p>
                    </text:list-item>
                    <text:list-item>
                      <text:p text:style-name="P427">SCRIPT_COLS</text:p>
                    </text:list-item>
                    <text:list-item>
                      <text:p text:style-name="P427">SCRIPT_HASH</text:p>
                    </text:list-item>
                    <text:list-item>
                      <text:p text:style-name="P427">SCRIPT_TAB</text:p>
                    </text:list-item>
                    <text:list-item>
                      <text:p text:style-name="P427">SCRIPT_J_TAB</text:p>
                    </text:list-item>
                    <text:list-item>
                      <text:p text:style-name="P427">SCRIPT_R_TAB</text:p>
                    </text:list-item>
                    <text:list-item>
                      <text:p text:style-name="P427">SCRIPT_V_TAB</text:p>
                    </text:list-item>
                    <text:list-item>
                      <text:p text:style-name="P427">SCRIPT_VOID</text:p>
                    </text:list-item>
                  </text:list>
                </text:list-item>
                <text:list-item>
                  <text:p text:style-name="P22">3.1.7) Variables de version</text:p>
                  <text:list>
                    <text:list-item>
                      <text:p text:style-name="P428">SCRIPT_VERSION</text:p>
                    </text:list-item>
                  </text:list>
                </text:list-item>
              </text:list>
            </text:list-item>
            <text:list-item>
              <text:p text:style-name="P8">3.2) Description des fonctions du script</text:p>
              <text:list>
                <text:list-item>
                  <text:p text:style-name="P9">3.2.1) Fonctions indépendantes de l’avancement du script</text:p>
                  <text:list>
                    <text:list-item>
                      <text:p text:style-name="P23">3.2.1.1) Définition des fonctions de décoration du script</text:p>
                      <text:list>
                        <text:list-item>
                          <text:p text:style-name="P453">j_echo</text:p>
                        </text:list-item>
                        <text:list-item>
                          <text:p text:style-name="P454">r_echo_str</text:p>
                        </text:list-item>
                        <text:list-item>
                          <text:p text:style-name="P455">r_echo</text:p>
                        </text:list-item>
                        <text:list-item>
                          <text:p text:style-name="P456">v_echo_str</text:p>
                        </text:list-item>
                        <text:list-item>
                          <text:p text:style-name="P456">v_echo</text:p>
                        </text:list-item>
                      </text:list>
                    </text:list-item>
                    <text:list-item>
                      <text:p text:style-name="P23">3.2.1.2) Définition des fonctions de création de headers</text:p>
                      <text:list>
                        <text:list-item>
                          <text:p text:style-name="P457">draw_header_line</text:p>
                        </text:list-item>
                        <text:list-item>
                          <text:p text:style-name="P458">header_base</text:p>
                        </text:list-item>
                        <text:list-item>
                          <text:p text:style-name="P459">script_header</text:p>
                        </text:list-item>
                        <text:list-item>
                          <text:p text:style-name="P460"><text:soft-page-break/>header_install</text:p>
                        </text:list-item>
                        <text:list-item>
                          <text:p text:style-name="P461">handle_errors</text:p>
                        </text:list-item>
                      </text:list>
                    </text:list-item>
                    <text:list-item>
                      <text:p text:style-name="P24">3.2.1.3) Définition des fonctions d’installation</text:p>
                      <text:list>
                        <text:list-item>
                          <text:p text:style-name="P462">pack_install</text:p>
                        </text:list-item>
                        <text:list-item>
                          <text:p text:style-name="P463">snap_install</text:p>
                        </text:list-item>
                      </text:list>
                    </text:list-item>
                    <text:list-item>
                      <text:p text:style-name="P25">3.2.1.4) Définition des fonctions de création de fichiers et de dossiers</text:p>
                      <text:list>
                        <text:list-item>
                          <text:p text:style-name="P464">makefile</text:p>
                        </text:list-item>
                        <text:list-item>
                          <text:p text:style-name="P464">makedir</text:p>
                        </text:list-item>
                      </text:list>
                    </text:list-item>
                  </text:list>
                </text:list-item>
                <text:list-item>
                  <text:p text:style-name="P10">3.2.2) Fonctions principales du script</text:p>
                  <text:list>
                    <text:list-item>
                      <text:p text:style-name="P26">3.2.2.1) Définition des fonctions d’initialisation</text:p>
                      <text:list>
                        <text:list-item>
                          <text:p text:style-name="P465">create_log_file</text:p>
                        </text:list-item>
                        <text:list-item>
                          <text:p text:style-name="P466">script_init</text:p>
                        </text:list-item>
                        <text:list-item>
                          <text:p text:style-name="P467">get_dist_package_manager</text:p>
                        </text:list-item>
                        <text:list-item>
                          <text:p text:style-name="P468">launch_script</text:p>
                        </text:list-item>
                      </text:list>
                    </text:list-item>
                    <text:list-item>
                      <text:p text:style-name="P27">3.2.2.2) Connexion à Internet et mises à jour</text:p>
                      <text:list>
                        <text:list-item>
                          <text:p text:style-name="P469">check_internet_connection</text:p>
                        </text:list-item>
                        <text:list-item>
                          <text:p text:style-name="P470">dist_upgrade</text:p>
                        </text:list-item>
                      </text:list>
                    </text:list-item>
                    <text:list-item>
                      <text:p text:style-name="P28">3.2.2.3) Définition des fonctions de paramétrage</text:p>
                      <text:list>
                        <text:list-item>
                          <text:p text:style-name="P471">set_sudo</text:p>
                        </text:list-item>
                      </text:list>
                    </text:list-item>
                    <text:list-item>
                      <text:p text:style-name="P29">3.2.2.4) Fonctions de fin d’installation</text:p>
                      <text:list>
                        <text:list-item>
                          <text:p text:style-name="P472">autoremove</text:p>
                        </text:list-item>
                        <text:list-item>
                          <text:p text:style-name="P473">is_installation_done</text:p>
                        </text:list-item>
                      </text:list>
                    </text:list-item>
                  </text:list>
                </text:list-item>
              </text:list>
            </text:list-item>
            <text:list-item>
              <text:p text:style-name="P8">3.3) Ordre d’appel des fonctions</text:p>
            </text:list-item>
          </text:list>
        </text:list-item>
      </text:list>
      <text:p text:style-name="P666"/>
      <text:p text:style-name="P659"/>
      <text:p text:style-name="P6">1) Description du script :</text:p>
      <text:p text:style-name="P17">1.1) Description globale :</text:p>
      <text:p text:style-name="P50">Ce script a été écrit dans le but de vous faire gagner du temps après une (ré)installation fraîche d’une distribution Linux sur votre ordinateur.</text:p>
      <text:p text:style-name="P50"/>
      <text:p text:style-name="P49">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49"/>
      <text:p text:style-name="P49">On parle alors de langage Shell (coquille en français), car on agit avec le système d’exploitation via un langage lui servant de « coquille », avec le système d’exploitation et son noyau en tant que « noyau ».</text:p>
      <text:p text:style-name="P76"/>
      <text:p text:style-name="P76"/>
      <text:p text:style-name="P17">1.2) Interpréteur Shell et chemin d’accès :</text:p>
      <text:p text:style-name="P48">Un fichier script Shell n’étant pas compilé comme certains langages (C, C++, Haskell, Golang, OCaml), il est donc interprété par un interpréteur, comme le Python ou les langages web (HTML, CSS, PHP, JavaScript).</text:p>
      <text:p text:style-name="P42"/>
      <text:p text:style-name="P42">L’interpréteur Shell choisi pour ce script est le Bash, qui est de loin l’interpréteur Shell le plus utilisé sur Linux et sur d’autres systèmes UNIX.</text:p>
      <text:p text:style-name="P42"/>
      <text:p text:style-name="P47">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47"/>
      <text:p text:style-name="P51">Notes :</text:p>
      <text:list xml:id="list1142580583" text:style-name="L2">
        <text:list-item>
          <text:p text:style-name="P53"><text:soft-page-break/>Le shebang (parfois orthographié shabang) est un en-tête d’un fichier texte (représenté par ces deux caractères → <text:s/><text:span text:style-name="T1">#!</text:span> ), indiquant au système d’exploitation que ce fichier n’est pas un fichier exécutable binaire, mais un fichier de script à interpréter par un interpréteur Shell.</text:p>
        </text:list-item>
      </text:list>
      <text:p text:style-name="P46"/>
      <text:list xml:id="list115061171802172" text:continue-numbering="true" text:style-name="L2">
        <text:list-item>
          <text:p text:style-name="P54">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p text:style-name="P45"/>
      <text:p text:style-name="P44">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44"/>
      <text:p text:style-name="P43">Au lieu de changer le shebang du fichier, vous pouvez également, après avoir modifié le corps du script pour le rendre compatible, appeler votre interpréteur Shell et passer en argument le fichier que vous souhaitez exécuter.</text:p>
      <text:p text:style-name="P42"/>
      <text:p text:style-name="P41">Ce qui suit directement le shebang est la destination, depuis le dossier racine, du fichier exécutable de l’interpréteur Shell utilisé, généralement dans les dossiers contenant les fichiers binaires :</text:p>
      <text:list xml:id="list1095921955" text:style-name="L3">
        <text:list-item>
          <text:p text:style-name="P55"><text:span text:style-name="T1">/bin :</text:span> Fichiers exécutables système</text:p>
        </text:list-item>
        <text:list-item>
          <text:p text:style-name="P56"><text:span text:style-name="T1">/usr/bin :</text:span> Fichiers exécutables de logiciels (Firefox, Libre Office, )</text:p>
        </text:list-item>
        <text:list-item>
          <text:p text:style-name="P56"><text:span text:style-name="T1">/usr/local/bin :</text:span> ).</text:p>
        </text:list-item>
      </text:list>
      <text:p text:style-name="P40"><text:s/></text:p>
      <text:p text:style-name="P31">Ici, il s’agit de :</text:p>
      <text:list xml:id="list1782121673" text:style-name="L4">
        <text:list-item>
          <text:p text:style-name="P30">!<text:span text:style-name="T1">#/bin/bash</text:span></text:p>
        </text:list-item>
      </text:list>
      <text:p text:style-name="P39"/>
      <text:p text:style-name="P34">Pour exécuter ce script avec, par exemple, l’interpréteur Shell ZSH (généralement non-installé par défaut) une fois les modifications apportées au script, la modification à effectuer est la suivante :</text:p>
      <text:list xml:id="list58722997" text:style-name="L5">
        <text:list-item>
          <text:p text:style-name="P32">!<text:span text:style-name="T1">#/bin/zsh</text:span></text:p>
        </text:list-item>
      </text:list>
      <text:p text:style-name="P33"/>
      <text:p text:style-name="P57">Si vous souhaitez consulter la liste des interpréteurs Shell déjà installés sur votre système, tapez la commande cat <text:span text:style-name="T1">/etc/shells</text:span> dans votre terminal.</text:p>
      <text:p text:style-name="P57">Si vous cherchez un interpréteur Shell en particulier, tapez dans votre terminal <text:span text:style-name="T1">« which nom_de_l’interpréteur »</text:span> (ou, si vous préférez <text:span text:style-name="T1">ET</text:span> que vous utilisez l’interface Bash, <text:span text:style-name="T1">« </text:span><text:span text:style-name="T2">c</text:span><text:span text:style-name="T1">ommand -v nom_de_l’interpréteur »</text:span>)</text:p>
      <text:p text:style-name="P33"/>
      <text:p text:style-name="P37">Pour parcourir la liste des dossiers servant de chemin de commandes et de fichiers exécutables, tapez <text:span text:style-name="T1">$PATH</text:span> dans votre terminal (variable d’environnement parcourant les chemins des dossiers contenant les fichiers exécutables que vous appelez via votre terminal.</text:p>
      <text:p text:style-name="P38">Quand vous tapez une commande, votre terminal parcourt les chemins de tous les dossiers présents dans cette variable depuis la racine pour trouver l’exécutable appelé).</text:p>
      <text:p text:style-name="P36"/>
      <text:p text:style-name="P35">Si vous souhaitez exécuter en ligne de commandes un fichier Shell dans n’importe quel dossier, il vous faut le déplacer vers un des dossiers parcourus par la variable d’environnement <text:span text:style-name="T1">$PATH</text:span>.</text:p>
      <text:p text:style-name="P33"/>
      <text:p text:style-name="P33"/>
      <text:p text:style-name="P5">2) Fonctionnalités du script :</text:p>
      <text:p text:style-name="P75">Parmi ses fonctionnalités se trouvent : </text:p>
      <text:list xml:id="list3760071845" text:style-name="L6">
        <text:list-item>
          <text:p text:style-name="P58">Une compatibilité étendue aux gestionnaires de paquets de plusieurs distributions :</text:p>
          <text:list>
            <text:list-item>
              <text:p text:style-name="P61">APT (Debian, Ubuntu, Mint, Kali)</text:p>
            </text:list-item>
            <text:list-item>
              <text:p text:style-name="P62">DNF (RHEL, Fedora, CentOS, Mageia)</text:p>
            </text:list-item>
            <text:list-item>
              <text:p text:style-name="P63">Zypper (OpenSUSE)</text:p>
            </text:list-item>
            <text:list-item>
              <text:p text:style-name="P64">Pacman (Arch Linux, Manjaro)</text:p>
            </text:list-item>
            <text:list-item>
              <text:p text:style-name="P65">Emerge (Gentoo)</text:p>
            </text:list-item>
          </text:list>
        </text:list-item>
      </text:list>
      <text:list xml:id="list1540817752" text:style-name="L7">
        <text:list-item>
          <text:p text:style-name="P59">Une mise à jour des paquets, si celle-ci n'a pas été faite avant le lancement du script (important), ainsi qu’un nettoyeur de paquets obsolètes.</text:p>
        </text:list-item>
        <text:list-item>
          <text:p text:style-name="P71">L’installation de paquets depuis les dépôts officiels de votre distribution.</text:p>
        </text:list-item>
        <text:list-item>
          <text:p text:style-name="P72"><text:soft-page-break/>L’installation de paquets depuis les dépôts Snap</text:p>
        </text:list-item>
        <text:list-item>
          <text:p text:style-name="P73">L’auto-suppression des paquets obsolètes</text:p>
        </text:list-item>
      </text:list>
      <text:p text:style-name="P74"/>
      <text:p text:style-name="P74"/>
      <text:p text:style-name="P4">3) Organisation du script :</text:p>
      <text:p text:style-name="P631">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630"/>
      <text:p text:style-name="P630">La partie 3.1 décrit le comportement des variables du fichier, tandis que la partie 3.2 décrit le fonctionnement de chaque fonction avec la liste de chaque paramètre. Enfin, la partie 3.3 liste les appels des fonctions et vous aidera à mieux voir où éditer le script pour rajouter vos propres paquets.</text:p>
      <text:p text:style-name="P629"/>
      <text:p text:style-name="P16">3.1) Description des variables et de leur fonctionnement :</text:p>
      <text:p text:style-name="P70">Pour mieux optimiser le script et le rendre plus propre et plus <text:s/>lisible, par exemple, concernant la couleur d’affichage des messages de sous-étapes dans les fonctions <text:span text:style-name="T3">*_echo</text:span><text:span text:style-name="T4">()</text:span>, j’ai créé des variables.</text:p>
      <text:p text:style-name="P626"/>
      <text:p text:style-name="P628">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626"/>
      <text:p text:style-name="P628">Pour l’interpréteur Shell, c’est comme si on avait écrit en brut le contenu de la variable à l’endroit où cette dernière est appelée.</text:p>
      <text:p text:style-name="P626"/>
      <text:p text:style-name="P627">Le top du top, c’est qu’en plus, si on souhaite changer le contenu de la variable, alors on n’a qu’à le faire à un seul endroit au lieu de plusieurs endroits à l’emplacement et au nombre variants, selon l’avancée du script, et le tour est joué.</text:p>
      <text:p text:style-name="P626"/>
      <text:p text:style-name="P625">La liste des variables définies au début du fichier :</text:p>
      <text:p text:style-name="P625"/>
      <text:list xml:id="list4041792051" text:style-name="L8">
        <text:list-item>
          <text:p text:style-name="P506">3.1.1) Variables d’arguments :</text:p>
        </text:list-item>
        <text:list-item>
          <text:p text:style-name="P429">SCRIPT_USER_NAME :</text:p>
          <text:list>
            <text:list-item>
              <text:p text:style-name="P514">Description :</text:p>
              <text:list>
                <text:list-item>
                  <text:p text:style-name="P546">Cette variable garde en mémoire le nom de l’utilisateur exécutant le script passé en premier argument lors de l’exécution du script (<text:span text:style-name="T1">L’APPEL DE CET ARGUMENT EST OBLIGATOIRE</text:span>).</text:p>
                </text:list-item>
              </text:list>
            </text:list-item>
          </text:list>
        </text:list-item>
      </text:list>
      <text:p text:style-name="P553"/>
      <text:list xml:id="list115061247557778" text:continue-numbering="true" text:style-name="L8">
        <text:list-item>
          <text:list>
            <text:list-item>
              <text:p text:style-name="P515">Utilisation :</text:p>
              <text:list>
                <text:list-item>
                  <text:p text:style-name="P547">Appelez cette variable si vous devez utiliser un appel de commande impliquant l’utilisateur.</text:p>
                </text:list-item>
              </text:list>
            </text:list-item>
          </text:list>
        </text:list-item>
      </text:list>
      <text:p text:style-name="P624"/>
      <text:list xml:id="list115059758319314" text:continue-numbering="true" text:style-name="L8">
        <text:list-item>
          <text:p text:style-name="P507">3.1.2) Variables de paramétrage du chronomètre :</text:p>
        </text:list-item>
      </text:list>
      <text:list xml:id="list3182787888" text:style-name="L9">
        <text:list-item>
          <text:p text:style-name="P449">SCRIPT_SLEEP :</text:p>
          <text:list>
            <text:list-item>
              <text:p text:style-name="P60">Description :</text:p>
              <text:list>
                <text:list-item>
                  <text:p text:style-name="P66">Cette variable garde en mémoire la valeur en secondes de la commande de pause sleep. Ici, elle définit le temps de pause entre chaque affichage de texte du script à 0,5 secondes.</text:p>
                </text:list-item>
              </text:list>
            </text:list-item>
          </text:list>
        </text:list-item>
      </text:list>
      <text:p text:style-name="P552"/>
      <text:list xml:id="list115060229123188" text:continue-numbering="true" text:style-name="L9">
        <text:list-item>
          <text:list>
            <text:list-item>
              <text:p text:style-name="P516">Utilisation :</text:p>
              <text:list>
                <text:list-item>
                  <text:p text:style-name="P548">Appelez cette variable si vous souhaitez mettre en pause le script pendant 0,5 secondes.</text:p>
                </text:list-item>
              </text:list>
            </text:list-item>
          </text:list>
        </text:list-item>
      </text:list>
      <text:p text:style-name="P552"/>
      <text:list xml:id="list115059723131591" text:continue-numbering="true" text:style-name="L9">
        <text:list-item>
          <text:p text:style-name="P447">SCRIPT_SLEEP_HEADER :</text:p>
          <text:list>
            <text:list-item>
              <text:p text:style-name="P517">Description :</text:p>
              <text:list>
                <text:list-item>
                  <text:p text:style-name="P549">Cette variable garde en mémoire la valeur en secondes de la commande de pause sleep. Ici, elle définit le temps de pause entre chaque grande étape du script à 1,5 secondes.</text:p>
                </text:list-item>
              </text:list>
            </text:list-item>
          </text:list>
        </text:list-item>
      </text:list>
      <text:p text:style-name="P551"/>
      <text:list xml:id="list115059788904996" text:continue-numbering="true" text:style-name="L9">
        <text:list-item>
          <text:list>
            <text:list-item>
              <text:p text:style-name="P518">Utilisation :</text:p>
              <text:list>
                <text:list-item>
                  <text:p text:style-name="P554">La variable étant déjà utilisée dans la fonction <text:span text:style-name="T3">header_base()</text:span>, il n’y a pas besoin de l’appeler ailleurs.</text:p>
                </text:list-item>
              </text:list>
            </text:list-item>
          </text:list>
        </text:list-item>
      </text:list>
      <text:p text:style-name="P551"/>
      <text:list xml:id="list115060951556373" text:continue-numbering="true" text:style-name="L9">
        <text:list-item>
          <text:p text:style-name="P448">SCRIPT_SLEEP_INST :</text:p>
          <text:list>
            <text:list-item>
              <text:p text:style-name="P519">Description :</text:p>
              <text:list>
                <text:list-item>
                  <text:p text:style-name="P550">Cette variable garde en mémoire la valeur en secondes de la commande de pause sleep. Ici, elle définit le temps de pause entre chaque étape d’installation de paquets à 0,5 secondes.</text:p>
                </text:list-item>
              </text:list>
            </text:list-item>
          </text:list>
        </text:list-item>
      </text:list>
      <text:p text:style-name="P551"/>
      <text:list xml:id="list115060982754017" text:continue-numbering="true" text:style-name="L9">
        <text:list-item>
          <text:list>
            <text:list-item>
              <text:p text:style-name="P520">Utilisation :</text:p>
              <text:list>
                <text:list-item>
                  <text:p text:style-name="P555">Appelez cette variable si vous créez une fonction d’installation basée sur un gestionnaire de paquets optionnel (comme <text:span text:style-name="T6">le gestionnaire de paquets</text:span> <text:span text:style-name="T1">pip</text:span>).</text:p>
                </text:list-item>
              </text:list>
            </text:list-item>
          </text:list>
        </text:list-item>
      </text:list>
      <text:p text:style-name="P551"/>
      <text:list xml:id="list115061612010895" text:continue-numbering="true" text:style-name="L9">
        <text:list-item>
          <text:p text:style-name="P508"><text:soft-page-break/>3.1.3) Variables d’encodage de couleurs :</text:p>
        </text:list-item>
        <text:list-item>
          <text:p text:style-name="P448">SCRIPT_C_CYAN:</text:p>
          <text:list>
            <text:list-item>
              <text:p text:style-name="P521">Description :</text:p>
              <text:list>
                <text:list-item>
                  <text:p text:style-name="P556">Cette variable définit la couleur de l’affichage du texte en bleu cyan.</text:p>
                </text:list-item>
              </text:list>
            </text:list-item>
          </text:list>
        </text:list-item>
      </text:list>
      <text:p text:style-name="P559"/>
      <text:list xml:id="list115061482349198" text:continue-numbering="true" text:style-name="L9">
        <text:list-item>
          <text:list>
            <text:list-item>
              <text:p text:style-name="P522">Utilisation :</text:p>
              <text:list>
                <text:list-item>
                  <text:p text:style-name="P560">Appelez cette variable pour colorer un texte en bleu cyan.</text:p>
                </text:list-item>
              </text:list>
            </text:list-item>
          </text:list>
        </text:list-item>
      </text:list>
      <text:p text:style-name="P559"/>
      <text:list xml:id="list115060905108109" text:continue-numbering="true" text:style-name="L9">
        <text:list-item>
          <text:p text:style-name="P450">SCRIPT_C_JAUNE :</text:p>
          <text:list>
            <text:list-item>
              <text:p text:style-name="P544">Description :</text:p>
              <text:list>
                <text:list-item>
                  <text:p text:style-name="P67">Cette variable définit la couleur d’affichage du texte en jaune.</text:p>
                </text:list-item>
              </text:list>
            </text:list-item>
          </text:list>
        </text:list-item>
      </text:list>
      <text:p text:style-name="P636"/>
      <text:list xml:id="list115060617686240" text:continue-numbering="true" text:style-name="L9">
        <text:list-item>
          <text:list>
            <text:list-item>
              <text:p text:style-name="P523">Utilisation :</text:p>
              <text:list>
                <text:list-item>
                  <text:p text:style-name="P561">Appelez cette variable pour colorer un texte en jaune.</text:p>
                </text:list-item>
              </text:list>
            </text:list-item>
          </text:list>
        </text:list-item>
      </text:list>
      <text:p text:style-name="P558"/>
      <text:list xml:id="list115059679887155" text:continue-numbering="true" text:style-name="L9">
        <text:list-item>
          <text:p text:style-name="P430">SCRIPT_C_RESET :</text:p>
          <text:list>
            <text:list-item>
              <text:p text:style-name="P525">Description :</text:p>
              <text:list>
                <text:list-item>
                  <text:p text:style-name="P563">Cette variable redéfinit la couleur d’affichage du texte selon la couleur utilisée dans les options du profil du terminal.</text:p>
                </text:list-item>
              </text:list>
            </text:list-item>
            <text:list-item>
              <text:p text:style-name="P524">Utilisation :</text:p>
              <text:list>
                <text:list-item>
                  <text:p text:style-name="P562">Appelez cette variable pour restaurer la couleur du texte suivant à la couleur par défaut du terminal.</text:p>
                </text:list-item>
              </text:list>
            </text:list-item>
          </text:list>
        </text:list-item>
      </text:list>
      <text:p text:style-name="P564"/>
      <text:list xml:id="list115060456988286" text:continue-numbering="true" text:style-name="L9">
        <text:list-item>
          <text:p text:style-name="P431">SCRIPT_C_ROUGE :</text:p>
          <text:list>
            <text:list-item>
              <text:p text:style-name="P526">Description :</text:p>
              <text:list>
                <text:list-item>
                  <text:p text:style-name="P565">Cette variable définit la couleur d’affichage du texte en rouge.</text:p>
                </text:list-item>
              </text:list>
            </text:list-item>
          </text:list>
        </text:list-item>
      </text:list>
      <text:p text:style-name="P567"/>
      <text:list xml:id="list115061006070064" text:continue-numbering="true" text:style-name="L9">
        <text:list-item>
          <text:list>
            <text:list-item>
              <text:p text:style-name="P524">Utilisation :</text:p>
              <text:list>
                <text:list-item>
                  <text:p text:style-name="P562">Appelez cette variable pour colorer un texte en rouge.</text:p>
                </text:list-item>
              </text:list>
            </text:list-item>
          </text:list>
        </text:list-item>
      </text:list>
      <text:p text:style-name="P567"/>
      <text:list xml:id="list115061190414272" text:continue-numbering="true" text:style-name="L9">
        <text:list-item>
          <text:p text:style-name="P432">SCRIPT_C_VERT :</text:p>
          <text:list>
            <text:list-item>
              <text:p text:style-name="P527">Description :</text:p>
              <text:list>
                <text:list-item>
                  <text:p text:style-name="P565">Cette variable définit la couleur d’affichage du texte en vert.</text:p>
                </text:list-item>
              </text:list>
            </text:list-item>
          </text:list>
        </text:list-item>
      </text:list>
      <text:p text:style-name="P567"/>
      <text:list xml:id="list115061315462965" text:continue-numbering="true" text:style-name="L9">
        <text:list-item>
          <text:list>
            <text:list-item>
              <text:p text:style-name="P524">Utilisation :</text:p>
              <text:list>
                <text:list-item>
                  <text:p text:style-name="P562">Appelez cette variable pour colorer un texte en vert.</text:p>
                </text:list-item>
              </text:list>
            </text:list-item>
          </text:list>
        </text:list-item>
      </text:list>
      <text:p text:style-name="P567"/>
      <text:list xml:id="list115059950796783" text:continue-numbering="true" text:style-name="L9">
        <text:list-item>
          <text:p text:style-name="P511">3.1.4) Variables de date :</text:p>
        </text:list-item>
        <text:list-item>
          <text:p text:style-name="P445">SCRIPT_DATE :</text:p>
          <text:list>
            <text:list-item>
              <text:p text:style-name="P528">Description :</text:p>
              <text:list>
                <text:list-item>
                  <text:p text:style-name="P568">Cette variable enregistre en mémoire l’appel de la commande date, suivi d’arguments enregistrant :</text:p>
                  <text:list>
                    <text:list-item>
                      <text:p text:style-name="P569">l’année</text:p>
                    </text:list-item>
                    <text:list-item>
                      <text:p text:style-name="P569">le mois</text:p>
                    </text:list-item>
                    <text:list-item>
                      <text:p text:style-name="P569">le jour</text:p>
                    </text:list-item>
                    <text:list-item>
                      <text:p text:style-name="P569">l’heure</text:p>
                    </text:list-item>
                    <text:list-item>
                      <text:p text:style-name="P569">la minute</text:p>
                    </text:list-item>
                    <text:list-item>
                      <text:p text:style-name="P569">la seconde</text:p>
                    </text:list-item>
                  </text:list>
                </text:list-item>
              </text:list>
            </text:list-item>
          </text:list>
        </text:list-item>
      </text:list>
      <text:p text:style-name="P570"/>
      <text:list xml:id="list115060109907191" text:continue-numbering="true" text:style-name="L9">
        <text:list-item>
          <text:list>
            <text:list-item>
              <text:p text:style-name="P538">Utilisation :</text:p>
              <text:list>
                <text:list-item>
                  <text:p text:style-name="P571">Appelez cette fonction pour enregistrer une date dans le nom d’un fichier, par exemple.</text:p>
                </text:list-item>
              </text:list>
            </text:list-item>
          </text:list>
        </text:list-item>
      </text:list>
      <text:p text:style-name="P623"/>
      <text:list xml:id="list115061044416815" text:continue-numbering="true" text:style-name="L9">
        <text:list-item>
          <text:p text:style-name="P509">3.1.5) Variables de dossiers et de fichiers :</text:p>
        </text:list-item>
        <text:list-item>
          <text:p text:style-name="P433">SCRIPT_HOMEDIR:</text:p>
          <text:list>
            <text:list-item>
              <text:p text:style-name="P545">Description :</text:p>
              <text:list>
                <text:list-item>
                  <text:p text:style-name="P632">Cette variable enregistre en mémoire le chemin du dossier personnel de l’utilisateur.</text:p>
                </text:list-item>
              </text:list>
            </text:list-item>
          </text:list>
        </text:list-item>
      </text:list>
      <text:p text:style-name="P633"/>
      <text:list xml:id="list115060643527586" text:continue-numbering="true" text:style-name="L9">
        <text:list-item>
          <text:list>
            <text:list-item>
              <text:p text:style-name="P539">Utilisation :</text:p>
              <text:list>
                <text:list-item>
                  <text:p text:style-name="P634">Appelez cette variable pour créer, chercher, modifier ou supprimer un fichier ou un dossier dans le dossier de l’utilisateur ou dans un de ses sous-dossiers en partant depuis la racine.</text:p>
                </text:list-item>
              </text:list>
            </text:list-item>
          </text:list>
        </text:list-item>
      </text:list>
      <text:p text:style-name="P635"/>
      <text:list xml:id="list115060107767321" text:continue-numbering="true" text:style-name="L9">
        <text:list-item>
          <text:p text:style-name="P437">SCRIPT_TMPDIR :</text:p>
          <text:list>
            <text:list-item>
              <text:p text:style-name="P529">Description :</text:p>
              <text:list>
                <text:list-item>
                  <text:p text:style-name="P572">Cette variable enregistre en mémoire le nom du dossier temporaire Linux-reinstall.tmp.d dans le dossier /tmp.</text:p>
                </text:list-item>
              </text:list>
            </text:list-item>
          </text:list>
        </text:list-item>
      </text:list>
      <text:p text:style-name="P576"/>
      <text:list xml:id="list115061237160021" text:continue-numbering="true" text:style-name="L9">
        <text:list-item>
          <text:list>
            <text:list-item>
              <text:p text:style-name="P543"><text:soft-page-break/>Utilisation :</text:p>
              <text:list>
                <text:list-item>
                  <text:p text:style-name="P577">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list-item>
      </text:list>
      <text:p text:style-name="P576"/>
      <text:list xml:id="list115061563454528" text:continue-numbering="true" text:style-name="L9">
        <text:list-item>
          <text:p text:style-name="P438">SCRIPT_TMPPARENT :</text:p>
          <text:list>
            <text:list-item>
              <text:p text:style-name="P543">Description :</text:p>
              <text:list>
                <text:list-item>
                  <text:p text:style-name="P581">Cette variable enregistre en mémoire le nom du dossier parent du dossier temporaire Linux-reinstall.tmp.d, qui n’est autre que le dossier <text:span text:style-name="T1">/tmp</text:span>.</text:p>
                </text:list-item>
              </text:list>
            </text:list-item>
          </text:list>
        </text:list-item>
      </text:list>
      <text:p text:style-name="P582"/>
      <text:list xml:id="list115061290405580" text:continue-numbering="true" text:style-name="L9">
        <text:list-item>
          <text:list>
            <text:list-item>
              <text:p text:style-name="P540">Utilisation :</text:p>
              <text:list>
                <text:list-item>
                  <text:p text:style-name="P578">Comme la variable <text:span text:style-name="T5">SCRIPT_TMPDIR</text:span>, cette variable n’est véritablement utilisée que dans la partie d’appels de fonctions, vers la fin du fichier, pour créer le dossier temporaire. Elle sert aussi à éviter de changer le nom du dossier parent à plusieurs emplacements.</text:p>
                </text:list-item>
              </text:list>
            </text:list-item>
          </text:list>
        </text:list-item>
      </text:list>
      <text:p text:style-name="P580"/>
      <text:list xml:id="list115059976803455" text:continue-numbering="true" text:style-name="L9">
        <text:list-item>
          <text:list>
            <text:list-item>
              <text:list>
                <text:list-item>
                  <text:p text:style-name="P579">Normalement il n’y a pas besoin d’appeler cette variable à d’autres emplacements, à moins <text:s/>que vous ne souhaitez créer un fichier ou un dossier dans le dossier parent du dossier temporaire → /tmp.</text:p>
                </text:list-item>
              </text:list>
            </text:list-item>
          </text:list>
        </text:list-item>
      </text:list>
      <text:p text:style-name="P576"/>
      <text:list xml:id="list115061786809474" text:continue-numbering="true" text:style-name="L9">
        <text:list-item>
          <text:p text:style-name="P434">SCRIPT_TMPPATH :</text:p>
          <text:list>
            <text:list-item>
              <text:p text:style-name="P530">Description :</text:p>
              <text:list>
                <text:list-item>
                  <text:p text:style-name="P583">Cette variable enregistre en mémoire le chemin du dossier <text:span text:style-name="T1">« Linux-reinstall.tmp.d »</text:span> → <text:span text:style-name="T1">« /tmp/Linux-reinstall.tmp.d »</text:span> en appelant, dans l’ordre, les variables <text:span text:style-name="T5">SCRIPT_TMPPARENT</text:span> et <text:span text:style-name="T5">SCRIPT_TMPDIR</text:span>, séparées par un / (caractère de séparation des dossiers parents et des sous-dossiers).</text:p>
                </text:list-item>
              </text:list>
            </text:list-item>
          </text:list>
        </text:list-item>
      </text:list>
      <text:p text:style-name="P575"/>
      <text:list xml:id="list115060627800821" text:continue-numbering="true" text:style-name="L9">
        <text:list-item>
          <text:list>
            <text:list-item>
              <text:p text:style-name="P540">Utilisation :</text:p>
              <text:list>
                <text:list-item>
                  <text:p text:style-name="P585">Appelez cette variable si vous devez créer un fichier ou un dossier dans le dossier temporaire, ou si vous devez le mentionner dans un message.</text:p>
                </text:list-item>
              </text:list>
            </text:list-item>
          </text:list>
        </text:list-item>
      </text:list>
      <text:p text:style-name="P575"/>
      <text:list xml:id="list115060625889221" text:continue-numbering="true" text:style-name="L9">
        <text:list-item>
          <text:p text:style-name="P435">SCRIPT_LOG :</text:p>
          <text:list>
            <text:list-item>
              <text:p text:style-name="P531">Description :</text:p>
              <text:list>
                <text:list-item>
                  <text:p text:style-name="P586">Cette variable enregistre en mémoire le nom du fichier de logs créé par le script.</text:p>
                </text:list-item>
              </text:list>
            </text:list-item>
          </text:list>
        </text:list-item>
      </text:list>
      <text:p text:style-name="P574"/>
      <text:list xml:id="list115060026142345" text:continue-numbering="true" text:style-name="L9">
        <text:list-item>
          <text:list>
            <text:list-item>
              <text:p text:style-name="P540">Utilisation :</text:p>
              <text:list>
                <text:list-item>
                  <text:p text:style-name="P588">À moins d’interagir avec le fichier de logs quand il se trouve encore dans le dossier d’exécution du script, il n’y a pas besoin d’appeler cette variable à d’autres endroits du script. La variable <text:span text:style-name="T5">SCRIPT_LOGPATH</text:span> sert à interagir avec le fichier de logs peu importe le dossier où il se trouve.</text:p>
                </text:list-item>
              </text:list>
            </text:list-item>
          </text:list>
        </text:list-item>
      </text:list>
      <text:p text:style-name="P573"/>
      <text:list xml:id="list115061116771235" text:continue-numbering="true" text:style-name="L9">
        <text:list-item>
          <text:p text:style-name="P436">SCRIPT_LOGPATH :</text:p>
          <text:list>
            <text:list-item>
              <text:p text:style-name="P532">Description :</text:p>
              <text:list>
                <text:list-item>
                  <text:p text:style-name="P587">Cette variable enregistre en mémoire le chemin <text:span text:style-name="T7">du fichier de logs</text:span> depuis l<text:span text:style-name="T7">e dossier</text:span> racine.</text:p>
                </text:list-item>
              </text:list>
            </text:list-item>
          </text:list>
        </text:list-item>
      </text:list>
      <text:p text:style-name="P584"/>
      <text:list xml:id="list115060653513100" text:continue-numbering="true" text:style-name="L9">
        <text:list-item>
          <text:list>
            <text:list-item>
              <text:p text:style-name="P541">Utilisation :</text:p>
              <text:list>
                <text:list-item>
                  <text:p text:style-name="P589">Appelez cette variable pour rediriger une sortie de commande vers le fichier de logs.</text:p>
                </text:list-item>
              </text:list>
            </text:list-item>
          </text:list>
        </text:list-item>
      </text:list>
      <text:p text:style-name="P566"/>
      <text:list xml:id="list115059971341598" text:continue-numbering="true" text:style-name="L9">
        <text:list-item>
          <text:p text:style-name="P510">3.1.6) Variables d’affichage de texte :</text:p>
        </text:list-item>
        <text:list-item>
          <text:p text:style-name="P446"><text:span text:style-name="T1">SCRIPT_HEADER_LINE_CHAR :</text:span> </text:p>
          <text:list>
            <text:list-item>
              <text:p text:style-name="P533">Description :</text:p>
              <text:list>
                <text:list-item>
                  <text:p text:style-name="P590">Cette variable enregistre en mémoire <text:span text:style-name="T1">LE</text:span> caractère affiché sur la longueur des deux lignes du header.</text:p>
                </text:list-item>
              </text:list>
            </text:list-item>
          </text:list>
        </text:list-item>
      </text:list>
      <text:p text:style-name="P593"/>
      <text:list xml:id="list115061498608294" text:continue-numbering="true" text:style-name="L9">
        <text:list-item>
          <text:list>
            <text:list-item>
              <text:list>
                <text:list-item>
                  <text:p text:style-name="P594">Enregistrer plus d’un caractère dans cette variable aura pour résultat d’afficher le même nombre de lignes que le nombre de caractères enregistrés.</text:p>
                </text:list-item>
              </text:list>
            </text:list-item>
          </text:list>
        </text:list-item>
      </text:list>
      <text:p text:style-name="P592"/>
      <text:list xml:id="list115060672357139" text:continue-numbering="true" text:style-name="L9">
        <text:list-item>
          <text:list>
            <text:list-item>
              <text:list>
                <text:list-item>
                  <text:p text:style-name="P591">Par exemple, si le deuxième caractère est une dièse (<text:span text:style-name="T1">#</text:span>), une deuxième ligne affichant des dièses sera affichée.</text:p>
                </text:list-item>
              </text:list>
            </text:list-item>
          </text:list>
        </text:list-item>
      </text:list>
      <text:p text:style-name="P557"/>
      <text:list xml:id="list115060606493909" text:continue-numbering="true" text:style-name="L9">
        <text:list-item>
          <text:list>
            <text:list-item>
              <text:p text:style-name="P541">Utilisation :</text:p>
              <text:list>
                <text:list-item>
                  <text:p text:style-name="P595">Utilisez cette variable dans toute fonction de création de header, si vous souhaitez que chaque caractère de chaque ligne soit un tiret.</text:p>
                </text:list-item>
              </text:list>
            </text:list-item>
          </text:list>
        </text:list-item>
      </text:list>
      <text:p text:style-name="P596"/>
      <text:list xml:id="list115059830479374" text:continue-numbering="true" text:style-name="L9">
        <text:list-item>
          <text:list>
            <text:list-item>
              <text:list>
                <text:list-item>
                  <text:p text:style-name="P597">Vous vouvez toujours remplacer le tiret <text:span text:style-name="T8">par un autre caractère.</text:span></text:p>
                </text:list-item>
              </text:list>
            </text:list-item>
          </text:list>
        </text:list-item>
      </text:list>
      <text:p text:style-name="P557"/>
      <text:list xml:id="list115060158437981" text:continue-numbering="true" text:style-name="L9">
        <text:list-item>
          <text:p text:style-name="P439">SCRIPT_COLS :</text:p>
          <text:list>
            <text:list-item>
              <text:p text:style-name="P537">Description :</text:p>
              <text:list>
                <text:list-item>
                  <text:p text:style-name="P598"><text:soft-page-break/>Cette variable enregistre <text:span text:style-name="T9">en mémoire</text:span> l’a<text:span text:style-name="T10">ppel de</text:span> commande <text:span text:style-name="T1">tput cols</text:span>, affichant le nombre de colonnes sur une ligne d’un terminal.</text:p>
                </text:list-item>
              </text:list>
            </text:list-item>
          </text:list>
        </text:list-item>
      </text:list>
      <text:p text:style-name="P557"/>
      <text:list xml:id="list115061271543855" text:continue-numbering="true" text:style-name="L9">
        <text:list-item>
          <text:list>
            <text:list-item>
              <text:p text:style-name="P542">Utilisation :</text:p>
              <text:list>
                <text:list-item>
                  <text:p text:style-name="P599">Utilisez cette variable si vous souhaitez obtenir le nombre de colonnes actuel sur un terminal.</text:p>
                </text:list-item>
              </text:list>
            </text:list-item>
          </text:list>
        </text:list-item>
      </text:list>
      <text:p text:style-name="P557"/>
      <text:list xml:id="list115060437312388" text:continue-numbering="true" text:style-name="L9">
        <text:list-item>
          <text:p text:style-name="P440">SCRIPT_TAB :</text:p>
          <text:list>
            <text:list-item>
              <text:p text:style-name="P537">Description :</text:p>
              <text:list>
                <text:list-item>
                  <text:p text:style-name="P600">Cette variable enregistre en mémoire une chaîne de caractères composée de quatre chevrons fermants. Elle est utilisée pour écrire des chevrons avant l’affichage d’un texte.</text:p>
                </text:list-item>
              </text:list>
            </text:list-item>
          </text:list>
        </text:list-item>
      </text:list>
      <text:p text:style-name="P601"/>
      <text:list xml:id="list115059790647206" text:continue-numbering="true" text:style-name="L9">
        <text:list-item>
          <text:list>
            <text:list-item>
              <text:p text:style-name="P542">Utilisation :</text:p>
              <text:list>
                <text:list-item>
                  <text:p text:style-name="P602">Appelez cette variable pour afficher quatre chevrons fermant avant chaque message.</text:p>
                </text:list-item>
              </text:list>
            </text:list-item>
          </text:list>
        </text:list-item>
      </text:list>
      <text:p text:style-name="P610"/>
      <text:list xml:id="list115060058265175" text:continue-numbering="true" text:style-name="L9">
        <text:list-item>
          <text:list>
            <text:list-item>
              <text:list>
                <text:list-item>
                  <text:p text:style-name="P611">Les fonctions d’affichage de message colorés l’utilisant déjà, utilisez cette variable si vous souhaitez afficher des chevrons avec la commande echo.</text:p>
                </text:list-item>
              </text:list>
            </text:list-item>
          </text:list>
        </text:list-item>
      </text:list>
      <text:p text:style-name="P601"/>
      <text:list xml:id="list115060649497601" text:continue-numbering="true" text:style-name="L9">
        <text:list-item>
          <text:p text:style-name="P441">SCRIPT_J_TAB :</text:p>
          <text:list>
            <text:list-item>
              <text:p text:style-name="P534">Description :</text:p>
              <text:list>
                <text:list-item>
                  <text:p text:style-name="P612">Cette variable appelle la variable d’encodage de couleurs <text:span text:style-name="T5">SCRIPT_C_JAUNE</text:span>, puis la variable <text:span text:style-name="T5">SCRIPT_TAB</text:span>, pour afficher les chevrons en jaune.</text:p>
                </text:list-item>
              </text:list>
            </text:list-item>
          </text:list>
        </text:list-item>
      </text:list>
      <text:p text:style-name="P615"/>
      <text:list xml:id="list115059934995112" text:continue-numbering="true" text:style-name="L9">
        <text:list-item>
          <text:list>
            <text:list-item>
              <text:list>
                <text:list-item>
                  <text:p text:style-name="P614">Elle est appelée pour définir l’affichage de chaque message de passage à la prochaine sous-étape.</text:p>
                </text:list-item>
              </text:list>
            </text:list-item>
          </text:list>
        </text:list-item>
      </text:list>
      <text:p text:style-name="P613"/>
      <text:list xml:id="list115061114933913" text:continue-numbering="true" text:style-name="L9">
        <text:list-item>
          <text:list>
            <text:list-item>
              <text:p text:style-name="P542">Utilisation :</text:p>
              <text:list>
                <text:list-item>
                  <text:p text:style-name="P603">Appelez cette variable pour définir l’affichage de chaque message de changement de sous-étape.</text:p>
                </text:list-item>
              </text:list>
            </text:list-item>
          </text:list>
        </text:list-item>
      </text:list>
      <text:p text:style-name="P609"/>
      <text:list xml:id="list115060637700904" text:continue-numbering="true" text:style-name="L9">
        <text:list-item>
          <text:list>
            <text:list-item>
              <text:list>
                <text:list-item>
                  <text:p text:style-name="P603">En temps normal, il n’est pas nécessaire de l’appeler, car la fonction j_echo() fait déjà le travail.</text:p>
                </text:list-item>
              </text:list>
            </text:list-item>
          </text:list>
        </text:list-item>
      </text:list>
      <text:p text:style-name="P613"/>
      <text:list xml:id="list115061516468978" text:continue-numbering="true" text:style-name="L9">
        <text:list-item>
          <text:p text:style-name="P442">SCRIPT_R_TAB :</text:p>
          <text:list>
            <text:list-item>
              <text:p text:style-name="P535">Description :</text:p>
              <text:list>
                <text:list-item>
                  <text:p text:style-name="P616">Cette variable reprend le même principe que pour la variable SCRIPT_J_TAB, mais en appelant la variable <text:span text:style-name="T5">SCRIPT_C_ROUGE</text:span> (la variable enregistrant l’encodage de la couleur des caractères en rouge), avec un deuxième appel de la variable SCRIPT_TAB pour différencier d’un message de changement de sous-étape.</text:p>
                </text:list-item>
              </text:list>
            </text:list-item>
          </text:list>
        </text:list-item>
      </text:list>
      <text:p text:style-name="P619"/>
      <text:list xml:id="list115061726113298" text:continue-numbering="true" text:style-name="L9">
        <text:list-item>
          <text:list>
            <text:list-item>
              <text:list>
                <text:list-item>
                  <text:p text:style-name="P618">Elle est appelée pour définir l’affichage de chaque message d’erreurs de la sous-étape effectuée.</text:p>
                </text:list-item>
              </text:list>
            </text:list-item>
          </text:list>
        </text:list-item>
      </text:list>
      <text:p text:style-name="P617"/>
      <text:list xml:id="list115060943427153" text:continue-numbering="true" text:style-name="L9">
        <text:list-item>
          <text:list>
            <text:list-item>
              <text:p text:style-name="P542">Utilisation :</text:p>
              <text:list>
                <text:list-item>
                  <text:p text:style-name="P604">Appelez cette variable pour définir l’affichage de chaque message d’erreur de la sous-étape en cours d’exécution.</text:p>
                </text:list-item>
              </text:list>
            </text:list-item>
          </text:list>
        </text:list-item>
      </text:list>
      <text:p text:style-name="P608"/>
      <text:list xml:id="list115060027657674" text:continue-numbering="true" text:style-name="L9">
        <text:list-item>
          <text:list>
            <text:list-item>
              <text:list>
                <text:list-item>
                  <text:p text:style-name="P604">En temps normal, il n’est pas nécessaire de l’appeler, car les fonctions r_echo_nolog() et r_echo() font déjà le travail.</text:p>
                </text:list-item>
              </text:list>
            </text:list-item>
          </text:list>
        </text:list-item>
      </text:list>
      <text:p text:style-name="P617"/>
      <text:list xml:id="list115060867101021" text:continue-numbering="true" text:style-name="L9">
        <text:list-item>
          <text:p text:style-name="P443">SCRIPT_V_TAB :</text:p>
          <text:list>
            <text:list-item>
              <text:p text:style-name="P536">Description :</text:p>
              <text:list>
                <text:list-item>
                  <text:p text:style-name="P620">Cette variable reprend le même principe que pour la variable SCRIPT_R_TAB pour afficher du texte vert.</text:p>
                </text:list-item>
              </text:list>
            </text:list-item>
          </text:list>
        </text:list-item>
      </text:list>
      <text:p text:style-name="P607"/>
      <text:list xml:id="list115060163551263" text:continue-numbering="true" text:style-name="L9">
        <text:list-item>
          <text:list>
            <text:list-item>
              <text:p text:style-name="P536">Utilisation :</text:p>
              <text:list>
                <text:list-item>
                  <text:p text:style-name="P605">Appelez cette variable pour définir l’affichage de chaque message de succès de la sous-étape effectuée.</text:p>
                </text:list-item>
              </text:list>
            </text:list-item>
          </text:list>
        </text:list-item>
      </text:list>
      <text:p text:style-name="P606"/>
      <text:list xml:id="list115060487933649" text:continue-numbering="true" text:style-name="L9">
        <text:list-item>
          <text:list>
            <text:list-item>
              <text:list>
                <text:list-item>
                  <text:p text:style-name="P605">En temps normal, il n’est pas nécessaire de l’appeler, car les fonctions v_echo_nolog() et v_echo() font déjà le travail.</text:p>
                </text:list-item>
              </text:list>
            </text:list-item>
          </text:list>
        </text:list-item>
      </text:list>
      <text:p text:style-name="P621"/>
      <text:list xml:id="list115061075497701" text:continue-numbering="true" text:style-name="L9">
        <text:list-item>
          <text:p text:style-name="P444">SCRIPT_VOID :</text:p>
          <text:list>
            <text:list-item>
              <text:p text:style-name="P622">Description :</text:p>
              <text:list>
                <text:list-item>
                  <text:p text:style-name="P68">Au lieu de taper <text:span text:style-name="T1">« echo "" »</text:span> à chaque saut de ligne supplémentaire, on appelle cette variable en tant qu’argument de la commande echo pour que ce saut de ligne soit plus clair à l’utilisateur, comme ceci → echo "<text:span text:style-name="T1">$SCRIPT_VOID</text:span>".</text:p>
                </text:list-item>
              </text:list>
            </text:list-item>
          </text:list>
        </text:list-item>
      </text:list>
      <text:p text:style-name="P647"/>
      <text:list xml:id="list115060440027874" text:continue-numbering="true" text:style-name="L9">
        <text:list-item>
          <text:list>
            <text:list-item>
              <text:p text:style-name="P639">Utilisation :</text:p>
              <text:list>
                <text:list-item>
                  <text:p text:style-name="P643">Appelez cette variable si vous souhaitez effectuer un saut de ligne.</text:p>
                </text:list-item>
              </text:list>
            </text:list-item>
          </text:list>
        </text:list-item>
      </text:list>
      <text:p text:style-name="P647"/>
      <text:list xml:id="list115060668102963" text:continue-numbering="true" text:style-name="L9">
        <text:list-item>
          <text:p text:style-name="P637">3.1.7) Variables de version:</text:p>
        </text:list-item>
        <text:list-item>
          <text:p text:style-name="P451"><text:soft-page-break/>SCRIPT_VERSION :</text:p>
          <text:list>
            <text:list-item>
              <text:p text:style-name="P641">Description :</text:p>
              <text:list>
                <text:list-item>
                  <text:p text:style-name="P644">Cette variable enregistre en mémoire le numéro de la version actuelle du script. Elle n’est appelée que dans le header de bienvenue affiché au lancement du script.</text:p>
                </text:list-item>
              </text:list>
            </text:list-item>
          </text:list>
        </text:list-item>
      </text:list>
      <text:p text:style-name="P646"/>
      <text:list xml:id="list115060833767034" text:continue-numbering="true" text:style-name="L9">
        <text:list-item>
          <text:list>
            <text:list-item>
              <text:p text:style-name="P640">Utilisation :</text:p>
              <text:list>
                <text:list-item>
                  <text:p text:style-name="P645">Appelez cette variable si vous souhaitez afficher le numéro de version du script.</text:p>
                </text:list-item>
              </text:list>
            </text:list-item>
          </text:list>
        </text:list-item>
      </text:list>
      <text:p text:style-name="P646"/>
      <text:p text:style-name="P15">3.2) Description des fonctions du script :</text:p>
      <text:p text:style-name="P333">Pour mieux organiser le fichier, j’ai créé des fonctions (des blocs d’instructions envoyées au processeur) pour chaque étape du script.</text:p>
      <text:p text:style-name="P333"/>
      <text:p text:style-name="P331">Certaines fonctions ne sont utilisées qu’une fois (pour garder le code indenté, plus agréable à lire et beaucoup mieux organisé), tandis que d’autres sont appelées à plusieurs reprises *.</text:p>
      <text:p text:style-name="P664"/>
      <text:p text:style-name="P285"/>
      <text:p text:style-name="P330">* C’est LE principe même d’une fonction, servant à éviter de retaper plusieurs fois EXACTEMENT le même code (surtout s’il est long) et à réinventer la roue, par exemple, en C, en redéfinissant la fonction d’affichage de chaînes de caractères printf() (ainsi que ses appels de fonctions).</text:p>
      <text:p text:style-name="P330"/>
      <text:p text:style-name="P332">Lisez le code source de cette fonction (et celui des appels de fonctions) pour vous donner une idée </text:p>
      <text:p text:style-name="P332">→ https://github.com/lattera/glibc/blob/master/stdio-common/printf.c</text:p>
      <text:p text:style-name="P663"/>
      <text:p text:style-name="P284"/>
      <text:p text:style-name="P329">Elles sont appelées et exécutées tout à la fin du fichier, rappelées dans les fonctions si besoin, et s’exécutent dans l’ordre, de haut en bas.</text:p>
      <text:p text:style-name="P329"/>
      <text:p text:style-name="P319">La liste des fonctions sur toute la longueur du script :</text:p>
      <text:p text:style-name="P13"/>
      <text:p text:style-name="P210"/>
      <text:list xml:id="list1900464842" text:style-name="L10">
        <text:list-item>
          <text:p text:style-name="P11">3.2.1) Fonctions indépendantes de l’avancement du script:</text:p>
        </text:list-item>
      </text:list>
      <text:list xml:id="list3310716938" text:style-name="L11">
        <text:list-item>
          <text:p text:style-name="P512">3.2.1.1) Définition des fonctions de décoration du script :</text:p>
        </text:list-item>
        <text:list-item>
          <text:p text:style-name="P660">Note : Toutes les fonctions suivantes prennent au moins un paramètre et peuvent être réutilisées autant de fois que nécessaire pendant toute l’exécution du programme de réinstallation.</text:p>
        </text:list-item>
      </text:list>
      <text:p text:style-name="P648"/>
      <text:list xml:id="list2708053647" text:style-name="L12">
        <text:list-item>
          <text:p text:style-name="P474">j_echo() :</text:p>
          <text:list>
            <text:list-item>
              <text:p text:style-name="P79">Description :</text:p>
              <text:list>
                <text:list-item>
                  <text:p text:style-name="P80">Cette fonction affiche un message de changement de sous-étape coloré en jaune, précédé par quatre chevrons « inférieur à » pour le différencier des messages envoyés par les programmes appelés par chaque commande.</text:p>
                </text:list-item>
              </text:list>
            </text:list-item>
          </text:list>
        </text:list-item>
      </text:list>
      <text:p text:style-name="P267"/>
      <text:list xml:id="list115061031646212" text:continue-numbering="true" text:style-name="L12">
        <text:list-item>
          <text:list>
            <text:list-item>
              <text:list>
                <text:list-item>
                  <text:p text:style-name="P81">Toutes les sorties de commandes sont redirigées à la fois vers le terminal et dans le fichier de logs.</text:p>
                </text:list-item>
              </text:list>
            </text:list-item>
          </text:list>
        </text:list-item>
      </text:list>
      <text:p text:style-name="P270"/>
      <text:list xml:id="list115060895989190" text:continue-numbering="true" text:style-name="L12">
        <text:list-item>
          <text:list>
            <text:list-item>
              <text:p text:style-name="P211">Paramètre :</text:p>
              <text:list>
                <text:list-item>
                  <text:p text:style-name="P82">j_string → Ce paramètre attend la chaîne de caractères du message à afficher.</text:p>
                </text:list-item>
              </text:list>
            </text:list-item>
          </text:list>
        </text:list-item>
      </text:list>
      <text:p text:style-name="P270"/>
      <text:list xml:id="list115061201886359" text:continue-numbering="true" text:style-name="L12">
        <text:list-item>
          <text:list>
            <text:list-item>
              <text:p text:style-name="P214">Fonctionnement :</text:p>
              <text:list>
                <text:list-item>
                  <text:p text:style-name="P83">Cette fonction appelle la variable SCRIPT_J_TAB avant chaque message pour le colorer en jaune et afficher les quatre chevrons, puis le paramètre j_string pour afficher le message passé en argument lors de l’appel de la fonction. Enfin, la fonction finit par appeler la variable SCRIPT_C_RESET pour réinitialiser la couleur de tout texte suivant à la couleur par défaut du terminal.</text:p>
                </text:list-item>
              </text:list>
            </text:list-item>
          </text:list>
        </text:list-item>
      </text:list>
      <text:p text:style-name="P271"/>
      <text:list xml:id="list115060446828217" text:continue-numbering="true" text:style-name="L12">
        <text:list-item>
          <text:list>
            <text:list-item>
              <text:list>
                <text:list-item>
                  <text:p text:style-name="P84">Pendant tout le processus, chaque sortie de chaque commande (STDOUT et STDERR) est redirigée vers le terminal et vers le fichier de logs via la commande « 2&gt;&amp;1 | tee -a "$SCRIPT_LOGPATH" ».</text:p>
                </text:list-item>
              </text:list>
            </text:list-item>
          </text:list>
        </text:list-item>
      </text:list>
      <text:p text:style-name="P323"/>
      <text:list xml:id="list115061403434296" text:continue-numbering="true" text:style-name="L12">
        <text:list-item>
          <text:list>
            <text:list-item>
              <text:p text:style-name="P215">Utilisation :</text:p>
              <text:list>
                <text:list-item>
                  <text:p text:style-name="P272">Utilisez cette fonction pour afficher un message de passage à une nouvelle sous-étape d’un programme.</text:p>
                </text:list-item>
              </text:list>
            </text:list-item>
          </text:list>
        </text:list-item>
      </text:list>
      <text:p text:style-name="P328"/>
      <text:list xml:id="list115061552719415" text:continue-numbering="true" text:style-name="L12">
        <text:list-item>
          <text:p text:style-name="P504">r_echo_nolog() :</text:p>
          <text:list>
            <text:list-item>
              <text:p text:style-name="P216">Description :</text:p>
              <text:list>
                <text:list-item>
                  <text:p text:style-name="P85">Cette fonction affiche un message d’erreur coloré en rouge, précédé de huit chevrons « inférieur à » pour le différencier des messages de changement de sous-étapes.</text:p>
                </text:list-item>
              </text:list>
            </text:list-item>
          </text:list>
        </text:list-item>
      </text:list>
      <text:p text:style-name="P349"/>
      <text:list xml:id="list115060564350568" text:continue-numbering="true" text:style-name="L12">
        <text:list-item>
          <text:list>
            <text:list-item>
              <text:list>
                <text:list-item>
                  <text:p text:style-name="P86"><text:soft-page-break/>Aucune sortie de commandes n’est redirigée dans le fichier de logs. La fonction r_echo() s’en charge.</text:p>
                </text:list-item>
              </text:list>
            </text:list-item>
          </text:list>
        </text:list-item>
      </text:list>
      <text:p text:style-name="P266"/>
      <text:list xml:id="list115060391299230" text:continue-numbering="true" text:style-name="L12">
        <text:list-item>
          <text:list>
            <text:list-item>
              <text:p text:style-name="P216">Paramètre :</text:p>
              <text:list>
                <text:list-item>
                  <text:list>
                    <text:list-header>
                      <text:p text:style-name="P273">r_n_string → Ce paramètre attend la chaîne de caractères du message d’erreur à afficher.</text:p>
                    </text:list-header>
                  </text:list>
                </text:list-item>
              </text:list>
            </text:list-item>
          </text:list>
        </text:list-item>
      </text:list>
      <text:p text:style-name="P269"/>
      <text:list xml:id="list115060329493126" text:continue-numbering="true" text:style-name="L12">
        <text:list-item>
          <text:list>
            <text:list-item>
              <text:p text:style-name="P216">Fonctionnement :</text:p>
              <text:list>
                <text:list-item>
                  <text:p text:style-name="P87">Cette fonction appelle la variable SCRIPT_R_TAB avant chaque message pour le colorer en rouge et afficher les huit chevrons, puis le paramètre r_n_string pour afficher le message passé en argument lors de l’appel de la fonction. Enfin, la fonction finit par appeler la variable SCRIPT_C_RESET pour colorer tout texte suivant selon la couleur par défaut du terminal.</text:p>
                </text:list-item>
              </text:list>
            </text:list-item>
          </text:list>
        </text:list-item>
      </text:list>
      <text:p text:style-name="P323"/>
      <text:list xml:id="list115060261976122" text:continue-numbering="true" text:style-name="L12">
        <text:list-item>
          <text:list>
            <text:list-item>
              <text:p text:style-name="P220">Utilisation :</text:p>
              <text:list>
                <text:list-item>
                  <text:p text:style-name="P88">Utilisez cette fonction pour afficher un message d’erreur sans le rediriger vers le fichier de logs.</text:p>
                </text:list-item>
              </text:list>
            </text:list-item>
          </text:list>
        </text:list-item>
      </text:list>
      <text:p text:style-name="P323"/>
      <text:list xml:id="list115061015962238" text:continue-numbering="true" text:style-name="L12">
        <text:list-item>
          <text:p text:style-name="P475">r_echo() :</text:p>
          <text:list>
            <text:list-item>
              <text:p text:style-name="P217">Description :</text:p>
              <text:list>
                <text:list-item>
                  <text:p text:style-name="P89">Cette fonction affiche un message d’erreur coloré en rouge, précédé de huit chevrons « inférieur à » pour le différencier des messages de changement de sous-étapes.</text:p>
                </text:list-item>
              </text:list>
            </text:list-item>
          </text:list>
        </text:list-item>
      </text:list>
      <text:p text:style-name="P348"/>
      <text:list xml:id="list115060180887857" text:continue-numbering="true" text:style-name="L12">
        <text:list-item>
          <text:list>
            <text:list-item>
              <text:list>
                <text:list-item>
                  <text:p text:style-name="P89">Contrairement à la fonction r_echo_nolog(), chaque sortie de chaque commande est redirigée à la fois vers le terminal et dans le fichier de logs.</text:p>
                </text:list-item>
              </text:list>
            </text:list-item>
          </text:list>
        </text:list-item>
      </text:list>
      <text:p text:style-name="P325"/>
      <text:list xml:id="list115061502533420" text:continue-numbering="true" text:style-name="L12">
        <text:list-item>
          <text:list>
            <text:list-item>
              <text:p text:style-name="P212">Paramètre :</text:p>
              <text:list>
                <text:list-item>
                  <text:p text:style-name="P90">r_string → Ce paramètre attend la chaîne de caractères du message d’erreur à afficher.</text:p>
                </text:list-item>
              </text:list>
            </text:list-item>
          </text:list>
        </text:list-item>
      </text:list>
      <text:p text:style-name="P322"/>
      <text:list xml:id="list115060690596163" text:continue-numbering="true" text:style-name="L12">
        <text:list-item>
          <text:list>
            <text:list-item>
              <text:p text:style-name="P224">Fonctionnement :</text:p>
              <text:list>
                <text:list-item>
                  <text:p text:style-name="P91">Cette fonction appelle la fonction r_echo_nolog() tout en passant son paramètre r_string en argument et en redirigeant chaque sortie de la fonction r_echo_nolog() à la fois vers le terminal et dans le fichier de logs.</text:p>
                </text:list-item>
              </text:list>
            </text:list-item>
          </text:list>
        </text:list-item>
      </text:list>
      <text:p text:style-name="P327"/>
      <text:list xml:id="list115060043259850" text:continue-numbering="true" text:style-name="L12">
        <text:list-item>
          <text:list>
            <text:list-item>
              <text:p text:style-name="P221">Utilisation :</text:p>
              <text:list>
                <text:list-item>
                  <text:p text:style-name="P92">Utilisez cette fonction pour afficher un message d’erreur tout en le redirigeant vers le fichier de logs.</text:p>
                </text:list-item>
              </text:list>
            </text:list-item>
          </text:list>
        </text:list-item>
      </text:list>
      <text:p text:style-name="P326"/>
      <text:list xml:id="list115059737576341" text:continue-numbering="true" text:style-name="L12">
        <text:list-item>
          <text:p text:style-name="P476">v_echo_nolog() :</text:p>
          <text:list>
            <text:list-item>
              <text:p text:style-name="P218">Description :</text:p>
              <text:list>
                <text:list-item>
                  <text:p text:style-name="P93">Cette fonction affiche un message d’erreur coloré en vert, précédé de huit chevrons « inférieur à » pour le différencier des messages de changement de sous-étapes.</text:p>
                </text:list-item>
              </text:list>
            </text:list-item>
          </text:list>
        </text:list-item>
      </text:list>
      <text:p text:style-name="P347"/>
      <text:list xml:id="list115061595312938" text:continue-numbering="true" text:style-name="L12">
        <text:list-item>
          <text:list>
            <text:list-item>
              <text:list>
                <text:list-item>
                  <text:p text:style-name="P93">Aucune sortie de commandes n’est redirigée dans le fichier de logs. La fonction v_echo() s’en charge.</text:p>
                </text:list-item>
              </text:list>
            </text:list-item>
          </text:list>
        </text:list-item>
      </text:list>
      <text:p text:style-name="P265"/>
      <text:list xml:id="list115061255151069" text:continue-numbering="true" text:style-name="L12">
        <text:list-item>
          <text:list>
            <text:list-item>
              <text:p text:style-name="P218">Paramètre :</text:p>
              <text:list>
                <text:list-item>
                  <text:p text:style-name="P94">v_n_string → Ce paramètre attend la chaîne de caractères du message de succès à afficher.</text:p>
                </text:list-item>
              </text:list>
            </text:list-item>
          </text:list>
        </text:list-item>
      </text:list>
      <text:p text:style-name="P268"/>
      <text:list xml:id="list115060962683520" text:continue-numbering="true" text:style-name="L12">
        <text:list-item>
          <text:list>
            <text:list-item>
              <text:p text:style-name="P218">Fonctionnement :</text:p>
              <text:list>
                <text:list-item>
                  <text:p text:style-name="P93">Cette fonction appelle la variable SCRIPT_V_TAB avant chaque message pour le colorer en vert et afficher les huit chevrons, puis le paramètre v_n_string pour afficher le message passé en argument lors de l’appel de la fonction. Enfin, la fonction finit par appeler la variable SCRIPT_C_RESET pour colorer tout texte suivant selon la couleur par défaut du terminal.</text:p>
                </text:list-item>
              </text:list>
            </text:list-item>
          </text:list>
        </text:list-item>
      </text:list>
      <text:p text:style-name="P321"/>
      <text:list xml:id="list115060911071284" text:continue-numbering="true" text:style-name="L12">
        <text:list-item>
          <text:list>
            <text:list-item>
              <text:p text:style-name="P222">Utilisation :</text:p>
              <text:list>
                <text:list-item>
                  <text:p text:style-name="P95">Utilisez cette fonction pour afficher un message de succès sans le rediriger vers le fichier de logs.</text:p>
                </text:list-item>
              </text:list>
            </text:list-item>
          </text:list>
        </text:list-item>
      </text:list>
      <text:p text:style-name="P321"/>
      <text:list xml:id="list115060180768586" text:continue-numbering="true" text:style-name="L12">
        <text:list-item>
          <text:p text:style-name="P475">v_echo() :</text:p>
          <text:list>
            <text:list-item>
              <text:p text:style-name="P219">Description :</text:p>
              <text:list>
                <text:list-item>
                  <text:p text:style-name="P96">Cette fonction affiche un message d’erreur coloré en vert, précédé de huit chevrons « inférieur à » pour le différencier des messages de changement de sous-étapes.</text:p>
                </text:list-item>
              </text:list>
            </text:list-item>
          </text:list>
        </text:list-item>
      </text:list>
      <text:p text:style-name="P346"/>
      <text:list xml:id="list115059971108593" text:continue-numbering="true" text:style-name="L12">
        <text:list-item>
          <text:list>
            <text:list-item>
              <text:list>
                <text:list-item>
                  <text:p text:style-name="P96">Contrairement à la fonction v_echo_nolog(), chaque sortie de chaque commande est redirigée à la fois vers le terminal et dans le fichier de logs.</text:p>
                </text:list-item>
              </text:list>
            </text:list-item>
          </text:list>
        </text:list-item>
      </text:list>
      <text:p text:style-name="P324"><text:soft-page-break/></text:p>
      <text:list xml:id="list115059959914676" text:continue-numbering="true" text:style-name="L12">
        <text:list-item>
          <text:list>
            <text:list-item>
              <text:p text:style-name="P213">Paramètre :</text:p>
              <text:list>
                <text:list-item>
                  <text:p text:style-name="P97">v_string → Ce paramètre attend la chaîne de caractères du message de succès à afficher.</text:p>
                </text:list-item>
              </text:list>
            </text:list-item>
          </text:list>
        </text:list-item>
      </text:list>
      <text:p text:style-name="P320"/>
      <text:list xml:id="list115059998155553" text:continue-numbering="true" text:style-name="L12">
        <text:list-item>
          <text:list>
            <text:list-item>
              <text:p text:style-name="P225">Fonctionnement :</text:p>
              <text:list>
                <text:list-item>
                  <text:p text:style-name="P96">Cette fonction appelle la fonction v_echo_nolog() tout en passant son paramètre v_string en argument et en redirigeant chaque sortie de la fonction v_echo_nolog() à la fois vers le terminal et dans le fichier de logs.</text:p>
                </text:list-item>
              </text:list>
            </text:list-item>
          </text:list>
        </text:list-item>
      </text:list>
      <text:p text:style-name="P319"/>
      <text:list xml:id="list115060498261449" text:continue-numbering="true" text:style-name="L12">
        <text:list-item>
          <text:list>
            <text:list-item>
              <text:p text:style-name="P223">Utilisation :</text:p>
              <text:list>
                <text:list-item>
                  <text:p text:style-name="P98">Utilisez cette fonction pour afficher un message de succès tout en le redirigeant vers le fichier de logs.</text:p>
                </text:list-item>
              </text:list>
            </text:list-item>
          </text:list>
        </text:list-item>
      </text:list>
      <text:p text:style-name="P319"/>
      <text:list xml:id="list115061625440405" text:continue-numbering="true" text:style-name="L12">
        <text:list-item>
          <text:p text:style-name="P513">3.2.1.2) Création des headers :</text:p>
        </text:list-item>
        <text:list-item>
          <text:p text:style-name="P477">draw_header_line() :</text:p>
          <text:list>
            <text:list-item>
              <text:p text:style-name="P226">Description :</text:p>
              <text:list>
                <text:list-item>
                  <text:p text:style-name="P99">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list-item>
      </text:list>
      <text:p text:style-name="P407"/>
      <text:list xml:id="list115059834133926" text:continue-numbering="true" text:style-name="L12">
        <text:list-item>
          <text:list>
            <text:list-item>
              <text:p text:style-name="P100">Paramètres :</text:p>
              <text:list>
                <text:list-item>
                  <text:p text:style-name="P100">line_char → Cette variable récupère le caractère passé en argument lors de l'appel de la fonction.</text:p>
                </text:list-item>
              </text:list>
            </text:list-item>
          </text:list>
        </text:list-item>
      </text:list>
      <text:p text:style-name="P406"/>
      <text:list xml:id="list115061109172403" text:continue-numbering="true" text:style-name="L12">
        <text:list-item>
          <text:list>
            <text:list-item>
              <text:list>
                <text:list-item>
                  <text:p text:style-name="P101">line_color → Cette variable récupère la couleur du caractère définie en argument lors de l'appel de la fonction.</text:p>
                </text:list-item>
              </text:list>
            </text:list-item>
          </text:list>
        </text:list-item>
      </text:list>
      <text:p text:style-name="P315"/>
      <text:list xml:id="list115060721212648" text:continue-numbering="true" text:style-name="L12">
        <text:list-item>
          <text:list>
            <text:list-item>
              <text:p text:style-name="P227">Fonctionnement :</text:p>
              <text:list>
                <text:list-item>
                  <text:p text:style-name="P274">La fonction commence par vérifier si une colonne n’est pas vide. Si c’est le cas, alors le caractère écrit dans la colonne est coloré selon l’encodage souhaité.</text:p>
                </text:list-item>
              </text:list>
            </text:list-item>
          </text:list>
        </text:list-item>
      </text:list>
      <text:p text:style-name="P318"/>
      <text:list xml:id="list115061057850085" text:continue-numbering="true" text:style-name="L12">
        <text:list-item>
          <text:list>
            <text:list-item>
              <text:list>
                <text:list-item>
                  <text:p text:style-name="P102">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334"><text:s/></text:p>
                </text:list-item>
                <text:list-item>
                  <text:p text:style-name="P103">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list-item>
      </text:list>
      <text:p text:style-name="P317"/>
      <text:list xml:id="list115060740182855" text:continue-numbering="true" text:style-name="L12">
        <text:list-item>
          <text:list>
            <text:list-item>
              <text:p text:style-name="P228">Utilisation :</text:p>
              <text:list>
                <text:list-item>
                  <text:p text:style-name="P104">À part pour dessiner une ligne pour les header, cette fonction n’a pas d’intérêts à être réutilisée ailleurs dans le script.</text:p>
                </text:list-item>
              </text:list>
            </text:list-item>
          </text:list>
        </text:list-item>
      </text:list>
      <text:p text:style-name="P314"/>
      <text:list xml:id="list115061577481330" text:continue-numbering="true" text:style-name="L12">
        <text:list-item>
          <text:p text:style-name="P478">header_base() :</text:p>
          <text:list>
            <text:list-item>
              <text:p text:style-name="P229">Description :</text:p>
              <text:list>
                <text:list-item>
                  <text:p text:style-name="P105">Cette fonction sert de base à la création d’un header fonctionnel et personnalisé.</text:p>
                </text:list-item>
              </text:list>
            </text:list-item>
          </text:list>
        </text:list-item>
      </text:list>
      <text:p text:style-name="P313"/>
      <text:list xml:id="list115061009197940" text:continue-numbering="true" text:style-name="L12">
        <text:list-item>
          <text:list>
            <text:list-item>
              <text:p text:style-name="P106">Paramètres :</text:p>
              <text:list>
                <text:list-item>
                  <text:p text:style-name="P107">header_base_line_color → Ce premier paramètre attend le code couleur des caractères de la ligne de caractères.</text:p>
                </text:list-item>
              </text:list>
            </text:list-item>
          </text:list>
        </text:list-item>
      </text:list>
      <text:p text:style-name="P405"/>
      <text:list xml:id="list115059906429923" text:continue-numbering="true" text:style-name="L12">
        <text:list-item>
          <text:list>
            <text:list-item>
              <text:list>
                <text:list-item>
                  <text:p text:style-name="P108">header_base_line_char → Ce deuxième paramètre attend le caractère de la ligne de caractères.</text:p>
                </text:list-item>
              </text:list>
            </text:list-item>
          </text:list>
        </text:list-item>
      </text:list>
      <text:p text:style-name="P405"/>
      <text:list xml:id="list115060294395546" text:continue-numbering="true" text:style-name="L12">
        <text:list-item>
          <text:list>
            <text:list-item>
              <text:list>
                <text:list-item>
                  <text:p text:style-name="P109">header_base_string_color → Ce troisième paramètre attend le code couleur de la chaîne de caractères à afficher.</text:p>
                </text:list-item>
              </text:list>
            </text:list-item>
          </text:list>
        </text:list-item>
      </text:list>
      <text:p text:style-name="P404"/>
      <text:list xml:id="list115060314943813" text:continue-numbering="true" text:style-name="L12">
        <text:list-item>
          <text:list>
            <text:list-item>
              <text:list>
                <text:list-item>
                  <text:p text:style-name="P110">header_base_string → Ce quatrième paramètre attend la chaîne de caractères à afficher entre les deux lignes de caractères.</text:p>
                </text:list-item>
              </text:list>
            </text:list-item>
          </text:list>
        </text:list-item>
      </text:list>
      <text:p text:style-name="P316"/>
      <text:list xml:id="list115060247729125" text:continue-numbering="true" text:style-name="L12">
        <text:list-item>
          <text:list>
            <text:list-item>
              <text:p text:style-name="P230">Fonctionnement :</text:p>
              <text:list>
                <text:list-item>
                  <text:p text:style-name="P111"><text:soft-page-break/>La fonction commence par vérifier si une colonne n’est pas vide. Si c’est le cas, alors le caractère écrit dans la colonne est coloré selon l’encodage souhaité. </text:p>
                </text:list-item>
              </text:list>
            </text:list-item>
          </text:list>
        </text:list-item>
      </text:list>
      <text:p text:style-name="P316"/>
      <text:list xml:id="list115060822103088" text:continue-numbering="true" text:style-name="L12">
        <text:list-item>
          <text:list>
            <text:list-item>
              <text:list>
                <text:list-item>
                  <text:p text:style-name="P112">La fonction draw_header_line() est appelée une première fois pour afficher la première ligne de caractères en appelant les paramètres header_base_line_color et header_base_line_char.</text:p>
                </text:list-item>
              </text:list>
            </text:list-item>
          </text:list>
        </text:list-item>
      </text:list>
      <text:p text:style-name="P312"/>
      <text:list xml:id="list115060065730184" text:continue-numbering="true" text:style-name="L12">
        <text:list-item>
          <text:list>
            <text:list-item>
              <text:list>
                <text:list-item>
                  <text:p text:style-name="P112">La commande echo est appelée pour écrire le message à afficher en définissant l’encodage de sa couleur via le paramètre header_base_string_color, puis afficher un prompt, puis le texte du header via le paramètre header_base_string.</text:p>
                </text:list-item>
              </text:list>
            </text:list-item>
          </text:list>
        </text:list-item>
      </text:list>
      <text:p text:style-name="P312"/>
      <text:list xml:id="list115060683148931" text:continue-numbering="true" text:style-name="L12">
        <text:list-item>
          <text:list>
            <text:list-item>
              <text:list>
                <text:list-item>
                  <text:p text:style-name="P113">La fonction draw_header_line() est appelée une deuxième et dernière fois pour afficher la deuxième ligne de caractères du header.</text:p>
                </text:list-item>
              </text:list>
            </text:list-item>
          </text:list>
        </text:list-item>
      </text:list>
      <text:p text:style-name="P314"/>
      <text:list xml:id="list115060253382154" text:continue-numbering="true" text:style-name="L12">
        <text:list-item>
          <text:list>
            <text:list-item>
              <text:p text:style-name="P231">Utilisation :</text:p>
              <text:list>
                <text:list-item>
                  <text:p text:style-name="P114">Appelez cette fonction si vous créez un header personnalisé, elle vous facilitera grandement la vie.</text:p>
                </text:list-item>
              </text:list>
            </text:list-item>
          </text:list>
        </text:list-item>
      </text:list>
      <text:p text:style-name="P314"/>
      <text:list xml:id="list115060150163209" text:continue-numbering="true" text:style-name="L12">
        <text:list-item>
          <text:p text:style-name="P479">script_header() :</text:p>
          <text:list>
            <text:list-item>
              <text:p text:style-name="P232">Description :</text:p>
              <text:list>
                <text:list-item>
                  <text:p text:style-name="P115">Cette fonction crée un header dont les lignes de caractères, composées de caractères dépendants de la valeur de la variable SCRIPT_HEADER_LINE_CHAR, et son message sont colorés en bleu cyan.</text:p>
                </text:list-item>
              </text:list>
            </text:list-item>
          </text:list>
        </text:list-item>
      </text:list>
      <text:p text:style-name="P343"/>
      <text:list xml:id="list115060568087213" text:continue-numbering="true" text:style-name="L12">
        <text:list-item>
          <text:list>
            <text:list-item>
              <text:p text:style-name="P235">Paramètre :</text:p>
              <text:list>
                <text:list-item>
                  <text:p text:style-name="P116">header_string → Ce paramètre attend une chaîne de caractères indiquant le nom de la nouvelle étape en cours d’exécution.</text:p>
                </text:list-item>
              </text:list>
            </text:list-item>
          </text:list>
        </text:list-item>
      </text:list>
      <text:p text:style-name="P343"/>
      <text:list xml:id="list115061852725655" text:continue-numbering="true" text:style-name="L12">
        <text:list-item>
          <text:list>
            <text:list-item>
              <text:p text:style-name="P238">Fonctionnement :</text:p>
              <text:list>
                <text:list-item>
                  <text:p text:style-name="P117">Cette fonction appelle la fonction header_base() en colorant d’abord chaque ligne de caractères en bleu cyan. puis affiche chaque caractère de chaque ligne de caractères selon la valeur de la variable SCRIPT_HEADER_LINE_CHAR.</text:p>
                </text:list-item>
              </text:list>
            </text:list-item>
          </text:list>
        </text:list-item>
      </text:list>
      <text:p text:style-name="P345"/>
      <text:list xml:id="list115061572107687" text:continue-numbering="true" text:style-name="L12">
        <text:list-item>
          <text:list>
            <text:list-item>
              <text:list>
                <text:list-item>
                  <text:p text:style-name="P117">Une fois l’affichage des lignes paramétrée, la couleur de la chaîne de caractères à afficher est encodée en bleu cyan, avant d’être affichée par le biais du paramètre header_string.</text:p>
                </text:list-item>
              </text:list>
            </text:list-item>
          </text:list>
        </text:list-item>
      </text:list>
      <text:p text:style-name="P311"/>
      <text:list xml:id="list115060115228230" text:continue-numbering="true" text:style-name="L12">
        <text:list-item>
          <text:list>
            <text:list-item>
              <text:p text:style-name="P241">Utilisation :</text:p>
              <text:list>
                <text:list-item>
                  <text:p text:style-name="P118">Appelez cette fonction en tout premier si vous rajoutez une nouvelle étape (sous la forme d’une fonction, par exemple).</text:p>
                </text:list-item>
              </text:list>
            </text:list-item>
          </text:list>
        </text:list-item>
      </text:list>
      <text:p text:style-name="P311"/>
      <text:list xml:id="list115061808108720" text:continue-numbering="true" text:style-name="L12">
        <text:list-item>
          <text:p text:style-name="P480">header_install() :</text:p>
          <text:list>
            <text:list-item>
              <text:p text:style-name="P233">Description :</text:p>
              <text:list>
                <text:list-item>
                  <text:p text:style-name="P119">Cette fonction crée un header dont les lignes de caractères, composées de caractères dépendants de la valeur de la variable SCRIPT_HEADER_LINE_CHAR, sont colorées en jaune, et son message en vert.</text:p>
                </text:list-item>
              </text:list>
            </text:list-item>
          </text:list>
        </text:list-item>
      </text:list>
      <text:p text:style-name="P342"/>
      <text:list xml:id="list115060929968262" text:continue-numbering="true" text:style-name="L12">
        <text:list-item>
          <text:list>
            <text:list-item>
              <text:p text:style-name="P236">Paramètre :</text:p>
              <text:list>
                <text:list-item>
                  <text:p text:style-name="P119">install_string → Ce paramètre attend une chaîne de caractères indiquant quelle catégorie de paquets est désormais installée.</text:p>
                </text:list-item>
              </text:list>
            </text:list-item>
          </text:list>
        </text:list-item>
      </text:list>
      <text:p text:style-name="P342"/>
      <text:list xml:id="list115060479070319" text:continue-numbering="true" text:style-name="L12">
        <text:list-item>
          <text:list>
            <text:list-item>
              <text:p text:style-name="P239">Fonctionnement :</text:p>
              <text:list>
                <text:list-item>
                  <text:p text:style-name="P119">Cette fonction appelle la fonction header_base() en colorant d’abord chaque ligne de caractères en jaune. puis affiche chaque caractère de chaque ligne de caractères selon la valeur de la variable SCRIPT_HEADER_LINE_CHAR.</text:p>
                </text:list-item>
              </text:list>
            </text:list-item>
          </text:list>
        </text:list-item>
      </text:list>
      <text:p text:style-name="P344"/>
      <text:list xml:id="list115060981583075" text:continue-numbering="true" text:style-name="L12">
        <text:list-item>
          <text:list>
            <text:list-item>
              <text:list>
                <text:list-item>
                  <text:p text:style-name="P119">Une fois l’affichage des lignes paramétrée, la couleur de la chaîne de caractères à afficher est encodée en vert, avant d’être affichée par le biais du paramètre header_string.</text:p>
                </text:list-item>
              </text:list>
            </text:list-item>
          </text:list>
        </text:list-item>
      </text:list>
      <text:p text:style-name="P311"/>
      <text:list xml:id="list115061486046409" text:continue-numbering="true" text:style-name="L12">
        <text:list-item>
          <text:list>
            <text:list-item>
              <text:p text:style-name="P242">Utilisation :</text:p>
              <text:list>
                <text:list-item>
                  <text:p text:style-name="P120">Appelez cette fonction si vous souhaitez rajouter une catégorie de paquets pendant la phase d’installation.</text:p>
                </text:list-item>
              </text:list>
            </text:list-item>
          </text:list>
        </text:list-item>
      </text:list>
      <text:p text:style-name="P311"/>
      <text:list xml:id="list115061183938511" text:continue-numbering="true" text:style-name="L12">
        <text:list-item>
          <text:p text:style-name="P481">handle_errors() :</text:p>
          <text:list>
            <text:list-item>
              <text:p text:style-name="P234">Description :</text:p>
              <text:list>
                <text:list-item>
                  <text:p text:style-name="P121"><text:soft-page-break/>Si une erreur fatale survient lors de l’exécution du script, cette fonction crée d’abord un header dont les lignes de caractères, composées de caractères dépendants de la valeur de la variable SCRIPT_HEADER_LINE_CHAR, et son message sont colorés en rouge. </text:p>
                </text:list-item>
              </text:list>
            </text:list-item>
          </text:list>
        </text:list-item>
      </text:list>
      <text:p text:style-name="P310"/>
      <text:list xml:id="list115060217009230" text:continue-numbering="true" text:style-name="L12">
        <text:list-item>
          <text:list>
            <text:list-item>
              <text:list>
                <text:list-item>
                  <text:p text:style-name="P122">Une fois le header affiché, trois lignes supplémentaires s’affichent pour indiquer à l'utilisateur qu’une erreur fatale a eu lieu lors de l’exécution du script.</text:p>
                </text:list-item>
              </text:list>
            </text:list-item>
          </text:list>
        </text:list-item>
      </text:list>
      <text:p text:style-name="P341"/>
      <text:list xml:id="list115060652827065" text:continue-numbering="true" text:style-name="L12">
        <text:list-item>
          <text:list>
            <text:list-item>
              <text:p text:style-name="P237">Paramètre :</text:p>
              <text:list>
                <text:list-item>
                  <text:p text:style-name="P123">error_string → Ce paramètre attend une chaîne de caractères indiquant de manière précise l’erreur s’étant produite.</text:p>
                </text:list-item>
              </text:list>
            </text:list-item>
          </text:list>
        </text:list-item>
      </text:list>
      <text:p text:style-name="P341"/>
      <text:list xml:id="list115060995028880" text:continue-numbering="true" text:style-name="L12">
        <text:list-item>
          <text:list>
            <text:list-item>
              <text:p text:style-name="P240">Fonctionnement :</text:p>
              <text:list>
                <text:list-item>
                  <text:p text:style-name="P124">Cette fonction appelle la fonction header_base() en colorant d’abord chaque ligne de caractères en rouge. puis en affichant chaque caractère de chaque ligne de caractères selon la valeur de la variable SCRIPT_HEADER_LINE_CHAR. </text:p>
                </text:list-item>
              </text:list>
            </text:list-item>
          </text:list>
        </text:list-item>
      </text:list>
      <text:p text:style-name="P309"/>
      <text:list xml:id="list115060021493971" text:continue-numbering="true" text:style-name="L12">
        <text:list-item>
          <text:list>
            <text:list-item>
              <text:list>
                <text:list-item>
                  <text:p text:style-name="P125">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list-item>
      </text:list>
      <text:p text:style-name="P308"/>
      <text:list xml:id="list115059865652393" text:continue-numbering="true" text:style-name="L12">
        <text:list-item>
          <text:list>
            <text:list-item>
              <text:list>
                <text:list-item>
                  <text:p text:style-name="P125">Une fois la troisième ligne affichée, la commande exit est appelée pour mettre fin au programme.</text:p>
                </text:list-item>
              </text:list>
            </text:list-item>
          </text:list>
        </text:list-item>
      </text:list>
      <text:p text:style-name="P299"/>
      <text:list xml:id="list115061493488413" text:continue-numbering="true" text:style-name="L12">
        <text:list-item>
          <text:list>
            <text:list-item>
              <text:p text:style-name="P243">Utilisation :</text:p>
              <text:list>
                <text:list-item>
                  <text:p text:style-name="P126">Appelez cette fonction dans une condition si vous savez qu’une erreur fatale peut arriver pendant l’exécution d’une de vos sous-étapes.</text:p>
                </text:list-item>
              </text:list>
            </text:list-item>
          </text:list>
        </text:list-item>
      </text:list>
      <text:p text:style-name="P299"/>
      <text:list xml:id="list115060426280373" text:continue-numbering="true" text:style-name="L12">
        <text:list-item>
          <text:p text:style-name="P127">3.2.1.3) Définition des fonctions d'installation :</text:p>
        </text:list-item>
        <text:list-item>
          <text:p text:style-name="P482">pack_install() :</text:p>
          <text:list>
            <text:list-item>
              <text:p text:style-name="P244">Description :</text:p>
              <text:list>
                <text:list-item>
                  <text:p text:style-name="P127">Cette fonction sert à utiliser la commande d’installation des paquets du gestionnaire de paquets de l’utilisateur pour télécharger des paquets depuis les dépôts officiels de sa distribution Linux.</text:p>
                </text:list-item>
              </text:list>
            </text:list-item>
          </text:list>
        </text:list-item>
      </text:list>
      <text:p text:style-name="P307"/>
      <text:list xml:id="list115060137389191" text:continue-numbering="true" text:style-name="L12">
        <text:list-item>
          <text:list>
            <text:list-item>
              <text:p text:style-name="P259">Paramètre :</text:p>
              <text:list>
                <text:list-item>
                  <text:p text:style-name="P128">package_name → Ce paramètre attend le nom du paquet à installer.</text:p>
                </text:list-item>
              </text:list>
            </text:list-item>
          </text:list>
        </text:list-item>
      </text:list>
      <text:p text:style-name="P305"/>
      <text:list xml:id="list115060839219283" text:continue-numbering="true" text:style-name="L12">
        <text:list-item>
          <text:list>
            <text:list-item>
              <text:p text:style-name="P246">Fonctionnement :</text:p>
              <text:list>
                <text:list-item>
                  <text:p text:style-name="P129">Cette fonction se sert de la commande d’installation du gestionnaire de paquets de l’utilisateur obtenue via la fonction get_dist_package_manager() (voir plus bas) pour télécharger des paquets depuis les dépôts officiels de sa distribution Linux.</text:p>
                </text:list-item>
              </text:list>
            </text:list-item>
          </text:list>
        </text:list-item>
      </text:list>
      <text:p text:style-name="P306"/>
      <text:list xml:id="list115060457097154" text:continue-numbering="true" text:style-name="L12">
        <text:list-item>
          <text:list>
            <text:list-item>
              <text:list>
                <text:list-item>
                  <text:p text:style-name="P130">Pour optimiser la fonction et éviter de retaper exactement les mêmes lignes pour chaque gestionnaire de paquets (affichage du message d’installation, chronomètre et saut de ligne), une sous-fonction nommée pack_full_install() a été créée.</text:p>
                </text:list-item>
              </text:list>
            </text:list-item>
          </text:list>
        </text:list-item>
      </text:list>
      <text:p text:style-name="P304"/>
      <text:list xml:id="list115061659817215" text:continue-numbering="true" text:style-name="L12">
        <text:list-item>
          <text:list>
            <text:list-item>
              <text:p text:style-name="P247">Utilisation :</text:p>
              <text:list>
                <text:list-item>
                  <text:p text:style-name="P131">Appelez cette fonction à chaque fois que vous désirez installer un programme depuis les dépôts officiels de votre distribution Linux.</text:p>
                </text:list-item>
              </text:list>
            </text:list-item>
          </text:list>
        </text:list-item>
      </text:list>
      <text:p text:style-name="P304"/>
      <text:list xml:id="list115060810026513" text:continue-numbering="true" text:style-name="L12">
        <text:list-item>
          <text:p text:style-name="P483">pack_full_install() : (en travaux)</text:p>
          <text:list>
            <text:list-item>
              <text:p text:style-name="P245">Description :</text:p>
              <text:list>
                <text:list-item>
                  <text:p text:style-name="P132">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list-item>
      </text:list>
      <text:p text:style-name="P303"><text:s/></text:p>
      <text:list xml:id="list442752561" text:style-name="L13">
        <text:list-item>
          <text:list>
            <text:list-item>
              <text:p text:style-name="P184">Paramètres :</text:p>
            </text:list-item>
          </text:list>
        </text:list-item>
      </text:list>
      <text:list xml:id="list2980595261" text:style-name="L14">
        <text:list-item>
          <text:list>
            <text:list-item>
              <text:list>
                <text:list-item>
                  <text:p text:style-name="P185">$@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p>
                </text:list-item>
              </text:list>
            </text:list-item>
          </text:list>
        </text:list-item>
      </text:list>
      <text:p text:style-name="P302"/>
      <text:list xml:id="list115060054093130" text:continue-numbering="true" text:style-name="L14">
        <text:list-item>
          <text:list>
            <text:list-item>
              <text:p text:style-name="P248">Fonctionnement :</text:p>
              <text:list>
                <text:list-item>
                  <text:p text:style-name="P186"><text:soft-page-break/>Cette sous-fonction enregistre chaque commande d’installation dans un tableau dynamique passé en argument lors de l’appel de la fonction ($@), avant d’appeler le paramètre package_name de la fonction parente pack_install(), puis de rediriger chaque sortie de commandes vers le terminal et le fichier de logs.</text:p>
                </text:list-item>
              </text:list>
            </text:list-item>
          </text:list>
        </text:list-item>
      </text:list>
      <text:p text:style-name="P301"/>
      <text:list xml:id="list115061024816421" text:continue-numbering="true" text:style-name="L14">
        <text:list-item>
          <text:list>
            <text:list-item>
              <text:list>
                <text:list-item>
                  <text:p text:style-name="P187">La sous fonction est appelée dans chaque condition de la condition case de sa fonction parente.</text:p>
                </text:list-item>
              </text:list>
            </text:list-item>
          </text:list>
        </text:list-item>
      </text:list>
      <text:p text:style-name="P300"/>
      <text:list xml:id="list115061025228207" text:continue-numbering="true" text:style-name="L14">
        <text:list-item>
          <text:list>
            <text:list-item>
              <text:list>
                <text:list-item>
                  <text:p text:style-name="P275">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p text:style-name="P403"/>
      <text:list xml:id="list115061697851928" text:continue-numbering="true" text:style-name="L14">
        <text:list-item>
          <text:list>
            <text:list-item>
              <text:list>
                <text:list-item>
                  <text:p text:style-name="P188">Une fois la commande récupérée, il ne reste plus qu’à l’appeler avec le nom du paquet à installer passé en paramètre. Vous pouvez toujours mettre autant de noms de paquets à la suite si vous le souhaitez en remplaçant le $1 (premier argument) suivant la déclaration de la variable package_name par $@ (tableau d’arguments).</text:p>
                </text:list-item>
              </text:list>
            </text:list-item>
          </text:list>
        </text:list-item>
      </text:list>
      <text:p text:style-name="P403"/>
      <text:list xml:id="list115060230821971" text:continue-numbering="true" text:style-name="L14">
        <text:list-item>
          <text:list>
            <text:list-item>
              <text:p text:style-name="P260">Utilisation :</text:p>
              <text:list>
                <text:list-item>
                  <text:p text:style-name="P189">Appelez cette fonction dans la fonction pack_install(), plus précisément dans la condition case, si vous souhaitez ajouter un gestionnaire de paquets, puis la commande d’installation de programme du gestionnaire.</text:p>
                </text:list-item>
              </text:list>
            </text:list-item>
          </text:list>
        </text:list-item>
      </text:list>
      <text:p text:style-name="P403"/>
      <text:list xml:id="list115061192031421" text:continue-list="list115060810026513" text:style-name="L12">
        <text:list-item>
          <text:p text:style-name="P482">snap_install() :</text:p>
          <text:list>
            <text:list-item>
              <text:p text:style-name="P261">Description :</text:p>
              <text:list>
                <text:list-item>
                  <text:p text:style-name="P127">Cette fonction appelle la commande d’installation de paquets Snap pour télécharger des paquets via le gestionnaire de paquets Snap.</text:p>
                </text:list-item>
              </text:list>
            </text:list-item>
          </text:list>
        </text:list-item>
      </text:list>
      <text:p text:style-name="P403"/>
      <text:list xml:id="list115061920725244" text:continue-numbering="true" text:style-name="L12">
        <text:list-item>
          <text:list>
            <text:list-item>
              <text:p text:style-name="P262">Paramètres :</text:p>
              <text:list>
                <text:list-item>
                  <text:p text:style-name="P133">$@ → Ce tableau de paramètres contient, en tout premier paramètre, le nom du paquet Snap à installer, suivi d’une ou plusieurs options d’installation de paquets Snap (--stable, --classic, etc.).</text:p>
                </text:list-item>
              </text:list>
            </text:list-item>
          </text:list>
        </text:list-item>
      </text:list>
      <text:p text:style-name="P403"/>
      <text:list xml:id="list115061047556580" text:continue-numbering="true" text:style-name="L12">
        <text:list-item>
          <text:list>
            <text:list-item>
              <text:p text:style-name="P263">Fonctionnement :</text:p>
              <text:list>
                <text:list-item>
                  <text:p text:style-name="P134">La commande snap install est appelée pour télécharger un paquet Snap.</text:p>
                </text:list-item>
              </text:list>
            </text:list-item>
          </text:list>
        </text:list-item>
      </text:list>
      <text:p text:style-name="P352"/>
      <text:list xml:id="list115061655531417" text:continue-numbering="true" text:style-name="L12">
        <text:list-item>
          <text:list>
            <text:list-item>
              <text:list>
                <text:list-item>
                  <text:p text:style-name="P127">Une fois la commande appelée, il ne reste plus qu’à l’appeler avec le nom du paquet Snap à installer, avec la possibilité d’ajouter des options en tant qu’arguments suivants grâce au un tableau de paramètres $@.</text:p>
                  <text:list>
                    <text:list-item>
                      <text:p text:style-name="P135">Si l’installation du paquet a échouée, alors un message d’erreur apparaît et le script met fin à l’exécution de la fonction via l’appel return.</text:p>
                    </text:list-item>
                  </text:list>
                </text:list-item>
              </text:list>
            </text:list-item>
          </text:list>
        </text:list-item>
      </text:list>
      <text:p text:style-name="P351"/>
      <text:list xml:id="list115060623829329" text:continue-numbering="true" text:style-name="L12">
        <text:list-item>
          <text:list>
            <text:list-item>
              <text:list>
                <text:list-item>
                  <text:list>
                    <text:list-item>
                      <text:p text:style-name="P136">Dans le cas contraire, un message de succès apparaît et le script met fin à l’exécution de la fonction via l’appel return.</text:p>
                    </text:list-item>
                  </text:list>
                </text:list-item>
              </text:list>
            </text:list-item>
          </text:list>
        </text:list-item>
      </text:list>
      <text:p text:style-name="P351"/>
      <text:list xml:id="list115061789141377" text:continue-numbering="true" text:style-name="L12">
        <text:list-item>
          <text:list>
            <text:list-item>
              <text:p text:style-name="P137">Notes sur l’utilisation d’un tableau de paramètres et l’installation de paquets Snap :</text:p>
              <text:list>
                <text:list-item>
                  <text:p text:style-name="P127">J’ai procédé comme ceci pour y ajouter au moins l’option --classic, principalement parce que les IDE téléchargés via Snap (Atom et Visual Studio Code) ont été publiés avec un confinement classique.</text:p>
                </text:list-item>
              </text:list>
            </text:list-item>
          </text:list>
        </text:list-item>
      </text:list>
      <text:p text:style-name="P402"/>
      <text:list xml:id="list115060800149845" text:continue-numbering="true" text:style-name="L12">
        <text:list-item>
          <text:list>
            <text:list-item>
              <text:list>
                <text:list-item>
                  <text:p text:style-name="P127">Selon le message s’affichant si on essaye de télécharger sans cette option, ils « pourraient apporter des modifications arbitraires au système au-delà de l'espace mémoire protégé (« sandbox ») dans lequel les paquets Snap sont généralement confinés, ce qui peut créer un risque pour le système ».</text:p>
                </text:list-item>
              </text:list>
            </text:list-item>
          </text:list>
        </text:list-item>
      </text:list>
      <text:p text:style-name="P415"/>
      <text:list xml:id="list115060284029193" text:continue-numbering="true" text:style-name="L12">
        <text:list-item>
          <text:list>
            <text:list-item>
              <text:list>
                <text:list-item>
                  <text:p text:style-name="P127">Normalement, il n’y a aucun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beta).</text:p>
                </text:list-item>
              </text:list>
            </text:list-item>
          </text:list>
        </text:list-item>
      </text:list>
      <text:p text:style-name="P413"/>
      <text:list xml:id="list115060410374073" text:continue-numbering="true" text:style-name="L12">
        <text:list-item>
          <text:list>
            <text:list-item>
              <text:list>
                <text:list-item>
                  <text:p text:style-name="P127">Pour tout paquet snap que vous souhaitez installer : Si vous avez l’habitude d’installer un paquet Snap sans option, je vous recommande toutefois de rajouter l’option --stable après le nom de votre paquet pour bien télécharger la version stable (méthode la plus sûre).</text:p>
                </text:list-item>
              </text:list>
            </text:list-item>
          </text:list>
        </text:list-item>
      </text:list>
      <text:p text:style-name="P340"><text:soft-page-break/></text:p>
      <text:list xml:id="list115061230568996" text:continue-numbering="true" text:style-name="L12">
        <text:list-item>
          <text:list>
            <text:list-item>
              <text:list>
                <text:list-item>
                  <text:p text:style-name="P138">Pour plus d’informations sur l’installation des paquets Snap et les options de téléchargement, consultez le manpage de la commande snap (man snap).</text:p>
                </text:list-item>
              </text:list>
            </text:list-item>
          </text:list>
        </text:list-item>
      </text:list>
      <text:p text:style-name="P339"/>
      <text:list xml:id="list115060081030521" text:continue-numbering="true" text:style-name="L12">
        <text:list-item>
          <text:list>
            <text:list-item>
              <text:p text:style-name="P249">Utilisation :</text:p>
              <text:list>
                <text:list-item>
                  <text:p text:style-name="P335">Appelez cette fonction si vous souhaitez installer un paquet avec le gestionnaire de paquets Snap.</text:p>
                </text:list-item>
              </text:list>
            </text:list-item>
          </text:list>
        </text:list-item>
      </text:list>
      <text:p text:style-name="P299"/>
      <text:list xml:id="list115060254625937" text:continue-numbering="true" text:style-name="L12">
        <text:list-item>
          <text:p text:style-name="P139">3.2.1.4) Création de dossiers et de fichiers :</text:p>
        </text:list-item>
        <text:list-item>
          <text:p text:style-name="P488">makefile() :</text:p>
          <text:list>
            <text:list-item>
              <text:p text:style-name="P353">Description :</text:p>
              <text:list>
                <text:list-item>
                  <text:p text:style-name="P140">Cette fonction sert à créer un fichier dans le dossier souhaité.</text:p>
                </text:list-item>
              </text:list>
            </text:list-item>
          </text:list>
        </text:list-item>
      </text:list>
      <text:p text:style-name="P363"/>
      <text:list xml:id="list115060608031911" text:continue-numbering="true" text:style-name="L12">
        <text:list-item>
          <text:list>
            <text:list-item>
              <text:p text:style-name="P141">Paramètres :</text:p>
              <text:list>
                <text:list-item>
                  <text:p text:style-name="P142">file_dirparent → Ce premier paramètre attend le chemin du dossier où le fichier doit être créé.</text:p>
                </text:list-item>
              </text:list>
            </text:list-item>
          </text:list>
        </text:list-item>
      </text:list>
      <text:p text:style-name="P367"/>
      <text:list xml:id="list115061401242731" text:continue-numbering="true" text:style-name="L12">
        <text:list-item>
          <text:list>
            <text:list-item>
              <text:list>
                <text:list-item>
                  <text:p text:style-name="P143">filename → Ce deuxième paramètre attend le nom du fichier à créer.</text:p>
                </text:list-item>
              </text:list>
            </text:list-item>
          </text:list>
        </text:list-item>
      </text:list>
      <text:p text:style-name="P366"/>
      <text:list xml:id="list115060470464904" text:continue-numbering="true" text:style-name="L12">
        <text:list-item>
          <text:list>
            <text:list-item>
              <text:p text:style-name="P354">Fonctionnement :</text:p>
              <text:list>
                <text:list-item>
                  <text:p text:style-name="P144">La fonction vérifie simplement si le fichier à créer existe déjà dans le dossier cible.</text:p>
                  <text:list>
                    <text:list-item>
                      <text:p text:style-name="P145">Si le fichier est absent, alors il est créé automatiquement</text:p>
                      <text:list>
                        <text:list-item>
                          <text:p text:style-name="P146">Étant donné que le script doit être lancé en root, tout fichier que le script crée appartient à l’utilisateur root, aucun autre utilisateur n’a le droit de les modifier.</text:p>
                        </text:list-item>
                      </text:list>
                    </text:list-item>
                  </text:list>
                </text:list-item>
              </text:list>
            </text:list-item>
          </text:list>
        </text:list-item>
      </text:list>
      <text:p text:style-name="P365"/>
      <text:list xml:id="list115060787824630" text:continue-numbering="true" text:style-name="L12">
        <text:list-item>
          <text:list>
            <text:list-item>
              <text:list>
                <text:list-item>
                  <text:list>
                    <text:list-item>
                      <text:list>
                        <text:list-item>
                          <text:p text:style-name="P147">Pour remédier à ce problème, la commande chown est appelée, accompagnée de l’option -v (verbose, mode verbeux), pour donner tous les droits de modification, de lecture et d’exécution à l’utilisateur ayant lancé le script.</text:p>
                          <text:list>
                            <text:list-item>
                              <text:p text:style-name="P148">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list-item>
      </text:list>
      <text:p text:style-name="P365"/>
      <text:list xml:id="list115061071832025" text:continue-numbering="true" text:style-name="L12">
        <text:list-item>
          <text:list>
            <text:list-item>
              <text:list>
                <text:list-item>
                  <text:list>
                    <text:list-item>
                      <text:p text:style-name="P149">Si le fichier est déjà présent, alors le contenu du fichier est écrasé.</text:p>
                      <text:list>
                        <text:list-item>
                          <text:p text:style-name="P358">Si, pour une raison anormale, le contenu du fichier cible n’a pas été écrasé, un message d’erreur apparaît.</text:p>
                        </text:list-item>
                      </text:list>
                    </text:list-item>
                  </text:list>
                </text:list-item>
              </text:list>
            </text:list-item>
          </text:list>
        </text:list-item>
      </text:list>
      <text:p text:style-name="P359"/>
      <text:list xml:id="list115060410001421" text:continue-numbering="true" text:style-name="L12">
        <text:list-item>
          <text:list>
            <text:list-item>
              <text:list>
                <text:list-item>
                  <text:list>
                    <text:list-item>
                      <text:p text:style-name="P150">Sinon, un message de succès apparaît et l’exécution du programme continue.</text:p>
                    </text:list-item>
                  </text:list>
                </text:list-item>
              </text:list>
            </text:list-item>
          </text:list>
        </text:list-item>
      </text:list>
      <text:p text:style-name="P364"/>
      <text:list xml:id="list115060565168292" text:continue-numbering="true" text:style-name="L12">
        <text:list-item>
          <text:list>
            <text:list-item>
              <text:p text:style-name="P354">Utilisation :</text:p>
              <text:list>
                <text:list-item>
                  <text:p text:style-name="P151">Appelez cette fonction à chaque fois que vous souhaitez créer un fichier.</text:p>
                </text:list-item>
              </text:list>
            </text:list-item>
          </text:list>
        </text:list-item>
      </text:list>
      <text:p text:style-name="P491"/>
      <text:list xml:id="list115060905975135" text:continue-numbering="true" text:style-name="L12">
        <text:list-item>
          <text:p text:style-name="P489">makedir() :</text:p>
          <text:list>
            <text:list-item>
              <text:p text:style-name="P355">Description :</text:p>
              <text:list>
                <text:list-item>
                  <text:p text:style-name="P139">Cette fonction sert à créer un dossier dans le dossier souhaité.</text:p>
                </text:list-item>
              </text:list>
            </text:list-item>
          </text:list>
        </text:list-item>
      </text:list>
      <text:p text:style-name="P362"/>
      <text:list xml:id="list115060161928964" text:continue-numbering="true" text:style-name="L12">
        <text:list-item>
          <text:list>
            <text:list-item>
              <text:p text:style-name="P356">Paramètres :</text:p>
              <text:list>
                <text:list-item>
                  <text:p text:style-name="P139">dirparent → Ce premier paramètre attend le nom du dossier parent du dossier à créer (par exemple, un dossier à créer dans le dossier Bureau aura comme dossier parent le dossier Bureau, avec comme chemin « /home/user/Bureau »).</text:p>
                </text:list-item>
              </text:list>
            </text:list-item>
          </text:list>
        </text:list-item>
      </text:list>
      <text:p text:style-name="P361"/>
      <text:list xml:id="list115060805327432" text:continue-numbering="true" text:style-name="L12">
        <text:list-item>
          <text:list>
            <text:list-item>
              <text:list>
                <text:list-item>
                  <text:p text:style-name="P152">dirname → Ce deuxième paramètre attend le nom du dossier à créer.</text:p>
                </text:list-item>
              </text:list>
            </text:list-item>
          </text:list>
        </text:list-item>
      </text:list>
      <text:p text:style-name="P360"/>
      <text:list xml:id="list115061824674044" text:continue-numbering="true" text:style-name="L12">
        <text:list-item>
          <text:list>
            <text:list-item>
              <text:p text:style-name="P357">Fonctionnement :</text:p>
              <text:list>
                <text:list-item>
                  <text:p text:style-name="P153">Cette fonction vérifie si le dossier à créer dans le dossier parent cible.</text:p>
                  <text:list>
                    <text:list-item>
                      <text:p text:style-name="P139">Si le dossier à créer n’existe pas dans son­ dossier parent cible, alors le script crée le dossier.</text:p>
                      <text:list>
                        <text:list-item>
                          <text:p text:style-name="P139">Si, pour une raison inconnue, le dossier n’a pas pu être créé, alors la fonction de gestion d’erreurs fatales handle_errors() est appelée.</text:p>
                        </text:list-item>
                      </text:list>
                    </text:list-item>
                  </text:list>
                </text:list-item>
              </text:list>
            </text:list-item>
          </text:list>
        </text:list-item>
      </text:list>
      <text:p text:style-name="P375">­</text:p>
      <text:list xml:id="list3853904591" text:style-name="L15">
        <text:list-item>
          <text:list>
            <text:list-item>
              <text:list>
                <text:list-item>
                  <text:list>
                    <text:list-item>
                      <text:list>
                        <text:list-item>
                          <text:p text:style-name="P190">Sinon, un simple message attestant du succès de cette étape s’affiche sur le terminal.</text:p>
                          <text:list>
                            <text:list-item>
                              <text:p text:style-name="P191">Une fois l’étape de création de dossier passée, comme dans la fonction makefile(), la commande chown est appelée avec l’option -R (récursivement) et -v (mode verbeux). La même étape de vérification est effectuée.</text:p>
                            </text:list-item>
                          </text:list>
                        </text:list-item>
                      </text:list>
                    </text:list-item>
                  </text:list>
                </text:list-item>
              </text:list>
            </text:list-item>
          </text:list>
        </text:list-item>
      </text:list>
      <text:p text:style-name="P374"/>
      <text:list xml:id="list115061614315800" text:continue-numbering="true" text:style-name="L15">
        <text:list-item>
          <text:list>
            <text:list-item>
              <text:list>
                <text:list-item>
                  <text:list>
                    <text:list-item>
                      <text:p text:style-name="P190"><text:soft-page-break/>Sinon, si le dossier à créer existe déjà dans le dossier parent cible, mais qu’il n’est pas vide, alors le script exécute la commande rm -rfv (rm → suppression, -r → <text:s/>récursive, -f → forcée, -v → mode verbeux) avec comme argument le chemin du dossier cible.</text:p>
                      <text:list>
                        <text:list-item>
                          <text:p text:style-name="P190">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list-item>
      </text:list>
      <text:p text:style-name="P373"/>
      <text:list xml:id="list115061826182426" text:continue-numbering="true" text:style-name="L15">
        <text:list-item>
          <text:list>
            <text:list-item>
              <text:list>
                <text:list-item>
                  <text:list>
                    <text:list-item>
                      <text:list>
                        <text:list-item>
                          <text:p text:style-name="P190">Sinon, un simple message attestant du succès de cette étape s’affiche sur le terminal.</text:p>
                        </text:list-item>
                      </text:list>
                    </text:list-item>
                  </text:list>
                </text:list-item>
              </text:list>
            </text:list-item>
          </text:list>
        </text:list-item>
      </text:list>
      <text:p text:style-name="P372"/>
      <text:list xml:id="list115061880360490" text:continue-numbering="true" text:style-name="L15">
        <text:list-item>
          <text:list>
            <text:list-item>
              <text:list>
                <text:list-item>
                  <text:list>
                    <text:list-item>
                      <text:p text:style-name="P190">Sinon, si le dossier à créer existe déjà dans le dossier parent cible ET que ce même dossier est entièrement vide, alors le script renvoie simplement un message indiquant que le dossier à créer existe déjà dans le dossier parent souhaité.</text:p>
                    </text:list-item>
                  </text:list>
                </text:list-item>
              </text:list>
            </text:list-item>
          </text:list>
        </text:list-item>
      </text:list>
      <text:p text:style-name="P649"/>
      <text:list xml:id="list115061166765941" text:continue-numbering="true" text:style-name="L15">
        <text:list-item>
          <text:list>
            <text:list-item>
              <text:p text:style-name="P642">Utilisation :</text:p>
              <text:list>
                <text:list-item>
                  <text:p text:style-name="P192">Appelez cette fonction à chaque fois que vous souhaitez créer un fichier.</text:p>
                </text:list-item>
              </text:list>
            </text:list-item>
          </text:list>
        </text:list-item>
      </text:list>
      <text:p text:style-name="P649"/>
      <text:list xml:id="list115060806753252" text:continue-list="list115061824674044" text:style-name="L12">
        <text:list-item>
          <text:p text:style-name="P12">3.2.2) Fonctions ­principales du script :</text:p>
        </text:list-item>
        <text:list-item>
          <text:p text:style-name="P154">Note : Aucune des fonctions suivantes ne prennent de paramètres, étant donné qu’elles ne sont utilisées qu’une seule et unique fois.</text:p>
        </text:list-item>
      </text:list>
      <text:p text:style-name="P658"/>
      <text:list xml:id="list115060920466802" text:continue-numbering="true" text:style-name="L12">
        <text:list-item>
          <text:p text:style-name="P638">3.2.2.1) Définition des fonctions d'exécution :</text:p>
        </text:list-item>
        <text:list-item>
          <text:p text:style-name="P484">create_log_file() :</text:p>
          <text:list>
            <text:list-item>
              <text:p text:style-name="P250">Description :</text:p>
              <text:list>
                <text:list-item>
                  <text:p text:style-name="P155">Cette fonction sert à créer un fichier de logs pour enregistrer chaque événement lors de l’exécution du script.</text:p>
                </text:list-item>
              </text:list>
            </text:list-item>
          </text:list>
        </text:list-item>
      </text:list>
      <text:p text:style-name="P298"/>
      <text:list xml:id="list115060528940650" text:continue-numbering="true" text:style-name="L12">
        <text:list-item>
          <text:list>
            <text:list-item>
              <text:p text:style-name="P408">Fonctionnement :</text:p>
              <text:list>
                <text:list-item>
                  <text:p text:style-name="P156">Cette fonction appelle la fonction makefile() pour créer le fichier de logs dans le dossier actuel (où l’utilisateur à lancé le script) s’il n’existe pas et redirige toutes les sorties d’affichage de texte à l’écran vers le périphérique nul (/dev/null).</text:p>
                </text:list-item>
              </text:list>
            </text:list-item>
          </text:list>
        </text:list-item>
      </text:list>
      <text:p text:style-name="P414"/>
      <text:list xml:id="list115060847969734" text:continue-numbering="true" text:style-name="L12">
        <text:list-item>
          <text:list>
            <text:list-item>
              <text:list>
                <text:list-item>
                  <text:p text:style-name="P157">Elle appelle ensuite la fonction v_echo_nolog() pour afficher écrire un texte de succès de création du fichier de logs tout en le redirigeant exclusivement vers le fichier de logs sans qu’il n’y apparaisse une deuxième fois.</text:p>
                </text:list-item>
              </text:list>
            </text:list-item>
          </text:list>
        </text:list-item>
      </text:list>
      <text:p text:style-name="P412"/>
      <text:list xml:id="list115060703153361" text:continue-numbering="true" text:style-name="L12">
        <text:list-item>
          <text:list>
            <text:list-item>
              <text:list>
                <text:list-item>
                  <text:p text:style-name="P158">Une fois le fichier créé, la fonction appelle la commande uname, suivie des options -s et -r pour obtenir respectivement le nom et la version du noyau de l’utilisateur, puis appelle la commande cat pour afficher le contenu du fichier « /etc/os-release » (fichier contenant des informations sur le système d’exploitation de l’utilisateur).</text:p>
                </text:list-item>
              </text:list>
            </text:list-item>
          </text:list>
        </text:list-item>
      </text:list>
      <text:p text:style-name="P416"/>
      <text:list xml:id="list115060319019080" text:continue-numbering="true" text:style-name="L12">
        <text:list-item>
          <text:list>
            <text:list-item>
              <text:list>
                <text:list-item>
                  <text:p text:style-name="P159">Toutes les informations du fichier de logs me serviront à vérifier où se trouveront les éventuels problèmes que vous rencontrerez.</text:p>
                </text:list-item>
              </text:list>
            </text:list-item>
          </text:list>
        </text:list-item>
      </text:list>
      <text:p text:style-name="P412"/>
      <text:list xml:id="list115061670531295" text:continue-numbering="true" text:style-name="L12">
        <text:list-item>
          <text:p text:style-name="P485">script_init() :</text:p>
          <text:list>
            <text:list-item>
              <text:p text:style-name="P160">Description :</text:p>
              <text:list>
                <text:list-item>
                  <text:p text:style-name="P160">Cette fonction vérifie que l’utilisateur exécute bien le script en mode super utilisateur et que le script soit accompagné du nom de l’utilisateur en tant qu’argument.</text:p>
                </text:list-item>
              </text:list>
            </text:list-item>
          </text:list>
        </text:list-item>
      </text:list>
      <text:p text:style-name="P264"/>
      <text:list xml:id="list115060612761462" text:continue-numbering="true" text:style-name="L12">
        <text:list-item>
          <text:list>
            <text:list-item>
              <text:p text:style-name="P161">Fonctionnement :</text:p>
              <text:list>
                <text:list-item>
                  <text:p text:style-name="P162">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list-item>
      </text:list>
      <text:p text:style-name="P297"/>
      <text:list xml:id="list115061365670718" text:continue-numbering="true" text:style-name="L12">
        <text:list-item>
          <text:list>
            <text:list-item>
              <text:list>
                <text:list-item>
                  <text:p text:style-name="P163"><text:s/>Le mode super-utilisateur, ou utilisateur root, est l’équivalent UNIX du mode administrateur de Windows, à la différence près que vous êtes LE VÉRITABLE MAÎTRE de votre ordinateur. </text:p>
                  <text:list>
                    <text:list-item>
                      <text:p text:style-name="P208">« De grands pouvoirs impliquent de grandes responsabilités » </text:p>
                      <text:list>
                        <text:list-item>
                          <text:p text:style-name="P164">Message affiché la première fois que vous lancez une commande en mode utilisateur normal avec la commande sudo, suivie du nom de la commande souhaitée.</text:p>
                        </text:list-item>
                      </text:list>
                    </text:list-item>
                  </text:list>
                </text:list-item>
              </text:list>
            </text:list-item>
          </text:list>
        </text:list-item>
      </text:list>
      <text:p text:style-name="P296"/>
      <text:list xml:id="list115060003564775" text:continue-numbering="true" text:style-name="L12">
        <text:list-item>
          <text:list>
            <text:list-item>
              <text:list>
                <text:list-item>
                  <text:p text:style-name="P165">Si le script n’est pas lancé avec la commande sudo ou en mode super-utilisateur, alors le script renvoie un message d’erreur et arrête son exécution par le biais de la fonction <text:soft-page-break/>handle_errors(). De nombreuses fonctionnalités du script (mise à jour, installation de paquets, suppression de paquets obsolètes, etc…) nécessitent d’être connecté en mode super-utilisateur.</text:p>
                </text:list-item>
              </text:list>
            </text:list-item>
          </text:list>
        </text:list-item>
      </text:list>
      <text:p text:style-name="P295"/>
      <text:list xml:id="list115061027472254" text:continue-numbering="true" text:style-name="L12">
        <text:list-item>
          <text:list>
            <text:list-item>
              <text:list>
                <text:list-item>
                  <text:p text:style-name="P166">Sinon, si le script est exécuté en mode super-utilisateur, plusieurs tests restent à effectuer :</text:p>
                  <text:list>
                    <text:list-item>
                      <text:p text:style-name="P167">Si le script est exécuté sans arguments, alors le script demande à l’utilisateur de rentrer le nom de l’argument manquant, puis renvoie un message d’erreur avant d’arrêter son exécution par le biais de la fonction handle_errors()..</text:p>
                    </text:list-item>
                  </text:list>
                </text:list-item>
              </text:list>
            </text:list-item>
          </text:list>
        </text:list-item>
      </text:list>
      <text:p text:style-name="P277"/>
      <text:list xml:id="list115060180519604" text:continue-numbering="true" text:style-name="L12">
        <text:list-item>
          <text:list>
            <text:list-item>
              <text:list>
                <text:list-item>
                  <text:list>
                    <text:list-item>
                      <text:p text:style-name="P276">Sinon, si le script est lancé avec l’ argument attendu, d’autres tests restent encore à effectuer.</text:p>
                      <text:list>
                        <text:list-item>
                          <text:p text:style-name="P168">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handle_errors().</text:p>
                        </text:list-item>
                      </text:list>
                    </text:list-item>
                  </text:list>
                </text:list-item>
              </text:list>
            </text:list-item>
          </text:list>
        </text:list-item>
      </text:list>
      <text:p text:style-name="P338"/>
      <text:list xml:id="list115060338567429" text:continue-numbering="true" text:style-name="L12">
        <text:list-item>
          <text:list>
            <text:list-item>
              <text:list>
                <text:list-item>
                  <text:list>
                    <text:list-item>
                      <text:list>
                        <text:list-item>
                          <text:p text:style-name="P169">Sinon, si le nom de l’utilisateur correspondent au nom de son dossier personnel, alors le script se lance.</text:p>
                        </text:list-item>
                      </text:list>
                    </text:list-item>
                  </text:list>
                </text:list-item>
              </text:list>
            </text:list-item>
          </text:list>
        </text:list-item>
      </text:list>
      <text:p text:style-name="P293"/>
      <text:list xml:id="list115060337722272" text:continue-numbering="true" text:style-name="L12">
        <text:list-item>
          <text:p text:style-name="P486">get_dist_package_manager() :</text:p>
          <text:list>
            <text:list-item>
              <text:p text:style-name="P251">Description :</text:p>
              <text:list>
                <text:list-item>
                  <text:p text:style-name="P170">Cette fonction recherche le nom du gestionnaire de paquets utilisé par la distribution de l’utilisateur pour appeler ses commandes de gestion de paquets pour :</text:p>
                </text:list-item>
              </text:list>
            </text:list-item>
          </text:list>
        </text:list-item>
      </text:list>
      <text:list xml:id="list2082975499" text:style-name="L16">
        <text:list-item>
          <text:list>
            <text:list-item>
              <text:list>
                <text:list-item>
                  <text:list>
                    <text:list-item>
                      <text:p text:style-name="P193">Mettre à jour les paquets déjà présents sur sa distribution.</text:p>
                    </text:list-item>
                    <text:list-item>
                      <text:p text:style-name="P193">Installer les paquets de base depuis les dépôts officiels.</text:p>
                    </text:list-item>
                    <text:list-item>
                      <text:p text:style-name="P193">Supprimer les dépendances obsolètes (inutilisées par le moindre programme).</text:p>
                    </text:list-item>
                  </text:list>
                </text:list-item>
              </text:list>
            </text:list-item>
          </text:list>
        </text:list-item>
      </text:list>
      <text:p text:style-name="P253"/>
      <text:list xml:id="list4025573312" text:style-name="L17">
        <text:list-item>
          <text:list>
            <text:list-item>
              <text:p text:style-name="P252">Fonctionnement :</text:p>
              <text:list>
                <text:list-item>
                  <text:p text:style-name="P194">Pour trouver le nom du gestionnaire de paquets de la distribution de l’utilisateur, un appel de commandes est lancé avec la commande command -v, tout en redirigeant chaque sortie d’exécution des commandes cibles vers le périphérique nul /dev/null, avant d’assigner la famille de distribution du paquet dans une variable nommée SCRIPT_OS_FAMILY :</text:p>
                  <text:list>
                    <text:list-item>
                      <text:p text:style-name="P195">Si, parmi les appels de commande, aucun ne correspond au nom du moindre gestionnaire de paquets supporté, alors une erreur fatale survient et l’exécution du script s’arrête par le biais de la fonction handle_errors().</text:p>
                    </text:list-item>
                  </text:list>
                </text:list-item>
              </text:list>
            </text:list-item>
          </text:list>
        </text:list-item>
      </text:list>
      <text:p text:style-name="P294"/>
      <text:list xml:id="list115060843294673" text:continue-numbering="true" text:style-name="L17">
        <text:list-item>
          <text:list>
            <text:list-item>
              <text:list>
                <text:list-item>
                  <text:list>
                    <text:list-item>
                      <text:p text:style-name="P196">Sinon, si une des commandes est détectée, un message indique à l’utilisateur que son gestionnaire de paquets est supporté, suivi du nom de la famille de distributions du gestionnaire de paquets écrit entre parenthèses.</text:p>
                    </text:list-item>
                  </text:list>
                </text:list-item>
              </text:list>
            </text:list-item>
          </text:list>
        </text:list-item>
      </text:list>
      <text:p text:style-name="P293"/>
      <text:list xml:id="list115060805042454" text:continue-list="list115060337722272" text:style-name="L12">
        <text:list-item>
          <text:p text:style-name="P490">launch_script() :</text:p>
          <text:list>
            <text:list-item>
              <text:p text:style-name="P171">Description :</text:p>
              <text:list>
                <text:list-item>
                  <text:p text:style-name="P172">Cette fonction demande à l’utilisateur s’il est sûr de lancer le script.</text:p>
                </text:list-item>
              </text:list>
            </text:list-item>
          </text:list>
        </text:list-item>
      </text:list>
      <text:p text:style-name="P292"/>
      <text:list xml:id="list115060743404083" text:continue-numbering="true" text:style-name="L12">
        <text:list-item>
          <text:list>
            <text:list-item>
              <text:p text:style-name="P254">Fonctionnement :</text:p>
              <text:list>
                <text:list-item>
                  <text:p text:style-name="P173">Le script demande à l’utilisateur s’il est sûr de lancer le script par le biais d’une sous-fonction nommée read_launch_script(), contenant une condition case :</text:p>
                  <text:list>
                    <text:list-item>
                      <text:p text:style-name="P173">S’il répond par oui, le script lance les étapes suivantes à partir de la fonction suivante.</text:p>
                    </text:list-item>
                  </text:list>
                </text:list-item>
              </text:list>
            </text:list-item>
          </text:list>
        </text:list-item>
      </text:list>
      <text:p text:style-name="P380"/>
      <text:list xml:id="list115061458656182" text:continue-numbering="true" text:style-name="L12">
        <text:list-item>
          <text:list>
            <text:list-item>
              <text:list>
                <text:list-item>
                  <text:list>
                    <text:list-item>
                      <text:p text:style-name="P173">Sinon, s’il répond par non, le programme s’arrête, tout simplement.</text:p>
                    </text:list-item>
                  </text:list>
                </text:list-item>
              </text:list>
            </text:list-item>
          </text:list>
        </text:list-item>
      </text:list>
      <text:p text:style-name="P371"/>
      <text:list xml:id="list115061285581750" text:continue-numbering="true" text:style-name="L12">
        <text:list-item>
          <text:list>
            <text:list-item>
              <text:list>
                <text:list-item>
                  <text:list>
                    <text:list-item>
                      <text:p text:style-name="P173">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list-item>
      </text:list>
      <text:p text:style-name="P291"/>
      <text:list xml:id="list115061396384512" text:continue-numbering="true" text:style-name="L12">
        <text:list-item>
          <text:p text:style-name="P173">3.2.2.2) Connexions et mises à jour :</text:p>
        </text:list-item>
        <text:list-item>
          <text:p text:style-name="P485">check_internet_connection() :</text:p>
          <text:list>
            <text:list-item>
              <text:p text:style-name="P255">Description :</text:p>
              <text:list>
                <text:list-item>
                  <text:p text:style-name="P174">Cette fonction vérifie que l’utilisateur est connecté à Internet.</text:p>
                </text:list-item>
              </text:list>
            </text:list-item>
          </text:list>
        </text:list-item>
      </text:list>
      <text:p text:style-name="P290"/>
      <text:list xml:id="list115061034059536" text:continue-numbering="true" text:style-name="L12">
        <text:list-item>
          <text:list>
            <text:list-item>
              <text:p text:style-name="P256">Fonctionnement :</text:p>
              <text:list>
                <text:list-item>
                  <text:p text:style-name="P173">Comme son nom l’indique, cette fonction vérifie que l’ordinateur de l’utilisateur est bien connecté à Internet pour effectuer les étapes suivantes.</text:p>
                  <text:list>
                    <text:list-item>
                      <text:p text:style-name="P173"><text:soft-page-break/>Si c’est le cas, le programme continue à s’exécuter normalement.</text:p>
                    </text:list-item>
                  </text:list>
                </text:list-item>
              </text:list>
            </text:list-item>
          </text:list>
        </text:list-item>
      </text:list>
      <text:p text:style-name="P289"/>
      <text:list xml:id="list115061660783127" text:continue-numbering="true" text:style-name="L12">
        <text:list-item>
          <text:list>
            <text:list-item>
              <text:list>
                <text:list-item>
                  <text:list>
                    <text:list-item>
                      <text:p text:style-name="P173">Sinon, si ce n’est pas le cas, l’exécution du programme s’arrête par le biais de la fonction handle_errors(). Sans connexion à Internet, les fonctions de téléchargement des programmes ne serviront strictement à rien.</text:p>
                    </text:list-item>
                  </text:list>
                </text:list-item>
              </text:list>
            </text:list-item>
          </text:list>
        </text:list-item>
      </text:list>
      <text:p text:style-name="P289"/>
      <text:list xml:id="list115061556999865" text:continue-numbering="true" text:style-name="L12">
        <text:list-item>
          <text:p text:style-name="P485">dist_upgrade() :</text:p>
          <text:list>
            <text:list-item>
              <text:p text:style-name="P257">Description :</text:p>
              <text:list>
                <text:list-item>
                  <text:p text:style-name="P173">Cette fonction met à jour tous les paquets déjà installés sur le disque dur de l’utilisateur s’il ne l’a pas encore fait au moment de l’installation ou juste après.</text:p>
                </text:list-item>
              </text:list>
            </text:list-item>
          </text:list>
        </text:list-item>
      </text:list>
      <text:p text:style-name="P288"/>
      <text:list xml:id="list115059875752751" text:continue-numbering="true" text:style-name="L12">
        <text:list-item>
          <text:list>
            <text:list-item>
              <text:list>
                <text:list-item>
                  <text:p text:style-name="P173">Note : Si vous ne l’avez pas encore fait, certaines fonctionnalités de votre distribution risquent de ne pas fonctionner normalement si vous supprimez cette fonction avant de lancer le script.</text:p>
                </text:list-item>
              </text:list>
            </text:list-item>
          </text:list>
        </text:list-item>
      </text:list>
      <text:p text:style-name="P411"/>
      <text:list xml:id="list115061708432334" text:continue-numbering="true" text:style-name="L12">
        <text:list-item>
          <text:list>
            <text:list-item>
              <text:p text:style-name="P409">Fonctionnement :</text:p>
              <text:list>
                <text:list-item>
                  <text:p text:style-name="P175">Cette fonction contient une condition case, chargée d’appeler la commande de mise à jour des paquets selon le gestionnaire de paquets obtenu grâce à la fonction get_dist_package_manager(), l’ayant enregistré en mémoire par le biais de la variable SCRIPT_OS_FAMILY.</text:p>
                </text:list-item>
              </text:list>
            </text:list-item>
          </text:list>
        </text:list-item>
      </text:list>
      <text:p text:style-name="P411"/>
      <text:list xml:id="list115061262381442" text:continue-numbering="true" text:style-name="L12">
        <text:list-item>
          <text:p text:style-name="P410">3.2.2.3) Définition des fonctions de paramétrage :</text:p>
        </text:list-item>
        <text:list-item>
          <text:p text:style-name="P487">set_sudo() :</text:p>
          <text:list>
            <text:list-item>
              <text:p text:style-name="P176">Description :</text:p>
              <text:list>
                <text:list-item>
                  <text:p text:style-name="P177">Cette fonction sert surtout aux utilisateurs de distributions dont la commande sudo n’est pas incluse de base (Debian, par exemple).</text:p>
                </text:list-item>
              </text:list>
            </text:list-item>
          </text:list>
        </text:list-item>
      </text:list>
      <text:p text:style-name="P337"/>
      <text:list xml:id="list115060371196700" text:continue-numbering="true" text:style-name="L12">
        <text:list-item>
          <text:list>
            <text:list-item>
              <text:p text:style-name="P258">Fonctionnement :</text:p>
              <text:list>
                <text:list-item>
                  <text:p text:style-name="P178">Si la commande sudo n’est pas détectée, alors le script appelle la fonction pack_install() pour télécharger la commande sudo depuis les dépôts officiels de votre distribution.</text:p>
                </text:list-item>
              </text:list>
            </text:list-item>
          </text:list>
        </text:list-item>
      </text:list>
      <text:p text:style-name="P657"/>
      <text:list xml:id="list115061775518728" text:continue-numbering="true" text:style-name="L12">
        <text:list-item>
          <text:list>
            <text:list-item>
              <text:list>
                <text:list-item>
                  <text:p text:style-name="P179">Sinon, si cette commande est détectée, alors le script indique à l’utilisateur que la commande sudo est déjà installée sur son système.</text:p>
                </text:list-item>
              </text:list>
            </text:list-item>
          </text:list>
        </text:list-item>
      </text:list>
      <text:p text:style-name="P656"/>
      <text:list xml:id="list115060520931692" text:continue-numbering="true" text:style-name="L12">
        <text:list-item>
          <text:list>
            <text:list-item>
              <text:list>
                <text:list-item>
                  <text:p text:style-name="P179">Le script demande à l’utilisateur s’il souhaite que le script télécharge le fichier sudoers déjà configuré, en l’avertissant que ce n’est pas la peine de le faire si son fichier des sudoers est déjà configuré, le tout via une sous-fonction nommée read_set_sudo.</text:p>
                  <text:list>
                    <text:list-item>
                      <text:p text:style-name="P278">Si l’utilisateur répond par oui, alors le script : </text:p>
                    </text:list-item>
                  </text:list>
                </text:list-item>
              </text:list>
            </text:list-item>
          </text:list>
        </text:list-item>
      </text:list>
      <text:list xml:id="list3090195195" text:style-name="L18">
        <text:list-item>
          <text:p text:style-name="P197">Télécharge le fichier sudoers depuis le dépôt Github de l’auteur, Dimitri Obeid, en affichant un message de réussite en cas de succès ou un message d’erreur en cas d’échec, avant de quitter la fonction.</text:p>
        </text:list-item>
      </text:list>
      <text:p text:style-name="P655"/>
      <text:list xml:id="list115061694095372" text:continue-numbering="true" text:style-name="L18">
        <text:list-item>
          <text:p text:style-name="P198">Déplace le fichier fraîchement téléchargé vers le dossier /etc/, en affichant un message de réussite en cas de succès ou un message d’erreur en cas d’échec, avant de quitter la fonction.</text:p>
        </text:list-item>
      </text:list>
      <text:p text:style-name="P654"/>
      <text:list xml:id="list115060879079127" text:continue-numbering="true" text:style-name="L18">
        <text:list-item>
          <text:p text:style-name="P199">Ajoute l’utilisateur au groupe sudo en appelant la commande usermod -aG root $nom_de_l’utilisateur, où $nom_de_l’utilisateur correspond au nom de l’utilisateur passé en premier argument.</text:p>
        </text:list-item>
      </text:list>
      <text:list xml:id="list3245522379" text:style-name="L19">
        <text:list-item>
          <text:list>
            <text:list-item>
              <text:list>
                <text:list-item>
                  <text:list>
                    <text:list-item>
                      <text:list>
                        <text:list-header>
                          <text:p text:style-name="P650"/>
                        </text:list-header>
                        <text:list-item>
                          <text:p text:style-name="P200">En cas de réussite, un message de réussite est affiché. Dans le cas contraire, le script affiche un message d’erreur, avant de quitter la fonction.</text:p>
                        </text:list-item>
                      </text:list>
                    </text:list-item>
                  </text:list>
                </text:list-item>
              </text:list>
            </text:list-item>
          </text:list>
        </text:list-item>
      </text:list>
      <text:p text:style-name="P653"/>
      <text:list xml:id="list1666831454" text:style-name="L20">
        <text:list-item>
          <text:list>
            <text:list-item>
              <text:list>
                <text:list-item>
                  <text:list>
                    <text:list-item>
                      <text:p text:style-name="P204">Sinon, si l’utilisateur répond par non, alors le script affiche que le script ne sera pas modifié et que l’utilisateur peut toujours le modifier plus tard.</text:p>
                    </text:list-item>
                  </text:list>
                </text:list-item>
              </text:list>
            </text:list-item>
          </text:list>
        </text:list-item>
      </text:list>
      <text:p text:style-name="P652"/>
      <text:list xml:id="list115060103085088" text:continue-numbering="true" text:style-name="L20">
        <text:list-item>
          <text:list>
            <text:list-item>
              <text:list>
                <text:list-item>
                  <text:list>
                    <text:list-item>
                      <text:p text:style-name="P205">Sinon, si l’utilisateur ne répond ni par oui, ni par non, alors le script boucle sur la fonction jusqu’à ce que l’utilisateur ne rentre correctement une des deux réponses attendues.</text:p>
                    </text:list-item>
                  </text:list>
                </text:list-item>
              </text:list>
            </text:list-item>
          </text:list>
        </text:list-item>
      </text:list>
      <text:p text:style-name="P651"/>
      <text:list xml:id="list115061929127058" text:continue-numbering="true" text:style-name="L20">
        <text:list-item>
          <text:p text:style-name="P201">3.2.2.4) Fonctions finales :</text:p>
        </text:list-item>
      </text:list>
      <text:list xml:id="list115061296327971" text:continue-list="list115060520931692" text:style-name="L12">
        <text:list-item>
          <text:p text:style-name="P485">autoremove() :</text:p>
          <text:list>
            <text:list-item>
              <text:p text:style-name="P376">Description :</text:p>
              <text:list>
                <text:list-item>
                  <text:p text:style-name="P180">Cette fonction demande à l’utilisateur s’il souhaite supprimer ses paquets obsolètes via la commande de suppression des paquets obsolètes de son gestionnaire de paquets.</text:p>
                </text:list-item>
              </text:list>
            </text:list-item>
          </text:list>
        </text:list-item>
      </text:list>
      <text:p text:style-name="P287"><text:soft-page-break/></text:p>
      <text:list xml:id="list115061573969375" text:continue-numbering="true" text:style-name="L12">
        <text:list-item>
          <text:list>
            <text:list-item>
              <text:p text:style-name="P377">Fonctionnement :</text:p>
              <text:list>
                <text:list-item>
                  <text:p text:style-name="P180">Cette fonction demande à l’utilisateur s’il souhaite supprimer ses paquets obsolètes via une sous-fonction nommée read_autoremove() :</text:p>
                  <text:list>
                    <text:list-item>
                      <text:p text:style-name="P181">Si l’utilisateur répond par oui, la commande de suppression des paquets obsolètes de son gestionnaire de paquets est appelée avant l’appel de la fonction de fin d’installation.</text:p>
                      <text:list>
                        <text:list-header>
                          <text:p text:style-name="P279"/>
                        </text:list-header>
                      </text:list>
                    </text:list-item>
                    <text:list-item>
                      <text:p text:style-name="P182">Sinon, si l’utilisateur répond par non, la fonction de fin d’installation est appelée et l’installation se termine.</text:p>
                    </text:list-item>
                  </text:list>
                </text:list-item>
              </text:list>
            </text:list-item>
          </text:list>
        </text:list-item>
      </text:list>
      <text:p text:style-name="P280"/>
      <text:list xml:id="list115061365475356" text:continue-numbering="true" text:style-name="L12">
        <text:list-item>
          <text:list>
            <text:list-item>
              <text:list>
                <text:list-item>
                  <text:list>
                    <text:list-item>
                      <text:p text:style-name="P206">Sinon, si l’utilisateur ne répond ni par oui, ni par non, alors le script boucle sur la fonction jusqu’à ce que l’utilisateur ne rentre correctement une des deux réponses attendues.</text:p>
                    </text:list-item>
                  </text:list>
                  <text:p text:style-name="P281"/>
                </text:list-item>
                <text:list-item>
                  <text:p text:style-name="P173">Le gestionnaire de paquets Zypper (OpenSUSE) n’a pas de commande pour supprimer tous les paquets obsolètes d’un coup.</text:p>
                  <text:list>
                    <text:list-item>
                      <text:p text:style-name="P282">En revanche, ce gestionnaire de paquets propose de lister les paquets obsolètes avec la commande :</text:p>
                      <text:list>
                        <text:list-item>
                          <text:p text:style-name="P379">zypper packages --orphaned</text:p>
                        </text:list-item>
                      </text:list>
                    </text:list-item>
                  </text:list>
                </text:list-item>
              </text:list>
            </text:list-item>
          </text:list>
        </text:list-item>
      </text:list>
      <text:p text:style-name="P283"/>
      <text:list xml:id="list115061427372574" text:continue-numbering="true" text:style-name="L12">
        <text:list-item>
          <text:list>
            <text:list-item>
              <text:list>
                <text:list-item>
                  <text:list>
                    <text:list-item>
                      <text:p text:style-name="P282">Pour supprimer les paquets obsolètes, il faut les supprimer un par un en tapant la commande : </text:p>
                      <text:list>
                        <text:list-item>
                          <text:p text:style-name="P173">zypper rm $nom_du_paquet --clean-deps</text:p>
                        </text:list-item>
                      </text:list>
                    </text:list-item>
                  </text:list>
                </text:list-item>
              </text:list>
            </text:list-item>
          </text:list>
        </text:list-item>
      </text:list>
      <text:p text:style-name="P286"/>
      <text:list xml:id="list115060691194924" text:continue-numbering="true" text:style-name="L12">
        <text:list-item>
          <text:p text:style-name="P485">is_installation_done() :</text:p>
          <text:list>
            <text:list-item>
              <text:p text:style-name="P209">Description :</text:p>
              <text:list>
                <text:list-item>
                  <text:p text:style-name="P173">Cette fonction finale est appelée pour indiquer que l’installation est terminée et que votre distribution est prête à être utilisée, tout simplement.</text:p>
                </text:list-item>
              </text:list>
            </text:list-item>
          </text:list>
        </text:list-item>
      </text:list>
      <text:p text:style-name="P396"/>
      <text:list xml:id="list115060096623752" text:continue-numbering="true" text:style-name="L12">
        <text:list-item>
          <text:list>
            <text:list-item>
              <text:p text:style-name="P378">Fonctionnement :</text:p>
              <text:list>
                <text:list-item>
                  <text:p text:style-name="P381">La fonction supprime le dossier temporaire créé dans le dossier /tmp, puis tue le processus sudo tournant en arrière plan, avec la commande sudo -k, par précautions, avant de finalement quitter.</text:p>
                  <text:list>
                    <text:list-item>
                      <text:p text:style-name="P381">Pour utiliser toute commande demandant les privilèges du super-utilisateur, vous devrez de nouveau taper votre mot de passe.</text:p>
                    </text:list-item>
                  </text:list>
                </text:list-item>
              </text:list>
            </text:list-item>
          </text:list>
        </text:list-item>
      </text:list>
      <text:p text:style-name="P396"/>
      <text:p text:style-name="P14">3.3) Ordre d’appel des fonctions :</text:p>
      <text:p text:style-name="P401">La partie installation du script commence véritablement à partir de la ligne 801 du fichier. Voici l’ordre d’appel de chaque fonction :</text:p>
      <text:p text:style-name="P401"/>
      <text:list xml:id="list3626431000" text:style-name="L21">
        <text:list-item>
          <text:p text:style-name="P492">script_init()</text:p>
          <text:list>
            <text:list-item>
              <text:p text:style-name="P202">Cette fonction vérifie que vous exécutez bien le script avec la commande sudo ou en tant que super-utilisateur ET avec les arguments obligatoires.</text:p>
            </text:list-item>
          </text:list>
        </text:list-item>
      </text:list>
      <text:p text:style-name="P400"/>
      <text:list xml:id="list115060372160661" text:continue-numbering="true" text:style-name="L21">
        <text:list-item>
          <text:p text:style-name="P502">script_header()</text:p>
          <text:list>
            <text:list-item>
              <text:p text:style-name="P382">Cette fonction affiche le header de bienvenue.</text:p>
            </text:list-item>
          </text:list>
        </text:list-item>
      </text:list>
      <text:p text:style-name="P383"/>
      <text:list xml:id="list115061564362992" text:continue-numbering="true" text:style-name="L21">
        <text:list-item>
          <text:p text:style-name="P503">get_dist_package_manager()</text:p>
          <text:list>
            <text:list-item>
              <text:p text:style-name="P384">Cette fonction sert à obtenir le gestionnaire de paquet de votre distribution.</text:p>
            </text:list-item>
          </text:list>
        </text:list-item>
      </text:list>
      <text:p text:style-name="P385"/>
      <text:list xml:id="list115060153855384" text:continue-numbering="true" text:style-name="L21">
        <text:list-item>
          <text:p text:style-name="P493">launch_script()</text:p>
          <text:list>
            <text:list-item>
              <text:p text:style-name="P203">Cette fonction vérifie que vous lancez bien le script volontairement.</text:p>
            </text:list-item>
          </text:list>
        </text:list-item>
      </text:list>
      <text:p text:style-name="P400"/>
      <text:list xml:id="list115061594198881" text:continue-numbering="true" text:style-name="L21">
        <text:list-item>
          <text:p text:style-name="P494">mktmpdir()</text:p>
          <text:list>
            <text:list-item>
              <text:p text:style-name="P386">Cette fonction crée le dossier temporaire dans le dossier dont son chemin est passé en deuxième argument lors de l’exécution du script.</text:p>
            </text:list-item>
          </text:list>
        </text:list-item>
      </text:list>
      <text:p text:style-name="P400"/>
      <text:list xml:id="list115060726302855" text:continue-numbering="true" text:style-name="L21">
        <text:list-item>
          <text:p text:style-name="P495">check_internet_connection()</text:p>
          <text:list>
            <text:list-item>
              <text:p text:style-name="P69">Cette fonction vérifie que vous êtes bien connecté à Internet.</text:p>
            </text:list-item>
          </text:list>
        </text:list-item>
      </text:list>
      <text:p text:style-name="P399"/>
      <text:list xml:id="list115059952057469" text:continue-numbering="true" text:style-name="L21">
        <text:list-item>
          <text:p text:style-name="P496">dist_upgrade()</text:p>
          <text:list>
            <text:list-item>
              <text:p text:style-name="P69">Cette fonction met à jour les paquets existants.</text:p>
            </text:list-item>
          </text:list>
        </text:list-item>
      </text:list>
      <text:p text:style-name="P391"/>
      <text:list xml:id="list115060733728005" text:continue-numbering="true" text:style-name="L21">
        <text:list-item>
          <text:p text:style-name="P497">script_header()</text:p>
          <text:list>
            <text:list-item>
              <text:p text:style-name="P387">Cette fonction affiche le header de la partie de téléchargement des commandes d’installation</text:p>
            </text:list-item>
          </text:list>
        </text:list-item>
      </text:list>
      <text:p text:style-name="P391"/>
      <text:list xml:id="list115061771885318" text:continue-numbering="true" text:style-name="L21">
        <text:list-item>
          <text:p text:style-name="P498">pack_install()</text:p>
          <text:list>
            <text:list-item>
              <text:p text:style-name="P388">Cette fonction, appelée 4 fois, sert ici à télécharger les commandes d’installation curl, python-pip, snapd et wget.</text:p>
            </text:list-item>
          </text:list>
        </text:list-item>
      </text:list>
      <text:p text:style-name="P390"/>
      <text:list xml:id="list115060857733927" text:continue-numbering="true" text:style-name="L21">
        <text:list-item>
          <text:p text:style-name="P499">set_sudo()</text:p>
          <text:list>
            <text:list-item>
              <text:p text:style-name="P389">Cette fonction télécharge la commande sudo si elle n’est pas installée et configure le fichier des sudoers si l’utilisateur le souhaite.</text:p>
            </text:list-item>
          </text:list>
        </text:list-item>
      </text:list>
      <text:p text:style-name="P390"/>
      <text:list xml:id="list115060646787547" text:continue-numbering="true" text:style-name="L21">
        <text:list-item>
          <text:p text:style-name="P500"><text:soft-page-break/>script_header()</text:p>
          <text:list>
            <text:list-item>
              <text:p text:style-name="P203">Cette fonction affiche un header de début d’installation des paquets souhaités</text:p>
            </text:list-item>
          </text:list>
        </text:list-item>
      </text:list>
      <text:p text:style-name="P662"/>
      <text:p text:style-name="P392"/>
      <text:p text:style-name="P417">C’EST ENTRE CES DEUX LIGNES QUE SE TROUVE LA PARTIE D’INSTALLATION DES PAQUETS</text:p>
      <text:p text:style-name="P398"/>
      <text:list xml:id="list115061610101977" text:continue-numbering="true" text:style-name="L21">
        <text:list-item>
          <text:p text:style-name="P452">pack_install() $nom_du_paquet ou snap_install() $nom_du_snap --option</text:p>
          <text:list>
            <text:list-item>
              <text:p text:style-name="P203">Ces fonctions installent un paquet depuis les dépôts officiels de votre distribution ou le paquet Snap choisi, le tout en argument ($nom_du_paquet ou $nom_du_snap). Ce qui suit les deux tirets est une option.</text:p>
            </text:list-item>
          </text:list>
        </text:list-item>
      </text:list>
      <text:p text:style-name="P397"><text:tab/></text:p>
      <text:p text:style-name="P397"><text:tab/>…</text:p>
      <text:p text:style-name="P397"><text:tab/>…<text:tab/>(jusqu’au dernier paquet que vous souhaitez installer)</text:p>
      <text:p text:style-name="P397"><text:tab/>…</text:p>
      <text:p text:style-name="P661"/>
      <text:p text:style-name="P370"/>
      <text:list xml:id="list115060445431392" text:continue-numbering="true" text:style-name="L21">
        <text:list-item>
          <text:p text:style-name="P501">autoremove()</text:p>
          <text:list>
            <text:list-item>
              <text:p text:style-name="P203">Pour supprimer les paquets obsolètes une fois la mise à jour du système ET l’installation terminées.</text:p>
            </text:list-item>
          </text:list>
        </text:list-item>
      </text:list>
      <text:p text:style-name="P369"/>
      <text:list xml:id="list115061078773924" text:continue-numbering="true" text:style-name="L21">
        <text:list-item>
          <text:p text:style-name="P501">is_installation_done()</text:p>
          <text:list>
            <text:list-item>
              <text:p text:style-name="P368">Fonction de fin de script.</text:p>
            </text:list-item>
          </text:list>
        </text:list-item>
      </text:list>
      <text:p text:style-name="P396"/>
      <text:p text:style-name="P395">La partie que où vous pouvez ajouter vos paquets se situe entre la partie du script_header d’installation des nouveaux paquets et celui de la suppression des paquets obsolètes.</text:p>
      <text:p text:style-name="P394"/>
      <text:p text:style-name="P394"/>
      <text:p text:style-name="P394"/>
      <text:p text:style-name="P394"/>
      <text:p text:style-name="P394"/>
      <text:p text:style-name="P393">4) Tutoriaux :</text:p>
      <text:p text:style-name="P393"/>
      <text:list xml:id="list115061244472361" text:continue-list="list115060096623752" text:style-name="L12">
        <text:list-item>
          <text:list>
            <text:list-item>
              <text:list>
                <text:list-item>
                  <text:list>
                    <text:list-item>
                      <text:list>
                        <text:list-item>
                          <text:list>
                            <text:list-item>
                              <text:p text:style-name="P183">Pour ajouter votre gestionnaire de paquets, copiez-collez n’importe quelle ligne commençant par la commande command -v, puis :</text:p>
                              <text:list>
                                <text:list-item>
                                  <text:p text:style-name="P183">Écrivez le nom du fichier exécutable de votre gestionnaire de paquets entre l’option -v et la redirection &amp;&gt;.</text:p>
                                </text:list-item>
                                <text:list-item>
                                  <text:p text:style-name="P207">Écrivez ce vous souhaitez entre les double crochets, en tant que valeur de la variable $OS_FAMILY.</text:p>
                                </text:list-item>
                              </text:list>
                            </text:list-item>
                          </text:list>
                        </text:list-item>
                      </text:list>
                    </text:list-item>
                  </text:list>
                </text:list-item>
              </text:list>
            </text:list-item>
          </text:list>
        </text:list-item>
      </text:list>
      <text:p text:style-name="P336"/>
      <text:list xml:id="list115061996914558" text:continue-numbering="true" text:style-name="L12">
        <text:list-item>
          <text:list>
            <text:list-item>
              <text:list>
                <text:list-item>
                  <text:list>
                    <text:list-item>
                      <text:list>
                        <text:list-item>
                          <text:list>
                            <text:list-item>
                              <text:p text:style-name="P350"/>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oto Sans" svg:font-family="'Noto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25T10:06:42.280662294</dc:date>
    <meta:editing-duration>P3DT6H43M55S</meta:editing-duration>
    <meta:editing-cycles>5945</meta:editing-cycles>
    <meta:document-statistic meta:table-count="0" meta:image-count="0" meta:object-count="0" meta:page-count="19" meta:paragraph-count="603" meta:word-count="8244" meta:character-count="50184" meta:non-whitespace-character-count="43069"/>
  </office:meta>
</office:document-meta>
</file>